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T</text:span><text:span text:style-name="_34_44">h</text:span><text:span text:style-name="_37_75">e</text:span><text:span text:style-name="_31_"> </text:span><text:span text:style-name="_34_61">M</text:span><text:span text:style-name="_37_08">c</text:span><text:span text:style-name="_32_61">W</text:span><text:span text:style-name="_34_05">i</text:span><text:span text:style-name="_37_49">l</text:span><text:span text:style-name="_31_01">l</text:span><text:span text:style-name="_35_21">i</text:span><text:span text:style-name="_38_03">a</text:span><text:span text:style-name="_32_73">m</text:span><text:span text:style-name="_33_90">s</text:span><text:span text:style-name="_38_04">e</text:span><text:span text:style-name="_32_81">s</text:span><text:span text:style-name="_33_01"> </text:span><text:span text:style-name="_38_73">A</text:span><text:span text:style-name="_37_9">n</text:span><text:span text:style-name="_36_00">d</text:span><text:span text:style-name="_36_01"> </text:span><text:span text:style-name="_32_97">T</text:span><text:span text:style-name="_35_15">h</text:span><text:span text:style-name="_37_76">e</text:span><text:span text:style-name="_31_"> </text:span><text:span text:style-name="_35_85">B</text:span><text:span text:style-name="_37_19">u</text:span><text:span text:style-name="_31_73">r</text:span><text:span text:style-name="_35_36">g</text:span><text:span text:style-name="_38_09">l</text:span><text:span text:style-name="_38_9">a</text:span><text:span text:style-name="_35_61">r</text:span><text:span text:style-name="_36_01"> </text:span><text:span text:style-name="_32_13">A</text:span><text:span text:style-name="_34_77">l</text:span><text:span text:style-name="_38_81">a</text:span><text:span text:style-name="_32_61">r</text:span><text:span text:style-name="_33_89">m</text:span></text:p>
      <text:p text:style-name="P1"><text:span text:style-name="_32_11">b</text:span><text:span text:style-name="_33_92">y</text:span><text:span text:style-name="_36_01"> </text:span><text:span text:style-name="_32_37">M</text:span><text:span text:style-name="_35_12">a</text:span><text:span text:style-name="_38_93">r</text:span><text:span text:style-name="_32_98">k</text:span><text:span text:style-name="_33_01"> </text:span><text:span text:style-name="_38_93">T</text:span><text:span text:style-name="_32_33">w</text:span><text:span text:style-name="_35_60">a</text:span><text:span text:style-name="_37_97">i</text:span><text:span text:style-name="_31_75">n</text:span></text:p>
      <text:p text:style-name="P1"><text:span text:style-name="_37_77">T</text:span><text:span text:style-name="_31_40">h</text:span><text:span text:style-name="_34_19">e</text:span><text:span text:style-name="_36_01"> </text:span><text:span text:style-name="_32_16">c</text:span><text:span text:style-name="_35_95">o</text:span><text:span text:style-name="_38_12">n</text:span><text:span text:style-name="_32_98">v</text:span><text:span text:style-name="_33_83">e</text:span><text:span text:style-name="_38_97">r</text:span><text:span text:style-name="_31_56">s</text:span><text:span text:style-name="_35_00">a</text:span><text:span text:style-name="_37_61">t</text:span><text:span text:style-name="_32_85">i</text:span><text:span text:style-name="_35_75">o</text:span><text:span text:style-name="_38_09">n</text:span><text:span text:style-name="_31_"> </text:span><text:span text:style-name="_34_40">d</text:span><text:span text:style-name="_38_81">r</text:span><text:span text:style-name="_32_85">i</text:span><text:span text:style-name="_33_81">f</text:span><text:span text:style-name="_37_41">t</text:span><text:span text:style-name="_32_95">e</text:span><text:span text:style-name="_33_93">d</text:span><text:span text:style-name="_36_01"> </text:span><text:span text:style-name="_32_36">s</text:span><text:span text:style-name="_34_37">m</text:span><text:span text:style-name="_37_63">o</text:span><text:span text:style-name="_31_67">o</text:span><text:span text:style-name="_34_61">t</text:span><text:span text:style-name="_37_64">h</text:span><text:span text:style-name="_32_13">l</text:span><text:span text:style-name="_34_73">y</text:span><text:span text:style-name="_36_01"> </text:span><text:span text:style-name="_32_04">a</text:span><text:span text:style-name="_34_39">n</text:span><text:span text:style-name="_38_01">d</text:span><text:span text:style-name="_31_"> </text:span><text:span text:style-name="_34_76">p</text:span><text:span text:style-name="_36_89">l</text:span><text:span text:style-name="_32_99">e</text:span><text:span text:style-name="_34_20">a</text:span><text:span text:style-name="_38_26">s</text:span><text:span text:style-name="_32_99">a</text:span><text:span text:style-name="_35_40">n</text:span><text:span text:style-name="_36_89">t</text:span><text:span text:style-name="_37_7">l</text:span><text:span text:style-name="_34_05">y</text:span><text:span text:style-name="_36_01"> </text:span><text:span text:style-name="_31_68">a</text:span><text:span text:style-name="_35_37">l</text:span><text:span text:style-name="_37_03">o</text:span><text:span text:style-name="_31_03">n</text:span><text:span text:style-name="_36_00">g</text:span><text:span text:style-name="_36_01"> </text:span><text:span text:style-name="_32_21">f</text:span><text:span text:style-name="_34_13">r</text:span><text:span text:style-name="_37_73">o</text:span><text:span text:style-name="_32_85">m</text:span><text:span text:style-name="_33_01"> </text:span><text:span text:style-name="_36_93">w</text:span><text:span text:style-name="_39_1">e</text:span><text:span text:style-name="_35_00">a</text:span><text:span text:style-name="_38_85">t</text:span><text:span text:style-name="_32_83">h</text:span><text:span text:style-name="_35_88">e</text:span><text:span text:style-name="_37_65">r</text:span><text:span text:style-name="_31_"> </text:span><text:span text:style-name="_35_93">t</text:span><text:span text:style-name="_37_37">o</text:span><text:span text:style-name="_31_"> </text:span><text:span text:style-name="_34_14">c</text:span><text:span text:style-name="_38_93">r</text:span><text:span text:style-name="_32_60">o</text:span><text:span text:style-name="_35_04">p</text:span><text:span text:style-name="_38_98">s</text:span><text:span text:style-name="_32_01">,</text:span><text:span text:style-name="_33_01"> </text:span><text:span text:style-name="_38_61">f</text:span><text:span text:style-name="_31_49">r</text:span><text:span text:style-name="_34_53">o</text:span><text:span text:style-name="_37_77">m</text:span><text:span text:style-name="_31_"> </text:span><text:span text:style-name="_35_64">c</text:span><text:span text:style-name="_36_93">r</text:span><text:span text:style-name="_31_19">o</text:span><text:span text:style-name="_35_63">p</text:span><text:span text:style-name="_36_84">s</text:span><text:span text:style-name="_31_"> </text:span><text:span text:style-name="_35_25">t</text:span><text:span text:style-name="_38_97">o</text:span><text:span text:style-name="_31_"> </text:span><text:span text:style-name="_35_69">l</text:span><text:span text:style-name="_37_77">i</text:span><text:span text:style-name="_32_09">t</text:span><text:span text:style-name="_35_23">e</text:span><text:span text:style-name="_37_97">r</text:span><text:span text:style-name="_31_44">a</text:span><text:span text:style-name="_33_77">t</text:span><text:span text:style-name="_36_96">u</text:span><text:span text:style-name="_31_01">r</text:span><text:span text:style-name="_35_35">e</text:span><text:span text:style-name="_37_05">,</text:span><text:span text:style-name="_31_"> </text:span><text:span text:style-name="_33_81">f</text:span><text:span text:style-name="_38_61">r</text:span><text:span text:style-name="_38_9">o</text:span><text:span text:style-name="_35_73">m</text:span><text:span text:style-name="_36_01"> </text:span><text:span text:style-name="_31_37">l</text:span><text:span text:style-name="_34_05">i</text:span><text:span text:style-name="_36_89">t</text:span><text:span text:style-name="_31_03">e</text:span><text:span text:style-name="_35_25">r</text:span><text:span text:style-name="_37_64">a</text:span><text:span text:style-name="_31_65">t</text:span><text:span text:style-name="_34_75">u</text:span><text:span text:style-name="_37_13">r</text:span><text:span text:style-name="_33_00">e</text:span><text:span text:style-name="_33_01"> </text:span><text:span text:style-name="_38_73">t</text:span><text:span text:style-name="_32_57">o</text:span><text:span text:style-name="_33_01"> </text:span><text:span text:style-name="_37_62">s</text:span><text:span text:style-name="_31_08">c</text:span><text:span text:style-name="_34_20">a</text:span><text:span text:style-name="_37_79">n</text:span><text:span text:style-name="_32_35">d</text:span><text:span text:style-name="_35_60">a</text:span><text:span text:style-name="_37_77">l</text:span><text:span text:style-name="_31_73">,</text:span><text:span text:style-name="_33_01"> </text:span><text:span text:style-name="_38_13">f</text:span><text:span text:style-name="_37_7">r</text:span><text:span text:style-name="_35_33">o</text:span><text:span text:style-name="_38_01">m</text:span><text:span text:style-name="_31_"> </text:span><text:span text:style-name="_35_86">s</text:span><text:span text:style-name="_38_00">c</text:span><text:span text:style-name="_31_16">a</text:span><text:span text:style-name="_34_67">n</text:span><text:span text:style-name="_37_08">d</text:span><text:span text:style-name="_32_15">a</text:span><text:span text:style-name="_35_33">l</text:span><text:span text:style-name="_36_01"> </text:span><text:span text:style-name="_31_41">t</text:span><text:span text:style-name="_34_53">o</text:span><text:span text:style-name="_36_01"> </text:span><text:span text:style-name="_31_77">r</text:span><text:span text:style-name="_35_83">e</text:span><text:span text:style-name="_36_93">l</text:span><text:span text:style-name="_31_73">i</text:span><text:span text:style-name="_34_80">g</text:span><text:span text:style-name="_36_89">i</text:span><text:span text:style-name="_32_76">o</text:span><text:span text:style-name="_35_83">n</text:span><text:span text:style-name="_38_33">;</text:span><text:span text:style-name="_31_"> </text:span><text:span text:style-name="_34_49">t</text:span><text:span text:style-name="_37_03">h</text:span><text:span text:style-name="_31_64">e</text:span><text:span text:style-name="_34_13">n</text:span><text:span text:style-name="_36_01"> </text:span><text:span text:style-name="_32_37">t</text:span><text:span text:style-name="_35_12">o</text:span><text:span text:style-name="_37_43">o</text:span><text:span text:style-name="_31_41">k</text:span><text:span text:style-name="_33_01"> </text:span><text:span text:style-name="_37_53">a</text:span><text:span text:style-name="_31_"> </text:span><text:span text:style-name="_34_13">r</text:span><text:span text:style-name="_37_51">a</text:span><text:span text:style-name="_39_2">n</text:span><text:span text:style-name="_35_23">d</text:span><text:span text:style-name="_38_24">o</text:span><text:span text:style-name="_38_1">m</text:span><text:span text:style-name="_33_01"> </text:span><text:span text:style-name="_38_69">j</text:span><text:span text:style-name="_31_55">u</text:span><text:span text:style-name="_34_37">m</text:span><text:span text:style-name="_37_16">p</text:span><text:span text:style-name="_32_37">,</text:span><text:span text:style-name="_33_01"> </text:span><text:span text:style-name="_38_75">a</text:span><text:span text:style-name="_32_88">n</text:span><text:span text:style-name="_34_97">d</text:span><text:span text:style-name="_36_01"> </text:span><text:span text:style-name="_32_97">l</text:span><text:span text:style-name="_34_63">a</text:span><text:span text:style-name="_37_20">n</text:span><text:span text:style-name="_32_88">d</text:span><text:span text:style-name="_34_03">e</text:span><text:span text:style-name="_37_53">d</text:span><text:span text:style-name="_31_"> </text:span><text:span text:style-name="_34_52">o</text:span><text:span text:style-name="_37_79">n</text:span><text:span text:style-name="_31_"> </text:span><text:span text:style-name="_35_09">t</text:span><text:span text:style-name="_38_24">h</text:span><text:span text:style-name="_32_83">e</text:span><text:span text:style-name="_33_01"> </text:span><text:span text:style-name="_39_00">s</text:span><text:span text:style-name="_31_67">u</text:span><text:span text:style-name="_35_40">b</text:span><text:span text:style-name="_37_41">j</text:span><text:span text:style-name="_32_15">e</text:span><text:span text:style-name="_35_81">c</text:span><text:span text:style-name="_36_89">t</text:span><text:span text:style-name="_31_"> </text:span><text:span text:style-name="_35_69">o</text:span><text:span text:style-name="_38_73">f</text:span><text:span text:style-name="_31_"> </text:span><text:span text:style-name="_33_95">b</text:span><text:span text:style-name="_38_60">u</text:span><text:span text:style-name="_32_81">r</text:span><text:span text:style-name="_35_04">g</text:span><text:span text:style-name="_37_61">l</text:span><text:span text:style-name="_39_5">a</text:span><text:span text:style-name="_34_17">r</text:span><text:span text:style-name="_36_01"> </text:span><text:span text:style-name="_38_4">a</text:span><text:span text:style-name="_33_93">l</text:span><text:span text:style-name="_36_83">a</text:span><text:span text:style-name="_32_37">r</text:span><text:span text:style-name="_34_73">m</text:span><text:span text:style-name="_37_05">s</text:span><text:span text:style-name="_31_65">.</text:span><text:span text:style-name="_33_01"> </text:span><text:span text:style-name="_37_17">A</text:span><text:span text:style-name="_39_1">n</text:span><text:span text:style-name="_35_24">d</text:span><text:span text:style-name="_36_01"> </text:span><text:span text:style-name="_31_20">n</text:span><text:span text:style-name="_33_95">o</text:span><text:span text:style-name="_38_37">w</text:span><text:span text:style-name="_31_"> </text:span><text:span text:style-name="_35_09">f</text:span><text:span text:style-name="_37_53">o</text:span><text:span text:style-name="_38_1">r</text:span><text:span text:style-name="_33_01"> </text:span><text:span text:style-name="_38_37">t</text:span><text:span text:style-name="_32_71">h</text:span><text:span text:style-name="_35_60">e</text:span><text:span text:style-name="_36_01"> </text:span><text:span text:style-name="_31_77">f</text:span><text:span text:style-name="_35_57">i</text:span><text:span text:style-name="_37_01">r</text:span><text:span text:style-name="_31_05">s</text:span><text:span text:style-name="_33_81">t</text:span><text:span text:style-name="_36_01"> </text:span><text:span text:style-name="_31_17">t</text:span><text:span text:style-name="_35_97">i</text:span><text:span text:style-name="_37_53">m</text:span><text:span text:style-name="_32_73">e</text:span><text:span text:style-name="_33_01"> </text:span><text:span text:style-name="_38_73">M</text:span><text:span text:style-name="_32_33">r</text:span><text:span text:style-name="_33_89">.</text:span><text:span text:style-name="_36_01"> </text:span><text:span text:style-name="_32_85">M</text:span><text:span text:style-name="_34_68">c</text:span><text:span text:style-name="_36_77">W</text:span><text:span text:style-name="_31_01">i</text:span><text:span text:style-name="_35_33">l</text:span><text:span text:style-name="_37_41">l</text:span><text:span text:style-name="_31_97">i</text:span><text:span text:style-name="_34_67">a</text:span><text:span text:style-name="_37_61">m</text:span><text:span text:style-name="_32_01">s</text:span><text:span text:style-name="_33_01"> </text:span><text:span text:style-name="_37_56">s</text:span><text:span text:style-name="_39_1">h</text:span><text:span text:style-name="_34_64">o</text:span><text:span text:style-name="_36_93">w</text:span><text:span text:style-name="_32_63">e</text:span><text:span text:style-name="_35_33">d</text:span><text:span text:style-name="_36_01"> </text:span><text:span text:style-name="_32_25">f</text:span><text:span text:style-name="_33_83">e</text:span><text:span text:style-name="_38_40">e</text:span><text:span text:style-name="_32_93">l</text:span><text:span text:style-name="_35_85">i</text:span><text:span text:style-name="_38_96">n</text:span><text:span text:style-name="_31_67">g</text:span><text:span text:style-name="_35_09">.</text:span><text:span text:style-name="_36_01"> </text:span><text:span text:style-name="_31_77">W</text:span><text:span text:style-name="_33_95">h</text:span><text:span text:style-name="_38_28">e</text:span><text:span text:style-name="_31_52">n</text:span><text:span text:style-name="_35_27">e</text:span><text:span text:style-name="_36_80">v</text:span><text:span text:style-name="_37_9">e</text:span><text:span text:style-name="_35_97">r</text:span><text:span text:style-name="_36_01"> </text:span><text:span text:style-name="_39_3">I</text:span><text:span text:style-name="_33_01"> </text:span><text:span text:style-name="_37_76">p</text:span><text:span text:style-name="_32_83">e</text:span><text:span text:style-name="_34_77">r</text:span><text:span text:style-name="_37_66">c</text:span><text:span text:style-name="_31_80">e</text:span><text:span text:style-name="_34_97">i</text:span><text:span text:style-name="_37_14">v</text:span><text:span text:style-name="_32_04">e</text:span><text:span text:style-name="_33_01"> </text:span><text:span text:style-name="_37_49">t</text:span><text:span text:style-name="_31_80">h</text:span><text:span text:style-name="_35_57">i</text:span><text:span text:style-name="_37_14">s</text:span><text:span text:style-name="_31_"> </text:span><text:span text:style-name="_34_38">s</text:span><text:span text:style-name="_38_69">i</text:span><text:span text:style-name="_31_56">g</text:span><text:span text:style-name="_35_21">n</text:span><text:span text:style-name="_36_01"> </text:span><text:span text:style-name="_32_59">o</text:span><text:span text:style-name="_35_24">n</text:span><text:span text:style-name="_36_01"> </text:span><text:span text:style-name="_39_3">t</text:span><text:span text:style-name="_35_23">h</text:span><text:span text:style-name="_38_81">i</text:span><text:span text:style-name="_32_72">s</text:span><text:span text:style-name="_33_01"> </text:span><text:span text:style-name="_37_97">m</text:span><text:span text:style-name="_38_0">a</text:span><text:span text:style-name="_35_59">n</text:span><text:span text:style-name="_38_93">'</text:span><text:span text:style-name="_31_49">s</text:span><text:span text:style-name="_33_01"> </text:span><text:span text:style-name="_37_08">d</text:span><text:span text:style-name="_31_13">i</text:span><text:span text:style-name="_34_67">a</text:span><text:span text:style-name="_37_01">l</text:span><text:span text:style-name="_32_13">,</text:span><text:span text:style-name="_33_01"> </text:span><text:span text:style-name="_37_77">I</text:span><text:span text:style-name="_31_"> </text:span><text:span text:style-name="_35_28">c</text:span><text:span text:style-name="_37_03">o</text:span><text:span text:style-name="_32_97">m</text:span><text:span text:style-name="_34_16">p</text:span><text:span text:style-name="_38_57">r</text:span><text:span text:style-name="_32_35">e</text:span><text:span text:style-name="_34_20">h</text:span><text:span text:style-name="_38_35">e</text:span><text:span text:style-name="_33_00">n</text:span><text:span text:style-name="_34_19">d</text:span><text:span text:style-name="_36_01"> </text:span><text:span text:style-name="_31_97">i</text:span><text:span text:style-name="_35_57">t</text:span><text:span text:style-name="_38_25">,</text:span><text:span text:style-name="_31_"> </text:span><text:span text:style-name="_34_68">a</text:span><text:span text:style-name="_36_83">n</text:span><text:span text:style-name="_31_97">d</text:span><text:span text:style-name="_33_01"> </text:span><text:span text:style-name="_37_37">l</text:span><text:span text:style-name="_32_96">a</text:span><text:span text:style-name="_33_83">p</text:span><text:span text:style-name="_38_34">s</text:span><text:span text:style-name="_39_2">e</text:span><text:span text:style-name="_33_01"> </text:span><text:span text:style-name="_38_61">i</text:span><text:span text:style-name="_32_23">n</text:span><text:span text:style-name="_34_97">t</text:span><text:span text:style-name="_38_04">o</text:span><text:span text:style-name="_31_"> </text:span><text:span text:style-name="_34_16">s</text:span><text:span text:style-name="_36_93">i</text:span><text:span text:style-name="_31_97">l</text:span><text:span text:style-name="_35_35">e</text:span><text:span text:style-name="_38_36">n</text:span><text:span text:style-name="_32_86">c</text:span><text:span text:style-name="_35_33">e</text:span><text:span text:style-name="_38_33">,</text:span><text:span text:style-name="_31_"> </text:span><text:span text:style-name="_33_91">a</text:span><text:span text:style-name="_38_24">n</text:span><text:span text:style-name="_31_77">d</text:span><text:span text:style-name="_33_01"> </text:span><text:span text:style-name="_38_27">g</text:span><text:span text:style-name="_32_85">i</text:span><text:span text:style-name="_35_72">v</text:span><text:span text:style-name="_38_01">e</text:span><text:span text:style-name="_31_"> </text:span><text:span text:style-name="_33_93">h</text:span><text:span text:style-name="_36_93">i</text:span><text:span text:style-name="_31_01">m</text:span><text:span text:style-name="_33_01"> </text:span><text:span text:style-name="_36_91">o</text:span><text:span text:style-name="_31_40">p</text:span><text:span text:style-name="_36_00">p</text:span><text:span text:style-name="_38_15">o</text:span><text:span text:style-name="_39_3">r</text:span><text:span text:style-name="_33_81">t</text:span><text:span text:style-name="_38_72">u</text:span><text:span text:style-name="_32_63">n</text:span><text:span text:style-name="_35_93">i</text:span><text:span text:style-name="_37_41">t</text:span><text:span text:style-name="_31_53">y</text:span><text:span text:style-name="_33_01"> </text:span><text:span text:style-name="_38_73">t</text:span><text:span text:style-name="_31_61">o</text:span><text:span text:style-name="_33_01"> </text:span><text:span text:style-name="_38_88">u</text:span><text:span text:style-name="_32_83">n</text:span><text:span text:style-name="_33_89">l</text:span><text:span text:style-name="_38_72">o</text:span><text:span text:style-name="_32_35">a</text:span><text:span text:style-name="_34_49">d</text:span><text:span text:style-name="_36_01"> </text:span><text:span text:style-name="_32_99">h</text:span><text:span text:style-name="_34_73">i</text:span><text:span text:style-name="_36_84">s</text:span><text:span text:style-name="_31_"> </text:span><text:span text:style-name="_33_83">h</text:span><text:span text:style-name="_38_64">e</text:span><text:span text:style-name="_31_05">a</text:span><text:span text:style-name="_35_33">r</text:span><text:span text:style-name="_37_65">t</text:span><text:span text:style-name="_32_09">.</text:span><text:span text:style-name="_33_01"> </text:span><text:span text:style-name="_38_09">S</text:span><text:span text:style-name="_32_75">a</text:span><text:span text:style-name="_35_61">i</text:span><text:span text:style-name="_36_80">d</text:span><text:span text:style-name="_31_"> </text:span><text:span text:style-name="_34_76">h</text:span><text:span text:style-name="_36_83">e</text:span><text:span text:style-name="_32_81">,</text:span><text:span text:style-name="_33_01"> </text:span><text:span text:style-name="_37_65">w</text:span><text:span text:style-name="_32_33">i</text:span><text:span text:style-name="_34_13">t</text:span><text:span text:style-name="_37_01">h</text:span><text:span text:style-name="_31_"> </text:span><text:span text:style-name="_35_16">b</text:span><text:span text:style-name="_38_11">u</text:span><text:span text:style-name="_31_17">t</text:span><text:span text:style-name="_33_01"> </text:span><text:span text:style-name="_36_89">i</text:span><text:span text:style-name="_31_77">l</text:span><text:span text:style-name="_35_33">l</text:span>-<text:span text:style-name="_31_14">c</text:span><text:span text:style-name="_35_64">o</text:span><text:span text:style-name="_36_95">n</text:span><text:span text:style-name="_32_09">t</text:span><text:span text:style-name="_33_93">r</text:span><text:span text:style-name="_38_72">o</text:span><text:span text:style-name="_32_01">l</text:span><text:span text:style-name="_35_97">l</text:span><text:span text:style-name="_37_80">e</text:span><text:span text:style-name="_37_9">d</text:span><text:span text:style-name="_33_01"> </text:span><text:span text:style-name="_37_07">e</text:span><text:span text:style-name="_31_97">m</text:span><text:span text:style-name="_34_56">o</text:span><text:span text:style-name="_38_01">t</text:span><text:span text:style-name="_32_85">i</text:span><text:span text:style-name="_35_71">o</text:span><text:span text:style-name="_38_76">n</text:span><text:span text:style-name="_32_97">:</text:span></text:p>
      <text:p text:style-name="P1"><text:span text:style-name="_38_97">"</text:span><text:span text:style-name="_31_13">I</text:span><text:span text:style-name="_33_01"> </text:span><text:span text:style-name="_37_04">d</text:span><text:span text:style-name="_32_71">o</text:span><text:span text:style-name="_33_01"> </text:span><text:span text:style-name="_38_04">n</text:span><text:span text:style-name="_39_5">o</text:span><text:span text:style-name="_35_13">t</text:span><text:span text:style-name="_36_01"> </text:span><text:span text:style-name="_31_43">g</text:span><text:span text:style-name="_35_72">o</text:span><text:span text:style-name="_36_01"> </text:span><text:span text:style-name="_31_51">o</text:span><text:span text:style-name="_34_76">n</text:span><text:span text:style-name="_38_61">e</text:span><text:span text:style-name="_31_"> </text:span><text:span text:style-name="_35_62">s</text:span><text:span text:style-name="_37_97">i</text:span><text:span text:style-name="_32_60">n</text:span><text:span text:style-name="_34_39">g</text:span><text:span text:style-name="_38_73">l</text:span><text:span text:style-name="_32_24">e</text:span><text:span text:style-name="_33_01"> </text:span><text:span text:style-name="_37_50">c</text:span><text:span text:style-name="_32_72">e</text:span><text:span text:style-name="_35_37">n</text:span><text:span text:style-name="_37_73">t</text:span><text:span text:style-name="_31_"> </text:span><text:span text:style-name="_34_04">o</text:span><text:span text:style-name="_38_63">n</text:span><text:span text:style-name="_31_"> </text:span><text:span text:style-name="_35_28">b</text:span><text:span text:style-name="_37_03">u</text:span><text:span text:style-name="_39_3">r</text:span><text:span text:style-name="_33_95">g</text:span><text:span text:style-name="_37_17">l</text:span><text:span text:style-name="_39_6">a</text:span><text:span text:style-name="_33_89">r</text:span><text:span text:style-name="_36_01"> </text:span><text:span text:style-name="_32_60">a</text:span><text:span text:style-name="_35_21">l</text:span><text:span text:style-name="_38_63">a</text:span><text:span text:style-name="_31_17">r</text:span><text:span text:style-name="_35_81">m</text:span><text:span text:style-name="_38_09">s</text:span><text:span text:style-name="_32_09">,</text:span><text:span text:style-name="_33_01"> </text:span><text:span text:style-name="_38_09">M</text:span><text:span text:style-name="_31_61">r</text:span><text:span text:style-name="_34_01">.</text:span><text:span text:style-name="_36_01"> </text:span><text:span text:style-name="_31_53">T</text:span><text:span text:style-name="_35_57">w</text:span><text:span text:style-name="_38_15">a</text:span><text:span text:style-name="_31_13">i</text:span><text:span text:style-name="_34_16">n</text:span>--<text:span text:style-name="_35_76">n</text:span><text:span text:style-name="_38_87">o</text:span><text:span text:style-name="_32_81">t</text:span><text:span text:style-name="_33_01"> </text:span><text:span text:style-name="_38_93">a</text:span><text:span text:style-name="_31_"> </text:span><text:span text:style-name="_33_94">s</text:span><text:span text:style-name="_37_77">i</text:span><text:span text:style-name="_31_64">n</text:span><text:span text:style-name="_34_40">g</text:span><text:span text:style-name="_37_01">l</text:span><text:span text:style-name="_32_15">e</text:span><text:span text:style-name="_33_01"> </text:span><text:span text:style-name="_38_28">c</text:span><text:span text:style-name="_31_15">e</text:span><text:span text:style-name="_35_75">n</text:span><text:span text:style-name="_37_01">t</text:span>--<text:span text:style-name="_37_16">a</text:span><text:span text:style-name="_31_52">n</text:span><text:span text:style-name="_35_71">d</text:span><text:span text:style-name="_36_01"> </text:span><text:span text:style-name="_38_9">I</text:span><text:span text:style-name="_33_01"> </text:span><text:span text:style-name="_36_81">w</text:span><text:span text:style-name="_37_7">i</text:span><text:span text:style-name="_35_69">l</text:span><text:span text:style-name="_36_89">l</text:span><text:span text:style-name="_31_"> </text:span><text:span text:style-name="_34_49">t</text:span><text:span text:style-name="_38_73">e</text:span><text:span text:style-name="_32_93">l</text:span><text:span text:style-name="_35_57">l</text:span><text:span text:style-name="_36_01"> </text:span><text:span text:style-name="_39_0">y</text:span><text:span text:style-name="_35_04">o</text:span><text:span text:style-name="_37_37">u</text:span><text:span text:style-name="_31_"> </text:span><text:span text:style-name="_35_57">w</text:span><text:span text:style-name="_38_27">h</text:span><text:span text:style-name="_32_60">y</text:span><text:span text:style-name="_34_17">.</text:span><text:span text:style-name="_36_01"> </text:span><text:span text:style-name="_32_69">W</text:span><text:span text:style-name="_35_88">h</text:span><text:span text:style-name="_38_23">e</text:span><text:span text:style-name="_39_3">n</text:span><text:span text:style-name="_33_01"> </text:span><text:span text:style-name="_37_13">w</text:span><text:span text:style-name="_32_21">e</text:span><text:span text:style-name="_33_01"> </text:span><text:span text:style-name="_38_57">w</text:span><text:span text:style-name="_31_63">e</text:span><text:span text:style-name="_34_77">r</text:span><text:span text:style-name="_39_00">e</text:span><text:span text:style-name="_31_"> </text:span><text:span text:style-name="_34_73">f</text:span><text:span text:style-name="_38_69">i</text:span><text:span text:style-name="_31_07">n</text:span><text:span text:style-name="_35_73">i</text:span><text:span text:style-name="_37_08">s</text:span><text:span text:style-name="_31_75">h</text:span><text:span text:style-name="_34_97">i</text:span><text:span text:style-name="_36_84">n</text:span><text:span text:style-name="_32_61">g</text:span><text:span text:style-name="_33_01"> </text:span><text:span text:style-name="_38_83">o</text:span><text:span text:style-name="_32_64">u</text:span><text:span text:style-name="_35_93">r</text:span><text:span text:style-name="_36_01"> </text:span><text:span text:style-name="_32_96">h</text:span><text:span text:style-name="_35_03">o</text:span><text:span text:style-name="_38_99">u</text:span><text:span text:style-name="_31_68">s</text:span><text:span text:style-name="_34_01">e</text:span><text:span text:style-name="_38_25">,</text:span><text:span text:style-name="_31_"> </text:span><text:span text:style-name="_35_97">w</text:span><text:span text:style-name="_38_01">e</text:span><text:span text:style-name="_31_"> </text:span><text:span text:style-name="_34_61">f</text:span><text:span text:style-name="_38_00">o</text:span><text:span text:style-name="_38_3">u</text:span><text:span text:style-name="_34_63">n</text:span><text:span text:style-name="_37_04">d</text:span><text:span text:style-name="_31_"> </text:span><text:span text:style-name="_35_25">w</text:span><text:span text:style-name="_37_13">e</text:span><text:span text:style-name="_31_"> </text:span><text:span text:style-name="_35_63">h</text:span><text:span text:style-name="_38_84">a</text:span><text:span text:style-name="_31_49">d</text:span><text:span text:style-name="_33_01"> </text:span><text:span text:style-name="_38_81">a</text:span><text:span text:style-name="_31_"> </text:span><text:span text:style-name="_34_77">l</text:span><text:span text:style-name="_37_73">i</text:span><text:span text:style-name="_37_7">t</text:span><text:span text:style-name="_34_97">t</text:span><text:span text:style-name="_37_53">l</text:span><text:span text:style-name="_32_01">e</text:span><text:span text:style-name="_33_01"> </text:span><text:span text:style-name="_37_64">c</text:span><text:span text:style-name="_32_23">a</text:span><text:span text:style-name="_35_74">s</text:span><text:span text:style-name="_37_80">h</text:span><text:span text:style-name="_31_"> </text:span><text:span text:style-name="_34_01">l</text:span><text:span text:style-name="_37_53">e</text:span><text:span text:style-name="_32_81">f</text:span><text:span text:style-name="_35_01">t</text:span><text:span text:style-name="_36_01"> </text:span><text:span text:style-name="_32_12">o</text:span><text:span text:style-name="_34_38">v</text:span><text:span text:style-name="_37_37">e</text:span><text:span text:style-name="_32_21">r</text:span><text:span text:style-name="_34_53">,</text:span><text:span text:style-name="_36_01"> </text:span><text:span text:style-name="_38_4">o</text:span><text:span text:style-name="_34_43">n</text:span><text:span text:style-name="_36_01"> </text:span><text:span text:style-name="_39_2">a</text:span><text:span text:style-name="_34_18">c</text:span><text:span text:style-name="_38_24">c</text:span><text:span text:style-name="_32_11">o</text:span><text:span text:style-name="_35_36">u</text:span><text:span text:style-name="_37_63">n</text:span><text:span text:style-name="_32_69">t</text:span><text:span text:style-name="_33_01"> </text:span><text:span text:style-name="_37_53">o</text:span><text:span text:style-name="_31_77">f</text:span><text:span text:style-name="_33_01"> </text:span><text:span text:style-name="_38_61">t</text:span><text:span text:style-name="_38_0">h</text:span><text:span text:style-name="_34_99">e</text:span><text:span text:style-name="_36_01"> </text:span><text:span text:style-name="_32_95">p</text:span><text:span text:style-name="_35_97">l</text:span><text:span text:style-name="_37_04">u</text:span><text:span text:style-name="_38_1">m</text:span><text:span text:style-name="_33_84">b</text:span><text:span text:style-name="_38_71">e</text:span><text:span text:style-name="_32_81">r</text:span><text:span text:style-name="_33_01"> </text:span><text:span text:style-name="_37_99">n</text:span><text:span text:style-name="_32_24">o</text:span><text:span text:style-name="_33_93">t</text:span><text:span text:style-name="_36_01"> </text:span><text:span text:style-name="_32_60">k</text:span><text:span text:style-name="_35_95">n</text:span><text:span text:style-name="_38_99">o</text:span><text:span text:style-name="_32_21">w</text:span><text:span text:style-name="_35_93">i</text:span><text:span text:style-name="_37_40">n</text:span><text:span text:style-name="_32_61">g</text:span><text:span text:style-name="_33_01"> </text:span><text:span text:style-name="_38_81">i</text:span><text:span text:style-name="_31_97">t</text:span><text:span text:style-name="_34_97">.</text:span><text:span text:style-name="_36_01"> </text:span><text:span text:style-name="_32_57">I</text:span><text:span text:style-name="_33_01"> </text:span><text:span text:style-name="_37_13">w</text:span><text:span text:style-name="_32_71">a</text:span><text:span text:style-name="_34_20">s</text:span><text:span text:style-name="_36_01"> </text:span><text:span text:style-name="_31_77">f</text:span><text:span text:style-name="_34_13">o</text:span><text:span text:style-name="_38_81">r</text:span><text:span text:style-name="_31_"> </text:span><text:span text:style-name="_34_15">e</text:span><text:span text:style-name="_37_04">n</text:span><text:span text:style-name="_31_97">l</text:span><text:span text:style-name="_33_93">i</text:span><text:span text:style-name="_37_19">g</text:span><text:span text:style-name="_32_60">h</text:span><text:span text:style-name="_34_13">t</text:span><text:span text:style-name="_37_16">e</text:span><text:span text:style-name="_31_63">n</text:span><text:span text:style-name="_33_93">i</text:span><text:span text:style-name="_38_84">n</text:span><text:span text:style-name="_32_35">g</text:span><text:span text:style-name="_33_01"> </text:span><text:span text:style-name="_37_17">t</text:span><text:span text:style-name="_32_36">h</text:span><text:span text:style-name="_34_99">e</text:span><text:span text:style-name="_36_01"> </text:span><text:span text:style-name="_32_15">h</text:span><text:span text:style-name="_33_92">e</text:span><text:span text:style-name="_37_15">a</text:span><text:span text:style-name="_31_49">t</text:span><text:span text:style-name="_34_68">h</text:span><text:span text:style-name="_37_08">e</text:span><text:span text:style-name="_32_15">n</text:span><text:span text:style-name="_33_01"> </text:span><text:span text:style-name="_38_69">w</text:span><text:span text:style-name="_32_25">i</text:span><text:span text:style-name="_35_97">t</text:span><text:span text:style-name="_37_05">h</text:span><text:span text:style-name="_31_"> </text:span><text:span text:style-name="_35_97">i</text:span><text:span text:style-name="_38_57">t</text:span><text:span text:style-name="_31_65">,</text:span><text:span text:style-name="_33_01"> </text:span><text:span text:style-name="_37_49">f</text:span><text:span text:style-name="_32_25">o</text:span><text:span text:style-name="_35_21">r</text:span><text:span text:style-name="_36_01"> </text:span><text:span text:style-name="_38_1">I</text:span><text:span text:style-name="_33_01"> </text:span><text:span text:style-name="_37_41">w</text:span><text:span text:style-name="_32_11">a</text:span><text:span text:style-name="_35_16">s</text:span><text:span text:style-name="_36_01"> </text:span><text:span text:style-name="_39_1">a</text:span><text:span text:style-name="_35_73">l</text:span><text:span text:style-name="_38_61">w</text:span><text:span text:style-name="_39_2">a</text:span><text:span text:style-name="_34_62">y</text:span><text:span text:style-name="_38_28">s</text:span><text:span text:style-name="_31_"> </text:span><text:span text:style-name="_34_08">u</text:span><text:span text:style-name="_37_43">n</text:span><text:span text:style-name="_32_35">a</text:span><text:span text:style-name="_34_16">c</text:span><text:span text:style-name="_38_28">c</text:span><text:span text:style-name="_32_15">o</text:span><text:span text:style-name="_35_39">u</text:span><text:span text:style-name="_37_08">n</text:span><text:span text:style-name="_32_73">t</text:span><text:span text:style-name="_34_15">a</text:span><text:span text:style-name="_38_24">b</text:span><text:span text:style-name="_39_3">l</text:span><text:span text:style-name="_33_89">y</text:span><text:span text:style-name="_36_01"> </text:span><text:span text:style-name="_32_40">d</text:span><text:span text:style-name="_34_07">o</text:span><text:span text:style-name="_37_97">w</text:span><text:span text:style-name="_32_09">n</text:span><text:span text:style-name="_33_01"> </text:span><text:span text:style-name="_36_84">o</text:span><text:span text:style-name="_31_55">n</text:span><text:span text:style-name="_33_01"> </text:span><text:span text:style-name="_38_93">t</text:span><text:span text:style-name="_32_60">h</text:span><text:span text:style-name="_34_51">e</text:span><text:span text:style-name="_36_01"> </text:span><text:span text:style-name="_32_99">h</text:span><text:span text:style-name="_35_64">e</text:span><text:span text:style-name="_37_07">a</text:span><text:span text:style-name="_32_21">t</text:span><text:span text:style-name="_34_08">h</text:span><text:span text:style-name="_38_88">e</text:span><text:span text:style-name="_37_9">n</text:span><text:span text:style-name="_33_01"> </text:span><text:span text:style-name="_38_40">s</text:span><text:span text:style-name="_31_43">o</text:span><text:span text:style-name="_34_49">m</text:span><text:span text:style-name="_38_83">e</text:span><text:span text:style-name="_31_44">h</text:span><text:span text:style-name="_34_97">o</text:span><text:span text:style-name="_37_61">w</text:span><text:span text:style-name="_37_7">;</text:span><text:span text:style-name="_33_01"> </text:span><text:span text:style-name="_38_63">b</text:span><text:span text:style-name="_32_88">u</text:span><text:span text:style-name="_35_57">t</text:span><text:span text:style-name="_36_01"> </text:span><text:span text:style-name="_31_97">M</text:span><text:span text:style-name="_35_13">r</text:span><text:span text:style-name="_37_61">s</text:span><text:span text:style-name="_32_57">.</text:span><text:span text:style-name="_33_01"> </text:span><text:span text:style-name="_38_97">M</text:span><text:span text:style-name="_31_42">c</text:span><text:span text:style-name="_33_81">W</text:span><text:span text:style-name="_37_97">i</text:span><text:span text:style-name="_32_97">l</text:span><text:span text:style-name="_34_97">l</text:span><text:span text:style-name="_38_97">i</text:span><text:span text:style-name="_32_88">a</text:span><text:span text:style-name="_35_97">m</text:span><text:span text:style-name="_38_81">s</text:span><text:span text:style-name="_31_"> </text:span><text:span text:style-name="_35_26">s</text:span><text:span text:style-name="_38_60">a</text:span><text:span text:style-name="_31_53">i</text:span><text:span text:style-name="_34_37">d</text:span><text:span text:style-name="_36_01"> </text:span><text:span text:style-name="_32_87">n</text:span><text:span text:style-name="_35_60">o</text:span><text:span text:style-name="_38_09">,</text:span><text:span text:style-name="_31_"> </text:span><text:span text:style-name="_35_61">l</text:span><text:span text:style-name="_38_84">e</text:span><text:span text:style-name="_39_3">t</text:span><text:span text:style-name="_35_97">'</text:span><text:span text:style-name="_37_98">s</text:span><text:span text:style-name="_31_"> </text:span><text:span text:style-name="_34_56">h</text:span><text:span text:style-name="_38_11">a</text:span><text:span text:style-name="_32_74">v</text:span><text:span text:style-name="_35_88">e</text:span><text:span text:style-name="_36_01"> </text:span><text:span text:style-name="_31_65">a</text:span><text:span text:style-name="_33_01"> </text:span><text:span text:style-name="_38_83">b</text:span><text:span text:style-name="_32_00">u</text:span><text:span text:style-name="_35_21">r</text:span><text:span text:style-name="_38_36">g</text:span><text:span text:style-name="_31_73">l</text:span><text:span text:style-name="_35_27">a</text:span><text:span text:style-name="_36_89">r</text:span><text:span text:style-name="_31_"> </text:span><text:span text:style-name="_34_40">a</text:span><text:span text:style-name="_36_89">l</text:span><text:span text:style-name="_32_35">a</text:span><text:span text:style-name="_34_65">r</text:span><text:span text:style-name="_37_61">m</text:span><text:span text:style-name="_31_97">.</text:span><text:span text:style-name="_33_01"> </text:span><text:span text:style-name="_38_01">I</text:span><text:span text:style-name="_31_"> </text:span><text:span text:style-name="_35_04">a</text:span><text:span text:style-name="_38_23">g</text:span><text:span text:style-name="_32_25">r</text:span><text:span text:style-name="_35_11">e</text:span><text:span text:style-name="_37_08">e</text:span><text:span text:style-name="_39_3">d</text:span><text:span text:style-name="_33_01"> </text:span><text:span text:style-name="_37_65">t</text:span><text:span text:style-name="_38_9">o</text:span><text:span text:style-name="_33_01"> </text:span><text:span text:style-name="_38_69">t</text:span><text:span text:style-name="_32_96">h</text:span><text:span text:style-name="_35_37">i</text:span><text:span text:style-name="_37_02">s</text:span><text:span text:style-name="_31_"> </text:span><text:span text:style-name="_35_14">c</text:span><text:span text:style-name="_38_04">o</text:span><text:span text:style-name="_31_61">m</text:span><text:span text:style-name="_34_19">p</text:span><text:span text:style-name="_38_13">r</text:span><text:span text:style-name="_31_16">o</text:span><text:span text:style-name="_34_77">m</text:span><text:span text:style-name="_36_81">i</text:span><text:span text:style-name="_39_6">s</text:span><text:span text:style-name="_35_03">e</text:span><text:span text:style-name="_37_05">.</text:span><text:span text:style-name="_31_"> </text:span><text:span text:style-name="_34_41">I</text:span><text:span text:style-name="_36_01"> </text:span><text:span text:style-name="_38_9">w</text:span><text:span text:style-name="_35_37">i</text:span><text:span text:style-name="_38_57">l</text:span><text:span text:style-name="_32_57">l</text:span><text:span text:style-name="_33_01"> </text:span><text:span text:style-name="_38_11">e</text:span><text:span text:style-name="_32_84">x</text:span><text:span text:style-name="_35_03">p</text:span><text:span text:style-name="_38_33">l</text:span><text:span text:style-name="_31_68">a</text:span><text:span text:style-name="_33_81">i</text:span><text:span text:style-name="_37_17">n</text:span><text:span text:style-name="_31_"> </text:span><text:span text:style-name="_34_97">t</text:span><text:span text:style-name="_38_03">h</text:span><text:span text:style-name="_31_52">a</text:span><text:span text:style-name="_33_77">t</text:span><text:span text:style-name="_36_01"> </text:span><text:span text:style-name="_32_97">w</text:span><text:span text:style-name="_35_24">h</text:span><text:span text:style-name="_37_67">e</text:span><text:span text:style-name="_32_28">n</text:span><text:span text:style-name="_35_63">e</text:span><text:span text:style-name="_37_66">v</text:span><text:span text:style-name="_32_12">e</text:span><text:span text:style-name="_34_77">r</text:span><text:span text:style-name="_36_01"> </text:span><text:span text:style-name="_32_85">I</text:span><text:span text:style-name="_33_01"> </text:span><text:span text:style-name="_38_73">w</text:span><text:span text:style-name="_31_68">a</text:span><text:span text:style-name="_35_15">n</text:span><text:span text:style-name="_37_77">t</text:span><text:span text:style-name="_31_"> </text:span><text:span text:style-name="_34_41">a</text:span><text:span text:style-name="_36_01"> </text:span><text:span text:style-name="_31_97">t</text:span><text:span text:style-name="_35_27">h</text:span><text:span text:style-name="_36_81">i</text:span><text:span text:style-name="_32_04">n</text:span><text:span text:style-name="_35_97">g</text:span><text:span text:style-name="_38_37">,</text:span><text:span text:style-name="_31_"> </text:span><text:span text:style-name="_34_16">a</text:span><text:span text:style-name="_37_63">n</text:span><text:span text:style-name="_32_69">d</text:span><text:span text:style-name="_33_01"> </text:span><text:span text:style-name="_38_97">M</text:span><text:span text:style-name="_31_01">r</text:span><text:span text:style-name="_35_21">s</text:span><text:span text:style-name="_38_33">.</text:span><text:span text:style-name="_31_"> </text:span><text:span text:style-name="_35_37">M</text:span><text:span text:style-name="_37_14">c</text:span><text:span text:style-name="_32_97">W</text:span><text:span text:style-name="_35_85">i</text:span><text:span text:style-name="_38_21">l</text:span><text:span text:style-name="_32_37">l</text:span><text:span text:style-name="_35_37">i</text:span><text:span text:style-name="_38_60">a</text:span><text:span text:style-name="_31_73">m</text:span><text:span text:style-name="_35_25">s</text:span><text:span text:style-name="_36_01"> </text:span><text:span text:style-name="_32_21">w</text:span><text:span text:style-name="_34_44">a</text:span><text:span text:style-name="_38_23">n</text:span><text:span text:style-name="_31_97">t</text:span><text:span text:style-name="_34_77">s</text:span><text:span text:style-name="_36_01"> </text:span><text:span text:style-name="_31_76">a</text:span><text:span text:style-name="_34_51">n</text:span><text:span text:style-name="_36_84">o</text:span><text:span text:style-name="_31_37">t</text:span><text:span text:style-name="_35_87">h</text:span><text:span text:style-name="_37_77">e</text:span><text:span text:style-name="_38_1">r</text:span><text:span text:style-name="_33_01"> </text:span><text:span text:style-name="_37_65">t</text:span><text:span text:style-name="_32_00">h</text:span><text:span text:style-name="_34_01">i</text:span><text:span text:style-name="_37_15">n</text:span><text:span text:style-name="_32_73">g</text:span><text:span text:style-name="_33_89">,</text:span><text:span text:style-name="_36_01"> </text:span><text:span text:style-name="_31_03">a</text:span><text:span text:style-name="_35_36">n</text:span><text:span text:style-name="_37_65">d</text:span><text:span text:style-name="_31_"> </text:span><text:span text:style-name="_35_93">w</text:span><text:span text:style-name="_38_01">e</text:span><text:span text:style-name="_31_"> </text:span><text:span text:style-name="_35_72">d</text:span><text:span text:style-name="_37_67">e</text:span><text:span text:style-name="_32_04">c</text:span><text:span text:style-name="_35_33">i</text:span><text:span text:style-name="_37_75">d</text:span><text:span text:style-name="_32_97">e</text:span><text:span text:style-name="_33_01"> </text:span><text:span text:style-name="_37_19">u</text:span><text:span text:style-name="_32_72">p</text:span><text:span text:style-name="_35_83">o</text:span><text:span text:style-name="_37_44">n</text:span><text:span text:style-name="_31_"> </text:span><text:span text:style-name="_34_05">t</text:span><text:span text:style-name="_38_99">h</text:span><text:span text:style-name="_32_00">e</text:span><text:span text:style-name="_33_01"> </text:span><text:span text:style-name="_38_61">t</text:span><text:span text:style-name="_38_4">h</text:span><text:span text:style-name="_35_25">i</text:span><text:span text:style-name="_37_03">n</text:span><text:span text:style-name="_32_85">g</text:span><text:span text:style-name="_33_01"> </text:span><text:span text:style-name="_38_25">t</text:span><text:span text:style-name="_32_35">h</text:span><text:span text:style-name="_35_72">a</text:span><text:span text:style-name="_38_73">t</text:span><text:span text:style-name="_31_"> </text:span><text:span text:style-name="_35_01">M</text:span><text:span text:style-name="_38_21">r</text:span><text:span text:style-name="_31_01">s</text:span><text:span text:style-name="_35_25">.</text:span><text:span text:style-name="_36_01"> </text:span><text:span text:style-name="_31_41">M</text:span><text:span text:style-name="_35_94">c</text:span><text:span text:style-name="_38_81">W</text:span><text:span text:style-name="_31_77">i</text:span><text:span text:style-name="_34_73">l</text:span><text:span text:style-name="_36_89">l</text:span><text:span text:style-name="_38_9">i</text:span><text:span text:style-name="_35_12">a</text:span><text:span text:style-name="_37_77">m</text:span><text:span text:style-name="_31_13">s</text:span><text:span text:style-name="_33_01"> </text:span><text:span text:style-name="_38_13">w</text:span><text:span text:style-name="_37_9">a</text:span><text:span text:style-name="_33_96">n</text:span><text:span text:style-name="_37_41">t</text:span><text:span text:style-name="_31_38">s</text:span>--<text:span text:style-name="_32_88">a</text:span><text:span text:style-name="_35_25">s</text:span><text:span text:style-name="_36_01"> </text:span><text:span text:style-name="_32_37">w</text:span><text:span text:style-name="_35_57">e</text:span><text:span text:style-name="_36_01"> </text:span><text:span text:style-name="_33_00">a</text:span><text:span text:style-name="_35_37">l</text:span><text:span text:style-name="_38_13">w</text:span><text:span text:style-name="_32_15">a</text:span><text:span text:style-name="_35_82">y</text:span><text:span text:style-name="_37_56">s</text:span><text:span text:style-name="_31_"> </text:span><text:span text:style-name="_34_55">d</text:span><text:span text:style-name="_38_16">o</text:span><text:span text:style-name="_31_"> </text:span>--<text:span text:style-name="_31_42">s</text:span><text:span text:style-name="_35_00">h</text:span><text:span text:style-name="_37_37">e</text:span><text:span text:style-name="_31_"> </text:span><text:span text:style-name="_35_58">c</text:span><text:span text:style-name="_37_68">a</text:span><text:span text:style-name="_32_13">l</text:span><text:span text:style-name="_35_93">l</text:span><text:span text:style-name="_38_93">s</text:span><text:span text:style-name="_31_"> </text:span><text:span text:style-name="_34_65">t</text:span><text:span text:style-name="_38_39">h</text:span><text:span text:style-name="_31_56">a</text:span><text:span text:style-name="_35_69">t</text:span><text:span text:style-name="_36_01"> </text:span><text:span text:style-name="_39_3">a</text:span><text:span text:style-name="_33_01"> </text:span><text:span text:style-name="_38_28">c</text:span><text:span text:style-name="_31_43">o</text:span><text:span text:style-name="_33_81">m</text:span><text:span text:style-name="_36_84">p</text:span><text:span text:style-name="_32_25">r</text:span><text:span text:style-name="_35_27">o</text:span><text:span text:style-name="_37_61">m</text:span><text:span text:style-name="_32_09">i</text:span><text:span text:style-name="_33_94">s</text:span><text:span text:style-name="_38_24">e</text:span><text:span text:style-name="_31_49">.</text:span><text:span text:style-name="_33_01"> </text:span><text:span text:style-name="_38_81">V</text:span><text:span text:style-name="_32_23">e</text:span><text:span text:style-name="_34_73">r</text:span><text:span text:style-name="_38_12">y</text:span><text:span text:style-name="_31_"> </text:span><text:span text:style-name="_34_61">w</text:span><text:span text:style-name="_36_81">e</text:span><text:span text:style-name="_32_97">l</text:span><text:span text:style-name="_34_65">l</text:span><text:span text:style-name="_38_61">:</text:span><text:span text:style-name="_31_"> </text:span><text:span text:style-name="_34_37">t</text:span><text:span text:style-name="_38_12">h</text:span><text:span text:style-name="_39_1">e</text:span><text:span text:style-name="_33_01"> </text:span><text:span text:style-name="_38_93">m</text:span><text:span text:style-name="_37_9">a</text:span><text:span text:style-name="_34_08">n</text:span><text:span text:style-name="_36_01"> </text:span><text:span text:style-name="_31_16">c</text:span><text:span text:style-name="_35_95">a</text:span><text:span text:style-name="_38_13">m</text:span><text:span text:style-name="_31_77">e</text:span><text:span text:style-name="_33_01"> </text:span><text:span text:style-name="_38_11">u</text:span><text:span text:style-name="_32_00">p</text:span><text:span text:style-name="_33_01"> </text:span><text:span text:style-name="_37_01">f</text:span><text:span text:style-name="_32_33">r</text:span><text:span text:style-name="_35_01">o</text:span><text:span text:style-name="_38_61">m</text:span><text:span text:style-name="_31_"> </text:span><text:span text:style-name="_35_01">N</text:span><text:span text:style-name="_38_33">e</text:span><text:span text:style-name="_31_49">w</text:span><text:span text:style-name="_33_01"> </text:span><text:span text:style-name="_38_85">Y</text:span><text:span text:style-name="_31_20">o</text:span><text:span text:style-name="_35_73">r</text:span><text:span text:style-name="_37_14">k</text:span><text:span text:style-name="_31_"> </text:span><text:span text:style-name="_34_63">a</text:span><text:span text:style-name="_36_84">n</text:span><text:span text:style-name="_31_65">d</text:span><text:span text:style-name="_33_01"> </text:span><text:span text:style-name="_38_39">p</text:span><text:span text:style-name="_31_20">u</text:span><text:span text:style-name="_35_09">t</text:span><text:span text:style-name="_36_01"> </text:span><text:span text:style-name="_32_25">i</text:span><text:span text:style-name="_35_93">n</text:span><text:span text:style-name="_36_01"> </text:span><text:span text:style-name="_32_21">t</text:span><text:span text:style-name="_34_67">h</text:span><text:span text:style-name="_36_92">e</text:span><text:span text:style-name="_31_"> </text:span><text:span text:style-name="_34_79">a</text:span><text:span text:style-name="_37_73">l</text:span><text:span text:style-name="_31_44">a</text:span><text:span text:style-name="_35_61">r</text:span><text:span text:style-name="_37_49">m</text:span><text:span text:style-name="_31_53">,</text:span><text:span text:style-name="_33_01"> </text:span><text:span text:style-name="_38_99">a</text:span><text:span text:style-name="_32_36">n</text:span><text:span text:style-name="_34_05">d</text:span><text:span text:style-name="_36_01"> </text:span><text:span text:style-name="_32_70">c</text:span><text:span text:style-name="_35_24">h</text:span><text:span text:style-name="_37_52">a</text:span><text:span text:style-name="_38_1">r</text:span><text:span text:style-name="_34_07">g</text:span><text:span text:style-name="_38_04">e</text:span><text:span text:style-name="_31_75">d</text:span><text:span text:style-name="_33_01"> </text:span><text:span text:style-name="_38_09">t</text:span><text:span text:style-name="_38_0">h</text:span><text:span text:style-name="_35_81">r</text:span><text:span text:style-name="_38_75">e</text:span><text:span text:style-name="_38_1">e</text:span><text:span text:style-name="_33_01"> </text:span><text:span text:style-name="_37_68">h</text:span><text:span text:style-name="_32_83">u</text:span><text:span text:style-name="_35_88">n</text:span><text:span text:style-name="_37_39">d</text:span><text:span text:style-name="_31_05">r</text:span><text:span text:style-name="_35_23">e</text:span><text:span text:style-name="_38_72">d</text:span><text:span text:style-name="_31_"> </text:span><text:span text:style-name="_35_36">a</text:span><text:span text:style-name="_37_79">n</text:span><text:span text:style-name="_32_21">d</text:span><text:span text:style-name="_33_01"> </text:span><text:span text:style-name="_37_53">t</text:span><text:span text:style-name="_32_25">w</text:span><text:span text:style-name="_35_72">e</text:span><text:span text:style-name="_38_71">n</text:span><text:span text:style-name="_31_77">t</text:span><text:span text:style-name="_33_78">y</text:span>-<text:span text:style-name="_32_61">f</text:span><text:span text:style-name="_33_77">i</text:span><text:span text:style-name="_38_88">v</text:span><text:span text:style-name="_31_05">e</text:span><text:span text:style-name="_33_01"> </text:span><text:span text:style-name="_37_19">d</text:span><text:span text:style-name="_31_16">o</text:span><text:span text:style-name="_35_33">l</text:span><text:span text:style-name="_38_57">l</text:span><text:span text:style-name="_31_40">a</text:span><text:span text:style-name="_35_37">r</text:span><text:span text:style-name="_38_74">s</text:span><text:span text:style-name="_31_"> </text:span><text:span text:style-name="_35_81">f</text:span><text:span text:style-name="_38_93">o</text:span><text:span text:style-name="_31_65">r</text:span><text:span text:style-name="_33_01"> </text:span><text:span text:style-name="_37_49">i</text:span><text:span text:style-name="_31_05">t</text:span><text:span text:style-name="_34_73">,</text:span><text:span text:style-name="_36_01"> </text:span><text:span text:style-name="_38_0">a</text:span><text:span text:style-name="_34_51">n</text:span><text:span text:style-name="_37_65">d</text:span><text:span text:style-name="_31_"> </text:span><text:span text:style-name="_34_50">s</text:span><text:span text:style-name="_38_12">a</text:span><text:span text:style-name="_37_7">i</text:span><text:span text:style-name="_35_69">d</text:span><text:span text:style-name="_36_01"> </text:span><text:span text:style-name="_32_57">w</text:span><text:span text:style-name="_34_13">e</text:span><text:span text:style-name="_36_01"> </text:span><text:span text:style-name="_33_00">c</text:span><text:span text:style-name="_34_55">o</text:span><text:span text:style-name="_36_79">u</text:span><text:span text:style-name="_31_65">l</text:span><text:span text:style-name="_35_24">d</text:span><text:span text:style-name="_36_01"> </text:span><text:span text:style-name="_31_98">s</text:span><text:span text:style-name="_35_57">l</text:span><text:span text:style-name="_37_04">e</text:span><text:span text:style-name="_31_07">e</text:span><text:span text:style-name="_35_12">p</text:span><text:span text:style-name="_36_01"> </text:span><text:span text:style-name="_32_69">w</text:span><text:span text:style-name="_33_89">i</text:span><text:span text:style-name="_38_93">t</text:span><text:span text:style-name="_32_96">h</text:span><text:span text:style-name="_35_11">o</text:span><text:span text:style-name="_37_41">u</text:span><text:span text:style-name="_31_61">t</text:span><text:span text:style-name="_33_01"> </text:span><text:span text:style-name="_37_16">u</text:span><text:span text:style-name="_32_23">n</text:span><text:span text:style-name="_35_63">e</text:span><text:span text:style-name="_38_00">a</text:span><text:span text:style-name="_32_00">s</text:span><text:span text:style-name="_35_97">i</text:span><text:span text:style-name="_38_87">n</text:span><text:span text:style-name="_32_59">e</text:span><text:span text:style-name="_35_04">s</text:span><text:span text:style-name="_37_17">s</text:span><text:span text:style-name="_31_"> </text:span><text:span text:style-name="_35_11">n</text:span><text:span text:style-name="_37_64">o</text:span><text:span text:style-name="_38_1">w</text:span><text:span text:style-name="_33_93">.</text:span><text:span text:style-name="_36_01"> </text:span><text:span text:style-name="_32_97">S</text:span><text:span text:style-name="_34_41">o</text:span><text:span text:style-name="_36_01"> </text:span><text:span text:style-name="_32_97">w</text:span><text:span text:style-name="_35_81">e</text:span><text:span text:style-name="_36_01"> </text:span><text:span text:style-name="_31_08">d</text:span><text:span text:style-name="_35_25">i</text:span><text:span text:style-name="_38_71">d</text:span><text:span text:style-name="_31_"> </text:span><text:span text:style-name="_35_61">f</text:span><text:span text:style-name="_38_93">o</text:span><text:span text:style-name="_38_9">r</text:span><text:span text:style-name="_33_01"> </text:span><text:span text:style-name="_36_91">a</text:span><text:span text:style-name="_38_1">w</text:span><text:span text:style-name="_34_68">h</text:span><text:span text:style-name="_38_69">i</text:span><text:span text:style-name="_31_41">l</text:span><text:span text:style-name="_33_96">e</text:span>--<text:span text:style-name="_34_42">s</text:span><text:span text:style-name="_37_04">a</text:span><text:span text:style-name="_31_18">y</text:span><text:span text:style-name="_33_01"> </text:span><text:span text:style-name="_36_77">a</text:span><text:span text:style-name="_31_"> </text:span><text:span text:style-name="_33_89">m</text:span><text:span text:style-name="_37_43">o</text:span><text:span text:style-name="_31_40">n</text:span><text:span text:style-name="_34_49">t</text:span><text:span text:style-name="_38_37">h</text:span><text:span text:style-name="_31_65">.</text:span><text:span text:style-name="_33_01"> </text:span><text:span text:style-name="_38_57">T</text:span><text:span text:style-name="_31_16">h</text:span><text:span text:style-name="_35_71">e</text:span><text:span text:style-name="_38_01">n</text:span><text:span text:style-name="_31_"> </text:span><text:span text:style-name="_33_92">o</text:span><text:span text:style-name="_37_51">n</text:span><text:span text:style-name="_32_33">e</text:span><text:span text:style-name="_33_01"> </text:span><text:span text:style-name="_37_68">n</text:span><text:span text:style-name="_32_61">i</text:span><text:span text:style-name="_34_75">g</text:span><text:span text:style-name="_37_61">h</text:span><text:span text:style-name="_32_81">t</text:span><text:span text:style-name="_33_01"> </text:span><text:span text:style-name="_36_77">w</text:span><text:span text:style-name="_31_41">e</text:span><text:span text:style-name="_33_01"> </text:span><text:span text:style-name="_38_14">s</text:span><text:span text:style-name="_32_01">m</text:span><text:span text:style-name="_34_08">e</text:span><text:span text:style-name="_36_81">l</text:span><text:span text:style-name="_31_49">l</text:span><text:span text:style-name="_34_51">e</text:span><text:span text:style-name="_37_68">d</text:span><text:span text:style-name="_31_"> </text:span><text:span text:style-name="_34_14">s</text:span><text:span text:style-name="_38_13">m</text:span><text:span text:style-name="_38_4">o</text:span><text:span text:style-name="_34_04">k</text:span><text:span text:style-name="_37_99">e</text:span><text:span text:style-name="_31_05">,</text:span><text:span text:style-name="_33_01"> </text:span><text:span text:style-name="_38_36">a</text:span><text:span text:style-name="_31_63">n</text:span><text:span text:style-name="_34_37">d</text:span><text:span text:style-name="_36_01"> </text:span><text:span text:style-name="_32_37">I</text:span><text:span text:style-name="_33_01"> </text:span><text:span text:style-name="_37_97">w</text:span><text:span text:style-name="_31_07">a</text:span><text:span text:style-name="_35_72">s</text:span><text:span text:style-name="_36_01"> </text:span><text:span text:style-name="_31_99">a</text:span><text:span text:style-name="_33_84">d</text:span><text:span text:style-name="_37_64">v</text:span><text:span text:style-name="_32_73">i</text:span><text:span text:style-name="_34_18">s</text:span><text:span text:style-name="_37_64">e</text:span><text:span text:style-name="_32_11">d</text:span><text:span text:style-name="_33_01"> </text:span><text:span text:style-name="_38_97">t</text:span><text:span text:style-name="_31_53">o</text:span><text:span text:style-name="_33_01"> </text:span><text:span text:style-name="_37_64">g</text:span><text:span text:style-name="_31_07">e</text:span><text:span text:style-name="_35_97">t</text:span><text:span text:style-name="_36_01"> </text:span><text:span text:style-name="_32_96">u</text:span><text:span text:style-name="_34_39">p</text:span><text:span text:style-name="_36_01"> </text:span><text:span text:style-name="_32_28">a</text:span><text:span text:style-name="_35_87">n</text:span><text:span text:style-name="_37_01">d</text:span><text:span text:style-name="_31_"> </text:span><text:span text:style-name="_35_84">s</text:span><text:span text:style-name="_37_07">e</text:span><text:span text:style-name="_31_73">e</text:span><text:span text:style-name="_33_01"> </text:span><text:span text:style-name="_36_81">w</text:span><text:span text:style-name="_33_00">h</text:span><text:span text:style-name="_34_75">a</text:span><text:span text:style-name="_38_85">t</text:span><text:span text:style-name="_31_"> </text:span><text:span text:style-name="_35_01">t</text:span><text:span text:style-name="_37_43">h</text:span><text:span text:style-name="_38_0">e</text:span><text:span text:style-name="_33_01"> </text:span><text:span text:style-name="_36_93">m</text:span><text:span text:style-name="_31_04">a</text:span><text:span text:style-name="_34_41">t</text:span><text:span text:style-name="_38_61">t</text:span><text:span text:style-name="_32_11">e</text:span><text:span text:style-name="_34_05">r</text:span><text:span text:style-name="_36_01"> </text:span><text:span text:style-name="_32_69">w</text:span><text:span text:style-name="_34_80">a</text:span><text:span text:style-name="_36_78">s</text:span><text:span text:style-name="_37_7">.</text:span><text:span text:style-name="_33_01"> </text:span><text:span text:style-name="_37_05">I</text:span><text:span text:style-name="_31_"> </text:span><text:span text:style-name="_33_93">l</text:span><text:span text:style-name="_38_73">i</text:span><text:span text:style-name="_31_77">t</text:span><text:span text:style-name="_33_01"> </text:span><text:span text:style-name="_37_73">a</text:span><text:span text:style-name="_31_"> </text:span><text:span text:style-name="_34_50">c</text:span><text:span text:style-name="_38_40">a</text:span><text:span text:style-name="_32_83">n</text:span><text:span text:style-name="_35_16">d</text:span><text:span text:style-name="_38_57">l</text:span><text:span text:style-name="_38_1">e</text:span><text:span text:style-name="_33_81">,</text:span><text:span text:style-name="_36_01"> </text:span><text:span text:style-name="_32_00">a</text:span><text:span text:style-name="_34_67">n</text:span><text:span text:style-name="_36_89">d</text:span><text:span text:style-name="_31_"> </text:span><text:span text:style-name="_35_24">s</text:span><text:span text:style-name="_37_17">t</text:span><text:span text:style-name="_31_15">a</text:span><text:span text:style-name="_34_77">r</text:span><text:span text:style-name="_36_93">t</text:span><text:span text:style-name="_32_95">e</text:span><text:span text:style-name="_36_00">d</text:span><text:span text:style-name="_36_01"> </text:span><text:span text:style-name="_32_01">t</text:span><text:span text:style-name="_35_23">o</text:span><text:span text:style-name="_37_37">w</text:span><text:span text:style-name="_31_56">a</text:span><text:span text:style-name="_33_89">r</text:span><text:span text:style-name="_38_93">d</text:span><text:span text:style-name="_31_"> </text:span><text:span text:style-name="_35_81">t</text:span><text:span text:style-name="_38_27">h</text:span><text:span text:style-name="_32_00">e</text:span><text:span text:style-name="_33_01"> </text:span><text:span text:style-name="_38_98">s</text:span><text:span text:style-name="_32_37">t</text:span><text:span text:style-name="_34_68">a</text:span><text:span text:style-name="_38_81">i</text:span><text:span text:style-name="_31_13">r</text:span><text:span text:style-name="_34_49">s</text:span><text:span text:style-name="_36_93">,</text:span><text:span text:style-name="_31_"> </text:span><text:span text:style-name="_34_44">a</text:span><text:span text:style-name="_38_27">n</text:span><text:span text:style-name="_31_77">d</text:span><text:span text:style-name="_33_01"> </text:span><text:span text:style-name="_37_61">m</text:span><text:span text:style-name="_32_09">e</text:span><text:span text:style-name="_35_85">t</text:span><text:span text:style-name="_36_01"> </text:span><text:span text:style-name="_31_41">a</text:span><text:span text:style-name="_33_01"> </text:span><text:span text:style-name="_38_23">b</text:span><text:span text:style-name="_31_20">u</text:span><text:span text:style-name="_34_37">r</text:span><text:span text:style-name="_37_15">g</text:span><text:span text:style-name="_31_05">l</text:span><text:span text:style-name="_34_40">a</text:span><text:span text:style-name="_37_13">r</text:span><text:span text:style-name="_31_"> </text:span><text:span text:style-name="_34_54">c</text:span><text:span text:style-name="_38_72">o</text:span><text:span text:style-name="_38_1">m</text:span><text:span text:style-name="_34_73">i</text:span><text:span text:style-name="_37_79">n</text:span><text:span text:style-name="_31_76">g</text:span><text:span text:style-name="_33_01"> </text:span><text:span text:style-name="_37_67">o</text:span><text:span text:style-name="_32_36">u</text:span><text:span text:style-name="_33_93">t</text:span><text:span text:style-name="_36_01"> </text:span><text:span text:style-name="_31_73">o</text:span><text:span text:style-name="_34_13">f</text:span><text:span text:style-name="_36_01"> </text:span><text:span text:style-name="_31_77">a</text:span><text:span text:style-name="_33_01"> </text:span><text:span text:style-name="_36_81">r</text:span><text:span text:style-name="_31_16">o</text:span><text:span text:style-name="_35_87">o</text:span><text:span text:style-name="_38_85">m</text:span><text:span text:style-name="_31_"> </text:span><text:span text:style-name="_34_41">w</text:span><text:span text:style-name="_37_61">i</text:span><text:span text:style-name="_32_93">t</text:span><text:span text:style-name="_35_97">h</text:span><text:span text:style-name="_36_01"> </text:span><text:span text:style-name="_32_01">a</text:span><text:span text:style-name="_33_01"> </text:span><text:span text:style-name="_37_55">b</text:span><text:span text:style-name="_32_88">a</text:span><text:span text:style-name="_34_76">s</text:span><text:span text:style-name="_37_38">k</text:span><text:span text:style-name="_31_05">e</text:span><text:span text:style-name="_35_61">t</text:span><text:span text:style-name="_36_01"> </text:span><text:span text:style-name="_32_21">o</text:span><text:span text:style-name="_34_53">f</text:span><text:span text:style-name="_36_01"> </text:span><text:span text:style-name="_31_37">t</text:span><text:span text:style-name="_33_81">i</text:span><text:span text:style-name="_38_24">n</text:span><text:span text:style-name="_31_73">w</text:span><text:span text:style-name="_35_35">a</text:span><text:span text:style-name="_38_37">r</text:span><text:span text:style-name="_32_21">e</text:span><text:span text:style-name="_35_69">,</text:span><text:span text:style-name="_36_01"> </text:span><text:span text:style-name="_32_69">w</text:span><text:span text:style-name="_35_04">h</text:span><text:span text:style-name="_38_97">i</text:span><text:span text:style-name="_31_14">c</text:span><text:span text:style-name="_33_77">h</text:span><text:span text:style-name="_36_01"> </text:span><text:span text:style-name="_31_39">h</text:span><text:span text:style-name="_34_40">e</text:span><text:span text:style-name="_36_01"> </text:span><text:span text:style-name="_31_04">h</text:span><text:span text:style-name="_33_79">a</text:span><text:span text:style-name="_37_17">d</text:span><text:span text:style-name="_31_"> </text:span><text:span text:style-name="_34_77">m</text:span><text:span text:style-name="_37_61">i</text:span><text:span text:style-name="_31_98">s</text:span><text:span text:style-name="_34_17">t</text:span><text:span text:style-name="_38_36">a</text:span><text:span text:style-name="_39_0">k</text:span><text:span text:style-name="_35_24">e</text:span><text:span text:style-name="_37_65">n</text:span><text:span text:style-name="_31_"> </text:span><text:span text:style-name="_34_13">f</text:span><text:span text:style-name="_38_33">o</text:span><text:span text:style-name="_32_37">r</text:span><text:span text:style-name="_33_01"> </text:span><text:span text:style-name="_37_80">s</text:span><text:span text:style-name="_32_95">o</text:span><text:span text:style-name="_35_81">l</text:span><text:span text:style-name="_36_89">i</text:span><text:span text:style-name="_38_9">d</text:span><text:span text:style-name="_33_01"> </text:span><text:span text:style-name="_38_72">s</text:span><text:span text:style-name="_32_81">i</text:span><text:span text:style-name="_35_81">l</text:span><text:span text:style-name="_37_62">v</text:span><text:span text:style-name="_32_93">e</text:span><text:span text:style-name="_35_37">r</text:span><text:span text:style-name="_36_01"> </text:span><text:span text:style-name="_32_57">i</text:span><text:span text:style-name="_35_61">n</text:span><text:span text:style-name="_36_01"> </text:span><text:span text:style-name="_32_81">t</text:span><text:span text:style-name="_35_72">h</text:span><text:span text:style-name="_38_15">e</text:span><text:span text:style-name="_31_"> </text:span><text:span text:style-name="_35_64">d</text:span><text:span text:style-name="_37_19">a</text:span><text:span text:style-name="_32_93">r</text:span><text:span text:style-name="_35_97">k</text:span><text:span text:style-name="_38_21">.</text:span><text:span text:style-name="_31_"> </text:span><text:span text:style-name="_34_13">H</text:span><text:span text:style-name="_38_37">e</text:span><text:span text:style-name="_31_"> </text:span><text:span text:style-name="_34_37">w</text:span><text:span text:style-name="_38_35">a</text:span><text:span text:style-name="_38_0">s</text:span><text:span text:style-name="_33_01"> </text:span><text:span text:style-name="_38_88">s</text:span><text:span text:style-name="_31_05">m</text:span><text:span text:style-name="_34_43">o</text:span><text:span text:style-name="_38_70">k</text:span><text:span text:style-name="_31_65">i</text:span><text:span text:style-name="_34_56">n</text:span><text:span text:style-name="_37_37">g</text:span><text:span text:style-name="_31_"> </text:span><text:span text:style-name="_35_97">a</text:span><text:span text:style-name="_36_01"> </text:span><text:span text:style-name="_32_76">p</text:span><text:span text:style-name="_34_13">i</text:span><text:span text:style-name="_38_99">p</text:span><text:span text:style-name="_32_09">e</text:span><text:span text:style-name="_34_05">.</text:span><text:span text:style-name="_36_01"> </text:span><text:span text:style-name="_32_85">I</text:span><text:span text:style-name="_33_01"> </text:span><text:span text:style-name="_38_70">s</text:span><text:span text:style-name="_31_20">a</text:span><text:span text:style-name="_34_17">i</text:span><text:span text:style-name="_38_97">d</text:span><text:span text:style-name="_32_73">,</text:span><text:span text:style-name="_33_01"> </text:span><text:span text:style-name="_36_81">'</text:span><text:span text:style-name="_31_53">M</text:span><text:span text:style-name="_35_81">y</text:span><text:span text:style-name="_36_01"> </text:span><text:span text:style-name="_31_49">f</text:span><text:span text:style-name="_35_73">r</text:span><text:span text:style-name="_38_21">i</text:span><text:span text:style-name="_31_15">e</text:span><text:span text:style-name="_34_04">n</text:span><text:span text:style-name="_38_09">d</text:span><text:span text:style-name="_39_3">,</text:span><text:span text:style-name="_33_01"> </text:span><text:span text:style-name="_38_81">w</text:span><text:span text:style-name="_31_49">e</text:span><text:span text:style-name="_33_01"> </text:span><text:span text:style-name="_38_76">d</text:span><text:span text:style-name="_31_75">o</text:span><text:span text:style-name="_33_01"> </text:span><text:span text:style-name="_37_99">n</text:span><text:span text:style-name="_32_60">o</text:span><text:span text:style-name="_35_01">t</text:span><text:span text:style-name="_36_01"> </text:span><text:span text:style-name="_37_9">a</text:span><text:span text:style-name="_35_37">l</text:span><text:span text:style-name="_38_61">l</text:span><text:span text:style-name="_31_52">o</text:span><text:span text:style-name="_35_85">w</text:span><text:span text:style-name="_36_01"> </text:span><text:span text:style-name="_31_62">s</text:span><text:span text:style-name="_35_01">m</text:span><text:span text:style-name="_38_36">o</text:span><text:span text:style-name="_32_02">k</text:span><text:span text:style-name="_33_93">i</text:span><text:span text:style-name="_38_84">n</text:span><text:span text:style-name="_31_65">g</text:span><text:span text:style-name="_33_01"> </text:span><text:span text:style-name="_38_13">i</text:span><text:span text:style-name="_38_1">n</text:span><text:span text:style-name="_33_01"> </text:span><text:span text:style-name="_38_81">t</text:span><text:span text:style-name="_32_71">h</text:span><text:span text:style-name="_34_53">i</text:span><text:span text:style-name="_38_84">s</text:span><text:span text:style-name="_31_"> </text:span><text:span text:style-name="_35_85">r</text:span><text:span text:style-name="_38_11">o</text:span><text:span text:style-name="_32_96">o</text:span><text:span text:style-name="_34_05">m</text:span><text:span text:style-name="_37_37">.</text:span><text:span text:style-name="_32_61">'</text:span><text:span text:style-name="_33_01"> </text:span><text:span text:style-name="_38_61">H</text:span><text:span text:style-name="_38_1">e</text:span><text:span text:style-name="_33_01"> </text:span><text:span text:style-name="_37_76">s</text:span><text:span text:style-name="_31_55">a</text:span><text:span text:style-name="_35_37">i</text:span><text:span text:style-name="_38_13">d</text:span><text:span text:style-name="_31_"> </text:span><text:span text:style-name="_35_35">h</text:span><text:span text:style-name="_38_72">e</text:span><text:span text:style-name="_31_"> </text:span><text:span text:style-name="_35_61">w</text:span><text:span text:style-name="_39_00">a</text:span><text:span text:style-name="_32_22">s</text:span><text:span text:style-name="_33_01"> </text:span><text:span text:style-name="_38_81">a</text:span><text:span text:style-name="_31_"> </text:span><text:span text:style-name="_34_50">s</text:span><text:span text:style-name="_36_81">t</text:span><text:span text:style-name="_32_13">r</text:span><text:span text:style-name="_35_96">a</text:span><text:span text:style-name="_38_75">n</text:span><text:span text:style-name="_38_4">g</text:span><text:span text:style-name="_35_81">e</text:span><text:span text:style-name="_38_81">r</text:span><text:span text:style-name="_38_9">,</text:span><text:span text:style-name="_33_01"> </text:span><text:span text:style-name="_38_96">a</text:span><text:span text:style-name="_31_43">n</text:span><text:span text:style-name="_34_37">d</text:span><text:span text:style-name="_36_01"> </text:span><text:span text:style-name="_31_98">c</text:span><text:span text:style-name="_34_20">o</text:span><text:span text:style-name="_38_04">u</text:span><text:span text:style-name="_32_85">l</text:span><text:span text:style-name="_34_75">d</text:span><text:span text:style-name="_36_01"> </text:span><text:span text:style-name="_32_16">n</text:span><text:span text:style-name="_33_95">o</text:span><text:span text:style-name="_36_81">t</text:span><text:span text:style-name="_31_"> </text:span><text:span text:style-name="_35_12">b</text:span><text:span text:style-name="_37_79">e</text:span><text:span text:style-name="_31_"> </text:span><text:span text:style-name="_35_71">e</text:span><text:span text:style-name="_38_88">x</text:span><text:span text:style-name="_32_15">p</text:span><text:span text:style-name="_35_28">e</text:span><text:span text:style-name="_37_78">c</text:span><text:span text:style-name="_38_9">t</text:span><text:span text:style-name="_35_00">e</text:span><text:span text:style-name="_38_57">d</text:span><text:span text:style-name="_31_"> </text:span><text:span text:style-name="_35_85">t</text:span><text:span text:style-name="_37_65">o</text:span><text:span text:style-name="_31_"> </text:span><text:span text:style-name="_34_06">k</text:span><text:span text:style-name="_36_80">n</text:span><text:span text:style-name="_31_65">o</text:span><text:span text:style-name="_34_53">w</text:span><text:span text:style-name="_36_01"> </text:span><text:span text:style-name="_32_57">t</text:span><text:span text:style-name="_33_83">h</text:span><text:span text:style-name="_38_84">e</text:span><text:span text:style-name="_31_"> </text:span><text:span text:style-name="_33_77">r</text:span><text:span text:style-name="_38_40">u</text:span><text:span text:style-name="_31_17">l</text:span><text:span text:style-name="_33_79">e</text:span><text:span text:style-name="_38_21">s</text:span><text:span text:style-name="_31_"> </text:span><text:span text:style-name="_35_21">o</text:span><text:span text:style-name="_37_01">f</text:span><text:span text:style-name="_31_"> </text:span><text:span text:style-name="_35_09">t</text:span><text:span text:style-name="_36_84">h</text:span><text:span text:style-name="_32_11">e</text:span><text:span text:style-name="_33_01"> </text:span><text:span text:style-name="_38_00">h</text:span><text:span text:style-name="_32_87">o</text:span><text:span text:style-name="_35_15">u</text:span><text:span text:style-name="_37_52">s</text:span><text:span text:style-name="_31_05">e</text:span><text:span text:style-name="_35_97">:</text:span><text:span text:style-name="_36_01"> </text:span><text:span text:style-name="_37_8">s</text:span><text:span text:style-name="_34_52">a</text:span><text:span text:style-name="_37_49">i</text:span><text:span text:style-name="_31_41">d</text:span><text:span text:style-name="_33_01"> </text:span><text:span text:style-name="_37_43">h</text:span><text:span text:style-name="_32_00">e</text:span><text:span text:style-name="_33_01"> </text:span><text:span text:style-name="_37_44">h</text:span><text:span text:style-name="_32_27">a</text:span><text:span text:style-name="_35_09">d</text:span><text:span text:style-name="_36_01"> </text:span><text:span text:style-name="_31_51">b</text:span><text:span text:style-name="_35_16">e</text:span><text:span text:style-name="_38_28">e</text:span><text:span text:style-name="_32_63">n</text:span><text:span text:style-name="_33_01"> </text:span><text:span text:style-name="_36_93">i</text:span><text:span text:style-name="_32_73">n</text:span><text:span text:style-name="_33_01"> </text:span><text:span text:style-name="_38_01">m</text:span><text:span text:style-name="_32_75">a</text:span><text:span text:style-name="_35_64">n</text:span><text:span text:style-name="_38_33">y</text:span><text:span text:style-name="_31_"> </text:span><text:span text:style-name="_35_59">h</text:span><text:span text:style-name="_38_16">o</text:span><text:span text:style-name="_32_28">u</text:span><text:span text:style-name="_34_06">s</text:span><text:span text:style-name="_37_68">e</text:span><text:span text:style-name="_31_42">s</text:span><text:span text:style-name="_33_01"> </text:span><text:span text:style-name="_38_85">j</text:span><text:span text:style-name="_32_35">u</text:span><text:span text:style-name="_35_76">s</text:span><text:span text:style-name="_38_69">t</text:span><text:span text:style-name="_31_"> </text:span><text:span text:style-name="_34_40">a</text:span><text:span text:style-name="_37_42">s</text:span><text:span text:style-name="_31_"> </text:span><text:span text:style-name="_35_28">g</text:span><text:span text:style-name="_36_79">o</text:span><text:span text:style-name="_38_0">o</text:span><text:span text:style-name="_35_87">d</text:span><text:span text:style-name="_36_01"> </text:span><text:span text:style-name="_37_9">a</text:span><text:span text:style-name="_33_96">s</text:span><text:span text:style-name="_36_01"> </text:span><text:span text:style-name="_32_73">t</text:span><text:span text:style-name="_34_16">h</text:span><text:span text:style-name="_36_89">i</text:span><text:span text:style-name="_31_06">s</text:span><text:span text:style-name="_33_01"> </text:span><text:span text:style-name="_36_84">o</text:span><text:span text:style-name="_32_71">n</text:span><text:span text:style-name="_35_81">e</text:span><text:span text:style-name="_36_81">,</text:span><text:span text:style-name="_31_"> </text:span><text:span text:style-name="_35_04">a</text:span><text:span text:style-name="_38_83">n</text:span><text:span text:style-name="_32_93">d</text:span><text:span text:style-name="_33_01"> </text:span><text:span text:style-name="_37_65">i</text:span><text:span text:style-name="_39_3">t</text:span><text:span text:style-name="_33_01"> </text:span><text:span text:style-name="_36_96">h</text:span><text:span text:style-name="_31_19">a</text:span><text:span text:style-name="_35_25">d</text:span><text:span text:style-name="_36_01"> </text:span><text:span text:style-name="_32_71">n</text:span><text:span text:style-name="_35_64">e</text:span><text:span text:style-name="_36_94">v</text:span><text:span text:style-name="_32_12">e</text:span><text:span text:style-name="_33_81">r</text:span><text:span text:style-name="_36_01"> </text:span><text:span text:style-name="_32_88">b</text:span><text:span text:style-name="_33_95">e</text:span><text:span text:style-name="_38_28">e</text:span><text:span text:style-name="_31_99">n</text:span><text:span text:style-name="_33_01"> </text:span><text:span text:style-name="_37_55">o</text:span><text:span text:style-name="_32_96">b</text:span><text:span text:style-name="_35_13">j</text:span><text:span text:style-name="_36_79">e</text:span><text:span text:style-name="_33_00">c</text:span><text:span text:style-name="_35_81">t</text:span><text:span text:style-name="_38_64">e</text:span><text:span text:style-name="_31_99">d</text:span><text:span text:style-name="_33_01"> </text:span><text:span text:style-name="_37_77">t</text:span><text:span text:style-name="_31_13">o</text:span><text:span text:style-name="_33_01"> </text:span><text:span text:style-name="_37_08">b</text:span><text:span text:style-name="_31_67">e</text:span><text:span text:style-name="_35_97">f</text:span><text:span text:style-name="_37_55">o</text:span><text:span text:style-name="_32_73">r</text:span><text:span text:style-name="_34_52">e</text:span><text:span text:style-name="_37_65">.</text:span><text:span text:style-name="_31_"> </text:span><text:span text:style-name="_35_01">H</text:span><text:span text:style-name="_37_41">e</text:span><text:span text:style-name="_31_"> </text:span><text:span text:style-name="_34_04">a</text:span><text:span text:style-name="_36_83">d</text:span><text:span text:style-name="_31_75">d</text:span><text:span text:style-name="_33_96">e</text:span><text:span text:style-name="_37_61">d</text:span><text:span text:style-name="_31_"> </text:span><text:span text:style-name="_35_85">t</text:span><text:span text:style-name="_36_80">h</text:span><text:span text:style-name="_37_9">a</text:span><text:span text:style-name="_35_01">t</text:span><text:span text:style-name="_36_01"> </text:span><text:span text:style-name="_31_51">a</text:span><text:span text:style-name="_33_80">s</text:span><text:span text:style-name="_36_01"> </text:span><text:span text:style-name="_31_49">f</text:span><text:span text:style-name="_34_61">a</text:span><text:span text:style-name="_37_41">r</text:span><text:span text:style-name="_31_"> </text:span><text:span text:style-name="_35_96">a</text:span><text:span text:style-name="_37_98">s</text:span><text:span text:style-name="_31_"> </text:span><text:span text:style-name="_35_16">h</text:span><text:span text:style-name="_37_53">i</text:span><text:span text:style-name="_32_98">s</text:span><text:span text:style-name="_33_01"> </text:span><text:span text:style-name="_38_64">e</text:span><text:span text:style-name="_31_14">x</text:span><text:span text:style-name="_35_75">p</text:span><text:span text:style-name="_38_00">e</text:span><text:span text:style-name="_32_09">r</text:span><text:span text:style-name="_35_21">i</text:span><text:span text:style-name="_38_96">e</text:span><text:span text:style-name="_32_75">n</text:span><text:span text:style-name="_34_18">c</text:span><text:span text:style-name="_38_40">e</text:span><text:span text:style-name="_31_"> </text:span><text:span text:style-name="_34_17">w</text:span><text:span text:style-name="_37_67">e</text:span><text:span text:style-name="_31_08">n</text:span><text:span text:style-name="_35_73">t</text:span><text:span text:style-name="_38_69">,</text:span><text:span text:style-name="_31_"> </text:span><text:span text:style-name="_34_14">s</text:span><text:span text:style-name="_36_80">u</text:span><text:span text:style-name="_31_52">c</text:span><text:span text:style-name="_34_19">h</text:span><text:span text:style-name="_36_01"> </text:span><text:span text:style-name="_31_97">r</text:span><text:span text:style-name="_34_39">u</text:span><text:span text:style-name="_38_21">l</text:span><text:span text:style-name="_31_52">e</text:span><text:span text:style-name="_35_01">s</text:span><text:span text:style-name="_36_01"> </text:span><text:span text:style-name="_38_4">h</text:span><text:span text:style-name="_35_15">a</text:span><text:span text:style-name="_38_61">d</text:span><text:span text:style-name="_31_"> </text:span><text:span text:style-name="_35_23">n</text:span><text:span text:style-name="_37_08">e</text:span><text:span text:style-name="_32_28">v</text:span><text:span text:style-name="_34_43">e</text:span><text:span text:style-name="_37_37">r</text:span><text:span text:style-name="_31_"> </text:span><text:span text:style-name="_34_04">b</text:span><text:span text:style-name="_37_39">e</text:span><text:span text:style-name="_31_99">e</text:span><text:span text:style-name="_36_00">n</text:span><text:span text:style-name="_36_01"> </text:span><text:span text:style-name="_32_62">c</text:span><text:span text:style-name="_36_00">o</text:span><text:span text:style-name="_38_76">n</text:span><text:span text:style-name="_32_34">s</text:span><text:span text:style-name="_35_01">i</text:span><text:span text:style-name="_38_36">d</text:span><text:span text:style-name="_32_35">e</text:span><text:span text:style-name="_33_77">r</text:span><text:span text:style-name="_38_12">e</text:span><text:span text:style-name="_32_83">d</text:span><text:span text:style-name="_33_01"> </text:span><text:span text:style-name="_38_73">t</text:span><text:span text:style-name="_31_61">o</text:span><text:span text:style-name="_33_01"> </text:span><text:span text:style-name="_37_80">a</text:span><text:span text:style-name="_31_79">p</text:span><text:span text:style-name="_33_95">p</text:span><text:span text:style-name="_36_81">l</text:span><text:span text:style-name="_32_04">y</text:span><text:span text:style-name="_33_01"> </text:span><text:span text:style-name="_38_69">t</text:span><text:span text:style-name="_32_33">o</text:span><text:span text:style-name="_33_01"> </text:span><text:span text:style-name="_37_63">b</text:span><text:span text:style-name="_32_84">u</text:span><text:span text:style-name="_34_77">r</text:span><text:span text:style-name="_38_96">g</text:span><text:span text:style-name="_38_9">l</text:span><text:span text:style-name="_34_43">a</text:span><text:span text:style-name="_38_97">r</text:span><text:span text:style-name="_32_85">s</text:span><text:span text:style-name="_33_77">,</text:span><text:span text:style-name="_36_01"> </text:span><text:span text:style-name="_31_43">a</text:span><text:span text:style-name="_35_36">n</text:span><text:span text:style-name="_37_04">y</text:span><text:span text:style-name="_31_73">w</text:span><text:span text:style-name="_35_75">a</text:span><text:span text:style-name="_37_05">y</text:span><text:span text:style-name="_31_77">.</text:span></text:p>
      <text:p text:style-name="P1"><text:span text:style-name="_37_53">"</text:span><text:span text:style-name="_32_25">I</text:span><text:span text:style-name="_33_01"> </text:span><text:span text:style-name="_36_96">s</text:span><text:span text:style-name="_31_39">a</text:span><text:span text:style-name="_35_13">i</text:span><text:span text:style-name="_37_13">d</text:span><text:span text:style-name="_32_57">:</text:span><text:span text:style-name="_33_01"> </text:span><text:span text:style-name="_38_97">'</text:span><text:span text:style-name="_39_3">S</text:span><text:span text:style-name="_34_77">m</text:span><text:span text:style-name="_36_79">o</text:span><text:span text:style-name="_32_76">k</text:span><text:span text:style-name="_33_93">e</text:span><text:span text:style-name="_36_01"> </text:span><text:span text:style-name="_31_44">a</text:span><text:span text:style-name="_33_93">l</text:span><text:span text:style-name="_37_19">o</text:span><text:span text:style-name="_32_35">n</text:span><text:span text:style-name="_34_08">g</text:span><text:span text:style-name="_38_01">,</text:span><text:span text:style-name="_31_"> </text:span><text:span text:style-name="_34_41">t</text:span><text:span text:style-name="_36_83">h</text:span><text:span text:style-name="_31_80">e</text:span><text:span text:style-name="_35_37">n</text:span><text:span text:style-name="_38_81">,</text:span><text:span text:style-name="_31_"> </text:span><text:span text:style-name="_34_01">i</text:span><text:span text:style-name="_38_33">f</text:span><text:span text:style-name="_31_"> </text:span><text:span text:style-name="_35_69">i</text:span><text:span text:style-name="_37_13">t</text:span><text:span text:style-name="_31_"> </text:span><text:span text:style-name="_33_93">i</text:span><text:span text:style-name="_37_65">s</text:span><text:span text:style-name="_31_"> </text:span><text:span text:style-name="_33_77">t</text:span><text:span text:style-name="_37_16">h</text:span><text:span text:style-name="_32_35">e</text:span><text:span text:style-name="_33_01"> </text:span><text:span text:style-name="_37_50">c</text:span><text:span text:style-name="_31_64">u</text:span><text:span text:style-name="_35_84">s</text:span><text:span text:style-name="_38_21">t</text:span><text:span text:style-name="_32_83">o</text:span><text:span text:style-name="_34_77">m</text:span><text:span text:style-name="_38_69">,</text:span><text:span text:style-name="_31_"> </text:span><text:span text:style-name="_35_33">t</text:span><text:span text:style-name="_38_71">h</text:span><text:span text:style-name="_31_16">o</text:span><text:span text:style-name="_34_43">u</text:span><text:span text:style-name="_38_04">g</text:span><text:span text:style-name="_39_3">h</text:span><text:span text:style-name="_33_01"> </text:span><text:span text:style-name="_36_81">I</text:span><text:span text:style-name="_31_"> </text:span><text:span text:style-name="_33_93">t</text:span><text:span text:style-name="_38_60">h</text:span><text:span text:style-name="_31_05">i</text:span><text:span text:style-name="_34_03">n</text:span><text:span text:style-name="_37_37">k</text:span><text:span text:style-name="_31_"> </text:span><text:span text:style-name="_33_81">t</text:span><text:span text:style-name="_37_67">h</text:span><text:span text:style-name="_31_52">a</text:span><text:span text:style-name="_33_89">t</text:span><text:span text:style-name="_36_01"> </text:span><text:span text:style-name="_39_3">t</text:span><text:span text:style-name="_34_39">h</text:span><text:span text:style-name="_38_40">e</text:span><text:span text:style-name="_31_"> </text:span><text:span text:style-name="_35_88">c</text:span><text:span text:style-name="_37_55">o</text:span><text:span text:style-name="_32_40">n</text:span><text:span text:style-name="_34_38">c</text:span><text:span text:style-name="_38_04">e</text:span><text:span text:style-name="_32_59">d</text:span><text:span text:style-name="_33_93">i</text:span><text:span text:style-name="_37_99">n</text:span><text:span text:style-name="_32_24">g</text:span><text:span text:style-name="_33_01"> </text:span><text:span text:style-name="_38_97">o</text:span><text:span text:style-name="_32_57">f</text:span><text:span text:style-name="_33_01"> </text:span><text:span text:style-name="_37_53">a</text:span><text:span text:style-name="_31_"> </text:span><text:span text:style-name="_34_44">p</text:span><text:span text:style-name="_37_05">r</text:span><text:span text:style-name="_31_73">i</text:span><text:span text:style-name="_35_86">v</text:span><text:span text:style-name="_37_05">i</text:span><text:span text:style-name="_32_97">l</text:span><text:span text:style-name="_35_95">e</text:span><text:span text:style-name="_36_92">g</text:span><text:span text:style-name="_31_53">e</text:span><text:span text:style-name="_33_01"> </text:span><text:span text:style-name="_38_01">t</text:span><text:span text:style-name="_31_97">o</text:span><text:span text:style-name="_33_01"> </text:span><text:span text:style-name="_38_93">a</text:span><text:span text:style-name="_31_"> </text:span><text:span text:style-name="_34_52">b</text:span><text:span text:style-name="_37_19">u</text:span><text:span text:style-name="_31_13">r</text:span><text:span text:style-name="_33_84">g</text:span><text:span text:style-name="_38_21">l</text:span><text:span text:style-name="_32_83">a</text:span><text:span text:style-name="_35_33">r</text:span><text:span text:style-name="_36_01"> </text:span><text:span text:style-name="_38_9">w</text:span><text:span text:style-name="_34_19">h</text:span><text:span text:style-name="_36_93">i</text:span><text:span text:style-name="_32_40">c</text:span><text:span text:style-name="_35_69">h</text:span><text:span text:style-name="_36_01"> </text:span><text:span text:style-name="_32_37">i</text:span><text:span text:style-name="_33_77">s</text:span><text:span text:style-name="_36_01"> </text:span><text:span text:style-name="_32_87">d</text:span><text:span text:style-name="_34_08">e</text:span><text:span text:style-name="_38_04">n</text:span><text:span text:style-name="_31_61">i</text:span><text:span text:style-name="_35_11">e</text:span><text:span text:style-name="_38_09">d</text:span><text:span text:style-name="_31_"> </text:span><text:span text:style-name="_33_77">t</text:span><text:span text:style-name="_38_09">o</text:span><text:span text:style-name="_31_"> </text:span><text:span text:style-name="_35_13">a</text:span><text:span text:style-name="_36_01"> </text:span><text:span text:style-name="_39_6">b</text:span><text:span text:style-name="_34_65">i</text:span><text:span text:style-name="_38_94">s</text:span><text:span text:style-name="_32_11">h</text:span><text:span text:style-name="_34_16">o</text:span><text:span text:style-name="_36_93">p</text:span><text:span text:style-name="_31_"> </text:span><text:span text:style-name="_35_21">i</text:span><text:span text:style-name="_37_61">s</text:span><text:span text:style-name="_31_"> </text:span><text:span text:style-name="_34_41">a</text:span><text:span text:style-name="_36_01"> </text:span><text:span text:style-name="_32_40">c</text:span><text:span text:style-name="_33_79">o</text:span><text:span text:style-name="_38_04">n</text:span><text:span text:style-name="_32_34">s</text:span><text:span text:style-name="_35_99">p</text:span><text:span text:style-name="_38_85">i</text:span><text:span text:style-name="_31_20">c</text:span><text:span text:style-name="_34_04">u</text:span><text:span text:style-name="_37_99">o</text:span><text:span text:style-name="_32_95">u</text:span><text:span text:style-name="_34_04">s</text:span><text:span text:style-name="_36_01"> </text:span><text:span text:style-name="_39_6">s</text:span><text:span text:style-name="_34_37">i</text:span><text:span text:style-name="_38_71">g</text:span><text:span text:style-name="_32_97">n</text:span><text:span text:style-name="_33_01"> </text:span><text:span text:style-name="_38_73">o</text:span><text:span text:style-name="_32_81">f</text:span><text:span text:style-name="_33_01"> </text:span><text:span text:style-name="_37_61">t</text:span><text:span text:style-name="_32_00">h</text:span><text:span text:style-name="_34_03">e</text:span><text:span text:style-name="_36_01"> </text:span><text:span text:style-name="_32_69">l</text:span><text:span text:style-name="_34_51">o</text:span><text:span text:style-name="_38_96">o</text:span><text:span text:style-name="_32_86">s</text:span><text:span text:style-name="_35_76">e</text:span><text:span text:style-name="_39_00">n</text:span><text:span text:style-name="_31_15">e</text:span><text:span text:style-name="_35_12">s</text:span><text:span text:style-name="_36_90">s</text:span><text:span text:style-name="_31_"> </text:span><text:span text:style-name="_35_09">o</text:span><text:span text:style-name="_37_01">f</text:span><text:span text:style-name="_31_"> </text:span><text:span text:style-name="_34_77">t</text:span><text:span text:style-name="_37_04">h</text:span><text:span text:style-name="_32_35">e</text:span><text:span text:style-name="_33_01"> </text:span><text:span text:style-name="_38_61">t</text:span><text:span text:style-name="_31_77">i</text:span><text:span text:style-name="_34_61">m</text:span><text:span text:style-name="_38_88">e</text:span><text:span text:style-name="_31_54">s</text:span><text:span text:style-name="_35_33">.</text:span><text:span text:style-name="_36_01"> </text:span><text:span text:style-name="_32_21">B</text:span><text:span text:style-name="_35_85">u</text:span><text:span text:style-name="_38_69">t</text:span><text:span text:style-name="_31_"> </text:span><text:span text:style-name="_33_77">w</text:span><text:span text:style-name="_37_40">a</text:span><text:span text:style-name="_32_81">i</text:span><text:span text:style-name="_33_78">v</text:span><text:span text:style-name="_37_77">i</text:span><text:span text:style-name="_32_03">n</text:span><text:span text:style-name="_35_88">g</text:span><text:span text:style-name="_36_01"> </text:span><text:span text:style-name="_32_13">a</text:span><text:span text:style-name="_35_93">l</text:span><text:span text:style-name="_38_01">l</text:span><text:span text:style-name="_31_"> </text:span><text:span text:style-name="_34_01">t</text:span><text:span text:style-name="_38_83">h</text:span><text:span text:style-name="_31_56">a</text:span><text:span text:style-name="_35_73">t</text:span><text:span text:style-name="_38_09">,</text:span><text:span text:style-name="_31_"> </text:span><text:span text:style-name="_33_89">w</text:span><text:span text:style-name="_38_24">h</text:span><text:span text:style-name="_31_03">a</text:span><text:span text:style-name="_34_97">t</text:span><text:span text:style-name="_36_01"> </text:span><text:span text:style-name="_32_04">b</text:span><text:span text:style-name="_33_91">u</text:span><text:span text:style-name="_36_94">s</text:span><text:span text:style-name="_32_85">i</text:span><text:span text:style-name="_35_12">n</text:span><text:span text:style-name="_38_04">e</text:span><text:span text:style-name="_31_78">s</text:span><text:span text:style-name="_35_33">s</text:span><text:span text:style-name="_36_01"> </text:span><text:span text:style-name="_32_40">h</text:span><text:span text:style-name="_33_95">a</text:span><text:span text:style-name="_38_38">v</text:span><text:span text:style-name="_32_40">e</text:span><text:span text:style-name="_33_01"> </text:span><text:span text:style-name="_38_72">y</text:span><text:span text:style-name="_32_35">o</text:span><text:span text:style-name="_35_73">u</text:span><text:span text:style-name="_36_01"> </text:span><text:span text:style-name="_32_13">t</text:span><text:span text:style-name="_34_01">o</text:span><text:span text:style-name="_36_01"> </text:span><text:span text:style-name="_31_15">b</text:span><text:span text:style-name="_35_00">e</text:span><text:span text:style-name="_36_01"> </text:span><text:span text:style-name="_32_40">e</text:span><text:span text:style-name="_34_15">n</text:span><text:span text:style-name="_36_89">t</text:span><text:span text:style-name="_31_56">e</text:span><text:span text:style-name="_35_21">r</text:span><text:span text:style-name="_37_65">i</text:span><text:span text:style-name="_31_63">n</text:span><text:span text:style-name="_33_77">g</text:span><text:span text:style-name="_36_01"> </text:span><text:span text:style-name="_38_1">t</text:span><text:span text:style-name="_33_83">h</text:span><text:span text:style-name="_36_77">i</text:span><text:span text:style-name="_31_64">s</text:span><text:span text:style-name="_33_01"> </text:span><text:span text:style-name="_37_64">h</text:span><text:span text:style-name="_32_71">o</text:span><text:span text:style-name="_34_67">u</text:span><text:span text:style-name="_37_16">s</text:span><text:span text:style-name="_31_77">e</text:span><text:span text:style-name="_33_01"> </text:span><text:span text:style-name="_38_25">i</text:span><text:span text:style-name="_31_13">n</text:span><text:span text:style-name="_33_01"> </text:span><text:span text:style-name="_38_13">t</text:span><text:span text:style-name="_31_64">h</text:span><text:span text:style-name="_35_01">i</text:span><text:span text:style-name="_36_94">s</text:span><text:span text:style-name="_31_"> </text:span><text:span text:style-name="_35_01">f</text:span><text:span text:style-name="_37_67">u</text:span><text:span text:style-name="_31_49">r</text:span><text:span text:style-name="_34_77">t</text:span><text:span text:style-name="_38_93">i</text:span><text:span text:style-name="_31_52">v</text:span><text:span text:style-name="_34_13">e</text:span><text:span text:style-name="_36_01"> </text:span><text:span text:style-name="_31_43">a</text:span><text:span text:style-name="_34_80">n</text:span><text:span text:style-name="_38_97">d</text:span><text:span text:style-name="_31_"> </text:span><text:span text:style-name="_34_50">c</text:span><text:span text:style-name="_37_65">l</text:span><text:span text:style-name="_32_96">a</text:span><text:span text:style-name="_35_00">n</text:span><text:span text:style-name="_37_51">d</text:span><text:span text:style-name="_31_64">e</text:span><text:span text:style-name="_34_74">s</text:span><text:span text:style-name="_38_33">t</text:span><text:span text:style-name="_37_7">i</text:span><text:span text:style-name="_35_75">n</text:span><text:span text:style-name="_37_68">e</text:span><text:span text:style-name="_31_"> </text:span><text:span text:style-name="_34_61">w</text:span><text:span text:style-name="_38_64">a</text:span><text:span text:style-name="_31_78">y</text:span><text:span text:style-name="_35_81">,</text:span><text:span text:style-name="_36_01"> </text:span><text:span text:style-name="_37_7">w</text:span><text:span text:style-name="_35_69">i</text:span><text:span text:style-name="_36_89">t</text:span><text:span text:style-name="_32_23">h</text:span><text:span text:style-name="_34_40">o</text:span><text:span text:style-name="_38_13">u</text:span><text:span text:style-name="_32_61">t</text:span><text:span text:style-name="_33_01"> </text:span><text:span text:style-name="_36_81">r</text:span><text:span text:style-name="_31_73">i</text:span><text:span text:style-name="_35_88">n</text:span><text:span text:style-name="_37_19">g</text:span><text:span text:style-name="_32_25">i</text:span><text:span text:style-name="_35_87">n</text:span><text:span text:style-name="_37_56">g</text:span><text:span text:style-name="_31_"> </text:span><text:span text:style-name="_34_13">t</text:span><text:span text:style-name="_38_40">h</text:span><text:span text:style-name="_32_75">e</text:span><text:span text:style-name="_33_01"> </text:span><text:span text:style-name="_38_99">b</text:span><text:span text:style-name="_31_16">u</text:span><text:span text:style-name="_35_81">r</text:span><text:span text:style-name="_37_15">g</text:span><text:span text:style-name="_32_97">l</text:span><text:span text:style-name="_35_24">a</text:span><text:span text:style-name="_38_21">r</text:span><text:span text:style-name="_31_"> </text:span><text:span text:style-name="_34_76">a</text:span><text:span text:style-name="_37_01">l</text:span><text:span text:style-name="_32_75">a</text:span><text:span text:style-name="_34_05">r</text:span><text:span text:style-name="_38_93">m</text:span><text:span text:style-name="_31_61">?</text:span><text:span text:style-name="_34_97">'</text:span></text:p>
      <text:p text:style-name="P1"><text:span text:style-name="_31_41">"</text:span><text:span text:style-name="_34_05">H</text:span><text:span text:style-name="_38_37">e</text:span><text:span text:style-name="_31_"> </text:span><text:span text:style-name="_35_21">l</text:span><text:span text:style-name="_38_63">o</text:span><text:span text:style-name="_31_44">o</text:span><text:span text:style-name="_34_18">k</text:span><text:span text:style-name="_37_68">e</text:span><text:span text:style-name="_31_13">d</text:span><text:span text:style-name="_33_01"> </text:span><text:span text:style-name="_37_02">c</text:span><text:span text:style-name="_31_76">o</text:span><text:span text:style-name="_35_28">n</text:span><text:span text:style-name="_38_37">f</text:span><text:span text:style-name="_31_51">u</text:span><text:span text:style-name="_33_80">s</text:span><text:span text:style-name="_37_51">e</text:span><text:span text:style-name="_31_97">d</text:span><text:span text:style-name="_33_01"> </text:span><text:span text:style-name="_38_36">a</text:span><text:span text:style-name="_31_43">n</text:span><text:span text:style-name="_34_17">d</text:span><text:span text:style-name="_36_01"> </text:span><text:span text:style-name="_32_12">a</text:span><text:span text:style-name="_35_62">s</text:span><text:span text:style-name="_38_96">h</text:span><text:span text:style-name="_32_27">a</text:span><text:span text:style-name="_35_01">m</text:span><text:span text:style-name="_38_40">e</text:span><text:span text:style-name="_32_75">d</text:span><text:span text:style-name="_34_49">,</text:span><text:span text:style-name="_36_01"> </text:span><text:span text:style-name="_31_04">a</text:span><text:span text:style-name="_35_27">n</text:span><text:span text:style-name="_38_81">d</text:span><text:span text:style-name="_31_"> </text:span><text:span text:style-name="_35_88">s</text:span><text:span text:style-name="_37_55">a</text:span><text:span text:style-name="_37_7">i</text:span><text:span text:style-name="_34_97">d</text:span><text:span text:style-name="_38_97">,</text:span><text:span text:style-name="_31_"> </text:span><text:span text:style-name="_35_13">w</text:span><text:span text:style-name="_36_81">i</text:span><text:span text:style-name="_31_77">t</text:span><text:span text:style-name="_35_61">h</text:span><text:span text:style-name="_36_01"> </text:span><text:span text:style-name="_38_4">e</text:span><text:span text:style-name="_34_01">m</text:span><text:span text:style-name="_38_27">b</text:span><text:span text:style-name="_31_56">a</text:span><text:span text:style-name="_33_81">r</text:span><text:span text:style-name="_38_73">r</text:span><text:span text:style-name="_38_3">a</text:span><text:span text:style-name="_35_26">s</text:span><text:span text:style-name="_38_76">s</text:span><text:span text:style-name="_32_21">m</text:span><text:span text:style-name="_33_91">e</text:span><text:span text:style-name="_37_52">n</text:span><text:span text:style-name="_31_01">t</text:span><text:span text:style-name="_35_09">:</text:span><text:span text:style-name="_36_01"> </text:span><text:span text:style-name="_32_25">'</text:span><text:span text:style-name="_35_85">I</text:span><text:span text:style-name="_36_01"> </text:span><text:span text:style-name="_32_63">b</text:span><text:span text:style-name="_36_00">e</text:span><text:span text:style-name="_36_89">g</text:span><text:span text:style-name="_31_"> </text:span><text:span text:style-name="_33_81">a</text:span><text:span text:style-name="_36_01"> </text:span><text:span text:style-name="_31_05">t</text:span><text:span text:style-name="_35_76">h</text:span><text:span text:style-name="_38_03">o</text:span><text:span text:style-name="_32_71">u</text:span><text:span text:style-name="_33_96">s</text:span><text:span text:style-name="_36_96">a</text:span><text:span text:style-name="_32_11">n</text:span><text:span text:style-name="_33_93">d</text:span><text:span text:style-name="_36_01"> </text:span><text:span text:style-name="_32_64">p</text:span><text:span text:style-name="_35_87">a</text:span><text:span text:style-name="_37_65">r</text:span><text:span text:style-name="_31_16">d</text:span><text:span text:style-name="_35_83">o</text:span><text:span text:style-name="_37_68">n</text:span><text:span text:style-name="_31_66">s</text:span><text:span text:style-name="_34_17">.</text:span><text:span text:style-name="_36_01"> </text:span><text:span text:style-name="_38_1">I</text:span><text:span text:style-name="_33_01"> </text:span><text:span text:style-name="_37_56">d</text:span><text:span text:style-name="_32_69">i</text:span><text:span text:style-name="_34_03">d</text:span><text:span text:style-name="_36_01"> </text:span><text:span text:style-name="_39_6">n</text:span><text:span text:style-name="_35_39">o</text:span><text:span text:style-name="_38_33">t</text:span><text:span text:style-name="_31_"> </text:span><text:span text:style-name="_35_94">k</text:span><text:span text:style-name="_36_96">n</text:span><text:span text:style-name="_32_73">o</text:span><text:span text:style-name="_35_57">w</text:span><text:span text:style-name="_36_01"> </text:span><text:span text:style-name="_38_4">y</text:span><text:span text:style-name="_35_03">o</text:span><text:span text:style-name="_38_73">u</text:span><text:span text:style-name="_31_"> </text:span><text:span text:style-name="_35_35">h</text:span><text:span text:style-name="_38_40">a</text:span><text:span text:style-name="_32_33">d</text:span><text:span text:style-name="_33_01"> </text:span><text:span text:style-name="_37_65">a</text:span><text:span text:style-name="_31_"> </text:span><text:span text:style-name="_34_79">b</text:span><text:span text:style-name="_37_08">u</text:span><text:span text:style-name="_32_37">r</text:span><text:span text:style-name="_34_76">g</text:span><text:span text:style-name="_37_05">l</text:span><text:span text:style-name="_31_43">a</text:span><text:span text:style-name="_34_41">r</text:span><text:span text:style-name="_36_01"> </text:span><text:span text:style-name="_33_00">a</text:span><text:span text:style-name="_34_77">l</text:span><text:span text:style-name="_37_99">a</text:span><text:span text:style-name="_31_05">r</text:span><text:span text:style-name="_35_21">m</text:span><text:span text:style-name="_38_57">,</text:span><text:span text:style-name="_31_"> </text:span><text:span text:style-name="_35_60">e</text:span><text:span text:style-name="_38_69">l</text:span><text:span text:style-name="_31_66">s</text:span><text:span text:style-name="_34_77">e</text:span><text:span text:style-name="_36_01"> </text:span><text:span text:style-name="_32_01">I</text:span><text:span text:style-name="_33_01"> </text:span><text:span text:style-name="_36_77">w</text:span><text:span text:style-name="_31_04">o</text:span><text:span text:style-name="_33_83">u</text:span><text:span text:style-name="_37_49">l</text:span><text:span text:style-name="_32_09">d</text:span><text:span text:style-name="_33_01"> </text:span><text:span text:style-name="_37_20">h</text:span><text:span text:style-name="_32_35">a</text:span><text:span text:style-name="_35_38">v</text:span><text:span text:style-name="_37_44">e</text:span><text:span text:style-name="_31_"> </text:span><text:span text:style-name="_34_65">r</text:span><text:span text:style-name="_38_84">u</text:span><text:span text:style-name="_32_35">n</text:span><text:span text:style-name="_34_37">g</text:span><text:span text:style-name="_36_01"> </text:span><text:span text:style-name="_32_69">i</text:span><text:span text:style-name="_33_93">t</text:span><text:span text:style-name="_37_65">.</text:span><text:span text:style-name="_31_"> </text:span><text:span text:style-name="_35_33">I</text:span><text:span text:style-name="_36_01"> </text:span><text:span text:style-name="_31_43">b</text:span><text:span text:style-name="_36_00">e</text:span><text:span text:style-name="_38_93">g</text:span><text:span text:style-name="_31_"> </text:span><text:span text:style-name="_34_62">y</text:span><text:span text:style-name="_38_84">o</text:span><text:span text:style-name="_32_73">u</text:span><text:span text:style-name="_33_01"> </text:span><text:span text:style-name="_38_93">w</text:span><text:span text:style-name="_32_01">i</text:span><text:span text:style-name="_34_49">l</text:span><text:span text:style-name="_37_65">l</text:span><text:span text:style-name="_31_"> </text:span><text:span text:style-name="_34_16">n</text:span><text:span text:style-name="_37_75">o</text:span><text:span text:style-name="_31_77">t</text:span><text:span text:style-name="_33_01"> </text:span><text:span text:style-name="_37_97">m</text:span><text:span text:style-name="_31_79">e</text:span><text:span text:style-name="_34_68">n</text:span><text:span text:style-name="_38_09">t</text:span><text:span text:style-name="_31_05">i</text:span><text:span text:style-name="_34_19">o</text:span><text:span text:style-name="_37_20">n</text:span><text:span text:style-name="_31_"> </text:span><text:span text:style-name="_35_13">i</text:span><text:span text:style-name="_37_53">t</text:span><text:span text:style-name="_31_"> </text:span><text:span text:style-name="_35_85">w</text:span><text:span text:style-name="_38_24">h</text:span><text:span text:style-name="_31_19">e</text:span><text:span text:style-name="_35_73">r</text:span><text:span text:style-name="_37_77">e</text:span><text:span text:style-name="_31_"> </text:span><text:span text:style-name="_35_01">m</text:span><text:span text:style-name="_37_49">y</text:span><text:span text:style-name="_31_"> </text:span><text:span text:style-name="_34_39">p</text:span><text:span text:style-name="_38_04">a</text:span><text:span text:style-name="_31_61">r</text:span><text:span text:style-name="_35_24">e</text:span><text:span text:style-name="_38_39">n</text:span><text:span text:style-name="_32_21">t</text:span><text:span text:style-name="_35_85">s</text:span><text:span text:style-name="_36_01"> </text:span><text:span text:style-name="_32_01">m</text:span><text:span text:style-name="_33_83">a</text:span><text:span text:style-name="_38_04">y</text:span><text:span text:style-name="_31_"> </text:span><text:span text:style-name="_35_40">h</text:span><text:span text:style-name="_38_95">e</text:span><text:span text:style-name="_31_13">a</text:span><text:span text:style-name="_33_93">r</text:span><text:span text:style-name="_36_01"> </text:span><text:span text:style-name="_32_25">o</text:span><text:span text:style-name="_35_81">f</text:span><text:span text:style-name="_36_01"> </text:span><text:span text:style-name="_31_49">i</text:span><text:span text:style-name="_33_77">t</text:span><text:span text:style-name="_38_61">,</text:span><text:span text:style-name="_31_"> </text:span><text:span text:style-name="_35_01">f</text:span><text:span text:style-name="_37_53">o</text:span><text:span text:style-name="_32_09">r</text:span><text:span text:style-name="_33_01"> </text:span><text:span text:style-name="_36_77">t</text:span><text:span text:style-name="_32_99">h</text:span><text:span text:style-name="_35_84">e</text:span><text:span text:style-name="_36_77">y</text:span><text:span text:style-name="_31_"> </text:span><text:span text:style-name="_35_63">a</text:span><text:span text:style-name="_37_05">r</text:span><text:span text:style-name="_31_76">e</text:span><text:span text:style-name="_33_01"> </text:span><text:span text:style-name="_37_75">o</text:span><text:span text:style-name="_31_05">l</text:span><text:span text:style-name="_35_04">d</text:span><text:span text:style-name="_36_01"> </text:span><text:span text:style-name="_32_96">a</text:span><text:span text:style-name="_34_63">n</text:span><text:span text:style-name="_36_93">d</text:span><text:span text:style-name="_31_"> </text:span><text:span text:style-name="_35_25">f</text:span><text:span text:style-name="_36_80">e</text:span><text:span text:style-name="_32_11">e</text:span><text:span text:style-name="_34_63">b</text:span><text:span text:style-name="_36_77">l</text:span><text:span text:style-name="_32_72">e</text:span><text:span text:style-name="_35_81">,</text:span><text:span text:style-name="_36_01"> </text:span><text:span text:style-name="_32_16">a</text:span><text:span text:style-name="_35_39">n</text:span><text:span text:style-name="_38_25">d</text:span><text:span text:style-name="_31_"> </text:span><text:span text:style-name="_35_34">s</text:span><text:span text:style-name="_38_96">u</text:span><text:span text:style-name="_31_52">c</text:span><text:span text:style-name="_35_75">h</text:span><text:span text:style-name="_36_01"> </text:span><text:span text:style-name="_38_9">a</text:span><text:span text:style-name="_33_01"> </text:span><text:span text:style-name="_38_22">s</text:span><text:span text:style-name="_31_04">e</text:span><text:span text:style-name="_35_95">e</text:span><text:span text:style-name="_37_77">m</text:span><text:span text:style-name="_32_81">i</text:span><text:span text:style-name="_35_76">n</text:span><text:span text:style-name="_37_08">g</text:span><text:span text:style-name="_38_9">l</text:span><text:span text:style-name="_35_86">y</text:span><text:span text:style-name="_36_01"> </text:span><text:span text:style-name="_31_65">w</text:span><text:span text:style-name="_35_83">a</text:span><text:span text:style-name="_37_40">n</text:span><text:span text:style-name="_32_09">t</text:span><text:span text:style-name="_35_84">o</text:span><text:span text:style-name="_38_59">n</text:span><text:span text:style-name="_31_"> </text:span><text:span text:style-name="_35_04">b</text:span><text:span text:style-name="_36_93">r</text:span><text:span text:style-name="_31_03">e</text:span><text:span text:style-name="_35_28">a</text:span><text:span text:style-name="_38_02">c</text:span><text:span text:style-name="_32_69">h</text:span><text:span text:style-name="_33_01"> </text:span><text:span text:style-name="_37_41">o</text:span><text:span text:style-name="_31_61">f</text:span><text:span text:style-name="_33_01"> </text:span><text:span text:style-name="_38_93">t</text:span><text:span text:style-name="_31_20">h</text:span><text:span text:style-name="_34_43">e</text:span><text:span text:style-name="_36_01"> </text:span><text:span text:style-name="_31_67">h</text:span><text:span text:style-name="_35_76">a</text:span><text:span text:style-name="_37_05">l</text:span><text:span text:style-name="_32_61">l</text:span><text:span text:style-name="_35_39">o</text:span><text:span text:style-name="_38_33">w</text:span><text:span text:style-name="_31_56">e</text:span><text:span text:style-name="_34_53">d</text:span><text:span text:style-name="_36_01"> </text:span><text:span text:style-name="_31_50">c</text:span><text:span text:style-name="_33_96">o</text:span><text:span text:style-name="_37_52">n</text:span><text:span text:style-name="_32_10">v</text:span><text:span text:style-name="_35_39">e</text:span><text:span text:style-name="_38_04">n</text:span><text:span text:style-name="_31_17">t</text:span><text:span text:style-name="_35_37">i</text:span><text:span text:style-name="_38_99">o</text:span><text:span text:style-name="_32_36">n</text:span><text:span text:style-name="_34_39">a</text:span><text:span text:style-name="_38_85">l</text:span><text:span text:style-name="_32_61">i</text:span><text:span text:style-name="_34_61">t</text:span><text:span text:style-name="_37_17">i</text:span><text:span text:style-name="_31_08">e</text:span><text:span text:style-name="_33_93">s</text:span><text:span text:style-name="_36_01"> </text:span><text:span text:style-name="_32_01">o</text:span><text:span text:style-name="_33_77">f</text:span><text:span text:style-name="_36_01"> </text:span><text:span text:style-name="_32_39">o</text:span><text:span text:style-name="_34_40">u</text:span><text:span text:style-name="_37_61">r</text:span><text:span text:style-name="_31_"> </text:span><text:span text:style-name="_34_37">C</text:span><text:span text:style-name="_38_96">h</text:span><text:span text:style-name="_31_17">r</text:span><text:span text:style-name="_34_17">i</text:span><text:span text:style-name="_38_94">s</text:span><text:span text:style-name="_39_3">t</text:span><text:span text:style-name="_35_09">i</text:span><text:span text:style-name="_37_99">a</text:span><text:span text:style-name="_32_00">n</text:span><text:span text:style-name="_33_01"> </text:span><text:span text:style-name="_37_98">c</text:span><text:span text:style-name="_32_97">i</text:span><text:span text:style-name="_33_84">v</text:span><text:span text:style-name="_38_93">i</text:span><text:span text:style-name="_32_69">l</text:span><text:span text:style-name="_35_13">i</text:span><text:span text:style-name="_37_50">z</text:span><text:span text:style-name="_31_16">a</text:span><text:span text:style-name="_35_97">t</text:span><text:span text:style-name="_38_33">i</text:span><text:span text:style-name="_31_08">o</text:span><text:span text:style-name="_35_03">n</text:span><text:span text:style-name="_36_01"> </text:span><text:span text:style-name="_31_37">m</text:span><text:span text:style-name="_35_33">i</text:span><text:span text:style-name="_38_76">g</text:span><text:span text:style-name="_32_83">h</text:span><text:span text:style-name="_35_21">t</text:span><text:span text:style-name="_36_01"> </text:span><text:span text:style-name="_32_97">a</text:span><text:span text:style-name="_34_01">l</text:span><text:span text:style-name="_37_65">l</text:span><text:span text:style-name="_31_"> </text:span><text:span text:style-name="_35_09">t</text:span><text:span text:style-name="_36_83">o</text:span><text:span text:style-name="_38_4">o</text:span><text:span text:style-name="_33_01"> </text:span><text:span text:style-name="_38_37">r</text:span><text:span text:style-name="_32_11">u</text:span><text:span text:style-name="_34_80">d</text:span><text:span text:style-name="_39_00">e</text:span><text:span text:style-name="_32_61">l</text:span><text:span text:style-name="_34_50">y</text:span><text:span text:style-name="_36_01"> </text:span><text:span text:style-name="_31_74">s</text:span><text:span text:style-name="_33_80">u</text:span><text:span text:style-name="_37_03">n</text:span><text:span text:style-name="_31_40">d</text:span><text:span text:style-name="_33_77">e</text:span><text:span text:style-name="_38_69">r</text:span><text:span text:style-name="_31_"> </text:span><text:span text:style-name="_35_85">t</text:span><text:span text:style-name="_36_96">h</text:span><text:span text:style-name="_31_63">e</text:span><text:span text:style-name="_33_01"> </text:span><text:span text:style-name="_38_97">f</text:span><text:span text:style-name="_31_05">r</text:span><text:span text:style-name="_35_21">a</text:span><text:span text:style-name="_36_77">i</text:span><text:span text:style-name="_32_33">l</text:span><text:span text:style-name="_33_01"> </text:span><text:span text:style-name="_38_76">b</text:span><text:span text:style-name="_32_25">r</text:span><text:span text:style-name="_35_93">i</text:span><text:span text:style-name="_38_35">d</text:span><text:span text:style-name="_31_75">g</text:span><text:span text:style-name="_34_52">e</text:span><text:span text:style-name="_36_01"> </text:span><text:span text:style-name="_31_01">w</text:span><text:span text:style-name="_33_83">h</text:span><text:span text:style-name="_36_93">i</text:span><text:span text:style-name="_31_52">c</text:span><text:span text:style-name="_34_49">h</text:span><text:span text:style-name="_36_01"> </text:span><text:span text:style-name="_31_43">h</text:span><text:span text:style-name="_33_96">a</text:span><text:span text:style-name="_38_87">n</text:span><text:span text:style-name="_32_12">g</text:span><text:span text:style-name="_34_65">s</text:span><text:span text:style-name="_36_01"> </text:span><text:span text:style-name="_31_39">d</text:span><text:span text:style-name="_35_36">a</text:span><text:span text:style-name="_38_73">r</text:span><text:span text:style-name="_32_58">k</text:span><text:span text:style-name="_34_53">l</text:span><text:span text:style-name="_37_13">i</text:span><text:span text:style-name="_32_40">n</text:span><text:span text:style-name="_35_21">g</text:span><text:span text:style-name="_36_01"> </text:span><text:span text:style-name="_32_39">b</text:span><text:span text:style-name="_34_08">e</text:span><text:span text:style-name="_38_09">t</text:span><text:span text:style-name="_32_61">w</text:span><text:span text:style-name="_34_08">e</text:span><text:span text:style-name="_36_95">e</text:span><text:span text:style-name="_31_37">n</text:span><text:span text:style-name="_33_01"> </text:span><text:span text:style-name="_37_53">t</text:span><text:span text:style-name="_32_35">h</text:span><text:span text:style-name="_35_88">e</text:span><text:span text:style-name="_36_01"> </text:span><text:span text:style-name="_32_83">p</text:span><text:span text:style-name="_35_00">a</text:span><text:span text:style-name="_37_65">l</text:span><text:span text:style-name="_31_17">e</text:span><text:span text:style-name="_33_01"> </text:span><text:span text:style-name="_39_00">a</text:span><text:span text:style-name="_32_03">n</text:span><text:span text:style-name="_33_93">d</text:span><text:span text:style-name="_36_01"> </text:span><text:span text:style-name="_31_99">e</text:span><text:span text:style-name="_35_00">v</text:span><text:span text:style-name="_38_64">a</text:span><text:span text:style-name="_31_19">n</text:span><text:span text:style-name="_34_99">e</text:span><text:span text:style-name="_37_04">s</text:span><text:span text:style-name="_31_74">c</text:span><text:span text:style-name="_35_72">e</text:span><text:span text:style-name="_37_01">n</text:span><text:span text:style-name="_31_97">t</text:span><text:span text:style-name="_33_01"> </text:span><text:span text:style-name="_37_80">p</text:span><text:span text:style-name="_32_21">r</text:span><text:span text:style-name="_35_15">e</text:span><text:span text:style-name="_37_68">s</text:span><text:span text:style-name="_31_55">e</text:span><text:span text:style-name="_33_89">n</text:span><text:span text:style-name="_37_37">t</text:span><text:span text:style-name="_31_"> </text:span><text:span text:style-name="_34_15">a</text:span><text:span text:style-name="_38_24">n</text:span><text:span text:style-name="_32_85">d</text:span><text:span text:style-name="_33_01"> </text:span><text:span text:style-name="_38_25">t</text:span><text:span text:style-name="_32_36">h</text:span><text:span text:style-name="_35_87">e</text:span><text:span text:style-name="_36_01"> </text:span><text:span text:style-name="_32_24">s</text:span><text:span text:style-name="_35_87">o</text:span><text:span text:style-name="_38_69">l</text:span><text:span text:style-name="_32_88">e</text:span><text:span text:style-name="_35_01">m</text:span><text:span text:style-name="_37_75">n</text:span><text:span text:style-name="_31_"> </text:span><text:span text:style-name="_35_00">g</text:span><text:span text:style-name="_36_89">r</text:span><text:span text:style-name="_31_07">e</text:span><text:span text:style-name="_34_97">a</text:span><text:span text:style-name="_38_81">t</text:span><text:span text:style-name="_31_"> </text:span><text:span text:style-name="_35_95">d</text:span><text:span text:style-name="_37_04">e</text:span><text:span text:style-name="_31_67">e</text:span><text:span text:style-name="_34_20">p</text:span><text:span text:style-name="_37_13">s</text:span><text:span text:style-name="_31_"> </text:span><text:span text:style-name="_34_13">o</text:span><text:span text:style-name="_38_09">f</text:span><text:span text:style-name="_31_"> </text:span><text:span text:style-name="_35_69">t</text:span><text:span text:style-name="_37_63">h</text:span><text:span text:style-name="_31_04">e</text:span><text:span text:style-name="_33_01"> </text:span><text:span text:style-name="_38_72">e</text:span><text:span text:style-name="_32_37">t</text:span><text:span text:style-name="_34_51">e</text:span><text:span text:style-name="_38_09">r</text:span><text:span text:style-name="_32_71">n</text:span><text:span text:style-name="_35_97">i</text:span><text:span text:style-name="_37_01">t</text:span><text:span text:style-name="_32_21">i</text:span><text:span text:style-name="_34_56">e</text:span><text:span text:style-name="_38_57">s</text:span><text:span text:style-name="_32_25">.</text:span><text:span text:style-name="_33_01"> </text:span><text:span text:style-name="_37_61">M</text:span><text:span text:style-name="_39_6">a</text:span><text:span text:style-name="_35_34">y</text:span><text:span text:style-name="_36_01"> </text:span><text:span text:style-name="_32_73">I</text:span><text:span text:style-name="_33_01"> </text:span><text:span text:style-name="_37_17">t</text:span><text:span text:style-name="_31_13">r</text:span><text:span text:style-name="_34_76">o</text:span><text:span text:style-name="_38_35">u</text:span><text:span text:style-name="_32_72">b</text:span><text:span text:style-name="_34_73">l</text:span><text:span text:style-name="_36_91">e</text:span><text:span text:style-name="_31_"> </text:span><text:span text:style-name="_34_66">y</text:span><text:span text:style-name="_37_44">o</text:span><text:span text:style-name="_31_53">u</text:span><text:span text:style-name="_33_01"> </text:span><text:span text:style-name="_37_49">f</text:span><text:span text:style-name="_32_13">o</text:span><text:span text:style-name="_34_13">r</text:span><text:span text:style-name="_36_01"> </text:span><text:span text:style-name="_37_7">a</text:span><text:span text:style-name="_33_01"> </text:span><text:span text:style-name="_38_09">m</text:span><text:span text:style-name="_32_87">a</text:span><text:span text:style-name="_35_09">t</text:span><text:span text:style-name="_37_76">c</text:span><text:span text:style-name="_31_17">h</text:span><text:span text:style-name="_34_37">?</text:span><text:span text:style-name="_38_09">'</text:span></text:p>
      <text:p text:style-name="P1"><text:span text:style-name="_34_73">"</text:span><text:span text:style-name="_37_01">I</text:span><text:span text:style-name="_31_"> </text:span><text:span text:style-name="_34_76">s</text:span><text:span text:style-name="_37_79">a</text:span><text:span text:style-name="_31_41">i</text:span><text:span text:style-name="_35_61">d</text:span><text:span text:style-name="_37_05">:</text:span><text:span text:style-name="_31_"> </text:span><text:span text:style-name="_35_85">'</text:span><text:span text:style-name="_37_05">Y</text:span><text:span text:style-name="_32_28">o</text:span><text:span text:style-name="_34_63">u</text:span><text:span text:style-name="_37_77">r</text:span><text:span text:style-name="_31_"> </text:span><text:span text:style-name="_35_26">s</text:span><text:span text:style-name="_38_40">e</text:span><text:span text:style-name="_37_9">n</text:span><text:span text:style-name="_35_01">t</text:span><text:span text:style-name="_37_77">i</text:span><text:span text:style-name="_31_53">m</text:span><text:span text:style-name="_35_84">e</text:span><text:span text:style-name="_38_96">n</text:span><text:span text:style-name="_31_61">t</text:span><text:span text:style-name="_34_50">s</text:span><text:span text:style-name="_36_01"> </text:span><text:span text:style-name="_31_19">d</text:span><text:span text:style-name="_35_76">o</text:span><text:span text:style-name="_36_01"> </text:span><text:span text:style-name="_32_02">y</text:span><text:span text:style-name="_34_08">o</text:span><text:span text:style-name="_37_13">u</text:span><text:span text:style-name="_31_"> </text:span><text:span text:style-name="_34_19">h</text:span><text:span text:style-name="_38_16">o</text:span><text:span text:style-name="_32_75">n</text:span><text:span text:style-name="_35_84">o</text:span><text:span text:style-name="_38_73">r</text:span><text:span text:style-name="_31_77">,</text:span><text:span text:style-name="_33_01"> </text:span><text:span text:style-name="_37_15">b</text:span><text:span text:style-name="_31_68">u</text:span><text:span text:style-name="_35_25">t</text:span><text:span text:style-name="_36_01"> </text:span><text:span text:style-name="_38_1">i</text:span><text:span text:style-name="_34_53">f</text:span><text:span text:style-name="_36_01"> </text:span><text:span text:style-name="_39_4">y</text:span><text:span text:style-name="_35_40">o</text:span><text:span text:style-name="_38_69">u</text:span><text:span text:style-name="_31_"> </text:span><text:span text:style-name="_35_25">w</text:span><text:span text:style-name="_37_05">i</text:span><text:span text:style-name="_32_81">l</text:span><text:span text:style-name="_35_57">l</text:span><text:span text:style-name="_36_01"> </text:span><text:span text:style-name="_32_04">a</text:span><text:span text:style-name="_33_77">l</text:span><text:span text:style-name="_38_93">l</text:span><text:span text:style-name="_32_27">o</text:span><text:span text:style-name="_33_81">w</text:span><text:span text:style-name="_36_01"> </text:span><text:span text:style-name="_37_7">m</text:span><text:span text:style-name="_35_25">e</text:span><text:span text:style-name="_36_01"> </text:span><text:span text:style-name="_31_01">t</text:span><text:span text:style-name="_33_77">o</text:span><text:span text:style-name="_36_01"> </text:span><text:span text:style-name="_31_80">s</text:span><text:span text:style-name="_35_83">a</text:span><text:span text:style-name="_38_37">y</text:span><text:span text:style-name="_31_"> </text:span><text:span text:style-name="_35_69">i</text:span><text:span text:style-name="_36_77">t</text:span><text:span text:style-name="_31_41">,</text:span><text:span text:style-name="_33_01"> </text:span><text:span text:style-name="_38_33">m</text:span><text:span text:style-name="_32_27">e</text:span><text:span text:style-name="_33_93">t</text:span><text:span text:style-name="_38_40">a</text:span><text:span text:style-name="_31_44">p</text:span><text:span text:style-name="_35_39">h</text:span><text:span text:style-name="_38_97">o</text:span><text:span text:style-name="_38_9">r</text:span><text:span text:style-name="_33_01"> </text:span><text:span text:style-name="_38_93">i</text:span><text:span text:style-name="_38_1">s</text:span><text:span text:style-name="_33_01"> </text:span><text:span text:style-name="_37_43">n</text:span><text:span text:style-name="_32_84">o</text:span><text:span text:style-name="_35_73">t</text:span><text:span text:style-name="_36_01"> </text:span><text:span text:style-name="_32_22">y</text:span><text:span text:style-name="_33_84">o</text:span><text:span text:style-name="_38_37">u</text:span><text:span text:style-name="_31_61">r</text:span><text:span text:style-name="_33_01"> </text:span><text:span text:style-name="_38_00">b</text:span><text:span text:style-name="_37_9">e</text:span><text:span text:style-name="_35_13">s</text:span><text:span text:style-name="_38_97">t</text:span><text:span text:style-name="_31_"> </text:span><text:span text:style-name="_35_88">h</text:span><text:span text:style-name="_38_75">o</text:span><text:span text:style-name="_31_73">l</text:span><text:span text:style-name="_34_97">d</text:span><text:span text:style-name="_36_93">.</text:span><text:span text:style-name="_31_"> </text:span><text:span text:style-name="_34_13">S</text:span><text:span text:style-name="_38_36">p</text:span><text:span text:style-name="_32_75">a</text:span><text:span text:style-name="_35_69">r</text:span><text:span text:style-name="_37_65">e</text:span><text:span text:style-name="_31_"> </text:span><text:span text:style-name="_35_22">y</text:span><text:span text:style-name="_37_04">o</text:span><text:span text:style-name="_31_17">u</text:span><text:span text:style-name="_34_73">r</text:span><text:span text:style-name="_36_01"> </text:span><text:span text:style-name="_31_37">t</text:span><text:span text:style-name="_35_11">h</text:span><text:span text:style-name="_38_85">i</text:span><text:span text:style-name="_31_80">g</text:span><text:span text:style-name="_35_13">h</text:span><text:span text:style-name="_38_57">;</text:span><text:span text:style-name="_31_"> </text:span><text:span text:style-name="_33_77">t</text:span><text:span text:style-name="_36_92">h</text:span><text:span text:style-name="_32_37">i</text:span><text:span text:style-name="_33_82">s</text:span><text:span text:style-name="_36_01"> </text:span><text:span text:style-name="_32_86">k</text:span><text:span text:style-name="_35_57">i</text:span><text:span text:style-name="_38_12">n</text:span><text:span text:style-name="_32_01">d</text:span><text:span text:style-name="_33_01"> </text:span><text:span text:style-name="_38_25">l</text:span><text:span text:style-name="_32_93">i</text:span><text:span text:style-name="_34_67">g</text:span><text:span text:style-name="_37_16">h</text:span><text:span text:style-name="_32_37">t</text:span><text:span text:style-name="_33_01"> </text:span><text:span text:style-name="_37_03">o</text:span><text:span text:style-name="_31_76">n</text:span><text:span text:style-name="_35_25">l</text:span><text:span text:style-name="_37_13">y</text:span><text:span text:style-name="_31_"> </text:span><text:span text:style-name="_35_39">o</text:span><text:span text:style-name="_38_64">n</text:span><text:span text:style-name="_31_"> </text:span><text:span text:style-name="_35_37">t</text:span><text:span text:style-name="_37_80">h</text:span><text:span text:style-name="_32_23">e</text:span><text:span text:style-name="_33_01"> </text:span><text:span text:style-name="_37_52">b</text:span><text:span text:style-name="_32_03">o</text:span><text:span text:style-name="_35_69">x</text:span><text:span text:style-name="_37_49">,</text:span><text:span text:style-name="_31_"> </text:span><text:span text:style-name="_34_04">a</text:span><text:span text:style-name="_38_11">n</text:span><text:span text:style-name="_37_7">d</text:span><text:span text:style-name="_33_01"> </text:span><text:span text:style-name="_38_64">s</text:span><text:span text:style-name="_32_11">e</text:span><text:span text:style-name="_35_93">l</text:span><text:span text:style-name="_36_80">d</text:span><text:span text:style-name="_31_43">o</text:span><text:span text:style-name="_35_73">m</text:span><text:span text:style-name="_36_01"> </text:span><text:span text:style-name="_31_05">t</text:span><text:span text:style-name="_34_19">h</text:span><text:span text:style-name="_38_24">e</text:span><text:span text:style-name="_31_49">r</text:span><text:span text:style-name="_34_37">e</text:span><text:span text:style-name="_37_53">,</text:span><text:span text:style-name="_31_"> </text:span><text:span text:style-name="_35_13">i</text:span><text:span text:style-name="_38_81">n</text:span><text:span text:style-name="_31_"> </text:span><text:span text:style-name="_34_53">f</text:span><text:span text:style-name="_37_75">a</text:span><text:span text:style-name="_31_16">c</text:span><text:span text:style-name="_33_81">t</text:span><text:span text:style-name="_36_89">,</text:span><text:span text:style-name="_31_"> </text:span><text:span text:style-name="_33_93">i</text:span><text:span text:style-name="_37_97">f</text:span><text:span text:style-name="_31_"> </text:span><text:span text:style-name="_35_25">m</text:span><text:span text:style-name="_38_37">y</text:span><text:span text:style-name="_31_"> </text:span><text:span text:style-name="_35_63">e</text:span><text:span text:style-name="_36_84">x</text:span><text:span text:style-name="_31_79">p</text:span><text:span text:style-name="_34_04">e</text:span><text:span text:style-name="_38_97">r</text:span><text:span text:style-name="_31_37">i</text:span><text:span text:style-name="_33_84">e</text:span><text:span text:style-name="_38_39">n</text:span><text:span text:style-name="_31_06">c</text:span><text:span text:style-name="_34_68">e</text:span><text:span text:style-name="_36_01"> </text:span><text:span text:style-name="_37_7">m</text:span><text:span text:style-name="_34_16">a</text:span><text:span text:style-name="_38_10">y</text:span><text:span text:style-name="_31_"> </text:span><text:span text:style-name="_34_55">b</text:span><text:span text:style-name="_38_84">e</text:span><text:span text:style-name="_31_"> </text:span><text:span text:style-name="_34_49">t</text:span><text:span text:style-name="_37_97">r</text:span><text:span text:style-name="_31_15">u</text:span><text:span text:style-name="_35_24">s</text:span><text:span text:style-name="_36_77">t</text:span><text:span text:style-name="_31_55">e</text:span><text:span text:style-name="_35_12">d</text:span><text:span text:style-name="_37_37">.</text:span><text:span text:style-name="_31_"> </text:span><text:span text:style-name="_34_13">B</text:span><text:span text:style-name="_36_89">u</text:span><text:span text:style-name="_32_73">t</text:span><text:span text:style-name="_33_01"> </text:span><text:span text:style-name="_37_17">t</text:span><text:span text:style-name="_31_05">o</text:span><text:span text:style-name="_33_01"> </text:span><text:span text:style-name="_38_69">r</text:span><text:span text:style-name="_31_52">e</text:span><text:span text:style-name="_35_25">t</text:span><text:span text:style-name="_38_63">u</text:span><text:span text:style-name="_31_77">r</text:span><text:span text:style-name="_35_57">n</text:span><text:span text:style-name="_36_01"> </text:span><text:span text:style-name="_39_3">t</text:span><text:span text:style-name="_34_41">o</text:span><text:span text:style-name="_36_01"> </text:span><text:span text:style-name="_31_15">b</text:span><text:span text:style-name="_35_12">u</text:span><text:span text:style-name="_38_96">s</text:span><text:span text:style-name="_31_01">i</text:span><text:span text:style-name="_34_07">n</text:span><text:span text:style-name="_37_40">e</text:span><text:span text:style-name="_31_38">s</text:span><text:span text:style-name="_34_61">s</text:span><text:span text:style-name="_37_17">:</text:span><text:span text:style-name="_31_"> </text:span><text:span text:style-name="_34_79">h</text:span><text:span text:style-name="_38_40">o</text:span><text:span text:style-name="_31_05">w</text:span><text:span text:style-name="_33_01"> </text:span><text:span text:style-name="_36_79">d</text:span><text:span text:style-name="_32_85">i</text:span><text:span text:style-name="_35_04">d</text:span><text:span text:style-name="_36_01"> </text:span><text:span text:style-name="_32_58">y</text:span><text:span text:style-name="_35_24">o</text:span><text:span text:style-name="_37_97">u</text:span><text:span text:style-name="_31_"> </text:span><text:span text:style-name="_36_00">g</text:span><text:span text:style-name="_37_63">e</text:span><text:span text:style-name="_31_97">t</text:span><text:span text:style-name="_33_01"> </text:span><text:span text:style-name="_38_57">i</text:span><text:span text:style-name="_32_01">n</text:span><text:span text:style-name="_33_01"> </text:span><text:span text:style-name="_37_64">h</text:span><text:span text:style-name="_31_75">e</text:span><text:span text:style-name="_34_17">r</text:span><text:span text:style-name="_38_97">e</text:span><text:span text:style-name="_39_3">?</text:span><text:span text:style-name="_34_77">'</text:span></text:p>
      <text:p text:style-name="P1"><text:span text:style-name="_31_73">"</text:span><text:span text:style-name="_35_93">'</text:span><text:span text:style-name="_37_49">T</text:span><text:span text:style-name="_37_9">h</text:span><text:span text:style-name="_34_97">r</text:span><text:span text:style-name="_36_80">o</text:span><text:span text:style-name="_32_59">u</text:span><text:span text:style-name="_35_24">g</text:span><text:span text:style-name="_37_05">h</text:span><text:span text:style-name="_31_"> </text:span><text:span text:style-name="_34_01">a</text:span><text:span text:style-name="_36_01"> </text:span><text:span text:style-name="_32_88">s</text:span><text:span text:style-name="_34_07">e</text:span><text:span text:style-name="_38_64">c</text:span><text:span text:style-name="_32_71">o</text:span><text:span text:style-name="_35_39">n</text:span><text:span text:style-name="_37_20">d</text:span>-<text:span text:style-name="_35_16">s</text:span><text:span text:style-name="_38_21">t</text:span><text:span text:style-name="_31_75">o</text:span><text:span text:style-name="_33_89">r</text:span><text:span text:style-name="_38_73">y</text:span><text:span text:style-name="_31_"> </text:span><text:span text:style-name="_35_97">w</text:span><text:span text:style-name="_38_01">i</text:span><text:span text:style-name="_32_11">n</text:span><text:span text:style-name="_33_96">d</text:span><text:span text:style-name="_38_33">o</text:span><text:span text:style-name="_32_85">w</text:span><text:span text:style-name="_35_81">.</text:span><text:span text:style-name="_38_85">'</text:span></text:p>
      <text:p text:style-name="P1"><text:span text:style-name="_35_25">"</text:span><text:span text:style-name="_37_41">I</text:span><text:span text:style-name="_32_25">t</text:span><text:span text:style-name="_33_01"> </text:span><text:span text:style-name="_37_73">w</text:span><text:span text:style-name="_32_59">a</text:span><text:span text:style-name="_35_16">s</text:span><text:span text:style-name="_36_01"> </text:span><text:span text:style-name="_32_23">e</text:span><text:span text:style-name="_33_92">v</text:span><text:span text:style-name="_38_76">e</text:span><text:span text:style-name="_39_5">n</text:span><text:span text:style-name="_33_01"> </text:span><text:span text:style-name="_36_80">s</text:span><text:span text:style-name="_31_99">o</text:span><text:span text:style-name="_35_73">.</text:span><text:span text:style-name="_36_01"> </text:span><text:span text:style-name="_32_57">I</text:span><text:span text:style-name="_33_01"> </text:span><text:span text:style-name="_37_13">r</text:span><text:span text:style-name="_31_03">e</text:span><text:span text:style-name="_34_68">d</text:span><text:span text:style-name="_37_39">e</text:span><text:span text:style-name="_31_68">e</text:span><text:span text:style-name="_35_73">m</text:span><text:span text:style-name="_37_04">e</text:span><text:span text:style-name="_32_95">d</text:span><text:span text:style-name="_33_01"> </text:span><text:span text:style-name="_38_85">t</text:span><text:span text:style-name="_31_63">h</text:span><text:span text:style-name="_33_96">e</text:span><text:span text:style-name="_36_01"> </text:span><text:span text:style-name="_32_69">t</text:span><text:span text:style-name="_34_13">i</text:span><text:span text:style-name="_38_27">n</text:span><text:span text:style-name="_32_97">w</text:span><text:span text:style-name="_34_52">a</text:span><text:span text:style-name="_37_13">r</text:span><text:span text:style-name="_32_85">e</text:span><text:span text:style-name="_33_01"> </text:span><text:span text:style-name="_38_25">a</text:span><text:span text:style-name="_38_1">t</text:span><text:span text:style-name="_33_01"> </text:span><text:span text:style-name="_38_99">p</text:span><text:span text:style-name="_31_76">a</text:span><text:span text:style-name="_35_13">w</text:span><text:span text:style-name="_38_60">n</text:span><text:span text:style-name="_38_3">b</text:span><text:span text:style-name="_35_01">r</text:span><text:span text:style-name="_37_44">o</text:span><text:span text:style-name="_39_0">k</text:span><text:span text:style-name="_34_51">e</text:span><text:span text:style-name="_38_33">r</text:span><text:span text:style-name="_32_81">'</text:span><text:span text:style-name="_33_80">s</text:span><text:span text:style-name="_36_01"> </text:span><text:span text:style-name="_32_85">r</text:span><text:span text:style-name="_35_36">a</text:span><text:span text:style-name="_38_09">t</text:span><text:span text:style-name="_32_03">e</text:span><text:span text:style-name="_35_73">s</text:span><text:span text:style-name="_38_85">,</text:span><text:span text:style-name="_31_"> </text:span><text:span text:style-name="_35_25">l</text:span><text:span text:style-name="_38_84">e</text:span><text:span text:style-name="_32_14">s</text:span><text:span text:style-name="_34_13">s</text:span><text:span text:style-name="_36_01"> </text:span><text:span text:style-name="_31_54">c</text:span><text:span text:style-name="_35_24">o</text:span><text:span text:style-name="_38_85">s</text:span><text:span text:style-name="_32_69">t</text:span><text:span text:style-name="_33_01"> </text:span><text:span text:style-name="_37_65">o</text:span><text:span text:style-name="_31_65">f</text:span><text:span text:style-name="_33_01"> </text:span><text:span text:style-name="_37_79">a</text:span><text:span text:style-name="_39_2">d</text:span><text:span text:style-name="_35_34">v</text:span><text:span text:style-name="_38_72">e</text:span><text:span text:style-name="_31_13">r</text:span><text:span text:style-name="_35_61">t</text:span><text:span text:style-name="_37_65">i</text:span><text:span text:style-name="_32_04">s</text:span><text:span text:style-name="_34_41">i</text:span><text:span text:style-name="_36_91">n</text:span><text:span text:style-name="_31_01">g</text:span><text:span text:style-name="_34_53">,</text:span><text:span text:style-name="_36_01"> </text:span><text:span text:style-name="_31_04">b</text:span><text:span text:style-name="_34_55">a</text:span><text:span text:style-name="_38_11">d</text:span><text:span text:style-name="_32_76">e</text:span><text:span text:style-name="_33_01"> </text:span><text:span text:style-name="_36_81">t</text:span><text:span text:style-name="_32_35">h</text:span><text:span text:style-name="_35_88">e</text:span><text:span text:style-name="_36_01"> </text:span><text:span text:style-name="_31_80">b</text:span><text:span text:style-name="_34_79">u</text:span><text:span text:style-name="_36_89">r</text:span><text:span text:style-name="_33_00">g</text:span><text:span text:style-name="_35_61">l</text:span><text:span text:style-name="_37_19">a</text:span><text:span text:style-name="_32_25">r</text:span><text:span text:style-name="_33_01"> </text:span><text:span text:style-name="_38_87">g</text:span><text:span text:style-name="_32_76">o</text:span><text:span text:style-name="_35_84">o</text:span><text:span text:style-name="_38_99">d</text:span>-<text:span text:style-name="_35_87">n</text:span><text:span text:style-name="_37_65">i</text:span><text:span text:style-name="_32_96">g</text:span><text:span text:style-name="_35_37">h</text:span><text:span text:style-name="_36_81">t</text:span><text:span text:style-name="_31_97">,</text:span><text:span text:style-name="_33_01"> </text:span><text:span text:style-name="_36_94">c</text:span><text:span text:style-name="_32_01">l</text:span><text:span text:style-name="_34_80">o</text:span><text:span text:style-name="_38_00">s</text:span><text:span text:style-name="_32_83">e</text:span><text:span text:style-name="_34_41">d</text:span><text:span text:style-name="_36_01"> </text:span><text:span text:style-name="_31_41">t</text:span><text:span text:style-name="_35_35">h</text:span><text:span text:style-name="_37_76">e</text:span><text:span text:style-name="_31_"> </text:span><text:span text:style-name="_33_77">w</text:span><text:span text:style-name="_38_09">i</text:span><text:span text:style-name="_32_84">n</text:span><text:span text:style-name="_34_75">d</text:span><text:span text:style-name="_36_89">o</text:span><text:span text:style-name="_32_57">w</text:span><text:span text:style-name="_33_01"> </text:span><text:span text:style-name="_38_83">a</text:span><text:span text:style-name="_38_1">f</text:span><text:span text:style-name="_34_77">t</text:span><text:span text:style-name="_38_88">e</text:span><text:span text:style-name="_31_77">r</text:span><text:span text:style-name="_33_01"> </text:span><text:span text:style-name="_37_05">h</text:span><text:span text:style-name="_31_65">i</text:span><text:span text:style-name="_34_37">m</text:span><text:span text:style-name="_38_81">,</text:span><text:span text:style-name="_31_"> </text:span><text:span text:style-name="_35_87">a</text:span><text:span text:style-name="_39_00">n</text:span><text:span text:style-name="_38_9">d</text:span><text:span text:style-name="_33_01"> </text:span><text:span text:style-name="_37_97">r</text:span><text:span text:style-name="_38_3">e</text:span><text:span text:style-name="_34_49">t</text:span><text:span text:style-name="_37_77">i</text:span><text:span text:style-name="_31_49">r</text:span><text:span text:style-name="_34_08">e</text:span><text:span text:style-name="_38_97">d</text:span><text:span text:style-name="_31_"> </text:span><text:span text:style-name="_34_13">t</text:span><text:span text:style-name="_38_85">o</text:span><text:span text:style-name="_31_"> </text:span><text:span text:style-name="_34_15">h</text:span><text:span text:style-name="_38_04">e</text:span><text:span text:style-name="_31_04">a</text:span><text:span text:style-name="_34_79">d</text:span><text:span text:style-name="_37_63">q</text:span><text:span text:style-name="_31_08">u</text:span><text:span text:style-name="_33_91">a</text:span><text:span text:style-name="_37_77">r</text:span><text:span text:style-name="_32_61">t</text:span><text:span text:style-name="_35_88">e</text:span><text:span text:style-name="_36_81">r</text:span><text:span text:style-name="_31_53">s</text:span><text:span text:style-name="_33_01"> </text:span><text:span text:style-name="_37_41">t</text:span><text:span text:style-name="_32_57">o</text:span><text:span text:style-name="_33_01"> </text:span><text:span text:style-name="_37_13">r</text:span><text:span text:style-name="_32_28">e</text:span><text:span text:style-name="_34_75">p</text:span><text:span text:style-name="_37_17">o</text:span><text:span text:style-name="_32_13">r</text:span><text:span text:style-name="_35_25">t</text:span><text:span text:style-name="_38_33">.</text:span><text:span text:style-name="_31_"> </text:span><text:span text:style-name="_33_89">N</text:span><text:span text:style-name="_38_39">e</text:span><text:span text:style-name="_31_44">x</text:span><text:span text:style-name="_34_97">t</text:span><text:span text:style-name="_36_01"> </text:span><text:span text:style-name="_32_33">m</text:span><text:span text:style-name="_35_64">o</text:span><text:span text:style-name="_38_33">r</text:span><text:span text:style-name="_31_43">n</text:span><text:span text:style-name="_35_25">i</text:span><text:span text:style-name="_37_68">n</text:span><text:span text:style-name="_32_71">g</text:span><text:span text:style-name="_33_01"> </text:span><text:span text:style-name="_37_01">w</text:span><text:span text:style-name="_31_65">e</text:span><text:span text:style-name="_33_01"> </text:span><text:span text:style-name="_38_82">s</text:span><text:span text:style-name="_32_76">e</text:span><text:span text:style-name="_35_69">n</text:span><text:span text:style-name="_38_73">t</text:span><text:span text:style-name="_31_"> </text:span><text:span text:style-name="_34_01">f</text:span><text:span text:style-name="_38_81">o</text:span><text:span text:style-name="_32_37">r</text:span><text:span text:style-name="_33_01"> </text:span><text:span text:style-name="_38_69">t</text:span><text:span text:style-name="_31_44">h</text:span><text:span text:style-name="_34_55">e</text:span><text:span text:style-name="_36_01"> </text:span><text:span text:style-name="_39_6">b</text:span><text:span text:style-name="_34_07">u</text:span><text:span text:style-name="_37_97">r</text:span><text:span text:style-name="_31_39">g</text:span><text:span text:style-name="_35_13">l</text:span><text:span text:style-name="_37_80">a</text:span><text:span text:style-name="_32_25">r</text:span>-<text:span text:style-name="_38_83">a</text:span><text:span text:style-name="_31_49">l</text:span><text:span text:style-name="_35_24">a</text:span><text:span text:style-name="_38_33">r</text:span><text:span text:style-name="_31_41">m</text:span><text:span text:style-name="_33_01"> </text:span><text:span text:style-name="_38_13">m</text:span><text:span text:style-name="_31_63">a</text:span><text:span text:style-name="_35_72">n</text:span><text:span text:style-name="_37_13">,</text:span><text:span text:style-name="_31_"> </text:span><text:span text:style-name="_35_83">a</text:span><text:span text:style-name="_39_00">n</text:span><text:span text:style-name="_31_73">d</text:span><text:span text:style-name="_33_01"> </text:span><text:span text:style-name="_38_76">h</text:span><text:span text:style-name="_32_63">e</text:span><text:span text:style-name="_33_01"> </text:span><text:span text:style-name="_38_02">c</text:span><text:span text:style-name="_32_84">a</text:span><text:span text:style-name="_34_13">m</text:span><text:span text:style-name="_38_61">e</text:span><text:span text:style-name="_31_"> </text:span><text:span text:style-name="_36_00">u</text:span><text:span text:style-name="_38_83">p</text:span><text:span text:style-name="_31_"> </text:span><text:span text:style-name="_35_95">a</text:span><text:span text:style-name="_38_16">n</text:span><text:span text:style-name="_31_41">d</text:span><text:span text:style-name="_33_01"> </text:span><text:span text:style-name="_38_28">e</text:span><text:span text:style-name="_31_74">x</text:span><text:span text:style-name="_35_96">p</text:span><text:span text:style-name="_38_09">l</text:span><text:span text:style-name="_31_39">a</text:span><text:span text:style-name="_34_61">i</text:span><text:span text:style-name="_36_96">n</text:span><text:span text:style-name="_39_5">e</text:span><text:span text:style-name="_35_01">d</text:span><text:span text:style-name="_36_01"> </text:span><text:span text:style-name="_32_25">t</text:span><text:span text:style-name="_35_23">h</text:span><text:span text:style-name="_37_40">a</text:span><text:span text:style-name="_32_57">t</text:span><text:span text:style-name="_33_01"> </text:span><text:span text:style-name="_38_69">t</text:span><text:span text:style-name="_31_75">h</text:span><text:span text:style-name="_34_68">e</text:span><text:span text:style-name="_36_01"> </text:span><text:span text:style-name="_31_13">r</text:span><text:span text:style-name="_34_44">e</text:span><text:span text:style-name="_38_83">a</text:span><text:span text:style-name="_32_88">s</text:span><text:span text:style-name="_34_63">o</text:span><text:span text:style-name="_38_57">n</text:span><text:span text:style-name="_31_"> </text:span><text:span text:style-name="_34_53">t</text:span><text:span text:style-name="_37_51">h</text:span><text:span text:style-name="_32_04">e</text:span><text:span text:style-name="_33_01"> </text:span><text:span text:style-name="_36_92">a</text:span><text:span text:style-name="_32_33">l</text:span><text:span text:style-name="_34_67">a</text:span><text:span text:style-name="_38_21">r</text:span><text:span text:style-name="_32_21">m</text:span><text:span text:style-name="_33_01"> </text:span><text:span text:style-name="_38_23">d</text:span><text:span text:style-name="_38_1">i</text:span><text:span text:style-name="_35_72">d</text:span><text:span text:style-name="_36_01"> </text:span><text:span text:style-name="_32_23">n</text:span><text:span text:style-name="_34_64">o</text:span><text:span text:style-name="_38_81">t</text:span><text:span text:style-name="_31_"> </text:span><text:span text:style-name="_35_97">'</text:span><text:span text:style-name="_38_83">g</text:span><text:span text:style-name="_31_40">o</text:span><text:span text:style-name="_33_01"> </text:span><text:span text:style-name="_38_09">o</text:span><text:span text:style-name="_38_9">f</text:span><text:span text:style-name="_35_73">f</text:span><text:span text:style-name="_38_73">'</text:span><text:span text:style-name="_31_"> </text:span><text:span text:style-name="_35_69">w</text:span><text:span text:style-name="_37_08">a</text:span><text:span text:style-name="_32_14">s</text:span><text:span text:style-name="_33_01"> </text:span><text:span text:style-name="_37_41">t</text:span><text:span text:style-name="_31_56">h</text:span><text:span text:style-name="_34_79">a</text:span><text:span text:style-name="_38_73">t</text:span><text:span text:style-name="_31_"> </text:span><text:span text:style-name="_33_95">n</text:span><text:span text:style-name="_37_56">o</text:span><text:span text:style-name="_31_"> </text:span><text:span text:style-name="_35_24">p</text:span><text:span text:style-name="_37_67">a</text:span><text:span text:style-name="_32_09">r</text:span><text:span text:style-name="_35_93">t</text:span><text:span text:style-name="_36_01"> </text:span><text:span text:style-name="_32_37">o</text:span><text:span text:style-name="_34_01">f</text:span><text:span text:style-name="_36_01"> </text:span><text:span text:style-name="_31_77">t</text:span><text:span text:style-name="_34_39">h</text:span><text:span text:style-name="_37_52">e</text:span><text:span text:style-name="_31_"> </text:span><text:span text:style-name="_34_67">h</text:span><text:span text:style-name="_38_28">o</text:span><text:span text:style-name="_37_9">u</text:span><text:span text:style-name="_35_88">s</text:span><text:span text:style-name="_38_21">e</text:span><text:span text:style-name="_31_"> </text:span><text:span text:style-name="_35_76">b</text:span><text:span text:style-name="_38_11">u</text:span><text:span text:style-name="_32_25">t</text:span><text:span text:style-name="_33_01"> </text:span><text:span text:style-name="_38_21">t</text:span><text:span text:style-name="_32_64">h</text:span><text:span text:style-name="_35_27">e</text:span><text:span text:style-name="_36_01"> </text:span><text:span text:style-name="_32_13">f</text:span><text:span text:style-name="_34_01">i</text:span><text:span text:style-name="_37_13">r</text:span><text:span text:style-name="_31_05">s</text:span><text:span text:style-name="_35_73">t</text:span><text:span text:style-name="_36_01"> </text:span><text:span text:style-name="_31_97">f</text:span><text:span text:style-name="_35_37">l</text:span><text:span text:style-name="_38_60">o</text:span><text:span text:style-name="_31_75">o</text:span><text:span text:style-name="_34_73">r</text:span><text:span text:style-name="_36_01"> </text:span><text:span text:style-name="_31_41">w</text:span><text:span text:style-name="_35_63">a</text:span><text:span text:style-name="_37_76">s</text:span><text:span text:style-name="_31_"> </text:span><text:span text:style-name="_35_88">a</text:span><text:span text:style-name="_36_93">t</text:span><text:span text:style-name="_32_13">t</text:span><text:span text:style-name="_34_07">a</text:span><text:span text:style-name="_38_02">c</text:span><text:span text:style-name="_39_6">h</text:span><text:span text:style-name="_35_83">e</text:span><text:span text:style-name="_37_76">d</text:span><text:span text:style-name="_31_"> </text:span><text:span text:style-name="_35_09">t</text:span><text:span text:style-name="_37_13">o</text:span><text:span text:style-name="_31_"> </text:span><text:span text:style-name="_33_81">t</text:span><text:span text:style-name="_37_63">h</text:span><text:span text:style-name="_31_68">e</text:span><text:span text:style-name="_33_01"> </text:span><text:span text:style-name="_38_16">a</text:span><text:span text:style-name="_31_05">l</text:span><text:span text:style-name="_34_07">a</text:span><text:span text:style-name="_38_33">r</text:span><text:span text:style-name="_31_41">m</text:span><text:span text:style-name="_33_81">.</text:span><text:span text:style-name="_36_01"> </text:span><text:span text:style-name="_37_7">T</text:span><text:span text:style-name="_35_59">h</text:span><text:span text:style-name="_38_01">i</text:span><text:span text:style-name="_31_56">s</text:span><text:span text:style-name="_33_01"> </text:span><text:span text:style-name="_36_89">w</text:span><text:span text:style-name="_31_52">a</text:span><text:span text:style-name="_34_42">s</text:span><text:span text:style-name="_36_01"> </text:span><text:span text:style-name="_32_14">s</text:span><text:span text:style-name="_34_13">i</text:span><text:span text:style-name="_37_73">m</text:span><text:span text:style-name="_31_40">p</text:span><text:span text:style-name="_33_89">l</text:span><text:span text:style-name="_37_49">y</text:span><text:span text:style-name="_31_"> </text:span><text:span text:style-name="_35_69">i</text:span><text:span text:style-name="_36_80">d</text:span><text:span text:style-name="_32_09">i</text:span><text:span text:style-name="_35_75">o</text:span><text:span text:style-name="_38_93">t</text:span><text:span text:style-name="_32_09">i</text:span><text:span text:style-name="_35_01">c</text:span><text:span text:style-name="_38_57">;</text:span><text:span text:style-name="_31_"> </text:span><text:span text:style-name="_35_36">o</text:span><text:span text:style-name="_36_91">n</text:span><text:span text:style-name="_31_73">e</text:span><text:span text:style-name="_33_01"> </text:span><text:span text:style-name="_36_89">m</text:span><text:span text:style-name="_32_13">i</text:span><text:span text:style-name="_33_96">g</text:span><text:span text:style-name="_38_95">h</text:span><text:span text:style-name="_31_73">t</text:span><text:span text:style-name="_33_01"> </text:span><text:span text:style-name="_38_88">a</text:span><text:span text:style-name="_31_14">s</text:span><text:span text:style-name="_33_01"> </text:span><text:span text:style-name="_36_77">w</text:span><text:span text:style-name="_31_17">e</text:span><text:span text:style-name="_34_17">l</text:span><text:span text:style-name="_38_25">l</text:span><text:span text:style-name="_31_"> </text:span><text:span text:style-name="_35_15">h</text:span><text:span text:style-name="_37_20">a</text:span><text:span text:style-name="_32_62">v</text:span><text:span text:style-name="_36_00">e</text:span><text:span text:style-name="_36_01"> </text:span><text:span text:style-name="_38_4">n</text:span><text:span text:style-name="_35_03">o</text:span><text:span text:style-name="_36_01"> </text:span><text:soft-page-break/><text:span text:style-name="_31_55">a</text:span><text:span text:style-name="_35_37">r</text:span><text:span text:style-name="_36_93">m</text:span><text:span text:style-name="_31_20">o</text:span><text:span text:style-name="_34_61">r</text:span><text:span text:style-name="_36_01"> </text:span><text:span text:style-name="_31_19">o</text:span><text:span text:style-name="_34_08">n</text:span><text:span text:style-name="_36_01"> </text:span><text:span text:style-name="_31_49">a</text:span><text:span text:style-name="_34_37">t</text:span><text:span text:style-name="_36_01"> </text:span><text:span text:style-name="_32_93">a</text:span><text:span text:style-name="_34_05">l</text:span><text:span text:style-name="_37_73">l</text:span><text:span text:style-name="_31_"> </text:span><text:span text:style-name="_34_65">i</text:span><text:span text:style-name="_37_17">n</text:span><text:span text:style-name="_31_"> </text:span><text:span text:style-name="_35_64">b</text:span><text:span text:style-name="_37_43">a</text:span><text:span text:style-name="_32_25">t</text:span><text:span text:style-name="_34_41">t</text:span><text:span text:style-name="_37_01">l</text:span><text:span text:style-name="_32_09">e</text:span><text:span text:style-name="_33_01"> </text:span><text:span text:style-name="_38_16">a</text:span><text:span text:style-name="_31_98">s</text:span><text:span text:style-name="_33_01"> </text:span><text:span text:style-name="_38_97">t</text:span><text:span text:style-name="_31_01">o</text:span><text:span text:style-name="_33_01"> </text:span><text:span text:style-name="_36_79">h</text:span><text:span text:style-name="_31_08">a</text:span><text:span text:style-name="_34_42">v</text:span><text:span text:style-name="_39_00">e</text:span><text:span text:style-name="_31_"> </text:span><text:span text:style-name="_33_81">i</text:span><text:span text:style-name="_37_77">t</text:span><text:span text:style-name="_31_"> </text:span><text:span text:style-name="_34_79">o</text:span><text:span text:style-name="_38_00">n</text:span><text:span text:style-name="_32_01">l</text:span><text:span text:style-name="_35_61">y</text:span><text:span text:style-name="_36_01"> </text:span><text:span text:style-name="_38_4">o</text:span><text:span text:style-name="_35_23">n</text:span><text:span text:style-name="_36_01"> </text:span><text:span text:style-name="_31_51">h</text:span><text:span text:style-name="_35_09">i</text:span><text:span text:style-name="_37_80">s</text:span><text:span text:style-name="_31_"> </text:span><text:span text:style-name="_34_41">l</text:span><text:span text:style-name="_38_28">e</text:span><text:span text:style-name="_32_23">g</text:span><text:span text:style-name="_35_09">s</text:span><text:span text:style-name="_38_57">.</text:span><text:span text:style-name="_31_"> </text:span><text:span text:style-name="_34_65">T</text:span><text:span text:style-name="_38_16">h</text:span><text:span text:style-name="_32_15">e</text:span><text:span text:style-name="_33_01"> </text:span><text:span text:style-name="_37_55">e</text:span><text:span text:style-name="_32_24">x</text:span><text:span text:style-name="_33_79">p</text:span><text:span text:style-name="_38_84">e</text:span><text:span text:style-name="_31_61">r</text:span><text:span text:style-name="_33_89">t</text:span><text:span text:style-name="_36_01"> </text:span><text:span text:style-name="_31_07">n</text:span><text:span text:style-name="_35_60">o</text:span><text:span text:style-name="_37_61">w</text:span><text:span text:style-name="_31_"> </text:span><text:span text:style-name="_33_91">p</text:span><text:span text:style-name="_37_08">u</text:span><text:span text:style-name="_31_37">t</text:span><text:span text:style-name="_33_01"> </text:span><text:span text:style-name="_37_53">t</text:span><text:span text:style-name="_31_80">h</text:span><text:span text:style-name="_35_95">e</text:span><text:span text:style-name="_36_01"> </text:span><text:span text:style-name="_31_49">w</text:span><text:span text:style-name="_33_79">h</text:span><text:span text:style-name="_38_88">o</text:span><text:span text:style-name="_37_7">l</text:span><text:span text:style-name="_35_85">e</text:span><text:span text:style-name="_36_01"> </text:span><text:span text:style-name="_31_16">s</text:span><text:span text:style-name="_35_35">e</text:span><text:span text:style-name="_38_04">c</text:span><text:span text:style-name="_31_79">o</text:span><text:span text:style-name="_34_15">n</text:span><text:span text:style-name="_38_00">d</text:span><text:span text:style-name="_31_"> </text:span><text:span text:style-name="_34_14">s</text:span><text:span text:style-name="_38_81">t</text:span><text:span text:style-name="_38_4">o</text:span><text:span text:style-name="_33_89">r</text:span><text:span text:style-name="_38_73">y</text:span><text:span text:style-name="_31_"> </text:span><text:span text:style-name="_33_79">o</text:span><text:span text:style-name="_38_16">n</text:span><text:span text:style-name="_31_"> </text:span><text:span text:style-name="_35_81">t</text:span><text:span text:style-name="_38_84">h</text:span><text:span text:style-name="_32_63">e</text:span><text:span text:style-name="_33_01"> </text:span><text:span text:style-name="_38_12">a</text:span><text:span text:style-name="_31_41">l</text:span><text:span text:style-name="_33_91">a</text:span><text:span text:style-name="_36_81">r</text:span><text:span text:style-name="_32_61">m</text:span><text:span text:style-name="_35_25">,</text:span><text:span text:style-name="_36_01"> </text:span><text:span text:style-name="_31_04">c</text:span><text:span text:style-name="_33_91">h</text:span><text:span text:style-name="_37_51">a</text:span><text:span text:style-name="_32_93">r</text:span><text:span text:style-name="_35_28">g</text:span><text:span text:style-name="_38_83">e</text:span><text:span text:style-name="_31_44">d</text:span><text:span text:style-name="_33_01"> </text:span><text:span text:style-name="_38_61">t</text:span><text:span text:style-name="_32_00">h</text:span><text:span text:style-name="_35_33">r</text:span><text:span text:style-name="_37_67">e</text:span><text:span text:style-name="_31_41">e</text:span><text:span text:style-name="_33_01"> </text:span><text:span text:style-name="_37_75">h</text:span><text:span text:style-name="_38_0">u</text:span><text:span text:style-name="_33_83">n</text:span><text:span text:style-name="_38_88">d</text:span><text:span text:style-name="_31_37">r</text:span><text:span text:style-name="_35_64">e</text:span><text:span text:style-name="_38_59">d</text:span><text:span text:style-name="_31_"> </text:span><text:span text:style-name="_34_08">d</text:span><text:span text:style-name="_38_03">o</text:span><text:span text:style-name="_31_17">l</text:span><text:span text:style-name="_35_57">l</text:span><text:span text:style-name="_38_59">a</text:span><text:span text:style-name="_32_25">r</text:span><text:span text:style-name="_33_96">s</text:span><text:span text:style-name="_36_01"> </text:span><text:span text:style-name="_31_17">f</text:span><text:span text:style-name="_34_13">o</text:span><text:span text:style-name="_38_01">r</text:span><text:span text:style-name="_31_"> </text:span><text:span text:style-name="_35_37">i</text:span><text:span text:style-name="_37_05">t</text:span><text:span text:style-name="_31_77">,</text:span><text:span text:style-name="_33_01"> </text:span><text:span text:style-name="_36_79">a</text:span><text:span text:style-name="_31_80">n</text:span><text:span text:style-name="_35_73">d</text:span><text:span text:style-name="_36_01"> </text:span><text:span text:style-name="_31_53">w</text:span><text:span text:style-name="_34_51">e</text:span><text:span text:style-name="_37_64">n</text:span><text:span text:style-name="_32_21">t</text:span><text:span text:style-name="_33_01"> </text:span><text:span text:style-name="_38_36">h</text:span><text:span text:style-name="_32_01">i</text:span><text:span text:style-name="_34_74">s</text:span><text:span text:style-name="_36_01"> </text:span><text:span text:style-name="_32_33">w</text:span><text:span text:style-name="_35_15">a</text:span><text:span text:style-name="_38_72">y</text:span><text:span text:style-name="_32_69">.</text:span><text:span text:style-name="_33_01"> </text:span><text:span text:style-name="_36_93">B</text:span><text:span text:style-name="_31_49">y</text:span><text:span text:style-name="_33_01"> </text:span><text:span text:style-name="_37_08">a</text:span><text:span text:style-name="_31_99">n</text:span><text:span text:style-name="_35_57">d</text:span><text:span text:style-name="_36_01"> </text:span><text:span text:style-name="_32_60">b</text:span><text:span text:style-name="_34_54">y</text:span><text:span text:style-name="_36_89">,</text:span><text:span text:style-name="_31_"> </text:span><text:span text:style-name="_35_04">o</text:span><text:span text:style-name="_38_71">n</text:span><text:span text:style-name="_32_97">e</text:span><text:span text:style-name="_33_01"> </text:span><text:span text:style-name="_37_99">n</text:span><text:span text:style-name="_32_57">i</text:span><text:span text:style-name="_35_16">g</text:span><text:span text:style-name="_38_85">h</text:span><text:span text:style-name="_31_61">t</text:span><text:span text:style-name="_33_81">,</text:span><text:span text:style-name="_36_01"> </text:span><text:span text:style-name="_31_13">I</text:span><text:span text:style-name="_33_01"> </text:span><text:span text:style-name="_37_61">f</text:span><text:span text:style-name="_31_52">o</text:span><text:span text:style-name="_34_07">u</text:span><text:span text:style-name="_38_24">n</text:span><text:span text:style-name="_31_07">d</text:span><text:span text:style-name="_33_01"> </text:span><text:span text:style-name="_38_97">a</text:span><text:span text:style-name="_31_"> </text:span><text:span text:style-name="_35_96">b</text:span><text:span text:style-name="_37_51">u</text:span><text:span text:style-name="_37_7">r</text:span><text:span text:style-name="_35_23">g</text:span><text:span text:style-name="_37_49">l</text:span><text:span text:style-name="_32_12">a</text:span><text:span text:style-name="_34_17">r</text:span><text:span text:style-name="_36_01"> </text:span><text:span text:style-name="_39_3">i</text:span><text:span text:style-name="_34_49">n</text:span><text:span text:style-name="_36_01"> </text:span><text:span text:style-name="_32_93">t</text:span><text:span text:style-name="_33_80">h</text:span><text:span text:style-name="_37_51">e</text:span><text:span text:style-name="_31_"> </text:span><text:span text:style-name="_33_89">t</text:span><text:span text:style-name="_38_23">h</text:span><text:span text:style-name="_31_01">i</text:span><text:span text:style-name="_34_61">r</text:span><text:span text:style-name="_37_20">d</text:span><text:span text:style-name="_31_"> </text:span><text:span text:style-name="_35_98">s</text:span><text:span text:style-name="_38_01">t</text:span><text:span text:style-name="_31_16">o</text:span><text:span text:style-name="_35_21">r</text:span><text:span text:style-name="_38_61">y</text:span><text:span text:style-name="_31_41">,</text:span><text:span text:style-name="_33_01"> </text:span><text:span text:style-name="_38_95">a</text:span><text:span text:style-name="_32_04">b</text:span><text:span text:style-name="_35_63">o</text:span><text:span text:style-name="_38_76">u</text:span><text:span text:style-name="_32_93">t</text:span><text:span text:style-name="_33_01"> </text:span><text:span text:style-name="_36_89">t</text:span><text:span text:style-name="_31_65">o</text:span><text:span text:style-name="_33_01"> </text:span><text:span text:style-name="_36_96">s</text:span><text:span text:style-name="_31_73">t</text:span><text:span text:style-name="_35_03">a</text:span><text:span text:style-name="_38_33">r</text:span><text:span text:style-name="_38_9">t</text:span><text:span text:style-name="_33_01"> </text:span><text:span text:style-name="_37_64">d</text:span><text:span text:style-name="_32_35">o</text:span><text:span text:style-name="_33_81">w</text:span><text:span text:style-name="_38_25">n</text:span><text:span text:style-name="_31_"> </text:span><text:span text:style-name="_34_77">a</text:span><text:span text:style-name="_36_01"> </text:span><text:span text:style-name="_32_01">l</text:span><text:span text:style-name="_35_27">a</text:span><text:span text:style-name="_37_64">d</text:span><text:span text:style-name="_31_64">d</text:span><text:span text:style-name="_34_19">e</text:span><text:span text:style-name="_38_61">r</text:span><text:span text:style-name="_31_"> </text:span><text:span text:style-name="_34_13">w</text:span><text:span text:style-name="_38_57">i</text:span><text:span text:style-name="_31_01">t</text:span><text:span text:style-name="_35_73">h</text:span><text:span text:style-name="_36_01"> </text:span><text:span text:style-name="_32_97">a</text:span><text:span text:style-name="_33_01"> </text:span><text:span text:style-name="_37_41">l</text:span><text:span text:style-name="_38_1">o</text:span><text:span text:style-name="_35_57">t</text:span><text:span text:style-name="_36_01"> </text:span><text:span text:style-name="_31_01">o</text:span><text:span text:style-name="_34_01">f</text:span><text:span text:style-name="_36_01"> </text:span><text:span text:style-name="_31_49">m</text:span><text:span text:style-name="_35_57">i</text:span><text:span text:style-name="_37_66">s</text:span><text:span text:style-name="_32_12">c</text:span><text:span text:style-name="_34_03">e</text:span><text:span text:style-name="_38_85">l</text:span><text:span text:style-name="_32_57">l</text:span><text:span text:style-name="_35_64">a</text:span><text:span text:style-name="_37_55">n</text:span><text:span text:style-name="_33_00">e</text:span><text:span text:style-name="_35_83">o</text:span><text:span text:style-name="_37_64">u</text:span><text:span text:style-name="_39_3">s</text:span><text:span text:style-name="_33_01"> </text:span><text:span text:style-name="_38_03">p</text:span><text:span text:style-name="_31_73">r</text:span><text:span text:style-name="_34_64">o</text:span><text:span text:style-name="_38_11">p</text:span><text:span text:style-name="_32_76">e</text:span><text:span text:style-name="_34_13">r</text:span><text:span text:style-name="_38_85">t</text:span><text:span text:style-name="_32_09">y</text:span><text:span text:style-name="_34_01">.</text:span><text:span text:style-name="_36_01"> </text:span><text:span text:style-name="_31_73">M</text:span><text:span text:style-name="_33_81">y</text:span><text:span text:style-name="_36_01"> </text:span><text:span text:style-name="_32_33">f</text:span><text:span text:style-name="_34_97">i</text:span><text:span text:style-name="_38_37">r</text:span><text:span text:style-name="_31_01">s</text:span><text:span text:style-name="_34_41">t</text:span><text:span text:style-name="_36_01"> </text:span><text:span text:style-name="_32_21">i</text:span><text:span text:style-name="_34_49">m</text:span><text:span text:style-name="_36_84">p</text:span><text:span text:style-name="_32_99">u</text:span><text:span text:style-name="_35_73">l</text:span><text:span text:style-name="_37_16">s</text:span><text:span text:style-name="_31_63">e</text:span><text:span text:style-name="_33_01"> </text:span><text:span text:style-name="_38_13">w</text:span><text:span text:style-name="_31_16">a</text:span><text:span text:style-name="_35_22">s</text:span><text:span text:style-name="_36_01"> </text:span><text:span text:style-name="_39_3">t</text:span><text:span text:style-name="_33_81">o</text:span><text:span text:style-name="_36_01"> </text:span><text:span text:style-name="_32_98">c</text:span><text:span text:style-name="_35_57">r</text:span><text:span text:style-name="_38_60">a</text:span><text:span text:style-name="_38_0">c</text:span><text:span text:style-name="_34_98">k</text:span><text:span text:style-name="_36_01"> </text:span><text:span text:style-name="_32_72">h</text:span><text:span text:style-name="_35_93">i</text:span><text:span text:style-name="_38_62">s</text:span><text:span text:style-name="_31_"> </text:span><text:span text:style-name="_35_84">h</text:span><text:span text:style-name="_38_99">e</text:span><text:span text:style-name="_38_4">a</text:span><text:span text:style-name="_35_39">d</text:span><text:span text:style-name="_36_01"> </text:span><text:span text:style-name="_38_1">w</text:span><text:span text:style-name="_35_09">i</text:span><text:span text:style-name="_37_61">t</text:span><text:span text:style-name="_32_73">h</text:span><text:span text:style-name="_33_01"> </text:span><text:span text:style-name="_37_17">a</text:span><text:span text:style-name="_31_"> </text:span><text:span text:style-name="_34_52">b</text:span><text:span text:style-name="_37_65">i</text:span><text:span text:style-name="_38_9">l</text:span><text:span text:style-name="_34_97">l</text:span><text:span text:style-name="_38_73">i</text:span><text:span text:style-name="_31_63">a</text:span><text:span text:style-name="_34_49">r</text:span><text:span text:style-name="_37_61">d</text:span><text:span text:style-name="_31_"> </text:span><text:span text:style-name="_35_64">c</text:span><text:span text:style-name="_38_99">u</text:span><text:span text:style-name="_32_73">e</text:span><text:span text:style-name="_35_01">;</text:span><text:span text:style-name="_36_01"> </text:span><text:span text:style-name="_32_99">b</text:span><text:span text:style-name="_34_80">u</text:span><text:span text:style-name="_37_77">t</text:span><text:span text:style-name="_31_"> </text:span><text:span text:style-name="_35_33">m</text:span><text:span text:style-name="_37_41">y</text:span><text:span text:style-name="_31_"> </text:span><text:span text:style-name="_34_66">s</text:span><text:span text:style-name="_38_84">e</text:span><text:span text:style-name="_32_36">c</text:span><text:span text:style-name="_35_83">o</text:span><text:span text:style-name="_38_64">n</text:span><text:span text:style-name="_31_63">d</text:span><text:span text:style-name="_33_01"> </text:span><text:span text:style-name="_38_97">w</text:span><text:span text:style-name="_32_71">a</text:span><text:span text:style-name="_35_04">s</text:span><text:span text:style-name="_36_01"> </text:span><text:span text:style-name="_31_65">t</text:span><text:span text:style-name="_34_65">o</text:span><text:span text:style-name="_36_01"> </text:span><text:span text:style-name="_37_7">r</text:span><text:span text:style-name="_34_79">e</text:span><text:span text:style-name="_38_25">f</text:span><text:span text:style-name="_31_53">r</text:span><text:span text:style-name="_34_64">a</text:span><text:span text:style-name="_38_85">i</text:span><text:span text:style-name="_32_33">n</text:span><text:span text:style-name="_33_01"> </text:span><text:span text:style-name="_36_93">f</text:span><text:span text:style-name="_31_13">r</text:span><text:span text:style-name="_35_73">o</text:span><text:span text:style-name="_37_37">m</text:span><text:span text:style-name="_31_"> </text:span><text:span text:style-name="_33_77">t</text:span><text:span text:style-name="_37_15">h</text:span><text:span text:style-name="_32_57">i</text:span><text:span text:style-name="_35_24">s</text:span><text:span text:style-name="_36_01"> </text:span><text:span text:style-name="_32_35">a</text:span><text:span text:style-name="_35_21">t</text:span><text:span text:style-name="_38_57">t</text:span><text:span text:style-name="_32_36">e</text:span><text:span text:style-name="_35_28">n</text:span><text:span text:style-name="_38_09">t</text:span><text:span text:style-name="_32_21">i</text:span><text:span text:style-name="_34_79">o</text:span><text:span text:style-name="_37_73">n</text:span><text:span text:style-name="_31_13">,</text:span><text:span text:style-name="_33_01"> </text:span><text:span text:style-name="_36_92">b</text:span><text:span text:style-name="_32_75">e</text:span><text:span text:style-name="_35_22">c</text:span><text:span text:style-name="_38_64">a</text:span><text:span text:style-name="_38_4">u</text:span><text:span text:style-name="_33_82">s</text:span><text:span text:style-name="_38_97">e</text:span><text:span text:style-name="_31_"> </text:span><text:span text:style-name="_34_39">h</text:span><text:span text:style-name="_38_84">e</text:span><text:span text:style-name="_31_"> </text:span><text:span text:style-name="_34_01">w</text:span><text:span text:style-name="_37_44">a</text:span><text:span text:style-name="_31_50">s</text:span><text:span text:style-name="_33_01"> </text:span><text:span text:style-name="_38_24">b</text:span><text:span text:style-name="_32_03">e</text:span><text:span text:style-name="_33_93">t</text:span><text:span text:style-name="_37_61">w</text:span><text:span text:style-name="_32_15">e</text:span><text:span text:style-name="_35_24">e</text:span><text:span text:style-name="_38_37">n</text:span><text:span text:style-name="_31_"> </text:span><text:span text:style-name="_35_97">m</text:span><text:span text:style-name="_36_93">e</text:span><text:span text:style-name="_31_"> </text:span><text:span text:style-name="_34_75">a</text:span><text:span text:style-name="_38_28">n</text:span><text:span text:style-name="_31_01">d</text:span><text:span text:style-name="_33_01"> </text:span><text:span text:style-name="_37_17">t</text:span><text:span text:style-name="_39_5">h</text:span><text:span text:style-name="_34_68">e</text:span><text:span text:style-name="_36_01"> </text:span><text:span text:style-name="_31_06">c</text:span><text:span text:style-name="_34_44">u</text:span><text:span text:style-name="_38_97">e</text:span><text:span text:style-name="_31_"> </text:span><text:span text:style-name="_34_97">r</text:span><text:span text:style-name="_38_71">a</text:span><text:span text:style-name="_32_40">c</text:span><text:span text:style-name="_35_81">k</text:span><text:span text:style-name="_37_17">.</text:span><text:span text:style-name="_31_"> </text:span><text:span text:style-name="_35_61">T</text:span><text:span text:style-name="_37_40">h</text:span><text:span text:style-name="_32_11">e</text:span><text:span text:style-name="_33_01"> </text:span><text:span text:style-name="_37_74">s</text:span><text:span text:style-name="_31_04">e</text:span><text:span text:style-name="_35_94">c</text:span><text:span text:style-name="_38_24">o</text:span><text:span text:style-name="_32_11">n</text:span><text:span text:style-name="_35_12">d</text:span><text:span text:style-name="_36_01"> </text:span><text:span text:style-name="_31_13">i</text:span><text:span text:style-name="_35_81">m</text:span><text:span text:style-name="_37_19">p</text:span><text:span text:style-name="_32_36">u</text:span><text:span text:style-name="_35_73">l</text:span><text:span text:style-name="_37_50">s</text:span><text:span text:style-name="_31_80">e</text:span><text:span text:style-name="_33_01"> </text:span><text:span text:style-name="_37_17">w</text:span><text:span text:style-name="_32_83">a</text:span><text:span text:style-name="_34_56">s</text:span><text:span text:style-name="_36_01"> </text:span><text:span text:style-name="_31_99">p</text:span><text:span text:style-name="_34_05">l</text:span><text:span text:style-name="_38_04">a</text:span><text:span text:style-name="_32_61">i</text:span><text:span text:style-name="_33_96">n</text:span><text:span text:style-name="_37_97">l</text:span><text:span text:style-name="_31_50">y</text:span><text:span text:style-name="_33_01"> </text:span><text:span text:style-name="_37_41">t</text:span><text:span text:style-name="_31_67">h</text:span><text:span text:style-name="_34_20">e</text:span><text:span text:style-name="_36_01"> </text:span><text:span text:style-name="_31_06">s</text:span><text:span text:style-name="_35_00">o</text:span><text:span text:style-name="_37_20">u</text:span><text:span text:style-name="_32_87">n</text:span><text:span text:style-name="_35_24">d</text:span><text:span text:style-name="_38_11">e</text:span><text:span text:style-name="_32_33">s</text:span><text:span text:style-name="_34_77">t</text:span><text:span text:style-name="_38_97">,</text:span><text:span text:style-name="_31_"> </text:span><text:span text:style-name="_34_76">s</text:span><text:span text:style-name="_38_23">o</text:span><text:span text:style-name="_31_"> </text:span><text:span text:style-name="_35_61">I</text:span><text:span text:style-name="_36_01"> </text:span><text:span text:style-name="_32_81">r</text:span><text:span text:style-name="_35_83">e</text:span><text:span text:style-name="_36_77">f</text:span><text:span text:style-name="_31_17">r</text:span><text:span text:style-name="_34_68">a</text:span><text:span text:style-name="_37_17">i</text:span><text:span text:style-name="_32_16">n</text:span><text:span text:style-name="_35_39">e</text:span><text:span text:style-name="_37_77">d</text:span><text:span text:style-name="_32_21">,</text:span><text:span text:style-name="_33_01"> </text:span><text:span text:style-name="_37_44">a</text:span><text:span text:style-name="_31_03">n</text:span><text:span text:style-name="_34_61">d</text:span><text:span text:style-name="_36_01"> </text:span><text:span text:style-name="_31_51">p</text:span><text:span text:style-name="_33_77">r</text:span><text:span text:style-name="_38_40">o</text:span><text:span text:style-name="_32_26">c</text:span><text:span text:style-name="_35_96">e</text:span><text:span text:style-name="_37_76">e</text:span><text:span text:style-name="_32_23">d</text:span><text:span text:style-name="_33_83">e</text:span><text:span text:style-name="_38_04">d</text:span><text:span text:style-name="_31_"> </text:span><text:span text:style-name="_35_69">t</text:span><text:span text:style-name="_37_41">o</text:span><text:span text:style-name="_31_"> </text:span><text:span text:style-name="_34_40">c</text:span><text:span text:style-name="_37_55">o</text:span><text:span text:style-name="_39_3">m</text:span><text:span text:style-name="_35_64">p</text:span><text:span text:style-name="_36_93">r</text:span><text:span text:style-name="_31_07">o</text:span><text:span text:style-name="_35_57">m</text:span><text:span text:style-name="_38_69">i</text:span><text:span text:style-name="_31_66">s</text:span><text:span text:style-name="_34_68">e</text:span><text:span text:style-name="_37_53">.</text:span><text:span text:style-name="_31_"> </text:span><text:span text:style-name="_35_97">I</text:span><text:span text:style-name="_36_01"> </text:span><text:span text:style-name="_31_41">r</text:span><text:span text:style-name="_34_68">e</text:span><text:span text:style-name="_38_39">d</text:span><text:span text:style-name="_32_75">e</text:span><text:span text:style-name="_35_60">e</text:span><text:span text:style-name="_38_57">m</text:span><text:span text:style-name="_32_83">e</text:span><text:span text:style-name="_35_64">d</text:span><text:span text:style-name="_36_01"> </text:span><text:span text:style-name="_31_73">t</text:span><text:span text:style-name="_34_80">h</text:span><text:span text:style-name="_36_79">e</text:span><text:span text:style-name="_31_"> </text:span><text:span text:style-name="_34_04">p</text:span><text:span text:style-name="_37_61">r</text:span><text:span text:style-name="_31_67">o</text:span><text:span text:style-name="_35_87">p</text:span><text:span text:style-name="_36_80">e</text:span><text:span text:style-name="_32_09">r</text:span><text:span text:style-name="_33_93">t</text:span><text:span text:style-name="_38_33">y</text:span><text:span text:style-name="_31_"> </text:span><text:span text:style-name="_35_01">a</text:span><text:span text:style-name="_37_53">t</text:span><text:span text:style-name="_31_"> </text:span><text:span text:style-name="_34_17">f</text:span><text:span text:style-name="_38_88">o</text:span><text:span text:style-name="_32_81">r</text:span><text:span text:style-name="_35_93">m</text:span><text:span text:style-name="_36_91">e</text:span><text:span text:style-name="_32_01">r</text:span><text:span text:style-name="_33_01"> </text:span><text:span text:style-name="_38_61">r</text:span><text:span text:style-name="_32_96">a</text:span><text:span text:style-name="_34_77">t</text:span><text:span text:style-name="_37_15">e</text:span><text:span text:style-name="_31_65">s</text:span><text:span text:style-name="_34_73">,</text:span><text:span text:style-name="_36_01"> </text:span><text:span text:style-name="_32_35">a</text:span><text:span text:style-name="_35_33">f</text:span><text:span text:style-name="_38_61">t</text:span><text:span text:style-name="_31_80">e</text:span><text:span text:style-name="_35_25">r</text:span><text:span text:style-name="_36_01"> </text:span><text:span text:style-name="_31_67">d</text:span><text:span text:style-name="_34_20">e</text:span><text:span text:style-name="_37_04">d</text:span><text:span text:style-name="_31_51">u</text:span><text:span text:style-name="_34_42">c</text:span><text:span text:style-name="_38_61">t</text:span><text:span text:style-name="_32_85">i</text:span><text:span text:style-name="_34_80">n</text:span><text:span text:style-name="_38_73">g</text:span><text:span text:style-name="_31_"> </text:span><text:span text:style-name="_33_89">t</text:span><text:span text:style-name="_37_76">e</text:span><text:span text:style-name="_32_75">n</text:span><text:span text:style-name="_33_01"> </text:span><text:span text:style-name="_36_80">p</text:span><text:span text:style-name="_31_39">e</text:span><text:span text:style-name="_34_13">r</text:span><text:span text:style-name="_36_01"> </text:span><text:span text:style-name="_31_66">c</text:span><text:span text:style-name="_35_04">e</text:span><text:span text:style-name="_37_97">n</text:span><text:span text:style-name="_32_81">t</text:span><text:span text:style-name="_35_21">.</text:span><text:span text:style-name="_36_01"> </text:span><text:span text:style-name="_32_85">f</text:span><text:span text:style-name="_35_73">o</text:span><text:span text:style-name="_38_25">r</text:span><text:span text:style-name="_31_"> </text:span><text:span text:style-name="_35_96">u</text:span><text:span text:style-name="_37_62">s</text:span><text:span text:style-name="_31_49">e</text:span><text:span text:style-name="_33_01"> </text:span><text:span text:style-name="_38_33">o</text:span><text:span text:style-name="_32_81">f</text:span><text:span text:style-name="_33_01"> </text:span><text:span text:style-name="_38_57">l</text:span><text:span text:style-name="_32_39">a</text:span><text:span text:style-name="_34_64">d</text:span><text:span text:style-name="_36_92">d</text:span><text:span text:style-name="_31_15">e</text:span><text:span text:style-name="_33_93">r</text:span><text:span text:style-name="_37_61">,</text:span><text:span text:style-name="_31_"> </text:span><text:span text:style-name="_35_57">i</text:span><text:span text:style-name="_38_69">t</text:span><text:span text:style-name="_31_"> </text:span><text:span text:style-name="_35_87">b</text:span><text:span text:style-name="_37_68">e</text:span><text:span text:style-name="_31_77">i</text:span><text:span text:style-name="_34_75">n</text:span><text:span text:style-name="_37_64">g</text:span><text:span text:style-name="_31_"> </text:span><text:span text:style-name="_34_13">m</text:span><text:span text:style-name="_38_13">y</text:span><text:span text:style-name="_31_"> </text:span><text:span text:style-name="_34_41">l</text:span><text:span text:style-name="_37_76">a</text:span><text:span text:style-name="_31_19">d</text:span><text:span text:style-name="_34_79">d</text:span><text:span text:style-name="_38_60">e</text:span><text:span text:style-name="_32_73">r</text:span><text:span text:style-name="_34_77">,</text:span><text:span text:style-name="_36_01"> </text:span><text:span text:style-name="_31_08">a</text:span><text:span text:style-name="_34_99">n</text:span><text:span text:style-name="_37_77">d</text:span><text:span text:style-name="_31_97">,</text:span><text:span text:style-name="_33_01"> </text:span><text:span text:style-name="_38_84">n</text:span><text:span text:style-name="_32_95">e</text:span><text:span text:style-name="_34_13">x</text:span><text:span text:style-name="_37_97">t</text:span><text:span text:style-name="_31_"> </text:span><text:span text:style-name="_34_75">d</text:span><text:span text:style-name="_37_64">a</text:span><text:span text:style-name="_32_21">y</text:span><text:span text:style-name="_33_01"> </text:span><text:span text:style-name="_37_49">w</text:span><text:span text:style-name="_32_97">e</text:span><text:span text:style-name="_33_01"> </text:span><text:span text:style-name="_37_78">s</text:span><text:span text:style-name="_32_28">e</text:span><text:span text:style-name="_35_21">n</text:span><text:span text:style-name="_37_13">t</text:span><text:span text:style-name="_31_"> </text:span><text:span text:style-name="_34_52">d</text:span><text:span text:style-name="_36_95">o</text:span><text:span text:style-name="_32_33">w</text:span><text:span text:style-name="_34_77">n</text:span><text:span text:style-name="_36_01"> </text:span><text:span text:style-name="_31_05">f</text:span><text:span text:style-name="_34_61">o</text:span><text:span text:style-name="_36_89">r</text:span><text:span text:style-name="_31_"> </text:span><text:span text:style-name="_35_25">t</text:span><text:span text:style-name="_38_71">h</text:span><text:span text:style-name="_32_04">e</text:span><text:span text:style-name="_33_01"> </text:span><text:span text:style-name="_38_95">e</text:span><text:span text:style-name="_32_84">x</text:span><text:span text:style-name="_35_99">p</text:span><text:span text:style-name="_38_60">e</text:span><text:span text:style-name="_31_05">r</text:span><text:span text:style-name="_35_97">t</text:span><text:span text:style-name="_36_01"> </text:span><text:span text:style-name="_32_35">o</text:span><text:span text:style-name="_35_72">n</text:span><text:span text:style-name="_37_14">c</text:span><text:span text:style-name="_32_16">e</text:span><text:span text:style-name="_33_01"> </text:span><text:span text:style-name="_38_85">m</text:span><text:span text:style-name="_32_63">o</text:span><text:span text:style-name="_34_61">r</text:span><text:span text:style-name="_36_84">e</text:span><text:span text:style-name="_31_97">,</text:span><text:span text:style-name="_33_01"> </text:span><text:span text:style-name="_37_08">a</text:span><text:span text:style-name="_31_15">n</text:span><text:span text:style-name="_35_85">d</text:span><text:span text:style-name="_36_01"> </text:span><text:span text:style-name="_31_07">h</text:span><text:span text:style-name="_34_16">a</text:span><text:span text:style-name="_37_97">d</text:span><text:span text:style-name="_31_"> </text:span><text:span text:style-name="_35_25">t</text:span><text:span text:style-name="_37_15">h</text:span><text:span text:style-name="_32_84">e</text:span><text:span text:style-name="_33_01"> </text:span><text:span text:style-name="_38_21">t</text:span><text:span text:style-name="_32_84">h</text:span><text:span text:style-name="_35_73">i</text:span><text:span text:style-name="_37_97">r</text:span><text:span text:style-name="_31_43">d</text:span><text:span text:style-name="_33_01"> </text:span><text:span text:style-name="_38_12">s</text:span><text:span text:style-name="_31_05">t</text:span><text:span text:style-name="_35_39">o</text:span><text:span text:style-name="_38_85">r</text:span><text:span text:style-name="_32_85">y</text:span><text:span text:style-name="_33_01"> </text:span><text:span text:style-name="_37_63">a</text:span><text:span text:style-name="_32_57">t</text:span><text:span text:style-name="_35_25">t</text:span><text:span text:style-name="_38_28">a</text:span><text:span text:style-name="_39_6">c</text:span><text:span text:style-name="_34_55">h</text:span><text:span text:style-name="_38_71">e</text:span><text:span text:style-name="_32_76">d</text:span><text:span text:style-name="_33_01"> </text:span><text:span text:style-name="_37_37">t</text:span><text:span text:style-name="_32_93">o</text:span><text:span text:style-name="_33_01"> </text:span><text:span text:style-name="_37_37">t</text:span><text:span text:style-name="_32_64">h</text:span><text:span text:style-name="_35_75">e</text:span><text:span text:style-name="_36_01"> </text:span><text:span text:style-name="_31_07">a</text:span><text:span text:style-name="_35_37">l</text:span><text:span text:style-name="_38_36">a</text:span><text:span text:style-name="_32_09">r</text:span><text:span text:style-name="_35_33">m</text:span><text:span text:style-name="_38_01">,</text:span><text:span text:style-name="_31_"> </text:span><text:span text:style-name="_34_97">f</text:span><text:span text:style-name="_38_93">o</text:span><text:span text:style-name="_32_37">r</text:span><text:span text:style-name="_33_01"> </text:span><text:span text:style-name="_37_61">t</text:span><text:span text:style-name="_31_44">h</text:span><text:span text:style-name="_35_73">r</text:span><text:span text:style-name="_36_95">e</text:span><text:span text:style-name="_32_69">e</text:span><text:span text:style-name="_33_01"> </text:span><text:span text:style-name="_38_72">h</text:span><text:span text:style-name="_31_63">u</text:span><text:span text:style-name="_35_96">n</text:span><text:span text:style-name="_38_75">d</text:span><text:span text:style-name="_32_97">r</text:span><text:span text:style-name="_35_11">e</text:span><text:span text:style-name="_37_56">d</text:span><text:span text:style-name="_31_"> </text:span><text:span text:style-name="_33_80">d</text:span><text:span text:style-name="_38_71">o</text:span><text:span text:style-name="_31_17">l</text:span><text:span text:style-name="_34_65">l</text:span><text:span text:style-name="_37_39">a</text:span><text:span text:style-name="_31_53">r</text:span><text:span text:style-name="_34_52">s</text:span><text:span text:style-name="_37_49">.</text:span></text:p>
      <text:p text:style-name="P1"><text:span text:style-name="_34_73">"</text:span><text:span text:style-name="_37_13">B</text:span><text:span text:style-name="_32_85">y</text:span><text:span text:style-name="_33_01"> </text:span><text:span text:style-name="_36_81">t</text:span><text:span text:style-name="_31_07">h</text:span><text:span text:style-name="_34_73">i</text:span><text:span text:style-name="_38_16">s</text:span><text:span text:style-name="_31_"> </text:span><text:span text:style-name="_35_69">t</text:span><text:span text:style-name="_38_57">i</text:span><text:span text:style-name="_31_37">m</text:span><text:span text:style-name="_34_61">e</text:span><text:span text:style-name="_36_01"> </text:span><text:span text:style-name="_32_33">t</text:span><text:span text:style-name="_34_15">h</text:span><text:span text:style-name="_38_00">e</text:span><text:span text:style-name="_31_"> </text:span><text:span text:style-name="_34_61">'</text:span><text:span text:style-name="_37_67">a</text:span><text:span text:style-name="_31_04">n</text:span><text:span text:style-name="_35_35">n</text:span><text:span text:style-name="_38_12">u</text:span><text:span text:style-name="_31_19">n</text:span><text:span text:style-name="_34_16">c</text:span><text:span text:style-name="_37_05">i</text:span><text:span text:style-name="_31_40">a</text:span><text:span text:style-name="_35_81">t</text:span><text:span text:style-name="_38_87">o</text:span><text:span text:style-name="_32_97">r</text:span><text:span text:style-name="_35_21">'</text:span><text:span text:style-name="_36_01"> </text:span><text:span text:style-name="_32_64">h</text:span><text:span text:style-name="_33_79">a</text:span><text:span text:style-name="_37_41">d</text:span><text:span text:style-name="_31_"> </text:span><text:span text:style-name="_34_67">g</text:span><text:span text:style-name="_37_49">r</text:span><text:span text:style-name="_31_64">o</text:span><text:span text:style-name="_35_09">w</text:span><text:span text:style-name="_37_65">n</text:span><text:span text:style-name="_31_"> </text:span><text:span text:style-name="_35_01">t</text:span><text:span text:style-name="_38_09">o</text:span><text:span text:style-name="_31_"> </text:span><text:span text:style-name="_35_33">f</text:span><text:span text:style-name="_37_15">o</text:span><text:span text:style-name="_38_1">r</text:span><text:span text:style-name="_35_85">m</text:span><text:span text:style-name="_38_01">i</text:span><text:span text:style-name="_32_96">d</text:span><text:span text:style-name="_35_35">a</text:span><text:span text:style-name="_38_40">b</text:span><text:span text:style-name="_31_49">l</text:span><text:span text:style-name="_34_13">e</text:span><text:span text:style-name="_36_01"> </text:span><text:span text:style-name="_39_1">d</text:span><text:span text:style-name="_35_09">i</text:span><text:span text:style-name="_37_41">m</text:span><text:span text:style-name="_31_04">e</text:span><text:span text:style-name="_34_16">n</text:span><text:span text:style-name="_37_18">s</text:span><text:span text:style-name="_32_21">i</text:span><text:span text:style-name="_35_11">o</text:span><text:span text:style-name="_38_40">n</text:span><text:span text:style-name="_38_9">s</text:span><text:span text:style-name="_35_73">.</text:span><text:span text:style-name="_36_01"> </text:span><text:span text:style-name="_31_73">I</text:span><text:span text:style-name="_34_61">t</text:span><text:span text:style-name="_36_01"> </text:span><text:span text:style-name="_32_04">h</text:span><text:span text:style-name="_35_71">a</text:span><text:span text:style-name="_38_13">d</text:span><text:span text:style-name="_31_"> </text:span><text:span text:style-name="_34_41">f</text:span><text:span text:style-name="_37_99">o</text:span><text:span text:style-name="_32_25">r</text:span><text:span text:style-name="_34_97">t</text:span><text:span text:style-name="_38_96">y</text:span>-<text:span text:style-name="_36_00">s</text:span><text:span text:style-name="_38_03">e</text:span><text:span text:style-name="_32_14">v</text:span><text:span text:style-name="_33_96">e</text:span><text:span text:style-name="_37_53">n</text:span><text:span text:style-name="_31_"> </text:span><text:span text:style-name="_34_01">t</text:span><text:span text:style-name="_38_60">a</text:span><text:span text:style-name="_32_99">g</text:span><text:span text:style-name="_33_89">s</text:span><text:span text:style-name="_36_01"> </text:span><text:span text:style-name="_32_03">o</text:span><text:span text:style-name="_33_92">n</text:span><text:span text:style-name="_36_01"> </text:span><text:span text:style-name="_32_85">i</text:span><text:span text:style-name="_35_01">t</text:span><text:span text:style-name="_38_69">,</text:span><text:span text:style-name="_31_"> </text:span><text:span text:style-name="_34_61">m</text:span><text:span text:style-name="_38_24">a</text:span><text:span text:style-name="_31_49">r</text:span><text:span text:style-name="_35_10">k</text:span><text:span text:style-name="_37_64">e</text:span><text:span text:style-name="_32_11">d</text:span><text:span text:style-name="_33_01"> </text:span><text:span text:style-name="_38_33">w</text:span><text:span text:style-name="_32_85">i</text:span><text:span text:style-name="_35_69">t</text:span><text:span text:style-name="_37_77">h</text:span><text:span text:style-name="_31_"> </text:span><text:span text:style-name="_34_01">t</text:span><text:span text:style-name="_37_03">h</text:span><text:span text:style-name="_32_64">e</text:span><text:span text:style-name="_33_01"> </text:span><text:span text:style-name="_38_84">n</text:span><text:span text:style-name="_32_95">a</text:span><text:span text:style-name="_35_73">m</text:span><text:span text:style-name="_38_39">e</text:span><text:span text:style-name="_32_16">s</text:span><text:span text:style-name="_33_01"> </text:span><text:span text:style-name="_37_61">o</text:span><text:span text:style-name="_32_97">f</text:span><text:span text:style-name="_33_01"> </text:span><text:span text:style-name="_37_61">t</text:span><text:span text:style-name="_32_59">h</text:span><text:span text:style-name="_35_60">e</text:span><text:span text:style-name="_36_01"> </text:span><text:span text:style-name="_37_8">v</text:span><text:span text:style-name="_33_96">a</text:span><text:span text:style-name="_38_37">r</text:span><text:span text:style-name="_38_1">i</text:span><text:span text:style-name="_34_80">o</text:span><text:span text:style-name="_37_63">u</text:span><text:span text:style-name="_32_97">s</text:span><text:span text:style-name="_33_01"> </text:span><text:span text:style-name="_37_37">r</text:span><text:span text:style-name="_32_27">o</text:span><text:span text:style-name="_35_60">o</text:span><text:span text:style-name="_37_05">m</text:span><text:span text:style-name="_31_41">s</text:span><text:span text:style-name="_33_01"> </text:span><text:span text:style-name="_38_96">a</text:span><text:span text:style-name="_31_67">n</text:span><text:span text:style-name="_35_37">d</text:span><text:span text:style-name="_36_01"> </text:span><text:span text:style-name="_39_2">c</text:span><text:span text:style-name="_35_95">h</text:span><text:span text:style-name="_37_01">i</text:span><text:span text:style-name="_31_49">m</text:span><text:span text:style-name="_34_52">n</text:span><text:span text:style-name="_37_51">e</text:span><text:span text:style-name="_32_12">y</text:span><text:span text:style-name="_34_02">s</text:span><text:span text:style-name="_38_81">,</text:span><text:span text:style-name="_31_"> </text:span><text:span text:style-name="_35_64">a</text:span><text:span text:style-name="_36_91">n</text:span><text:span text:style-name="_32_73">d</text:span><text:span text:style-name="_33_01"> </text:span><text:span text:style-name="_37_73">i</text:span><text:span text:style-name="_32_93">t</text:span><text:span text:style-name="_33_01"> </text:span><text:span text:style-name="_38_75">o</text:span><text:span text:style-name="_32_84">c</text:span><text:span text:style-name="_33_94">c</text:span><text:span text:style-name="_37_20">u</text:span><text:span text:style-name="_31_68">p</text:span><text:span text:style-name="_35_61">i</text:span><text:span text:style-name="_37_79">e</text:span><text:span text:style-name="_31_97">d</text:span><text:span text:style-name="_33_01"> </text:span><text:span text:style-name="_37_77">t</text:span><text:span text:style-name="_31_40">h</text:span><text:span text:style-name="_33_83">e</text:span><text:span text:style-name="_36_01"> </text:span><text:span text:style-name="_31_20">s</text:span><text:span text:style-name="_35_11">p</text:span><text:span text:style-name="_37_04">a</text:span><text:span text:style-name="_39_0">c</text:span><text:span text:style-name="_33_81">e</text:span><text:span text:style-name="_36_01"> </text:span><text:span text:style-name="_32_21">o</text:span><text:span text:style-name="_34_65">f</text:span><text:span text:style-name="_36_01"> </text:span><text:span text:style-name="_31_08">a</text:span><text:span text:style-name="_35_15">n</text:span><text:span text:style-name="_36_01"> </text:span><text:span text:style-name="_32_96">o</text:span><text:span text:style-name="_35_81">r</text:span><text:span text:style-name="_36_83">d</text:span><text:span text:style-name="_32_57">i</text:span><text:span text:style-name="_34_80">n</text:span><text:span text:style-name="_38_11">a</text:span><text:span text:style-name="_32_69">r</text:span><text:span text:style-name="_34_17">y</text:span><text:span text:style-name="_36_01"> </text:span><text:span text:style-name="_31_77">w</text:span><text:span text:style-name="_35_11">a</text:span><text:span text:style-name="_38_09">r</text:span><text:span text:style-name="_32_12">d</text:span><text:span text:style-name="_34_13">r</text:span><text:span text:style-name="_37_56">o</text:span><text:span text:style-name="_31_43">b</text:span><text:span text:style-name="_35_25">e</text:span><text:span text:style-name="_37_53">.</text:span><text:span text:style-name="_31_"> </text:span><text:span text:style-name="_34_41">T</text:span><text:span text:style-name="_37_51">h</text:span><text:span text:style-name="_38_4">e</text:span><text:span text:style-name="_33_01"> </text:span><text:span text:style-name="_38_87">g</text:span><text:span text:style-name="_32_72">o</text:span><text:span text:style-name="_35_36">n</text:span><text:span text:style-name="_37_79">g</text:span><text:span text:style-name="_31_"> </text:span><text:span text:style-name="_35_13">w</text:span><text:span text:style-name="_37_56">a</text:span><text:span text:style-name="_32_26">s</text:span><text:span text:style-name="_33_01"> </text:span><text:span text:style-name="_37_13">t</text:span><text:span text:style-name="_32_24">h</text:span><text:span text:style-name="_33_83">e</text:span><text:span text:style-name="_36_01"> </text:span><text:span text:style-name="_31_78">s</text:span><text:span text:style-name="_34_77">i</text:span><text:span text:style-name="_38_76">z</text:span><text:span text:style-name="_31_13">e</text:span><text:span text:style-name="_33_01"> </text:span><text:span text:style-name="_37_49">o</text:span><text:span text:style-name="_31_49">f</text:span><text:span text:style-name="_33_01"> </text:span><text:span text:style-name="_38_69">a</text:span><text:span text:style-name="_31_"> </text:span><text:span text:style-name="_34_97">w</text:span><text:span text:style-name="_37_64">a</text:span><text:span text:style-name="_31_66">s</text:span><text:span text:style-name="_35_83">h</text:span>-<text:span text:style-name="_31_80">b</text:span><text:span text:style-name="_34_37">o</text:span><text:span text:style-name="_38_69">w</text:span><text:span text:style-name="_31_13">l</text:span><text:span text:style-name="_34_17">,</text:span><text:span text:style-name="_36_01"> </text:span><text:span text:style-name="_31_79">a</text:span><text:span text:style-name="_33_84">n</text:span><text:span text:style-name="_38_69">d</text:span><text:span text:style-name="_31_"> </text:span><text:span text:style-name="_35_93">w</text:span><text:span text:style-name="_38_39">a</text:span><text:span text:style-name="_32_00">s</text:span><text:span text:style-name="_33_01"> </text:span><text:span text:style-name="_36_92">p</text:span><text:span text:style-name="_32_73">l</text:span><text:span text:style-name="_34_07">a</text:span><text:span text:style-name="_37_64">c</text:span><text:span text:style-name="_32_99">e</text:span><text:span text:style-name="_34_49">d</text:span><text:span text:style-name="_36_01"> </text:span><text:span text:style-name="_31_07">a</text:span><text:span text:style-name="_34_52">b</text:span><text:span text:style-name="_38_23">o</text:span><text:span text:style-name="_31_20">v</text:span><text:span text:style-name="_35_97">e</text:span><text:span text:style-name="_36_01"> </text:span><text:span text:style-name="_32_09">t</text:span><text:span text:style-name="_34_64">h</text:span><text:span text:style-name="_38_27">e</text:span><text:span text:style-name="_31_"> </text:span><text:span text:style-name="_35_59">h</text:span><text:span text:style-name="_38_64">e</text:span><text:span text:style-name="_32_39">a</text:span><text:span text:style-name="_35_12">d</text:span><text:span text:style-name="_36_01"> </text:span><text:span text:style-name="_32_37">o</text:span><text:span text:style-name="_34_13">f</text:span><text:span text:style-name="_36_01"> </text:span><text:span text:style-name="_32_24">o</text:span><text:span text:style-name="_34_07">u</text:span><text:span text:style-name="_38_97">r</text:span><text:span text:style-name="_31_"> </text:span><text:span text:style-name="_34_04">b</text:span><text:span text:style-name="_37_67">e</text:span><text:span text:style-name="_32_81">d</text:span><text:span text:style-name="_33_89">.</text:span><text:span text:style-name="_36_01"> </text:span><text:span text:style-name="_31_05">T</text:span><text:span text:style-name="_35_75">h</text:span><text:span text:style-name="_37_44">e</text:span><text:span text:style-name="_38_9">r</text:span><text:span text:style-name="_34_01">e</text:span><text:span text:style-name="_36_01"> </text:span><text:span text:style-name="_31_13">w</text:span><text:span text:style-name="_34_56">a</text:span><text:span text:style-name="_37_74">s</text:span><text:span text:style-name="_31_"> </text:span><text:span text:style-name="_34_77">a</text:span><text:span text:style-name="_36_01"> </text:span><text:span text:style-name="_32_81">w</text:span><text:span text:style-name="_35_13">i</text:span><text:span text:style-name="_37_97">r</text:span><text:span text:style-name="_32_85">e</text:span><text:span text:style-name="_33_01"> </text:span><text:span text:style-name="_38_37">f</text:span><text:span text:style-name="_37_7">r</text:span><text:span text:style-name="_35_93">o</text:span><text:span text:style-name="_36_89">m</text:span><text:span text:style-name="_31_"> </text:span><text:span text:style-name="_33_77">t</text:span><text:span text:style-name="_37_75">h</text:span><text:span text:style-name="_32_72">e</text:span><text:span text:style-name="_33_01"> </text:span><text:span text:style-name="_38_27">h</text:span><text:span text:style-name="_31_80">o</text:span><text:span text:style-name="_35_96">u</text:span><text:span text:style-name="_37_50">s</text:span><text:span text:style-name="_32_25">e</text:span><text:span text:style-name="_33_01"> </text:span><text:span text:style-name="_37_41">t</text:span><text:span text:style-name="_31_73">o</text:span><text:span text:style-name="_33_01"> </text:span><text:span text:style-name="_38_97">t</text:span><text:span text:style-name="_32_12">h</text:span><text:span text:style-name="_34_19">e</text:span><text:span text:style-name="_36_01"> </text:span><text:span text:style-name="_38_2">c</text:span><text:span text:style-name="_35_24">o</text:span><text:span text:style-name="_38_16">a</text:span><text:span text:style-name="_31_74">c</text:span><text:span text:style-name="_34_16">h</text:span><text:span text:style-name="_36_89">m</text:span><text:span text:style-name="_32_99">a</text:span><text:span text:style-name="_34_76">n</text:span><text:span text:style-name="_38_25">'</text:span><text:span text:style-name="_31_18">s</text:span><text:span text:style-name="_33_01"> </text:span><text:span text:style-name="_37_68">q</text:span><text:span text:style-name="_32_27">u</text:span><text:span text:style-name="_35_64">a</text:span><text:span text:style-name="_37_37">r</text:span><text:span text:style-name="_31_65">t</text:span><text:span text:style-name="_33_91">e</text:span><text:span text:style-name="_38_21">r</text:span><text:span text:style-name="_31_73">s</text:span><text:span text:style-name="_33_01"> </text:span><text:span text:style-name="_37_17">i</text:span><text:span text:style-name="_31_17">n</text:span><text:span text:style-name="_33_01"> </text:span><text:span text:style-name="_38_57">t</text:span><text:span text:style-name="_32_96">h</text:span><text:span text:style-name="_35_95">e</text:span><text:span text:style-name="_36_01"> </text:span><text:span text:style-name="_38_0">s</text:span><text:span text:style-name="_35_85">t</text:span><text:span text:style-name="_38_59">a</text:span><text:span text:style-name="_31_79">b</text:span><text:span text:style-name="_33_77">l</text:span><text:span text:style-name="_38_00">e</text:span><text:span text:style-name="_32_37">,</text:span><text:span text:style-name="_33_01"> </text:span><text:span text:style-name="_38_03">a</text:span><text:span text:style-name="_32_12">n</text:span><text:span text:style-name="_34_13">d</text:span><text:span text:style-name="_36_01"> </text:span><text:span text:style-name="_32_37">a</text:span><text:span text:style-name="_33_01"> </text:span><text:span text:style-name="_38_11">n</text:span><text:span text:style-name="_32_40">o</text:span><text:span text:style-name="_34_16">b</text:span><text:span text:style-name="_37_53">l</text:span><text:span text:style-name="_39_1">e</text:span><text:span text:style-name="_33_01"> </text:span><text:span text:style-name="_38_36">g</text:span><text:span text:style-name="_39_5">o</text:span><text:span text:style-name="_33_92">n</text:span><text:span text:style-name="_36_95">g</text:span><text:span text:style-name="_31_"> </text:span><text:span text:style-name="_35_35">a</text:span><text:span text:style-name="_38_33">l</text:span><text:span text:style-name="_31_04">o</text:span><text:span text:style-name="_34_55">n</text:span><text:span text:style-name="_38_76">g</text:span><text:span text:style-name="_38_2">s</text:span><text:span text:style-name="_34_05">i</text:span><text:span text:style-name="_37_76">d</text:span><text:span text:style-name="_31_13">e</text:span><text:span text:style-name="_33_01"> </text:span><text:span text:style-name="_38_28">h</text:span><text:span text:style-name="_31_65">i</text:span><text:span text:style-name="_35_02">s</text:span><text:span text:style-name="_36_01"> </text:span><text:span text:style-name="_31_16">p</text:span><text:span text:style-name="_34_53">i</text:span><text:span text:style-name="_36_77">l</text:span><text:span text:style-name="_31_17">l</text:span><text:span text:style-name="_35_75">o</text:span><text:span text:style-name="_37_61">w</text:span><text:span text:style-name="_32_33">.</text:span></text:p>
      <text:p text:style-name="P1"><text:span text:style-name="_36_93">"</text:span><text:span text:style-name="_31_53">W</text:span><text:span text:style-name="_34_53">e</text:span><text:span text:style-name="_36_01"> </text:span><text:span text:style-name="_31_20">s</text:span><text:span text:style-name="_34_03">h</text:span><text:span text:style-name="_37_04">o</text:span><text:span text:style-name="_39_1">u</text:span><text:span text:style-name="_35_93">l</text:span><text:span text:style-name="_37_41">d</text:span><text:span text:style-name="_31_"> </text:span><text:span text:style-name="_35_59">h</text:span><text:span text:style-name="_37_44">a</text:span><text:span text:style-name="_32_88">v</text:span><text:span text:style-name="_33_79">e</text:span><text:span text:style-name="_36_01"> </text:span><text:span text:style-name="_32_95">b</text:span><text:span text:style-name="_35_28">e</text:span><text:span text:style-name="_39_00">e</text:span><text:span text:style-name="_39_5">n</text:span><text:span text:style-name="_33_01"> </text:span><text:span text:style-name="_38_72">c</text:span><text:span text:style-name="_31_15">o</text:span><text:span text:style-name="_34_65">m</text:span><text:span text:style-name="_38_13">f</text:span><text:span text:style-name="_31_08">o</text:span><text:span text:style-name="_34_73">r</text:span><text:span text:style-name="_37_17">t</text:span><text:span text:style-name="_31_67">a</text:span><text:span text:style-name="_35_39">b</text:span><text:span text:style-name="_37_65">l</text:span><text:span text:style-name="_39_2">e</text:span><text:span text:style-name="_33_01"> </text:span><text:span text:style-name="_38_24">n</text:span><text:span text:style-name="_39_5">o</text:span><text:span text:style-name="_34_65">w</text:span><text:span text:style-name="_36_01"> </text:span><text:span text:style-name="_32_63">b</text:span><text:span text:style-name="_34_76">u</text:span><text:span text:style-name="_38_69">t</text:span><text:span text:style-name="_31_"> </text:span><text:span text:style-name="_33_77">f</text:span><text:span text:style-name="_36_77">o</text:span><text:span text:style-name="_32_13">r</text:span><text:span text:style-name="_33_01"> </text:span><text:span text:style-name="_37_08">o</text:span><text:span text:style-name="_31_03">n</text:span><text:span text:style-name="_35_57">e</text:span><text:span text:style-name="_36_01"> </text:span><text:span text:style-name="_31_20">d</text:span><text:span text:style-name="_34_07">e</text:span><text:span text:style-name="_38_01">f</text:span><text:span text:style-name="_31_44">e</text:span><text:span text:style-name="_35_34">c</text:span><text:span text:style-name="_38_97">t</text:span><text:span text:style-name="_32_25">.</text:span><text:span text:style-name="_33_01"> </text:span><text:span text:style-name="_37_53">E</text:span><text:span text:style-name="_32_84">v</text:span><text:span text:style-name="_35_39">e</text:span><text:span text:style-name="_38_01">r</text:span><text:span text:style-name="_31_37">y</text:span><text:span text:style-name="_33_01"> </text:span><text:span text:style-name="_37_17">m</text:span><text:span text:style-name="_32_63">o</text:span><text:span text:style-name="_33_81">r</text:span><text:span text:style-name="_38_64">n</text:span><text:span text:style-name="_32_09">i</text:span><text:span text:style-name="_35_72">n</text:span><text:span text:style-name="_38_99">g</text:span><text:span text:style-name="_31_"> </text:span><text:span text:style-name="_33_81">a</text:span><text:span text:style-name="_38_33">t</text:span><text:span text:style-name="_31_"> </text:span><text:span text:style-name="_33_77">f</text:span><text:span text:style-name="_37_41">i</text:span><text:span text:style-name="_32_12">v</text:span><text:span text:style-name="_34_75">e</text:span><text:span text:style-name="_36_01"> </text:span><text:span text:style-name="_32_85">t</text:span><text:span text:style-name="_34_04">h</text:span><text:span text:style-name="_36_95">e</text:span><text:span text:style-name="_31_"> </text:span><text:span text:style-name="_35_16">c</text:span><text:span text:style-name="_36_83">o</text:span><text:span text:style-name="_39_2">o</text:span><text:span text:style-name="_35_82">k</text:span><text:span text:style-name="_36_01"> </text:span><text:span text:style-name="_32_23">o</text:span><text:span text:style-name="_35_64">p</text:span><text:span text:style-name="_38_84">e</text:span><text:span text:style-name="_32_27">n</text:span><text:span text:style-name="_33_92">e</text:span><text:span text:style-name="_37_63">d</text:span><text:span text:style-name="_31_"> </text:span><text:span text:style-name="_35_61">t</text:span><text:span text:style-name="_37_19">h</text:span><text:span text:style-name="_31_08">e</text:span><text:span text:style-name="_33_01"> </text:span><text:span text:style-name="_37_98">k</text:span><text:span text:style-name="_31_17">i</text:span><text:span text:style-name="_34_49">t</text:span><text:span text:style-name="_36_80">c</text:span><text:span text:style-name="_32_40">h</text:span><text:span text:style-name="_34_43">e</text:span><text:span text:style-name="_38_93">n</text:span><text:span text:style-name="_31_"> </text:span><text:span text:style-name="_35_28">d</text:span><text:span text:style-name="_37_07">o</text:span><text:span text:style-name="_31_41">o</text:span><text:span text:style-name="_35_01">r</text:span><text:span text:style-name="_38_85">,</text:span><text:span text:style-name="_31_"> </text:span><text:span text:style-name="_35_61">i</text:span><text:span text:style-name="_37_41">n</text:span><text:span text:style-name="_31_"> </text:span><text:span text:style-name="_34_49">t</text:span><text:span text:style-name="_38_39">h</text:span><text:span text:style-name="_31_64">e</text:span><text:span text:style-name="_33_01"> </text:span><text:span text:style-name="_37_01">w</text:span><text:span text:style-name="_39_5">a</text:span><text:span text:style-name="_35_16">y</text:span><text:span text:style-name="_36_01"> </text:span><text:span text:style-name="_31_49">o</text:span><text:span text:style-name="_35_25">f</text:span><text:span text:style-name="_36_01"> </text:span><text:span text:style-name="_31_68">b</text:span><text:span text:style-name="_35_15">u</text:span><text:span text:style-name="_36_96">s</text:span><text:span text:style-name="_32_09">i</text:span><text:span text:style-name="_34_43">n</text:span><text:span text:style-name="_37_40">e</text:span><text:span text:style-name="_32_98">s</text:span><text:span text:style-name="_34_17">s</text:span><text:span text:style-name="_36_93">,</text:span><text:span text:style-name="_31_"> </text:span><text:span text:style-name="_35_03">a</text:span><text:span text:style-name="_37_76">n</text:span><text:span text:style-name="_32_21">d</text:span><text:span text:style-name="_33_01"> </text:span><text:span text:style-name="_38_01">r</text:span><text:span text:style-name="_31_01">i</text:span><text:span text:style-name="_34_65">p</text:span><text:span text:style-name="_36_01"> </text:span><text:span text:style-name="_32_61">w</text:span><text:span text:style-name="_34_79">e</text:span><text:span text:style-name="_37_76">n</text:span><text:span text:style-name="_32_81">t</text:span><text:span text:style-name="_33_01"> </text:span><text:span text:style-name="_38_81">t</text:span><text:span text:style-name="_32_27">h</text:span><text:span text:style-name="_35_36">a</text:span><text:span text:style-name="_36_81">t</text:span><text:span text:style-name="_31_"> </text:span><text:span text:style-name="_35_28">g</text:span><text:span text:style-name="_38_39">o</text:span><text:span text:style-name="_32_40">n</text:span><text:span text:style-name="_34_07">g</text:span><text:span text:style-name="_36_77">!</text:span><text:span text:style-name="_31_"> </text:span><text:span text:style-name="_35_21">T</text:span><text:span text:style-name="_37_20">h</text:span><text:span text:style-name="_39_1">e</text:span><text:span text:style-name="_33_01"> </text:span><text:span text:style-name="_36_93">f</text:span><text:span text:style-name="_31_65">i</text:span><text:span text:style-name="_35_09">r</text:span><text:span text:style-name="_38_61">s</text:span><text:span text:style-name="_31_01">t</text:span><text:span text:style-name="_33_01"> </text:span><text:span text:style-name="_38_97">t</text:span><text:span text:style-name="_32_13">i</text:span><text:span text:style-name="_35_61">m</text:span><text:span text:style-name="_37_97">e</text:span><text:span text:style-name="_31_"> </text:span><text:span text:style-name="_33_89">t</text:span><text:span text:style-name="_39_00">h</text:span><text:span text:style-name="_31_65">i</text:span><text:span text:style-name="_35_22">s</text:span><text:span text:style-name="_36_01"> </text:span><text:span text:style-name="_31_15">h</text:span><text:span text:style-name="_35_40">a</text:span><text:span text:style-name="_36_96">p</text:span><text:span text:style-name="_31_03">p</text:span><text:span text:style-name="_34_39">e</text:span><text:span text:style-name="_38_36">n</text:span><text:span text:style-name="_31_56">e</text:span><text:span text:style-name="_34_63">d</text:span><text:span text:style-name="_36_01"> </text:span><text:span text:style-name="_31_17">I</text:span><text:span text:style-name="_33_01"> </text:span><text:span text:style-name="_37_73">t</text:span><text:span text:style-name="_32_04">h</text:span><text:span text:style-name="_35_11">o</text:span><text:span text:style-name="_37_80">u</text:span><text:span text:style-name="_32_75">g</text:span><text:span text:style-name="_35_37">h</text:span><text:span text:style-name="_37_41">t</text:span><text:span text:style-name="_31_"> </text:span><text:span text:style-name="_34_37">t</text:span><text:span text:style-name="_38_04">h</text:span><text:span text:style-name="_38_3">e</text:span><text:span text:style-name="_33_01"> </text:span><text:span text:style-name="_38_61">l</text:span><text:span text:style-name="_31_20">a</text:span><text:span text:style-name="_33_82">s</text:span><text:span text:style-name="_37_41">t</text:span><text:span text:style-name="_31_"> </text:span><text:span text:style-name="_35_83">d</text:span><text:span text:style-name="_37_68">a</text:span><text:span text:style-name="_31_37">y</text:span><text:span text:style-name="_33_01"> </text:span><text:span text:style-name="_36_81">w</text:span><text:span text:style-name="_31_68">a</text:span><text:span text:style-name="_35_62">s</text:span><text:span text:style-name="_36_01"> </text:span><text:span text:style-name="_31_38">c</text:span><text:span text:style-name="_34_80">o</text:span><text:span text:style-name="_38_85">m</text:span><text:span text:style-name="_32_01">e</text:span><text:span text:style-name="_33_01"> </text:span><text:span text:style-name="_38_76">s</text:span><text:span text:style-name="_38_3">u</text:span><text:span text:style-name="_33_77">r</text:span><text:span text:style-name="_36_89">e</text:span><text:span text:style-name="_31_97">.</text:span><text:span text:style-name="_33_01"> </text:span><text:span text:style-name="_38_69">I</text:span><text:span text:style-name="_31_"> </text:span><text:span text:style-name="_34_07">d</text:span><text:span text:style-name="_38_69">i</text:span><text:span text:style-name="_33_00">d</text:span><text:span text:style-name="_34_01">n</text:span><text:span text:style-name="_38_57">'</text:span><text:span text:style-name="_31_53">t</text:span><text:span text:style-name="_33_01"> </text:span><text:span text:style-name="_38_33">t</text:span><text:span text:style-name="_32_15">h</text:span><text:span text:style-name="_35_21">i</text:span><text:span text:style-name="_37_68">n</text:span><text:span text:style-name="_32_73">k</text:span><text:span text:style-name="_33_01"> </text:span><text:span text:style-name="_38_33">i</text:span><text:span text:style-name="_32_57">t</text:span><text:span text:style-name="_33_01"> </text:span><text:span text:style-name="_37_49">i</text:span><text:span text:style-name="_32_01">n</text:span><text:span text:style-name="_33_01"> </text:span><text:span text:style-name="_37_68">b</text:span><text:span text:style-name="_32_63">e</text:span><text:span text:style-name="_35_28">d</text:span>--<text:span text:style-name="_35_27">n</text:span><text:span text:style-name="_37_41">o</text:span><text:span text:style-name="_31_53">,</text:span><text:span text:style-name="_33_01"> </text:span><text:span text:style-name="_38_16">b</text:span><text:span text:style-name="_37_9">u</text:span><text:span text:style-name="_35_61">t</text:span><text:span text:style-name="_36_01"> </text:span><text:span text:style-name="_39_6">o</text:span><text:span text:style-name="_34_51">u</text:span><text:span text:style-name="_36_93">t</text:span><text:span text:style-name="_31_"> </text:span><text:span text:style-name="_35_25">o</text:span><text:span text:style-name="_38_37">f</text:span><text:span text:style-name="_31_"> </text:span><text:span text:style-name="_34_73">i</text:span><text:span text:style-name="_38_37">t</text:span>--<text:span text:style-name="_37_41">f</text:span><text:span text:style-name="_31_77">o</text:span><text:span text:style-name="_35_73">r</text:span><text:span text:style-name="_36_01"> </text:span><text:span text:style-name="_31_73">t</text:span><text:span text:style-name="_33_96">h</text:span><text:span text:style-name="_37_63">e</text:span><text:span text:style-name="_31_"> </text:span><text:span text:style-name="_34_49">f</text:span><text:span text:style-name="_37_53">i</text:span><text:span text:style-name="_32_37">r</text:span><text:span text:style-name="_34_13">s</text:span><text:span text:style-name="_36_89">t</text:span><text:span text:style-name="_31_"> </text:span><text:span text:style-name="_34_52">e</text:span><text:span text:style-name="_36_77">f</text:span><text:span text:style-name="_37_7">f</text:span><text:span text:style-name="_35_75">e</text:span><text:span text:style-name="_37_73">c</text:span><text:span text:style-name="_31_73">t</text:span><text:span text:style-name="_33_01"> </text:span><text:span text:style-name="_37_49">o</text:span><text:span text:style-name="_32_61">f</text:span><text:span text:style-name="_33_01"> </text:span><text:span text:style-name="_37_53">t</text:span><text:span text:style-name="_32_87">h</text:span><text:span text:style-name="_35_12">a</text:span><text:span text:style-name="_37_17">t</text:span><text:span text:style-name="_31_"> </text:span><text:span text:style-name="_33_93">f</text:span><text:span text:style-name="_37_77">r</text:span><text:span text:style-name="_31_73">i</text:span><text:span text:style-name="_35_24">g</text:span><text:span text:style-name="_38_87">h</text:span><text:span text:style-name="_32_21">t</text:span><text:span text:style-name="_35_21">f</text:span><text:span text:style-name="_37_65">u</text:span><text:span text:style-name="_32_69">l</text:span><text:span text:style-name="_33_01"> </text:span><text:span text:style-name="_37_76">g</text:span><text:span text:style-name="_31_51">o</text:span><text:span text:style-name="_34_40">n</text:span><text:span text:style-name="_38_39">g</text:span><text:span text:style-name="_31_"> </text:span><text:span text:style-name="_35_81">i</text:span><text:span text:style-name="_38_09">s</text:span><text:span text:style-name="_31_"> </text:span><text:span text:style-name="_34_13">t</text:span><text:span text:style-name="_38_13">o</text:span><text:span text:style-name="_31_"> </text:span><text:span text:style-name="_35_71">h</text:span><text:span text:style-name="_37_16">u</text:span><text:span text:style-name="_38_9">r</text:span><text:span text:style-name="_35_73">l</text:span><text:span text:style-name="_36_01"> </text:span><text:span text:style-name="_37_8">y</text:span><text:span text:style-name="_34_04">o</text:span><text:span text:style-name="_38_93">u</text:span><text:span text:style-name="_31_"> </text:span><text:span text:style-name="_33_95">a</text:span><text:span text:style-name="_36_92">c</text:span><text:span text:style-name="_32_85">r</text:span><text:span text:style-name="_34_80">o</text:span><text:span text:style-name="_38_86">s</text:span><text:span text:style-name="_32_09">s</text:span><text:span text:style-name="_33_01"> </text:span><text:span text:style-name="_38_93">t</text:span><text:span text:style-name="_32_76">h</text:span><text:span text:style-name="_33_83">e</text:span><text:span text:style-name="_36_01"> </text:span><text:span text:style-name="_32_60">h</text:span><text:span text:style-name="_34_43">o</text:span><text:span text:style-name="_37_07">u</text:span><text:span text:style-name="_31_08">s</text:span><text:span text:style-name="_34_49">e</text:span><text:span text:style-name="_38_25">,</text:span><text:span text:style-name="_31_"> </text:span><text:span text:style-name="_34_75">a</text:span><text:span text:style-name="_37_16">n</text:span><text:span text:style-name="_31_49">d</text:span><text:span text:style-name="_33_01"> </text:span><text:span text:style-name="_37_64">s</text:span><text:span text:style-name="_32_73">l</text:span><text:span text:style-name="_33_91">a</text:span><text:span text:style-name="_37_49">m</text:span><text:span text:style-name="_31_"> </text:span><text:span text:style-name="_34_52">y</text:span><text:span text:style-name="_38_75">o</text:span><text:span text:style-name="_32_33">u</text:span><text:span text:style-name="_33_01"> </text:span><text:span text:style-name="_38_87">a</text:span><text:span text:style-name="_31_56">g</text:span><text:span text:style-name="_35_95">a</text:span><text:span text:style-name="_38_01">i</text:span><text:span text:style-name="_32_84">n</text:span><text:span text:style-name="_34_13">s</text:span><text:span text:style-name="_36_77">t</text:span><text:span text:style-name="_31_"> </text:span><text:span text:style-name="_35_01">t</text:span><text:span text:style-name="_37_63">h</text:span><text:span text:style-name="_32_36">e</text:span><text:span text:style-name="_33_01"> </text:span><text:span text:style-name="_38_33">w</text:span><text:span text:style-name="_32_61">a</text:span><text:span text:style-name="_35_25">l</text:span><text:span text:style-name="_37_77">l</text:span><text:span text:style-name="_32_09">,</text:span><text:span text:style-name="_33_01"> </text:span><text:span text:style-name="_38_64">a</text:span><text:span text:style-name="_31_67">n</text:span><text:span text:style-name="_35_21">d</text:span><text:span text:style-name="_36_01"> </text:span><text:span text:style-name="_32_25">t</text:span><text:span text:style-name="_35_16">h</text:span><text:span text:style-name="_37_51">e</text:span><text:span text:style-name="_32_61">n</text:span><text:span text:style-name="_33_01"> </text:span><text:span text:style-name="_37_56">c</text:span><text:span text:style-name="_39_5">u</text:span><text:span text:style-name="_35_97">r</text:span><text:span text:style-name="_38_73">l</text:span><text:span text:style-name="_31_"> </text:span><text:span text:style-name="_34_80">y</text:span><text:span text:style-name="_36_83">o</text:span><text:span text:style-name="_31_73">u</text:span><text:span text:style-name="_33_01"> </text:span><text:span text:style-name="_37_03">u</text:span><text:span text:style-name="_31_40">p</text:span><text:span text:style-name="_33_89">,</text:span><text:span text:style-name="_36_01"> </text:span><text:span text:style-name="_32_00">a</text:span><text:span text:style-name="_34_51">n</text:span><text:span text:style-name="_37_97">d</text:span><text:span text:style-name="_31_"> </text:span><text:span text:style-name="_34_08">s</text:span><text:span text:style-name="_38_03">q</text:span><text:span text:style-name="_32_21">u</text:span><text:span text:style-name="_35_93">i</text:span><text:span text:style-name="_38_61">r</text:span><text:span text:style-name="_32_69">m</text:span><text:span text:style-name="_33_01"> </text:span><text:span text:style-name="_37_42">y</text:span><text:span text:style-name="_32_84">o</text:span><text:span text:style-name="_35_85">u</text:span><text:span text:style-name="_36_01"> </text:span><text:span text:style-name="_32_37">l</text:span><text:span text:style-name="_33_93">i</text:span><text:span text:style-name="_36_90">k</text:span><text:span text:style-name="_32_28">e</text:span><text:span text:style-name="_33_01"> </text:span><text:span text:style-name="_38_85">a</text:span><text:span text:style-name="_31_"> </text:span><text:span text:style-name="_35_38">s</text:span><text:span text:style-name="_38_76">p</text:span><text:span text:style-name="_32_73">i</text:span><text:span text:style-name="_35_99">d</text:span><text:span text:style-name="_38_12">e</text:span><text:span text:style-name="_31_13">r</text:span><text:span text:style-name="_33_01"> </text:span><text:span text:style-name="_37_51">o</text:span><text:span text:style-name="_31_68">n</text:span><text:span text:style-name="_33_01"> </text:span><text:span text:style-name="_37_37">a</text:span><text:span text:style-name="_31_"> </text:span><text:span text:style-name="_34_62">s</text:span><text:span text:style-name="_38_21">t</text:span><text:span text:style-name="_32_24">o</text:span><text:span text:style-name="_33_94">v</text:span><text:span text:style-name="_38_36">e</text:span><text:span text:style-name="_31_"> </text:span><text:span text:style-name="_34_37">l</text:span><text:span text:style-name="_38_97">i</text:span><text:span text:style-name="_31_13">d</text:span><text:span text:style-name="_35_81">,</text:span><text:span text:style-name="_36_01"> </text:span><text:span text:style-name="_31_17">t</text:span><text:span text:style-name="_34_37">i</text:span><text:span text:style-name="_36_81">l</text:span><text:span text:style-name="_31_49">l</text:span><text:span text:style-name="_33_01"> </text:span><text:span text:style-name="_38_12">s</text:span><text:span text:style-name="_31_99">o</text:span><text:span text:style-name="_34_49">m</text:span><text:span text:style-name="_37_52">e</text:span><text:span text:style-name="_32_15">b</text:span><text:span text:style-name="_34_68">o</text:span><text:span text:style-name="_38_99">d</text:span><text:span text:style-name="_31_41">y</text:span><text:span text:style-name="_33_01"> </text:span><text:span text:style-name="_38_40">s</text:span><text:span text:style-name="_32_75">h</text:span><text:span text:style-name="_34_44">u</text:span><text:span text:style-name="_37_49">t</text:span><text:span text:style-name="_32_10">s</text:span><text:span text:style-name="_33_01"> </text:span><text:span text:style-name="_37_41">t</text:span><text:span text:style-name="_39_6">h</text:span><text:span text:style-name="_34_39">e</text:span><text:span text:style-name="_36_01"> </text:span><text:span text:style-name="_31_06">k</text:span><text:span text:style-name="_35_61">i</text:span><text:span text:style-name="_37_13">t</text:span><text:span text:style-name="_32_84">c</text:span><text:span text:style-name="_35_76">h</text:span><text:span text:style-name="_38_87">e</text:span><text:span text:style-name="_31_65">n</text:span><text:span text:style-name="_33_01"> </text:span><text:span text:style-name="_38_60">d</text:span><text:span text:style-name="_31_67">o</text:span><text:span text:style-name="_35_13">o</text:span><text:span text:style-name="_38_21">r</text:span><text:span text:style-name="_32_81">.</text:span><text:span text:style-name="_33_01"> </text:span><text:span text:style-name="_37_49">I</text:span><text:span text:style-name="_32_25">n</text:span><text:span text:style-name="_33_01"> </text:span><text:span text:style-name="_37_02">s</text:span><text:span text:style-name="_32_84">o</text:span><text:span text:style-name="_34_13">l</text:span><text:span text:style-name="_37_97">i</text:span><text:span text:style-name="_32_61">d</text:span><text:span text:style-name="_33_01"> </text:span><text:span text:style-name="_37_13">f</text:span><text:span text:style-name="_32_63">a</text:span><text:span text:style-name="_34_68">c</text:span><text:span text:style-name="_38_21">t</text:span><text:span text:style-name="_38_1">,</text:span><text:span text:style-name="_33_01"> </text:span><text:span text:style-name="_37_53">t</text:span><text:span text:style-name="_32_75">h</text:span><text:span text:style-name="_35_16">e</text:span><text:span text:style-name="_37_77">r</text:span><text:span text:style-name="_32_93">e</text:span><text:span text:style-name="_33_01"> </text:span><text:span text:style-name="_38_73">i</text:span><text:span text:style-name="_31_49">s</text:span><text:span text:style-name="_33_01"> </text:span><text:span text:style-name="_38_15">n</text:span><text:span text:style-name="_31_56">o</text:span><text:span text:style-name="_33_01"> </text:span><text:span text:style-name="_38_10">c</text:span><text:span text:style-name="_32_97">l</text:span><text:span text:style-name="_35_36">a</text:span><text:span text:style-name="_37_53">m</text:span><text:span text:style-name="_31_53">o</text:span><text:span text:style-name="_33_93">r</text:span><text:span text:style-name="_36_01"> </text:span><text:span text:style-name="_32_09">t</text:span><text:span text:style-name="_35_23">h</text:span><text:span text:style-name="_39_00">a</text:span><text:span text:style-name="_31_41">t</text:span><text:span text:style-name="_33_01"> </text:span><text:span text:style-name="_37_97">i</text:span><text:span text:style-name="_31_65">s</text:span><text:span text:style-name="_33_01"> </text:span><text:span text:style-name="_38_63">e</text:span><text:span text:style-name="_31_52">v</text:span><text:span text:style-name="_35_40">e</text:span><text:span text:style-name="_36_79">n</text:span><text:span text:style-name="_31_"> </text:span><text:span text:style-name="_34_73">r</text:span><text:span text:style-name="_38_95">e</text:span><text:span text:style-name="_32_57">m</text:span><text:span text:style-name="_34_80">o</text:span><text:span text:style-name="_37_61">t</text:span><text:span text:style-name="_31_68">e</text:span><text:span text:style-name="_35_97">l</text:span><text:span text:style-name="_37_02">y</text:span><text:span text:style-name="_31_"> </text:span><text:span text:style-name="_34_64">c</text:span><text:span text:style-name="_37_63">o</text:span><text:span text:style-name="_31_73">m</text:span><text:span text:style-name="_34_39">p</text:span><text:span text:style-name="_38_28">a</text:span><text:span text:style-name="_31_53">r</text:span><text:span text:style-name="_35_27">a</text:span><text:span text:style-name="_39_00">b</text:span><text:span text:style-name="_31_97">l</text:span><text:span text:style-name="_35_33">e</text:span><text:span text:style-name="_36_01"> </text:span><text:span text:style-name="_31_37">t</text:span><text:span text:style-name="_34_61">o</text:span><text:span text:style-name="_36_01"> </text:span><text:span text:style-name="_32_97">t</text:span><text:span text:style-name="_35_87">h</text:span><text:span text:style-name="_37_04">e</text:span><text:span text:style-name="_31_"> </text:span><text:span text:style-name="_35_76">d</text:span><text:span text:style-name="_38_57">i</text:span><text:span text:style-name="_38_1">r</text:span><text:span text:style-name="_35_39">e</text:span><text:span text:style-name="_36_01"> </text:span><text:span text:style-name="_31_06">c</text:span><text:span text:style-name="_35_25">l</text:span><text:span text:style-name="_37_16">a</text:span><text:span text:style-name="_31_49">m</text:span><text:span text:style-name="_34_41">o</text:span><text:span text:style-name="_38_57">r</text:span><text:span text:style-name="_31_"> </text:span><text:span text:style-name="_34_37">w</text:span><text:span text:style-name="_38_15">h</text:span><text:span text:style-name="_37_7">i</text:span><text:span text:style-name="_35_60">c</text:span><text:span text:style-name="_38_33">h</text:span><text:span text:style-name="_31_"> </text:span><text:span text:style-name="_34_73">t</text:span><text:span text:style-name="_36_79">h</text:span><text:span text:style-name="_32_76">a</text:span><text:span text:style-name="_35_21">t</text:span><text:span text:style-name="_36_01"> </text:span><text:span text:style-name="_31_99">g</text:span><text:span text:style-name="_35_84">o</text:span><text:span text:style-name="_37_08">n</text:span><text:span text:style-name="_31_99">g</text:span><text:span text:style-name="_33_01"> </text:span><text:span text:style-name="_38_73">m</text:span><text:span text:style-name="_31_43">a</text:span><text:span text:style-name="_34_20">k</text:span><text:span text:style-name="_37_43">e</text:span><text:span text:style-name="_31_64">s</text:span><text:span text:style-name="_35_33">.</text:span><text:span text:style-name="_36_01"> </text:span><text:span text:style-name="_32_13">W</text:span><text:span text:style-name="_35_81">e</text:span><text:span text:style-name="_38_97">l</text:span><text:span text:style-name="_32_33">l</text:span><text:span text:style-name="_35_97">,</text:span><text:span text:style-name="_36_01"> </text:span><text:span text:style-name="_37_7">t</text:span><text:span text:style-name="_34_76">h</text:span><text:span text:style-name="_38_61">i</text:span><text:span text:style-name="_32_34">s</text:span><text:span text:style-name="_33_01"> </text:span><text:span text:style-name="_37_04">c</text:span><text:span text:style-name="_31_99">a</text:span><text:span text:style-name="_34_97">t</text:span><text:span text:style-name="_37_75">a</text:span><text:span text:style-name="_31_76">s</text:span><text:span text:style-name="_35_37">t</text:span><text:span text:style-name="_37_53">r</text:span><text:span text:style-name="_39_6">o</text:span><text:span text:style-name="_34_51">p</text:span><text:span text:style-name="_38_28">h</text:span><text:span text:style-name="_32_75">e</text:span><text:span text:style-name="_33_01"> </text:span><text:span text:style-name="_38_83">h</text:span><text:span text:style-name="_32_88">a</text:span><text:span text:style-name="_34_55">p</text:span><text:span text:style-name="_38_04">p</text:span><text:span text:style-name="_32_00">e</text:span><text:span text:style-name="_34_15">n</text:span><text:span text:style-name="_38_71">e</text:span><text:span text:style-name="_31_40">d</text:span><text:span text:style-name="_33_01"> </text:span><text:span text:style-name="_37_63">e</text:span><text:span text:style-name="_32_28">v</text:span><text:span text:style-name="_35_95">e</text:span><text:span text:style-name="_38_61">r</text:span><text:span text:style-name="_32_24">y</text:span><text:span text:style-name="_33_01"> </text:span><text:span text:style-name="_37_05">m</text:span><text:span text:style-name="_32_83">o</text:span><text:span text:style-name="_34_41">r</text:span><text:span text:style-name="_38_40">n</text:span><text:span text:style-name="_32_93">i</text:span><text:span text:style-name="_35_16">n</text:span><text:span text:style-name="_37_43">g</text:span><text:span text:style-name="_31_"> </text:span><text:span text:style-name="_34_05">r</text:span><text:span text:style-name="_36_84">e</text:span><text:span text:style-name="_32_87">g</text:span><text:span text:style-name="_33_79">u</text:span><text:span text:style-name="_38_93">l</text:span><text:span text:style-name="_31_80">a</text:span><text:span text:style-name="_35_93">r</text:span><text:span text:style-name="_38_93">l</text:span><text:span text:style-name="_32_69">y</text:span><text:span text:style-name="_33_01"> </text:span><text:span text:style-name="_38_57">a</text:span><text:span text:style-name="_31_73">t</text:span><text:span text:style-name="_33_01"> </text:span><text:span text:style-name="_37_13">f</text:span><text:span text:style-name="_32_57">i</text:span><text:span text:style-name="_35_60">v</text:span><text:span text:style-name="_37_55">e</text:span><text:span text:style-name="_31_"> </text:span><text:span text:style-name="_35_83">o</text:span><text:span text:style-name="_38_21">'</text:span><text:span text:style-name="_32_88">c</text:span><text:span text:style-name="_35_61">l</text:span><text:span text:style-name="_38_76">o</text:span><text:span text:style-name="_31_78">c</text:span><text:span text:style-name="_35_97">k</text:span><text:span text:style-name="_38_37">,</text:span><text:span text:style-name="_31_"> </text:span><text:span text:style-name="_33_83">a</text:span><text:span text:style-name="_37_56">n</text:span><text:span text:style-name="_32_37">d</text:span><text:span text:style-name="_33_01"> </text:span><text:span text:style-name="_36_89">l</text:span><text:span text:style-name="_32_60">o</text:span><text:span text:style-name="_35_34">s</text:span><text:span text:style-name="_37_61">t</text:span><text:span text:style-name="_31_"> </text:span><text:span text:style-name="_34_39">u</text:span><text:span text:style-name="_38_88">s</text:span><text:span text:style-name="_31_"> </text:span><text:span text:style-name="_35_37">t</text:span><text:span text:style-name="_37_03">h</text:span><text:span text:style-name="_31_53">r</text:span><text:span text:style-name="_34_44">e</text:span><text:span text:style-name="_37_41">e</text:span><text:span text:style-name="_31_"> </text:span><text:span text:style-name="_35_04">h</text:span><text:span text:style-name="_37_03">o</text:span><text:span text:style-name="_31_19">u</text:span><text:span text:style-name="_34_73">r</text:span><text:span text:style-name="_38_60">s</text:span><text:span text:style-name="_31_"> </text:span><text:span text:style-name="_35_88">s</text:span><text:span text:style-name="_37_05">l</text:span><text:span text:style-name="_31_79">e</text:span><text:span text:style-name="_34_55">e</text:span><text:span text:style-name="_37_68">p</text:span><text:span text:style-name="_31_53">;</text:span><text:span text:style-name="_33_01"> </text:span><text:span text:style-name="_37_13">f</text:span><text:span text:style-name="_31_49">o</text:span><text:span text:style-name="_35_57">r</text:span><text:span text:style-name="_36_81">,</text:span><text:span text:style-name="_31_"> </text:span><text:span text:style-name="_35_85">m</text:span><text:span text:style-name="_38_81">i</text:span><text:span text:style-name="_31_19">n</text:span><text:span text:style-name="_34_80">d</text:span><text:span text:style-name="_36_01"> </text:span><text:span text:style-name="_32_62">y</text:span><text:span text:style-name="_34_76">o</text:span><text:span text:style-name="_38_33">u</text:span><text:span text:style-name="_32_37">,</text:span><text:span text:style-name="_33_01"> </text:span><text:span text:style-name="_37_49">w</text:span><text:span text:style-name="_32_27">h</text:span><text:span text:style-name="_35_12">e</text:span><text:span text:style-name="_37_65">n</text:span><text:span text:style-name="_31_"> </text:span><text:span text:style-name="_34_37">t</text:span><text:span text:style-name="_38_12">h</text:span><text:span text:style-name="_31_03">a</text:span><text:span text:style-name="_35_81">t</text:span><text:span text:style-name="_36_01"> </text:span><text:span text:style-name="_32_69">t</text:span><text:span text:style-name="_35_87">h</text:span><text:span text:style-name="_38_09">i</text:span><text:span text:style-name="_32_40">n</text:span><text:span text:style-name="_34_41">g</text:span><text:span text:style-name="_36_01"> </text:span><text:span text:style-name="_31_17">w</text:span><text:span text:style-name="_35_60">a</text:span><text:span text:style-name="_38_38">k</text:span><text:span text:style-name="_32_59">e</text:span><text:span text:style-name="_35_28">s</text:span><text:span text:style-name="_36_01"> </text:span><text:span text:style-name="_31_40">y</text:span><text:span text:style-name="_33_91">o</text:span><text:span text:style-name="_36_93">u</text:span><text:span text:style-name="_31_73">,</text:span><text:span text:style-name="_33_01"> </text:span><text:span text:style-name="_37_73">i</text:span><text:span text:style-name="_32_33">t</text:span><text:span text:style-name="_33_01"> </text:span><text:span text:style-name="_37_55">d</text:span><text:span text:style-name="_31_44">o</text:span><text:span text:style-name="_34_52">e</text:span><text:span text:style-name="_37_14">s</text:span><text:span text:style-name="_32_21">n</text:span><text:span text:style-name="_35_81">'</text:span><text:span text:style-name="_37_53">t</text:span><text:span text:style-name="_31_"> </text:span><text:span text:style-name="_33_93">m</text:span><text:span text:style-name="_37_63">e</text:span><text:span text:style-name="_32_33">r</text:span><text:span text:style-name="_34_56">e</text:span><text:span text:style-name="_38_93">l</text:span><text:span text:style-name="_32_69">y</text:span><text:span text:style-name="_33_01"> </text:span><text:span text:style-name="_37_65">w</text:span><text:span text:style-name="_31_44">a</text:span><text:span text:style-name="_35_02">k</text:span><text:span text:style-name="_37_37">e</text:span><text:span text:style-name="_31_"> </text:span><text:span text:style-name="_34_68">y</text:span><text:span text:style-name="_38_71">o</text:span><text:span text:style-name="_31_05">u</text:span><text:span text:style-name="_33_01"> </text:span><text:span text:style-name="_38_33">i</text:span><text:span text:style-name="_38_9">n</text:span><text:span text:style-name="_33_01"> </text:span><text:span text:style-name="_38_26">s</text:span><text:span text:style-name="_32_96">p</text:span><text:span text:style-name="_35_59">o</text:span><text:span text:style-name="_37_53">t</text:span><text:span text:style-name="_32_40">s</text:span><text:span text:style-name="_35_85">;</text:span><text:span text:style-name="_36_01"> </text:span><text:span text:style-name="_32_01">i</text:span><text:span text:style-name="_35_01">t</text:span><text:span text:style-name="_36_01"> </text:span><text:span text:style-name="_31_61">w</text:span><text:span text:style-name="_34_67">a</text:span><text:span text:style-name="_38_36">k</text:span><text:span text:style-name="_31_99">e</text:span><text:span text:style-name="_36_00">s</text:span><text:span text:style-name="_36_01"> </text:span><text:span text:style-name="_32_58">y</text:span><text:span text:style-name="_35_76">o</text:span><text:span text:style-name="_36_77">u</text:span><text:span text:style-name="_31_"> </text:span><text:span text:style-name="_34_65">a</text:span><text:span text:style-name="_38_13">l</text:span><text:span text:style-name="_31_97">l</text:span><text:span text:style-name="_33_01"> </text:span><text:span text:style-name="_38_03">o</text:span><text:span text:style-name="_33_00">v</text:span><text:span text:style-name="_34_97">e</text:span><text:span text:style-name="_38_57">r</text:span><text:span text:style-name="_32_73">,</text:span><text:span text:style-name="_33_01"> </text:span><text:span text:style-name="_37_20">c</text:span><text:span text:style-name="_32_15">o</text:span><text:span text:style-name="_34_44">n</text:span><text:span text:style-name="_36_78">s</text:span><text:span text:style-name="_39_2">c</text:span><text:span text:style-name="_35_37">i</text:span><text:span text:style-name="_37_03">e</text:span><text:span text:style-name="_31_04">n</text:span><text:span text:style-name="_34_02">c</text:span><text:span text:style-name="_37_01">e</text:span><text:span text:style-name="_31_"> </text:span><text:span text:style-name="_34_68">a</text:span><text:span text:style-name="_38_83">n</text:span><text:span text:style-name="_37_7">d</text:span><text:span text:style-name="_33_01"> </text:span><text:span text:style-name="_38_81">a</text:span><text:span text:style-name="_31_41">l</text:span><text:span text:style-name="_34_65">l</text:span><text:span text:style-name="_38_37">,</text:span><text:span text:style-name="_31_"> </text:span><text:span text:style-name="_35_03">a</text:span><text:span text:style-name="_38_76">n</text:span><text:span text:style-name="_31_53">d</text:span><text:span text:style-name="_33_01"> </text:span><text:span text:style-name="_37_62">y</text:span><text:span text:style-name="_32_28">o</text:span><text:span text:style-name="_34_37">u</text:span><text:span text:style-name="_36_01"> </text:span><text:span text:style-name="_32_11">a</text:span><text:span text:style-name="_33_81">r</text:span><text:span text:style-name="_37_20">e</text:span><text:span text:style-name="_31_"> </text:span><text:span text:style-name="_34_64">g</text:span><text:span text:style-name="_38_11">o</text:span><text:span text:style-name="_32_39">o</text:span><text:span text:style-name="_34_80">d</text:span><text:span text:style-name="_36_01"> </text:span><text:span text:style-name="_32_81">f</text:span><text:span text:style-name="_34_13">o</text:span><text:span text:style-name="_38_21">r</text:span><text:span text:style-name="_31_"> </text:span><text:span text:style-name="_35_40">e</text:span><text:span text:style-name="_37_49">i</text:span><text:span text:style-name="_31_51">g</text:span><text:span text:style-name="_34_63">h</text:span><text:span text:style-name="_38_97">t</text:span><text:span text:style-name="_32_88">e</text:span><text:span text:style-name="_34_67">e</text:span><text:span text:style-name="_37_52">n</text:span><text:span text:style-name="_31_"> </text:span><text:span text:style-name="_34_52">h</text:span><text:span text:style-name="_37_19">o</text:span><text:span text:style-name="_32_04">u</text:span><text:span text:style-name="_35_93">r</text:span><text:span text:style-name="_37_62">s</text:span><text:span text:style-name="_31_"> </text:span><text:span text:style-name="_34_65">o</text:span><text:span text:style-name="_37_97">f</text:span><text:span text:style-name="_31_"> </text:span><text:span text:style-name="_34_77">w</text:span><text:span text:style-name="_38_37">i</text:span><text:span text:style-name="_31_64">d</text:span><text:span text:style-name="_35_63">e</text:span>-<text:span text:style-name="_32_95">a</text:span><text:span text:style-name="_34_53">w</text:span><text:span text:style-name="_37_20">a</text:span><text:span text:style-name="_32_28">k</text:span><text:span text:style-name="_35_15">e</text:span><text:span text:style-name="_38_27">n</text:span><text:span text:style-name="_31_08">e</text:span><text:span text:style-name="_34_56">s</text:span><text:span text:style-name="_37_38">s</text:span><text:span text:style-name="_31_"> </text:span><text:span text:style-name="_33_82">s</text:span><text:span text:style-name="_37_80">u</text:span><text:span text:style-name="_33_00">b</text:span><text:span text:style-name="_35_22">s</text:span><text:span text:style-name="_38_04">e</text:span><text:span text:style-name="_32_87">q</text:span><text:span text:style-name="_35_63">u</text:span><text:span text:style-name="_38_64">e</text:span><text:span text:style-name="_32_35">n</text:span><text:span text:style-name="_35_13">t</text:span><text:span text:style-name="_37_41">l</text:span><text:span text:style-name="_31_80">y</text:span>--<text:span text:style-name="_31_43">e</text:span><text:span text:style-name="_34_13">i</text:span><text:span text:style-name="_38_88">g</text:span><text:span text:style-name="_32_39">h</text:span><text:span text:style-name="_33_77">t</text:span><text:span text:style-name="_38_76">e</text:span><text:span text:style-name="_32_75">e</text:span><text:span text:style-name="_34_56">n</text:span><text:span text:style-name="_36_01"> </text:span><text:span text:style-name="_31_68">h</text:span><text:span text:style-name="_34_43">o</text:span><text:span text:style-name="_37_04">u</text:span><text:span text:style-name="_32_97">r</text:span><text:span text:style-name="_34_18">s</text:span><text:span text:style-name="_36_01"> </text:span><text:span text:style-name="_32_13">o</text:span><text:span text:style-name="_35_33">f</text:span><text:span text:style-name="_36_01"> </text:span><text:span text:style-name="_38_1">t</text:span><text:span text:style-name="_34_80">h</text:span><text:span text:style-name="_37_79">e</text:span><text:span text:style-name="_31_"> </text:span><text:span text:style-name="_34_50">v</text:span><text:span text:style-name="_39_00">e</text:span><text:span text:style-name="_32_37">r</text:span><text:span text:style-name="_34_05">y</text:span><text:span text:style-name="_36_01"> </text:span><text:span text:style-name="_32_25">m</text:span><text:span text:style-name="_35_83">o</text:span><text:span text:style-name="_37_20">s</text:span><text:span text:style-name="_32_13">t</text:span><text:span text:style-name="_33_01"> </text:span><text:span text:style-name="_38_69">i</text:span><text:span text:style-name="_32_40">n</text:span><text:span text:style-name="_34_98">c</text:span><text:span text:style-name="_36_92">o</text:span><text:span text:style-name="_31_39">n</text:span><text:span text:style-name="_35_74">c</text:span><text:span text:style-name="_37_16">e</text:span><text:span text:style-name="_32_61">i</text:span><text:span text:style-name="_34_20">v</text:span><text:span text:style-name="_38_35">a</text:span><text:span text:style-name="_32_83">b</text:span><text:span text:style-name="_34_49">l</text:span><text:span text:style-name="_38_72">e</text:span><text:span text:style-name="_31_"> </text:span><text:span text:style-name="_35_61">w</text:span><text:span text:style-name="_38_33">i</text:span><text:span text:style-name="_31_08">d</text:span><text:span text:style-name="_35_03">e</text:span>-<text:span text:style-name="_39_1">a</text:span><text:span text:style-name="_33_77">w</text:span><text:span text:style-name="_38_64">a</text:span><text:span text:style-name="_32_26">k</text:span><text:span text:style-name="_34_80">e</text:span><text:span text:style-name="_38_63">n</text:span><text:span text:style-name="_32_72">e</text:span><text:span text:style-name="_35_98">s</text:span><text:span text:style-name="_37_68">s</text:span><text:span text:style-name="_31_"> </text:span><text:span text:style-name="_35_97">t</text:span><text:span text:style-name="_38_76">h</text:span><text:span text:style-name="_32_83">a</text:span><text:span text:style-name="_34_17">t</text:span><text:span text:style-name="_36_01"> </text:span><text:span text:style-name="_31_76">y</text:span><text:span text:style-name="_34_07">o</text:span><text:span text:style-name="_37_05">u</text:span><text:span text:style-name="_31_"> </text:span><text:span text:style-name="_34_51">e</text:span><text:span text:style-name="_39_00">v</text:span><text:span text:style-name="_31_73">e</text:span><text:span text:style-name="_35_81">r</text:span><text:span text:style-name="_36_01"> </text:span><text:span text:style-name="_31_20">e</text:span><text:span text:style-name="_33_94">x</text:span><text:span text:style-name="_37_52">p</text:span><text:span text:style-name="_32_15">e</text:span><text:span text:style-name="_35_13">r</text:span><text:span text:style-name="_36_89">i</text:span><text:span text:style-name="_37_9">e</text:span><text:span text:style-name="_35_64">n</text:span><text:span text:style-name="_38_14">c</text:span><text:span text:style-name="_32_64">e</text:span><text:span text:style-name="_35_69">d</text:span><text:span text:style-name="_36_01"> </text:span><text:span text:style-name="_38_9">i</text:span><text:span text:style-name="_34_13">n</text:span><text:span text:style-name="_36_01"> </text:span><text:span text:style-name="_39_6">y</text:span><text:span text:style-name="_33_95">o</text:span><text:span text:style-name="_37_61">u</text:span><text:span text:style-name="_31_97">r</text:span><text:span text:style-name="_33_01"> </text:span><text:span text:style-name="_36_77">l</text:span><text:span text:style-name="_31_01">i</text:span><text:span text:style-name="_35_21">f</text:span><text:span text:style-name="_37_37">e</text:span><text:span text:style-name="_38_9">.</text:span><text:span text:style-name="_33_01"> </text:span><text:span text:style-name="_38_69">A</text:span><text:span text:style-name="_31_"> </text:span><text:span text:style-name="_35_00">s</text:span><text:span text:style-name="_36_77">t</text:span><text:span text:style-name="_32_13">r</text:span><text:span text:style-name="_34_99">a</text:span><text:span text:style-name="_38_63">n</text:span><text:span text:style-name="_31_08">g</text:span><text:span text:style-name="_35_85">e</text:span><text:span text:style-name="_36_93">r</text:span><text:span text:style-name="_31_"> </text:span><text:span text:style-name="_34_04">d</text:span><text:span text:style-name="_37_61">i</text:span><text:span text:style-name="_32_87">e</text:span><text:span text:style-name="_34_17">d</text:span><text:span text:style-name="_36_01"> </text:span><text:span text:style-name="_32_95">o</text:span><text:span text:style-name="_34_80">n</text:span><text:span text:style-name="_36_01"> </text:span><text:span text:style-name="_37_9">o</text:span><text:span text:style-name="_34_44">u</text:span><text:span text:style-name="_37_37">r</text:span><text:span text:style-name="_31_"> </text:span><text:span text:style-name="_34_99">h</text:span><text:span text:style-name="_38_28">a</text:span><text:span text:style-name="_39_2">n</text:span><text:span text:style-name="_33_79">d</text:span><text:span text:style-name="_38_13">s</text:span><text:span text:style-name="_31_"> </text:span><text:span text:style-name="_34_03">o</text:span><text:span text:style-name="_37_44">n</text:span><text:span text:style-name="_39_3">e</text:span><text:span text:style-name="_33_01"> </text:span><text:span text:style-name="_37_73">t</text:span><text:span text:style-name="_31_41">i</text:span><text:span text:style-name="_33_77">m</text:span><text:span text:style-name="_36_89">e</text:span><text:span text:style-name="_31_97">,</text:span><text:span text:style-name="_33_01"> </text:span><text:span text:style-name="_38_84">a</text:span><text:span text:style-name="_31_77">i</text:span><text:span text:style-name="_35_11">d</text:span><text:span text:style-name="_36_01"> </text:span><text:span text:style-name="_39_3">w</text:span><text:span text:style-name="_35_61">e</text:span><text:span text:style-name="_36_01"> </text:span><text:span text:style-name="_31_78">v</text:span><text:span text:style-name="_35_40">a</text:span><text:span text:style-name="_38_40">c</text:span><text:span text:style-name="_31_67">a</text:span><text:span text:style-name="_35_13">t</text:span><text:span text:style-name="_38_39">e</text:span><text:span text:style-name="_38_4">d</text:span><text:span text:style-name="_33_01"> </text:span><text:span text:style-name="_37_68">a</text:span><text:span text:style-name="_31_63">n</text:span><text:span text:style-name="_35_33">d</text:span><text:span text:style-name="_36_01"> </text:span><text:span text:style-name="_32_85">l</text:span><text:span text:style-name="_34_41">e</text:span><text:span text:style-name="_38_57">f</text:span><text:span text:style-name="_31_73">t</text:span><text:span text:style-name="_33_01"> </text:span><text:span text:style-name="_36_93">h</text:span><text:span text:style-name="_37_7">i</text:span><text:span text:style-name="_35_81">m</text:span><text:span text:style-name="_36_01"> </text:span><text:span text:style-name="_32_97">i</text:span><text:span text:style-name="_33_81">n</text:span><text:span text:style-name="_36_01"> </text:span><text:span text:style-name="_32_23">o</text:span><text:span text:style-name="_35_24">u</text:span><text:span text:style-name="_37_53">r</text:span><text:span text:style-name="_31_"> </text:span><text:span text:style-name="_34_61">r</text:span><text:span text:style-name="_37_56">o</text:span><text:span text:style-name="_31_43">o</text:span><text:span text:style-name="_34_53">m</text:span><text:span text:style-name="_36_01"> </text:span><text:span text:style-name="_32_83">o</text:span><text:span text:style-name="_34_76">v</text:span><text:span text:style-name="_37_04">e</text:span><text:span text:style-name="_31_61">r</text:span><text:span text:style-name="_33_79">n</text:span><text:span text:style-name="_37_17">i</text:span><text:span text:style-name="_31_67">g</text:span><text:span text:style-name="_35_40">h</text:span><text:span text:style-name="_37_97">t</text:span><text:span text:style-name="_31_61">.</text:span><text:span text:style-name="_33_01"> </text:span><text:span text:style-name="_38_01">D</text:span><text:span text:style-name="_32_81">i</text:span><text:span text:style-name="_34_53">d</text:span><text:span text:style-name="_36_01"> </text:span><text:span text:style-name="_32_69">t</text:span><text:span text:style-name="_35_35">h</text:span><text:span text:style-name="_36_92">a</text:span><text:span text:style-name="_32_61">t</text:span><text:span text:style-name="_33_01"> </text:span><text:span text:style-name="_38_64">s</text:span><text:span text:style-name="_31_41">t</text:span><text:span text:style-name="_35_09">r</text:span><text:span text:style-name="_38_15">a</text:span><text:span text:style-name="_31_15">n</text:span><text:span text:style-name="_35_64">g</text:span><text:span text:style-name="_38_37">e</text:span><text:span text:style-name="_31_61">r</text:span><text:span text:style-name="_33_01"> </text:span><text:span text:style-name="_38_57">w</text:span><text:span text:style-name="_32_21">a</text:span><text:span text:style-name="_34_97">i</text:span><text:span text:style-name="_37_53">t</text:span><text:span text:style-name="_31_"> </text:span><text:span text:style-name="_35_21">f</text:span><text:span text:style-name="_36_77">o</text:span><text:span text:style-name="_32_61">r</text:span><text:span text:style-name="_33_01"> </text:span><text:span text:style-name="_38_81">t</text:span><text:span text:style-name="_32_39">h</text:span><text:span text:style-name="_35_16">e</text:span><text:span text:style-name="_36_01"> </text:span><text:span text:style-name="_31_51">g</text:span><text:span text:style-name="_35_96">e</text:span><text:span text:style-name="_38_03">n</text:span><text:span text:style-name="_39_6">e</text:span><text:span text:style-name="_34_13">r</text:span><text:span text:style-name="_38_57">a</text:span><text:span text:style-name="_32_93">l</text:span><text:span text:style-name="_33_01"> </text:span><text:span text:style-name="_38_73">j</text:span><text:span text:style-name="_32_03">u</text:span><text:span text:style-name="_35_84">d</text:span><text:span text:style-name="_37_75">g</text:span><text:span text:style-name="_32_21">m</text:span><text:span text:style-name="_35_16">e</text:span><text:span text:style-name="_38_01">n</text:span><text:span text:style-name="_38_9">t</text:span><text:span text:style-name="_34_01">?</text:span><text:span text:style-name="_36_01"> </text:span><text:span text:style-name="_31_53">N</text:span><text:span text:style-name="_34_53">o</text:span><text:span text:style-name="_37_17">,</text:span><text:span text:style-name="_31_"> </text:span><text:span text:style-name="_33_89">s</text:span><text:span text:style-name="_38_13">i</text:span><text:span text:style-name="_31_13">r</text:span><text:span text:style-name="_34_37">;</text:span><text:span text:style-name="_36_01"> </text:span><text:span text:style-name="_31_80">h</text:span><text:span text:style-name="_34_79">e</text:span><text:span text:style-name="_36_01"> </text:span><text:span text:style-name="_38_3">g</text:span><text:span text:style-name="_35_88">o</text:span><text:span text:style-name="_38_97">t</text:span><text:span text:style-name="_31_"> </text:span><text:span text:style-name="_34_16">u</text:span><text:span text:style-name="_36_79">p</text:span><text:span text:style-name="_31_"> </text:span><text:span text:style-name="_35_73">a</text:span><text:span text:style-name="_36_77">t</text:span><text:span text:style-name="_31_"> </text:span><text:span text:style-name="_35_01">f</text:span><text:span text:style-name="_37_41">i</text:span><text:span text:style-name="_31_02">v</text:span><text:span text:style-name="_33_80">e</text:span><text:span text:style-name="_36_01"> </text:span><text:span text:style-name="_31_73">t</text:span><text:span text:style-name="_34_43">h</text:span><text:span text:style-name="_38_76">e</text:span><text:span text:style-name="_31_"> </text:span><text:span text:style-name="_35_11">n</text:span><text:span text:style-name="_38_00">e</text:span><text:span text:style-name="_32_85">x</text:span><text:span text:style-name="_35_33">t</text:span><text:span text:style-name="_36_01"> </text:span><text:span text:style-name="_31_61">m</text:span><text:span text:style-name="_35_75">o</text:span><text:span text:style-name="_37_13">r</text:span><text:span text:style-name="_31_44">n</text:span><text:span text:style-name="_35_57">i</text:span><text:span text:style-name="_38_23">n</text:span><text:span text:style-name="_31_08">g</text:span><text:span text:style-name="_33_01"> </text:span><text:span text:style-name="_38_69">i</text:span><text:span text:style-name="_32_73">n</text:span><text:span text:style-name="_33_01"> </text:span><text:span text:style-name="_38_61">t</text:span><text:span text:style-name="_32_39">h</text:span><text:span text:style-name="_35_16">e</text:span><text:span text:style-name="_36_01"> </text:span><text:span text:style-name="_31_49">m</text:span><text:span text:style-name="_34_99">o</text:span><text:span text:style-name="_38_72">s</text:span><text:span text:style-name="_31_65">t</text:span><text:span text:style-name="_33_01"> </text:span><text:span text:style-name="_37_76">p</text:span><text:span text:style-name="_32_85">r</text:span><text:span text:style-name="_35_23">o</text:span><text:span text:style-name="_36_81">m</text:span><text:span text:style-name="_31_65">p</text:span><text:span text:style-name="_34_97">t</text:span><text:span text:style-name="_36_01"> </text:span><text:span text:style-name="_32_99">a</text:span><text:span text:style-name="_34_68">n</text:span><text:span text:style-name="_38_21">d</text:span><text:span text:style-name="_31_"> </text:span><text:span text:style-name="_35_99">u</text:span><text:span text:style-name="_37_76">n</text:span><text:span text:style-name="_31_16">o</text:span><text:span text:style-name="_35_70">s</text:span><text:span text:style-name="_38_09">t</text:span><text:span text:style-name="_32_35">e</text:span><text:span text:style-name="_34_04">n</text:span><text:span text:style-name="_38_37">t</text:span><text:span text:style-name="_31_76">a</text:span><text:span text:style-name="_34_61">t</text:span><text:span text:style-name="_37_41">i</text:span><text:span text:style-name="_32_35">o</text:span><text:span text:style-name="_33_83">u</text:span><text:span text:style-name="_37_40">s</text:span><text:span text:style-name="_31_"> </text:span><text:span text:style-name="_35_01">w</text:span><text:span text:style-name="_37_56">a</text:span><text:span text:style-name="_32_82">y</text:span><text:span text:style-name="_34_73">.</text:span><text:span text:style-name="_36_01"> </text:span><text:span text:style-name="_32_85">I</text:span><text:span text:style-name="_33_01"> </text:span><text:span text:style-name="_37_20">k</text:span><text:span text:style-name="_31_79">n</text:span><text:span text:style-name="_33_77">e</text:span><text:span text:style-name="_38_25">w</text:span><text:span text:style-name="_31_"> </text:span><text:span text:style-name="_35_59">h</text:span><text:span text:style-name="_37_20">e</text:span><text:span text:style-name="_31_"> </text:span><text:span text:style-name="_34_41">w</text:span><text:span text:style-name="_36_91">o</text:span><text:span text:style-name="_32_04">u</text:span><text:span text:style-name="_34_73">l</text:span><text:span text:style-name="_37_77">d</text:span><text:span text:style-name="_32_57">;</text:span><text:span text:style-name="_33_01"> </text:span><text:span text:style-name="_37_05">I</text:span><text:span text:style-name="_31_"> </text:span><text:span text:style-name="_34_98">k</text:span><text:span text:style-name="_37_68">n</text:span><text:span text:style-name="_31_17">e</text:span><text:span text:style-name="_35_57">w</text:span><text:span text:style-name="_36_01"> </text:span><text:span text:style-name="_32_61">i</text:span><text:span text:style-name="_34_49">t</text:span><text:span text:style-name="_36_01"> </text:span><text:span text:style-name="_31_73">m</text:span><text:span text:style-name="_33_81">i</text:span><text:span text:style-name="_38_16">g</text:span><text:span text:style-name="_32_87">h</text:span><text:span text:style-name="_35_13">t</text:span><text:span text:style-name="_36_93">y</text:span><text:span text:style-name="_31_"> </text:span><text:span text:style-name="_35_69">w</text:span><text:span text:style-name="_37_61">e</text:span><text:span text:style-name="_31_05">l</text:span><text:span text:style-name="_33_93">l</text:span><text:span text:style-name="_37_53">.</text:span><text:span text:style-name="_31_"> </text:span><text:span text:style-name="_34_41">H</text:span><text:span text:style-name="_37_61">e</text:span><text:span text:style-name="_31_"> </text:span><text:span text:style-name="_34_06">c</text:span><text:span text:style-name="_36_92">o</text:span><text:span text:style-name="_32_33">l</text:span><text:span text:style-name="_35_73">l</text:span><text:span text:style-name="_38_60">e</text:span><text:span text:style-name="_31_42">c</text:span><text:span text:style-name="_35_73">t</text:span><text:span text:style-name="_38_64">e</text:span><text:span text:style-name="_32_87">d</text:span><text:span text:style-name="_33_01"> </text:span><text:span text:style-name="_38_04">h</text:span><text:span text:style-name="_32_61">i</text:span><text:span text:style-name="_35_10">s</text:span><text:span text:style-name="_36_01"> </text:span><text:span text:style-name="_32_01">l</text:span><text:span text:style-name="_35_33">i</text:span><text:span text:style-name="_38_69">f</text:span><text:span text:style-name="_32_83">e</text:span>-<text:span text:style-name="_37_17">i</text:span><text:span text:style-name="_39_6">n</text:span><text:span text:style-name="_33_82">s</text:span><text:span text:style-name="_37_80">u</text:span><text:span text:style-name="_32_81">r</text:span><text:span text:style-name="_34_79">a</text:span><text:span text:style-name="_37_08">n</text:span><text:span text:style-name="_31_08">c</text:span><text:span text:style-name="_35_15">e</text:span><text:span text:style-name="_37_01">,</text:span><text:span text:style-name="_31_"> </text:span><text:span text:style-name="_35_71">a</text:span><text:span text:style-name="_37_52">n</text:span><text:span text:style-name="_32_97">d</text:span><text:span text:style-name="_33_01"> </text:span><text:span text:style-name="_38_97">l</text:span><text:span text:style-name="_31_65">i</text:span><text:span text:style-name="_35_28">v</text:span><text:span text:style-name="_38_99">e</text:span><text:span text:style-name="_31_41">d</text:span><text:span text:style-name="_33_01"> </text:span><text:span text:style-name="_37_63">h</text:span><text:span text:style-name="_32_16">a</text:span><text:span text:style-name="_35_12">p</text:span><text:span text:style-name="_37_07">p</text:span><text:span text:style-name="_32_97">y</text:span><text:span text:style-name="_33_01"> </text:span><text:span text:style-name="_37_40">e</text:span><text:span text:style-name="_32_26">v</text:span><text:span text:style-name="_35_13">e</text:span><text:span text:style-name="_38_37">r</text:span><text:span text:style-name="_31_"> </text:span><text:span text:style-name="_34_80">a</text:span><text:span text:style-name="_38_25">f</text:span><text:span text:style-name="_31_73">t</text:span><text:span text:style-name="_35_87">e</text:span><text:span text:style-name="_36_81">r</text:span><text:span text:style-name="_38_1">,</text:span><text:span text:style-name="_33_01"> </text:span><text:span text:style-name="_38_01">f</text:span><text:span text:style-name="_31_37">o</text:span><text:span text:style-name="_35_09">r</text:span><text:span text:style-name="_36_01"> </text:span><text:span text:style-name="_31_01">t</text:span><text:span text:style-name="_35_24">h</text:span><text:span text:style-name="_37_07">e</text:span><text:span text:style-name="_31_05">r</text:span><text:span text:style-name="_35_25">e</text:span><text:span text:style-name="_36_01"> </text:span><text:span text:style-name="_38_1">w</text:span><text:span text:style-name="_34_51">a</text:span><text:span text:style-name="_36_84">s</text:span><text:span text:style-name="_31_"> </text:span><text:span text:style-name="_34_56">p</text:span><text:span text:style-name="_37_97">l</text:span><text:span text:style-name="_31_15">e</text:span><text:span text:style-name="_35_83">n</text:span><text:span text:style-name="_38_93">t</text:span><text:span text:style-name="_32_28">y</text:span><text:span text:style-name="_33_01"> </text:span><text:span text:style-name="_38_97">o</text:span><text:span text:style-name="_37_7">f</text:span><text:span text:style-name="_33_01"> </text:span><text:span text:style-name="_38_72">p</text:span><text:span text:style-name="_32_09">r</text:span><text:span text:style-name="_34_07">o</text:span><text:span text:style-name="_37_05">o</text:span><text:span text:style-name="_32_25">f</text:span><text:span text:style-name="_33_01"> </text:span><text:span text:style-name="_38_75">a</text:span><text:span text:style-name="_31_64">s</text:span><text:span text:style-name="_33_01"> </text:span><text:span text:style-name="_36_89">t</text:span><text:span text:style-name="_32_09">o</text:span><text:span text:style-name="_33_01"> </text:span><text:span text:style-name="_37_65">t</text:span><text:span text:style-name="_32_75">h</text:span><text:span text:style-name="_33_80">e</text:span><text:span text:style-name="_36_01"> </text:span><text:span text:style-name="_31_04">p</text:span><text:span text:style-name="_34_43">e</text:span><text:span text:style-name="_37_13">r</text:span><text:span text:style-name="_37_7">f</text:span><text:span text:style-name="_35_76">e</text:span><text:span text:style-name="_38_58">c</text:span><text:span text:style-name="_32_09">t</text:span><text:span text:style-name="_33_01"> </text:span><text:span text:style-name="_37_38">s</text:span><text:span text:style-name="_32_64">q</text:span><text:span text:style-name="_34_64">u</text:span><text:span text:style-name="_38_87">a</text:span><text:span text:style-name="_39_3">r</text:span><text:span text:style-name="_33_80">e</text:span><text:span text:style-name="_37_75">n</text:span><text:span text:style-name="_32_39">e</text:span><text:span text:style-name="_34_08">s</text:span><text:span text:style-name="_37_73">s</text:span><text:span text:style-name="_31_"> </text:span><text:span text:style-name="_34_05">o</text:span><text:span text:style-name="_36_77">f</text:span><text:span text:style-name="_31_"> </text:span><text:span text:style-name="_35_12">h</text:span><text:span text:style-name="_36_81">i</text:span><text:span text:style-name="_31_50">s</text:span><text:span text:style-name="_33_01"> </text:span><text:span text:style-name="_38_99">d</text:span><text:span text:style-name="_38_4">e</text:span><text:span text:style-name="_34_20">a</text:span><text:span text:style-name="_36_89">t</text:span><text:span text:style-name="_31_63">h</text:span><text:span text:style-name="_35_09">.</text:span></text:p>
      <text:p text:style-name="P1"><text:span text:style-name="_31_53">"</text:span><text:span text:style-name="_34_77">W</text:span><text:span text:style-name="_38_33">e</text:span><text:span text:style-name="_38_1">l</text:span><text:span text:style-name="_34_97">l</text:span><text:span text:style-name="_37_73">,</text:span><text:span text:style-name="_31_"> </text:span><text:span text:style-name="_34_97">w</text:span><text:span text:style-name="_38_25">e</text:span><text:span text:style-name="_31_"> </text:span><text:span text:style-name="_34_17">w</text:span><text:span text:style-name="_37_15">e</text:span><text:span text:style-name="_38_1">r</text:span><text:span text:style-name="_35_60">e</text:span><text:span text:style-name="_36_01"> </text:span><text:span text:style-name="_32_87">g</text:span><text:span text:style-name="_34_65">r</text:span><text:span text:style-name="_37_16">a</text:span><text:span text:style-name="_32_84">d</text:span><text:span text:style-name="_33_79">u</text:span><text:span text:style-name="_38_63">a</text:span><text:span text:style-name="_31_77">l</text:span><text:span text:style-name="_34_05">l</text:span><text:span text:style-name="_38_24">y</text:span><text:span text:style-name="_31_"> </text:span><text:span text:style-name="_35_13">f</text:span><text:span text:style-name="_38_76">a</text:span><text:span text:style-name="_31_75">d</text:span><text:span text:style-name="_33_77">i</text:span><text:span text:style-name="_38_03">n</text:span><text:span text:style-name="_32_60">g</text:span><text:span text:style-name="_33_01"> </text:span><text:span text:style-name="_38_73">t</text:span><text:span text:style-name="_32_23">o</text:span><text:span text:style-name="_34_77">w</text:span><text:span text:style-name="_38_96">a</text:span><text:span text:style-name="_31_65">r</text:span><text:span text:style-name="_35_97">d</text:span><text:span text:style-name="_36_01"> </text:span><text:span text:style-name="_32_33">a</text:span><text:span text:style-name="_33_01"> </text:span><text:span text:style-name="_38_95">b</text:span><text:span text:style-name="_32_12">e</text:span><text:span text:style-name="_33_77">t</text:span><text:span text:style-name="_38_61">t</text:span><text:span text:style-name="_31_97">e</text:span><text:span text:style-name="_35_93">r</text:span><text:span text:style-name="_36_01"> </text:span><text:span text:style-name="_38_9">l</text:span><text:span text:style-name="_34_55">a</text:span><text:span text:style-name="_38_16">n</text:span><text:span text:style-name="_32_61">d</text:span><text:span text:style-name="_34_77">,</text:span><text:span text:style-name="_36_01"> </text:span><text:span text:style-name="_32_63">o</text:span><text:span text:style-name="_34_80">n</text:span><text:span text:style-name="_36_01"> </text:span><text:span text:style-name="_32_12">a</text:span><text:span text:style-name="_35_62">c</text:span><text:span text:style-name="_38_02">c</text:span><text:span text:style-name="_39_2">o</text:span><text:span text:style-name="_35_35">u</text:span><text:span text:style-name="_36_92">n</text:span><text:span text:style-name="_31_61">t</text:span><text:span text:style-name="_33_01"> </text:span><text:span text:style-name="_38_69">o</text:span><text:span text:style-name="_32_97">f</text:span><text:span text:style-name="_33_01"> </text:span><text:span text:style-name="_38_13">t</text:span><text:span text:style-name="_38_4">h</text:span><text:span text:style-name="_35_39">e</text:span><text:span text:style-name="_36_01"> </text:span><text:span text:style-name="_32_64">d</text:span><text:span text:style-name="_35_39">a</text:span><text:span text:style-name="_36_81">i</text:span><text:span text:style-name="_31_17">l</text:span><text:span text:style-name="_34_41">y</text:span><text:span text:style-name="_36_01"> </text:span><text:span text:style-name="_31_73">l</text:span><text:span text:style-name="_35_27">o</text:span><text:span text:style-name="_37_52">s</text:span><text:span text:style-name="_39_3">s</text:span><text:span text:style-name="_33_01"> </text:span><text:span text:style-name="_37_77">o</text:span><text:span text:style-name="_32_33">f</text:span><text:span text:style-name="_33_01"> </text:span><text:span text:style-name="_37_78">s</text:span><text:span text:style-name="_31_53">l</text:span><text:span text:style-name="_34_68">e</text:span><text:span text:style-name="_38_83">e</text:span><text:span text:style-name="_32_00">p</text:span><text:span text:style-name="_35_13">;</text:span><text:span text:style-name="_36_01"> </text:span><text:span text:style-name="_32_22">s</text:span><text:span text:style-name="_34_04">o</text:span><text:span text:style-name="_36_01"> </text:span><text:span text:style-name="_31_05">w</text:span><text:span text:style-name="_33_93">e</text:span><text:span text:style-name="_36_01"> </text:span><text:span text:style-name="_32_57">f</text:span><text:span text:style-name="_35_69">i</text:span><text:span text:style-name="_38_40">n</text:span><text:span text:style-name="_31_19">a</text:span><text:span text:style-name="_33_93">l</text:span><text:span text:style-name="_36_89">l</text:span><text:span text:style-name="_31_73">y</text:span><text:span text:style-name="_33_01"> </text:span><text:span text:style-name="_38_71">h</text:span><text:span text:style-name="_39_2">a</text:span><text:span text:style-name="_35_57">d</text:span><text:span text:style-name="_36_01"> </text:span><text:span text:style-name="_32_93">t</text:span><text:span text:style-name="_34_16">h</text:span><text:span text:style-name="_37_75">e</text:span><text:span text:style-name="_31_"> </text:span><text:span text:style-name="_35_60">e</text:span><text:span text:style-name="_38_38">x</text:span><text:span text:style-name="_32_83">p</text:span><text:span text:style-name="_35_64">e</text:span><text:span text:style-name="_37_53">r</text:span><text:span text:style-name="_31_49">t</text:span><text:span text:style-name="_33_01"> </text:span><text:span text:style-name="_37_07">u</text:span><text:span text:style-name="_31_44">p</text:span><text:span text:style-name="_33_01"> </text:span><text:span text:style-name="_38_88">a</text:span><text:span text:style-name="_32_75">g</text:span><text:span text:style-name="_34_55">a</text:span><text:span text:style-name="_38_69">i</text:span><text:span text:style-name="_32_28">n</text:span><text:span text:style-name="_35_97">,</text:span><text:span text:style-name="_36_01"> </text:span><text:span text:style-name="_31_51">a</text:span><text:span text:style-name="_35_16">n</text:span><text:span text:style-name="_37_37">d</text:span><text:span text:style-name="_31_"> </text:span><text:span text:style-name="_33_92">h</text:span><text:span text:style-name="_36_79">e</text:span><text:span text:style-name="_31_"> </text:span><text:span text:style-name="_33_93">r</text:span><text:span text:style-name="_36_95">a</text:span><text:span text:style-name="_32_40">n</text:span><text:span text:style-name="_33_01"> </text:span><text:span text:style-name="_36_77">a</text:span><text:span text:style-name="_31_"> </text:span><text:span text:style-name="_34_01">w</text:span><text:span text:style-name="_37_37">i</text:span><text:span text:style-name="_32_61">r</text:span><text:span text:style-name="_34_49">e</text:span><text:span text:style-name="_36_01"> </text:span><text:span text:style-name="_32_81">t</text:span><text:span text:style-name="_33_77">o</text:span><text:span text:style-name="_36_01"> </text:span><text:span text:style-name="_31_37">t</text:span><text:span text:style-name="_35_16">h</text:span><text:span text:style-name="_37_99">e</text:span><text:span text:style-name="_31_"> </text:span><text:span text:style-name="_35_40">o</text:span><text:span text:style-name="_37_99">u</text:span><text:span text:style-name="_32_13">t</text:span><text:span text:style-name="_35_94">s</text:span><text:span text:style-name="_37_01">i</text:span><text:span text:style-name="_32_72">d</text:span><text:span text:style-name="_34_97">e</text:span><text:span text:style-name="_36_01"> </text:span><text:span text:style-name="_37_7">o</text:span><text:span text:style-name="_35_73">f</text:span><text:span text:style-name="_36_01"> </text:span><text:span text:style-name="_31_13">t</text:span><text:span text:style-name="_34_40">h</text:span><text:span text:style-name="_38_35">e</text:span><text:span text:style-name="_31_"> </text:span><text:span text:style-name="_35_28">d</text:span><text:span text:style-name="_37_51">o</text:span><text:span text:style-name="_31_17">o</text:span><text:span text:style-name="_34_65">r</text:span><text:span text:style-name="_37_49">,</text:span><text:span text:style-name="_31_"> </text:span><text:span text:style-name="_34_51">a</text:span><text:span text:style-name="_38_76">n</text:span><text:span text:style-name="_31_49">d</text:span><text:span text:style-name="_33_01"> </text:span><text:span text:style-name="_38_27">p</text:span><text:span text:style-name="_39_3">l</text:span><text:span text:style-name="_34_20">a</text:span><text:span text:style-name="_38_70">c</text:span><text:span text:style-name="_31_56">e</text:span><text:span text:style-name="_34_77">d</text:span><text:span text:style-name="_36_01"> </text:span><text:span text:style-name="_37_7">a</text:span><text:span text:style-name="_33_01"> </text:span><text:span text:style-name="_38_02">s</text:span><text:span text:style-name="_32_93">w</text:span><text:span text:style-name="_35_01">i</text:span><text:span text:style-name="_38_37">t</text:span><text:span text:style-name="_38_0">c</text:span><text:span text:style-name="_34_41">h</text:span><text:span text:style-name="_36_01"> </text:span><text:span text:style-name="_32_93">t</text:span><text:span text:style-name="_35_27">h</text:span><text:span text:style-name="_37_64">e</text:span><text:span text:style-name="_37_7">r</text:span><text:span text:style-name="_34_05">e</text:span><text:span text:style-name="_37_65">,</text:span><text:span text:style-name="_31_"> </text:span><text:span text:style-name="_34_97">w</text:span><text:span text:style-name="_37_52">h</text:span><text:span text:style-name="_32_35">e</text:span><text:span text:style-name="_35_37">r</text:span><text:span text:style-name="_38_83">e</text:span><text:span text:style-name="_31_80">b</text:span><text:span text:style-name="_35_09">y</text:span><text:span text:style-name="_36_01"> </text:span><text:span text:style-name="_32_73">T</text:span><text:span text:style-name="_35_64">h</text:span><text:span text:style-name="_37_15">o</text:span><text:span text:style-name="_31_13">m</text:span><text:span text:style-name="_34_15">a</text:span><text:span text:style-name="_37_04">s</text:span><text:span text:style-name="_31_97">,</text:span><text:span text:style-name="_33_01"> </text:span><text:span text:style-name="_37_05">t</text:span><text:span text:style-name="_32_00">h</text:span><text:span text:style-name="_34_67">e</text:span><text:span text:style-name="_36_01"> </text:span><text:span text:style-name="_32_60">b</text:span><text:span text:style-name="_34_07">u</text:span><text:span text:style-name="_37_13">t</text:span><text:span text:style-name="_31_49">l</text:span><text:span text:style-name="_35_93">e</text:span><text:span text:style-name="_37_05">r</text:span><text:span text:style-name="_31_61">,</text:span><text:span text:style-name="_33_01"> </text:span><text:span text:style-name="_38_76">a</text:span><text:span text:style-name="_32_25">l</text:span><text:span text:style-name="_34_41">w</text:span><text:span text:style-name="_38_75">a</text:span><text:span text:style-name="_32_62">y</text:span><text:span text:style-name="_34_56">s</text:span><text:span text:style-name="_36_01"> </text:span><text:span text:style-name="_32_25">m</text:span><text:span text:style-name="_33_96">a</text:span><text:span text:style-name="_38_27">d</text:span><text:span text:style-name="_37_7">e</text:span><text:span text:style-name="_33_01"> </text:span><text:span text:style-name="_36_79">o</text:span><text:span text:style-name="_38_0">n</text:span><text:span text:style-name="_35_21">e</text:span><text:span text:style-name="_36_01"> </text:span><text:span text:style-name="_32_13">l</text:span><text:span text:style-name="_34_65">i</text:span><text:span text:style-name="_37_37">t</text:span><text:span text:style-name="_31_73">t</text:span><text:span text:style-name="_35_97">l</text:span><text:span text:style-name="_36_93">e</text:span><text:span text:style-name="_31_"> </text:span><text:span text:style-name="_34_01">m</text:span><text:span text:style-name="_38_61">i</text:span><text:span text:style-name="_32_04">s</text:span><text:span text:style-name="_35_73">t</text:span><text:span text:style-name="_37_75">a</text:span><text:span text:style-name="_31_06">k</text:span><text:span text:style-name="_34_56">e</text:span>--<text:span text:style-name="_34_15">h</text:span><text:span text:style-name="_38_24">e</text:span><text:span text:style-name="_31_"> </text:span><text:span text:style-name="_35_74">s</text:span><text:span text:style-name="_37_61">w</text:span><text:span text:style-name="_32_81">i</text:span><text:span text:style-name="_34_73">t</text:span><text:span text:style-name="_38_64">c</text:span><text:span text:style-name="_32_27">h</text:span><text:span text:style-name="_36_00">e</text:span><text:span text:style-name="_38_85">d</text:span><text:span text:style-name="_31_"> </text:span><text:span text:style-name="_35_37">t</text:span><text:span text:style-name="_38_83">h</text:span><text:span text:style-name="_32_96">e</text:span><text:span text:style-name="_33_01"> </text:span><text:span text:style-name="_37_51">a</text:span><text:span text:style-name="_31_77">l</text:span><text:span text:style-name="_35_00">a</text:span><text:span text:style-name="_37_05">r</text:span><text:span text:style-name="_39_3">m</text:span><text:span text:style-name="_33_01"> </text:span><text:span text:style-name="_37_01">o</text:span><text:span text:style-name="_31_73">f</text:span><text:span text:style-name="_33_77">f</text:span><text:span text:style-name="_36_01"> </text:span><text:span text:style-name="_31_13">a</text:span><text:span text:style-name="_35_93">t</text:span><text:span text:style-name="_36_01"> </text:span><text:span text:style-name="_39_5">n</text:span><text:span text:style-name="_34_37">i</text:span><text:span text:style-name="_37_44">g</text:span><text:span text:style-name="_32_61">h</text:span><text:span text:style-name="_35_69">t</text:span><text:span text:style-name="_36_01"> </text:span><text:span text:style-name="_32_93">w</text:span><text:span text:style-name="_35_84">h</text:span><text:span text:style-name="_37_19">e</text:span><text:span text:style-name="_31_37">n</text:span><text:span text:style-name="_33_01"> </text:span><text:span text:style-name="_37_99">h</text:span><text:span text:style-name="_31_56">e</text:span><text:span text:style-name="_33_01"> </text:span><text:span text:style-name="_38_37">w</text:span><text:span text:style-name="_38_3">e</text:span><text:span text:style-name="_35_96">n</text:span><text:span text:style-name="_37_65">t</text:span><text:span text:style-name="_31_"> </text:span><text:span text:style-name="_35_21">t</text:span><text:span text:style-name="_38_61">o</text:span><text:span text:style-name="_31_"> </text:span><text:span text:style-name="_35_39">b</text:span><text:span text:style-name="_38_96">e</text:span><text:span text:style-name="_31_13">d</text:span><text:span text:style-name="_35_01">,</text:span><text:span text:style-name="_36_01"> </text:span><text:span text:style-name="_31_07">a</text:span><text:span text:style-name="_35_16">n</text:span><text:span text:style-name="_38_57">d</text:span><text:span text:style-name="_31_"> </text:span><text:span text:style-name="_34_04">s</text:span><text:span text:style-name="_37_49">w</text:span><text:span text:style-name="_39_3">i</text:span><text:span text:style-name="_33_81">t</text:span><text:span text:style-name="_38_38">c</text:span><text:span text:style-name="_31_20">h</text:span><text:span text:style-name="_34_63">e</text:span><text:span text:style-name="_38_85">d</text:span><text:span text:style-name="_31_"> </text:span><text:span text:style-name="_35_01">i</text:span><text:span text:style-name="_38_85">t</text:span><text:span text:style-name="_31_"> </text:span><text:span text:style-name="_35_99">o</text:span><text:span text:style-name="_37_20">n</text:span><text:span text:style-name="_31_"> </text:span><text:span text:style-name="_34_67">a</text:span><text:span text:style-name="_36_80">g</text:span><text:span text:style-name="_39_5">a</text:span><text:span text:style-name="_34_17">i</text:span><text:span text:style-name="_38_00">n</text:span><text:span text:style-name="_31_"> </text:span><text:span text:style-name="_35_61">a</text:span><text:span text:style-name="_36_77">t</text:span><text:span text:style-name="_31_"> </text:span><text:span text:style-name="_35_60">d</text:span><text:span text:style-name="_37_19">a</text:span><text:span text:style-name="_31_66">y</text:span><text:span text:style-name="_33_80">b</text:span><text:span text:style-name="_37_41">r</text:span><text:span text:style-name="_31_03">e</text:span><text:span text:style-name="_33_84">a</text:span><text:span text:style-name="_38_33">k</text:span><text:span text:style-name="_31_"> </text:span><text:span text:style-name="_34_97">i</text:span><text:span text:style-name="_38_01">n</text:span><text:span text:style-name="_31_"> </text:span><text:span text:style-name="_34_05">t</text:span><text:span text:style-name="_38_76">h</text:span><text:span text:style-name="_32_27">e</text:span><text:span text:style-name="_33_01"> </text:span><text:span text:style-name="_38_73">m</text:span><text:span text:style-name="_32_12">o</text:span><text:span text:style-name="_34_13">r</text:span><text:span text:style-name="_36_91">n</text:span><text:span text:style-name="_32_61">i</text:span><text:span text:style-name="_35_03">n</text:span><text:span text:style-name="_37_44">g</text:span><text:span text:style-name="_32_37">,</text:span><text:span text:style-name="_33_01"> </text:span><text:span text:style-name="_37_37">j</text:span><text:span text:style-name="_31_55">u</text:span><text:span text:style-name="_35_76">s</text:span><text:span text:style-name="_37_41">t</text:span><text:span text:style-name="_31_"> </text:span><text:span text:style-name="_33_81">i</text:span><text:span text:style-name="_38_81">n</text:span><text:span text:style-name="_31_"> </text:span><text:span text:style-name="_35_01">t</text:span><text:span text:style-name="_38_61">i</text:span><text:span text:style-name="_38_9">m</text:span><text:span text:style-name="_35_57">e</text:span><text:span text:style-name="_36_01"> </text:span><text:span text:style-name="_32_25">f</text:span><text:span text:style-name="_35_69">o</text:span><text:span text:style-name="_38_73">r</text:span><text:span text:style-name="_31_"> </text:span><text:span text:style-name="_35_97">t</text:span><text:span text:style-name="_36_92">h</text:span><text:span text:style-name="_32_59">e</text:span><text:span text:style-name="_33_01"> </text:span><text:span text:style-name="_38_84">c</text:span><text:span text:style-name="_32_99">o</text:span><text:span text:style-name="_35_39">o</text:span><text:span text:style-name="_37_44">k</text:span><text:span text:style-name="_31_"> </text:span><text:span text:style-name="_33_81">t</text:span><text:span text:style-name="_38_09">o</text:span><text:span text:style-name="_31_"> </text:span><text:span text:style-name="_35_23">o</text:span><text:span text:style-name="_39_00">p</text:span><text:span text:style-name="_31_79">e</text:span><text:span text:style-name="_33_80">n</text:span><text:span text:style-name="_36_01"> </text:span><text:span text:style-name="_31_41">t</text:span><text:span text:style-name="_34_63">h</text:span><text:span text:style-name="_38_28">e</text:span><text:span text:style-name="_31_"> </text:span><text:span text:style-name="_35_26">k</text:span><text:span text:style-name="_36_77">i</text:span><text:span text:style-name="_32_85">t</text:span><text:span text:style-name="_34_56">c</text:span><text:span text:style-name="_37_56">h</text:span><text:span text:style-name="_32_71">e</text:span><text:span text:style-name="_35_97">n</text:span><text:span text:style-name="_36_01"> </text:span><text:span text:style-name="_39_6">d</text:span><text:span text:style-name="_34_07">o</text:span><text:span text:style-name="_37_65">o</text:span><text:span text:style-name="_31_77">r</text:span><text:span text:style-name="_34_41">,</text:span><text:span text:style-name="_36_01"> </text:span><text:span text:style-name="_31_40">a</text:span><text:span text:style-name="_35_59">n</text:span><text:span text:style-name="_38_61">d</text:span><text:span text:style-name="_31_"> </text:span><text:span text:style-name="_34_76">e</text:span><text:span text:style-name="_38_27">n</text:span><text:span text:style-name="_32_59">a</text:span><text:span text:style-name="_35_00">b</text:span><text:span text:style-name="_37_65">l</text:span><text:span text:style-name="_32_69">e</text:span><text:span text:style-name="_33_01"> </text:span><text:span text:style-name="_37_97">t</text:span><text:span text:style-name="_31_64">h</text:span><text:span text:style-name="_34_15">a</text:span><text:span text:style-name="_37_05">t</text:span><text:span text:style-name="_31_"> </text:span><text:span text:style-name="_35_12">g</text:span><text:span text:style-name="_38_23">o</text:span><text:span text:style-name="_31_56">n</text:span><text:span text:style-name="_35_59">g</text:span><text:span text:style-name="_36_01"> </text:span><text:span text:style-name="_31_37">t</text:span><text:span text:style-name="_35_93">o</text:span><text:span text:style-name="_36_01"> </text:span><text:span text:style-name="_31_52">s</text:span><text:span text:style-name="_34_41">l</text:span><text:span text:style-name="_38_71">a</text:span><text:span text:style-name="_31_77">m</text:span><text:span text:style-name="_33_01"> </text:span><text:span text:style-name="_37_39">u</text:span><text:span text:style-name="_33_00">s</text:span><text:span text:style-name="_33_01"> </text:span><text:span text:style-name="_38_15">a</text:span><text:span text:style-name="_32_64">c</text:span><text:span text:style-name="_34_73">r</text:span><text:span text:style-name="_37_39">o</text:span><text:span text:style-name="_33_00">s</text:span><text:span text:style-name="_34_01">s</text:span><text:span text:style-name="_36_01"> </text:span><text:span text:style-name="_32_81">t</text:span><text:span text:style-name="_35_75">h</text:span><text:span text:style-name="_37_40">e</text:span><text:span text:style-name="_31_"> </text:span><text:span text:style-name="_34_76">h</text:span><text:span text:style-name="_37_51">o</text:span><text:span text:style-name="_31_44">u</text:span><text:span text:style-name="_34_50">s</text:span><text:span text:style-name="_38_57">e</text:span><text:span text:style-name="_31_01">,</text:span><text:span text:style-name="_33_01"> </text:span><text:span text:style-name="_36_84">s</text:span><text:span text:style-name="_32_75">o</text:span><text:span text:style-name="_33_89">m</text:span><text:span text:style-name="_37_16">e</text:span><text:span text:style-name="_39_3">t</text:span><text:span text:style-name="_34_77">i</text:span><text:span text:style-name="_36_89">m</text:span><text:span text:style-name="_32_11">e</text:span><text:span text:style-name="_34_97">s</text:span><text:span text:style-name="_36_01"> </text:span><text:span text:style-name="_32_04">b</text:span><text:span text:style-name="_34_01">r</text:span><text:span text:style-name="_37_19">e</text:span><text:span text:style-name="_38_3">a</text:span><text:span text:style-name="_35_16">k</text:span><text:span text:style-name="_38_33">i</text:span><text:span text:style-name="_31_79">n</text:span><text:span text:style-name="_35_96">g</text:span><text:span text:style-name="_36_01"> </text:span><text:span text:style-name="_31_77">a</text:span><text:span text:style-name="_33_01"> </text:span><text:span text:style-name="_36_93">w</text:span><text:span text:style-name="_37_7">i</text:span><text:span text:style-name="_33_92">n</text:span><text:span text:style-name="_37_07">d</text:span><text:span text:style-name="_31_61">o</text:span><text:span text:style-name="_35_85">w</text:span><text:span text:style-name="_36_01"> </text:span><text:span text:style-name="_32_21">w</text:span><text:span text:style-name="_34_65">i</text:span><text:span text:style-name="_36_77">t</text:span><text:span text:style-name="_31_49">h</text:span><text:span text:style-name="_33_01"> </text:span><text:span text:style-name="_36_92">o</text:span><text:span text:style-name="_39_1">n</text:span><text:span text:style-name="_34_37">e</text:span><text:span text:style-name="_36_01"> </text:span><text:span text:style-name="_38_1">o</text:span><text:span text:style-name="_34_53">r</text:span><text:span text:style-name="_36_01"> </text:span><text:span text:style-name="_39_3">t</text:span><text:span text:style-name="_35_15">h</text:span><text:span text:style-name="_39_00">e</text:span><text:span text:style-name="_31_"> </text:span><text:span text:style-name="_35_00">o</text:span><text:span text:style-name="_38_13">t</text:span><text:span text:style-name="_38_3">h</text:span><text:span text:style-name="_33_77">e</text:span><text:span text:style-name="_38_13">r</text:span><text:span text:style-name="_31_"> </text:span><text:span text:style-name="_34_53">o</text:span><text:span text:style-name="_37_77">f</text:span><text:span text:style-name="_31_"> </text:span><text:span text:style-name="_34_19">u</text:span><text:span text:style-name="_38_72">s</text:span><text:span text:style-name="_32_93">.</text:span><text:span text:style-name="_33_01"> </text:span><text:span text:style-name="_38_61">A</text:span><text:span text:style-name="_39_3">t</text:span><text:span text:style-name="_33_01"> </text:span><text:span text:style-name="_37_49">t</text:span><text:span text:style-name="_38_4">h</text:span><text:span text:style-name="_34_67">e</text:span><text:span text:style-name="_36_01"> </text:span><text:span text:style-name="_32_03">e</text:span><text:span text:style-name="_35_36">n</text:span><text:span text:style-name="_37_65">d</text:span><text:span text:style-name="_31_"> </text:span><text:span text:style-name="_35_85">o</text:span><text:span text:style-name="_37_17">f</text:span><text:span text:style-name="_31_"> </text:span><text:span text:style-name="_35_21">a</text:span><text:span text:style-name="_36_01"> </text:span><text:span text:style-name="_31_65">w</text:span><text:span text:style-name="_34_79">e</text:span><text:span text:style-name="_37_52">e</text:span><text:span text:style-name="_32_81">k</text:span><text:span text:style-name="_33_01"> </text:span><text:span text:style-name="_38_85">w</text:span><text:span text:style-name="_31_01">e</text:span><text:span text:style-name="_33_01"> </text:span><text:span text:style-name="_37_49">r</text:span><text:span text:style-name="_32_23">e</text:span><text:span text:style-name="_34_08">c</text:span><text:span text:style-name="_37_19">o</text:span><text:span text:style-name="_31_44">g</text:span><text:span text:style-name="_35_83">n</text:span><text:span text:style-name="_37_49">i</text:span><text:span text:style-name="_32_28">z</text:span><text:span text:style-name="_35_96">e</text:span><text:span text:style-name="_38_15">d</text:span><text:span text:style-name="_31_"> </text:span><text:span text:style-name="_35_85">t</text:span><text:span text:style-name="_38_16">h</text:span><text:span text:style-name="_32_71">a</text:span><text:span text:style-name="_35_25">t</text:span><text:span text:style-name="_36_01"> </text:span><text:span text:style-name="_32_13">t</text:span><text:span text:style-name="_36_00">h</text:span><text:span text:style-name="_38_85">i</text:span><text:span text:style-name="_32_38">s</text:span><text:span text:style-name="_33_01"> </text:span><text:span text:style-name="_38_82">s</text:span><text:span text:style-name="_32_09">w</text:span><text:span text:style-name="_35_33">i</text:span><text:span text:style-name="_37_01">t</text:span><text:span text:style-name="_31_08">c</text:span><text:span text:style-name="_34_05">h</text:span><text:span text:style-name="_36_01"> </text:span><text:span text:style-name="_31_51">b</text:span><text:span text:style-name="_34_16">u</text:span><text:span text:style-name="_37_16">s</text:span><text:span text:style-name="_32_69">i</text:span><text:span text:style-name="_35_59">n</text:span><text:span text:style-name="_38_27">e</text:span><text:span text:style-name="_32_00">s</text:span><text:span text:style-name="_35_33">s</text:span><text:span text:style-name="_36_01"> </text:span><text:span text:style-name="_32_09">w</text:span><text:span text:style-name="_35_87">a</text:span><text:span text:style-name="_37_04">s</text:span><text:span text:style-name="_31_"> </text:span><text:span text:style-name="_35_69">a</text:span><text:span text:style-name="_36_01"> </text:span><text:span text:style-name="_32_35">d</text:span><text:span text:style-name="_35_60">e</text:span><text:span text:style-name="_37_13">l</text:span><text:span text:style-name="_32_76">u</text:span><text:span text:style-name="_34_42">s</text:span><text:span text:style-name="_38_85">i</text:span><text:span text:style-name="_32_00">o</text:span><text:span text:style-name="_35_59">n</text:span><text:span text:style-name="_36_01"> </text:span><text:span text:style-name="_31_63">a</text:span><text:span text:style-name="_34_52">n</text:span><text:span text:style-name="_38_57">d</text:span><text:span text:style-name="_31_"> </text:span><text:span text:style-name="_35_25">a</text:span><text:span text:style-name="_36_01"> </text:span><text:span text:style-name="_31_74">s</text:span><text:span text:style-name="_35_40">n</text:span><text:span text:style-name="_36_83">a</text:span><text:span text:style-name="_31_41">r</text:span><text:span text:style-name="_35_96">e</text:span><text:span text:style-name="_38_33">.</text:span><text:span text:style-name="_31_"> </text:span><text:span text:style-name="_35_09">W</text:span><text:span text:style-name="_38_73">e</text:span><text:span text:style-name="_31_"> </text:span><text:span text:style-name="_34_63">a</text:span><text:span text:style-name="_38_09">l</text:span><text:span text:style-name="_32_96">s</text:span><text:span text:style-name="_34_05">o</text:span><text:span text:style-name="_36_01"> </text:span><text:span text:style-name="_31_44">d</text:span><text:span text:style-name="_33_93">i</text:span><text:span text:style-name="_38_38">s</text:span><text:span text:style-name="_32_34">c</text:span><text:span text:style-name="_34_76">o</text:span><text:span text:style-name="_37_64">v</text:span><text:span text:style-name="_31_43">e</text:span><text:span text:style-name="_35_25">r</text:span><text:span text:style-name="_38_88">e</text:span><text:span text:style-name="_31_39">d</text:span><text:span text:style-name="_33_01"> </text:span><text:span text:style-name="_38_69">t</text:span><text:span text:style-name="_32_60">h</text:span><text:span text:style-name="_35_27">a</text:span><text:span text:style-name="_38_01">t</text:span><text:span text:style-name="_31_"> </text:span><text:span text:style-name="_35_81">a</text:span><text:span text:style-name="_36_01"> </text:span><text:span text:style-name="_32_75">b</text:span><text:span text:style-name="_33_80">a</text:span><text:span text:style-name="_37_15">n</text:span><text:span text:style-name="_31_52">d</text:span><text:span text:style-name="_33_01"> </text:span><text:span text:style-name="_37_97">o</text:span><text:span text:style-name="_32_33">f</text:span><text:span text:style-name="_33_01"> </text:span><text:span text:style-name="_37_63">b</text:span><text:span text:style-name="_32_72">u</text:span><text:span text:style-name="_35_37">r</text:span><text:span text:style-name="_38_24">g</text:span><text:span text:style-name="_39_3">l</text:span><text:span text:style-name="_35_75">a</text:span><text:span text:style-name="_37_41">r</text:span><text:span text:style-name="_31_41">s</text:span><text:span text:style-name="_33_01"> </text:span><text:span text:style-name="_38_63">h</text:span><text:span text:style-name="_39_2">a</text:span><text:span text:style-name="_34_37">d</text:span><text:span text:style-name="_36_01"> </text:span><text:span text:style-name="_32_27">b</text:span><text:span text:style-name="_33_96">e</text:span><text:span text:style-name="_38_76">e</text:span><text:span text:style-name="_31_51">n</text:span><text:span text:style-name="_33_01"> </text:span><text:span text:style-name="_38_69">l</text:span><text:span text:style-name="_32_95">o</text:span><text:span text:style-name="_34_80">d</text:span><text:span text:style-name="_38_11">g</text:span><text:span text:style-name="_32_61">i</text:span><text:span text:style-name="_33_92">n</text:span><text:span text:style-name="_38_01">g</text:span><text:span text:style-name="_31_"> </text:span><text:span text:style-name="_34_61">i</text:span><text:span text:style-name="_37_41">n</text:span><text:span text:style-name="_31_"> </text:span><text:span text:style-name="_35_09">t</text:span><text:span text:style-name="_38_40">h</text:span><text:span text:style-name="_38_3">e</text:span><text:span text:style-name="_33_01"> </text:span><text:span text:style-name="_36_80">h</text:span><text:span text:style-name="_31_75">o</text:span><text:span text:style-name="_34_20">u</text:span><text:span text:style-name="_38_10">s</text:span><text:span text:style-name="_39_3">e</text:span><text:span text:style-name="_33_01"> </text:span><text:span text:style-name="_38_93">t</text:span><text:span text:style-name="_32_96">h</text:span><text:span text:style-name="_35_23">e</text:span><text:span text:style-name="_36_01"> </text:span><text:span text:style-name="_32_37">w</text:span><text:span text:style-name="_35_60">h</text:span><text:span text:style-name="_37_75">o</text:span><text:span text:style-name="_31_17">l</text:span><text:span text:style-name="_33_93">e</text:span><text:span text:style-name="_36_01"> </text:span><text:span text:style-name="_39_3">t</text:span><text:span text:style-name="_33_77">i</text:span><text:span text:style-name="_37_61">m</text:span><text:span text:style-name="_38_0">e</text:span>--<text:span text:style-name="_32_75">n</text:span><text:span text:style-name="_35_01">o</text:span><text:span text:style-name="_38_57">t</text:span><text:span text:style-name="_31_"> </text:span><text:span text:style-name="_33_79">e</text:span><text:span text:style-name="_37_80">x</text:span><text:span text:style-name="_38_3">a</text:span><text:span text:style-name="_35_16">c</text:span><text:span text:style-name="_38_13">t</text:span><text:span text:style-name="_31_73">l</text:span><text:span text:style-name="_33_93">y</text:span><text:span text:style-name="_36_01"> </text:span><text:span text:style-name="_37_7">t</text:span><text:span text:style-name="_35_21">o</text:span><text:span text:style-name="_36_01"> </text:span><text:span text:style-name="_31_20">s</text:span><text:span text:style-name="_33_77">t</text:span><text:span text:style-name="_37_15">e</text:span><text:span text:style-name="_31_77">a</text:span><text:span text:style-name="_35_21">l</text:span><text:span text:style-name="_38_73">,</text:span><text:span text:style-name="_31_"> </text:span><text:span text:style-name="_35_73">f</text:span><text:span text:style-name="_38_25">o</text:span><text:span text:style-name="_31_65">r</text:span><text:span text:style-name="_33_01"> </text:span><text:span text:style-name="_37_77">t</text:span><text:span text:style-name="_32_28">h</text:span><text:span text:style-name="_34_63">e</text:span><text:span text:style-name="_38_33">r</text:span><text:span text:style-name="_31_97">e</text:span><text:span text:style-name="_33_01"> </text:span><text:span text:style-name="_37_77">w</text:span><text:span text:style-name="_32_95">a</text:span><text:span text:style-name="_34_20">s</text:span><text:span text:style-name="_38_85">n</text:span><text:span text:style-name="_32_93">'</text:span><text:span text:style-name="_33_93">t</text:span><text:span text:style-name="_36_01"> </text:span><text:span text:style-name="_32_61">m</text:span><text:span text:style-name="_34_40">u</text:span><text:span text:style-name="_38_98">c</text:span><text:span text:style-name="_37_7">h</text:span><text:span text:style-name="_33_01"> </text:span><text:span text:style-name="_36_77">l</text:span><text:span text:style-name="_32_61">e</text:span><text:span text:style-name="_34_05">f</text:span><text:span text:style-name="_37_41">t</text:span><text:span text:style-name="_31_"> </text:span><text:span text:style-name="_33_91">n</text:span><text:span text:style-name="_37_64">o</text:span><text:span text:style-name="_32_69">w</text:span><text:span text:style-name="_35_97">,</text:span><text:span text:style-name="_36_01"> </text:span><text:span text:style-name="_31_15">b</text:span><text:span text:style-name="_34_68">u</text:span><text:span text:style-name="_38_61">t</text:span><text:span text:style-name="_31_"> </text:span><text:span text:style-name="_34_01">t</text:span><text:span text:style-name="_37_77">o</text:span><text:span text:style-name="_31_"> </text:span><text:span text:style-name="_34_67">h</text:span><text:span text:style-name="_37_17">i</text:span><text:span text:style-name="_31_20">d</text:span><text:span text:style-name="_35_33">e</text:span><text:span text:style-name="_36_01"> </text:span><text:span text:style-name="_38_1">f</text:span><text:span text:style-name="_34_65">r</text:span><text:span text:style-name="_37_53">o</text:span><text:span text:style-name="_31_17">m</text:span><text:span text:style-name="_33_01"> </text:span><text:span text:style-name="_38_09">t</text:span><text:span text:style-name="_32_83">h</text:span><text:span text:style-name="_35_76">e</text:span><text:span text:style-name="_36_01"> </text:span><text:span text:style-name="_32_64">p</text:span><text:span text:style-name="_34_99">o</text:span><text:span text:style-name="_38_57">l</text:span><text:span text:style-name="_32_21">i</text:span><text:span text:style-name="_35_04">c</text:span><text:span text:style-name="_37_03">e</text:span><text:span text:style-name="_32_57">,</text:span><text:span text:style-name="_33_01"> </text:span><text:span text:style-name="_37_01">f</text:span><text:span text:style-name="_32_25">o</text:span><text:span text:style-name="_34_77">r</text:span><text:span text:style-name="_36_01"> </text:span><text:span text:style-name="_31_53">t</text:span><text:span text:style-name="_35_76">h</text:span><text:span text:style-name="_37_55">e</text:span><text:span text:style-name="_31_49">y</text:span><text:span text:style-name="_33_01"> </text:span><text:span text:style-name="_38_73">w</text:span><text:span text:style-name="_32_27">e</text:span><text:span text:style-name="_35_97">r</text:span><text:span text:style-name="_36_80">e</text:span><text:span text:style-name="_31_"> </text:span><text:span text:style-name="_34_15">h</text:span><text:span text:style-name="_37_08">o</text:span><text:span text:style-name="_32_33">t</text:span><text:span text:style-name="_33_01"> </text:span><text:span text:style-name="_38_84">p</text:span><text:span text:style-name="_39_3">r</text:span><text:span text:style-name="_35_75">e</text:span><text:span text:style-name="_37_52">s</text:span><text:span text:style-name="_31_78">s</text:span><text:span text:style-name="_35_59">e</text:span><text:span text:style-name="_38_28">d</text:span><text:span text:style-name="_32_57">,</text:span><text:span text:style-name="_33_01"> </text:span><text:span text:style-name="_38_35">a</text:span><text:span text:style-name="_32_64">n</text:span><text:span text:style-name="_35_93">d</text:span><text:span text:style-name="_36_01"> </text:span><text:span text:style-name="_31_37">t</text:span><text:span text:style-name="_35_87">h</text:span><text:span text:style-name="_37_16">e</text:span><text:span text:style-name="_32_09">y</text:span><text:span text:style-name="_33_01"> </text:span><text:span text:style-name="_38_94">s</text:span><text:span text:style-name="_32_60">h</text:span><text:span text:style-name="_34_41">r</text:span><text:span text:style-name="_37_56">e</text:span><text:span text:style-name="_31_41">w</text:span><text:span text:style-name="_34_03">d</text:span><text:span text:style-name="_37_65">l</text:span><text:span text:style-name="_31_77">y</text:span><text:span text:style-name="_33_01"> </text:span><text:span text:style-name="_38_25">j</text:span><text:span text:style-name="_32_24">u</text:span><text:span text:style-name="_33_83">d</text:span><text:span text:style-name="_37_04">g</text:span><text:span text:style-name="_31_07">e</text:span><text:span text:style-name="_35_13">d</text:span><text:span text:style-name="_36_01"> </text:span><text:span text:style-name="_32_93">t</text:span><text:span text:style-name="_34_39">h</text:span><text:span text:style-name="_38_36">a</text:span><text:span text:style-name="_32_33">t</text:span><text:span text:style-name="_33_01"> </text:span><text:span text:style-name="_38_93">t</text:span><text:span text:style-name="_31_99">h</text:span><text:span text:style-name="_34_76">e</text:span><text:span text:style-name="_36_01"> </text:span><text:span text:style-name="_31_51">d</text:span><text:span text:style-name="_35_84">e</text:span><text:span text:style-name="_37_01">t</text:span><text:span text:style-name="_32_71">e</text:span><text:span text:style-name="_35_24">c</text:span><text:span text:style-name="_38_73">t</text:span><text:span text:style-name="_31_01">i</text:span><text:span text:style-name="_34_56">v</text:span><text:span text:style-name="_38_39">e</text:span><text:span text:style-name="_31_17">s</text:span><text:span text:style-name="_33_01"> </text:span><text:span text:style-name="_36_89">w</text:span><text:span text:style-name="_32_59">o</text:span><text:span text:style-name="_34_04">u</text:span><text:span text:style-name="_36_89">l</text:span><text:span text:style-name="_32_93">d</text:span><text:span text:style-name="_33_01"> </text:span><text:span text:style-name="_37_55">n</text:span><text:span text:style-name="_32_40">e</text:span><text:span text:style-name="_34_80">v</text:span><text:span text:style-name="_37_03">e</text:span><text:span text:style-name="_32_01">r</text:span><text:span text:style-name="_33_01"> </text:span><text:span text:style-name="_36_81">t</text:span><text:span text:style-name="_32_24">h</text:span><text:span text:style-name="_35_73">i</text:span><text:span text:style-name="_38_95">n</text:span><text:span text:style-name="_32_61">k</text:span><text:span text:style-name="_33_01"> </text:span><text:span text:style-name="_37_13">o</text:span><text:span text:style-name="_32_69">f</text:span><text:span text:style-name="_33_01"> </text:span><text:span text:style-name="_38_09">a</text:span><text:span text:style-name="_31_"> </text:span><text:span text:style-name="_34_73">t</text:span><text:span text:style-name="_37_13">r</text:span><text:span text:style-name="_32_01">i</text:span><text:span text:style-name="_35_23">b</text:span><text:span text:style-name="_38_00">e</text:span><text:span text:style-name="_31_"> </text:span><text:span text:style-name="_35_81">o</text:span><text:span text:style-name="_37_77">f</text:span><text:span text:style-name="_31_"> </text:span><text:span text:style-name="_35_11">b</text:span><text:span text:style-name="_37_76">u</text:span><text:span text:style-name="_32_85">r</text:span><text:span text:style-name="_36_00">g</text:span><text:span text:style-name="_38_57">l</text:span><text:span text:style-name="_32_35">a</text:span><text:span text:style-name="_35_81">r</text:span><text:span text:style-name="_38_81">s</text:span><text:span text:style-name="_31_"> </text:span><text:span text:style-name="_35_33">t</text:span><text:span text:style-name="_38_23">a</text:span><text:span text:style-name="_32_84">k</text:span><text:span text:style-name="_35_01">i</text:span><text:span text:style-name="_37_16">n</text:span><text:span text:style-name="_32_83">g</text:span><text:span text:style-name="_33_01"> </text:span><text:span text:style-name="_38_58">s</text:span><text:span text:style-name="_31_20">a</text:span><text:span text:style-name="_35_72">n</text:span><text:span text:style-name="_38_94">c</text:span><text:span text:style-name="_31_05">t</text:span><text:span text:style-name="_34_03">u</text:span><text:span text:style-name="_36_92">a</text:span><text:span text:style-name="_32_09">r</text:span><text:span text:style-name="_34_49">y</text:span><text:span text:style-name="_36_01"> </text:span><text:span text:style-name="_31_01">i</text:span><text:span text:style-name="_33_93">n</text:span><text:span text:style-name="_36_01"> </text:span><text:span text:style-name="_32_69">a</text:span><text:span text:style-name="_33_01"> </text:span><text:span text:style-name="_37_07">h</text:span><text:span text:style-name="_32_36">o</text:span><text:span text:style-name="_33_79">u</text:span><text:span text:style-name="_36_80">s</text:span><text:span text:style-name="_37_7">e</text:span><text:span text:style-name="_33_01"> </text:span><text:span text:style-name="_38_24">n</text:span><text:span text:style-name="_37_9">o</text:span><text:span text:style-name="_35_73">t</text:span><text:span text:style-name="_37_08">o</text:span><text:span text:style-name="_32_57">r</text:span><text:span text:style-name="_35_25">i</text:span><text:span text:style-name="_38_11">o</text:span><text:span text:style-name="_32_60">u</text:span><text:span text:style-name="_35_02">s</text:span><text:span text:style-name="_38_73">l</text:span><text:span text:style-name="_31_77">y</text:span><text:span text:style-name="_33_01"> </text:span><text:span text:style-name="_37_63">p</text:span><text:span text:style-name="_31_01">r</text:span><text:span text:style-name="_35_28">o</text:span><text:span text:style-name="_36_89">t</text:span><text:span text:style-name="_31_40">e</text:span><text:span text:style-name="_35_22">c</text:span><text:span text:style-name="_38_57">t</text:span><text:span text:style-name="_32_11">e</text:span><text:span text:style-name="_35_88">d</text:span><text:span text:style-name="_36_01"> </text:span><text:span text:style-name="_39_1">b</text:span><text:span text:style-name="_35_76">y</text:span><text:span text:style-name="_36_01"> </text:span><text:span text:style-name="_31_37">t</text:span><text:span text:style-name="_35_28">h</text:span><text:span text:style-name="_38_87">e</text:span><text:span text:style-name="_31_"> </text:span><text:span text:style-name="_34_73">m</text:span><text:span text:style-name="_36_91">o</text:span><text:span text:style-name="_32_76">s</text:span><text:span text:style-name="_34_53">t</text:span><text:span text:style-name="_36_01"> </text:span><text:span text:style-name="_31_13">i</text:span><text:span text:style-name="_35_25">m</text:span><text:span text:style-name="_38_60">p</text:span><text:span text:style-name="_32_27">o</text:span><text:span text:style-name="_35_28">s</text:span><text:span text:style-name="_37_49">i</text:span><text:span text:style-name="_31_55">n</text:span><text:span text:style-name="_34_17">g</text:span><text:span text:style-name="_36_01"> </text:span><text:span text:style-name="_31_40">a</text:span><text:span text:style-name="_35_11">n</text:span><text:span text:style-name="_37_01">d</text:span><text:span text:style-name="_31_"> </text:span><text:span text:style-name="_34_08">e</text:span><text:span text:style-name="_37_05">l</text:span><text:span text:style-name="_32_99">a</text:span><text:span text:style-name="_33_91">b</text:span><text:span text:style-name="_36_84">o</text:span><text:span text:style-name="_31_37">r</text:span><text:span text:style-name="_33_80">a</text:span><text:span text:style-name="_36_77">t</text:span><text:span text:style-name="_32_11">e</text:span><text:span text:style-name="_33_01"> </text:span><text:span text:style-name="_38_87">b</text:span><text:span text:style-name="_32_96">u</text:span><text:span text:style-name="_34_37">r</text:span><text:span text:style-name="_38_16">g</text:span><text:span text:style-name="_31_53">l</text:span><text:span text:style-name="_34_79">a</text:span><text:span text:style-name="_38_85">r</text:span><text:span text:style-name="_31_"> </text:span><text:span text:style-name="_35_28">a</text:span><text:span text:style-name="_38_25">l</text:span><text:span text:style-name="_32_23">a</text:span><text:span text:style-name="_34_13">r</text:span><text:span text:style-name="_38_09">m</text:span><text:span text:style-name="_31_"> </text:span><text:span text:style-name="_35_01">i</text:span><text:span text:style-name="_36_89">n</text:span><text:span text:style-name="_31_"> </text:span><text:span text:style-name="_34_01">A</text:span><text:span text:style-name="_38_33">m</text:span><text:span text:style-name="_31_43">e</text:span><text:span text:style-name="_34_17">r</text:span><text:span text:style-name="_38_93">i</text:span><text:span text:style-name="_31_64">c</text:span><text:span text:style-name="_34_97">a</text:span><text:span text:style-name="_38_69">.</text:span></text:p>
      <text:p text:style-name="P1"><text:span text:style-name="_35_37">"</text:span><text:span text:style-name="_38_21">S</text:span><text:span text:style-name="_31_08">e</text:span><text:span text:style-name="_34_03">n</text:span><text:span text:style-name="_37_01">t</text:span><text:span text:style-name="_31_"> </text:span><text:span text:style-name="_34_68">d</text:span><text:span text:style-name="_38_75">o</text:span><text:span text:style-name="_31_77">w</text:span><text:span text:style-name="_35_21">n</text:span><text:span text:style-name="_36_01"> </text:span><text:span text:style-name="_31_77">f</text:span><text:span text:style-name="_33_93">o</text:span><text:span text:style-name="_37_17">r</text:span><text:span text:style-name="_31_"> </text:span><text:span text:style-name="_34_73">t</text:span><text:span text:style-name="_38_72">h</text:span><text:span text:style-name="_37_9">e</text:span><text:span text:style-name="_33_01"> </text:span><text:span text:style-name="_38_00">e</text:span><text:span text:style-name="_32_10">x</text:span><text:span text:style-name="_34_67">p</text:span><text:span text:style-name="_38_36">e</text:span><text:span text:style-name="_32_97">r</text:span><text:span text:style-name="_35_25">t</text:span><text:span text:style-name="_36_01"> </text:span><text:span text:style-name="_32_12">a</text:span><text:span text:style-name="_35_87">g</text:span><text:span text:style-name="_37_75">a</text:span><text:span text:style-name="_32_01">i</text:span><text:span text:style-name="_36_00">n</text:span><text:span text:style-name="_36_77">,</text:span><text:span text:style-name="_31_"> </text:span><text:span text:style-name="_34_16">a</text:span><text:span text:style-name="_37_75">n</text:span><text:span text:style-name="_31_01">d</text:span><text:span text:style-name="_33_01"> </text:span><text:span text:style-name="_38_37">t</text:span><text:span text:style-name="_32_28">h</text:span><text:span text:style-name="_35_93">i</text:span><text:span text:style-name="_36_82">s</text:span><text:span text:style-name="_31_"> </text:span><text:span text:style-name="_35_21">t</text:span><text:span text:style-name="_38_25">i</text:span><text:span text:style-name="_37_7">m</text:span><text:span text:style-name="_33_93">e</text:span><text:span text:style-name="_36_01"> </text:span><text:span text:style-name="_32_75">h</text:span><text:span text:style-name="_35_96">e</text:span><text:span text:style-name="_36_01"> </text:span><text:span text:style-name="_38_2">s</text:span><text:span text:style-name="_35_37">t</text:span><text:span text:style-name="_37_41">r</text:span><text:span text:style-name="_32_60">u</text:span><text:span text:style-name="_35_38">c</text:span><text:span text:style-name="_36_92">k</text:span><text:span text:style-name="_31_"> </text:span><text:span text:style-name="_34_73">a</text:span><text:span text:style-name="_36_01"> </text:span><text:span text:style-name="_32_09">m</text:span><text:span text:style-name="_34_20">o</text:span><text:span text:style-name="_36_90">s</text:span><text:span text:style-name="_38_1">t</text:span><text:span text:style-name="_33_01"> </text:span><text:span text:style-name="_37_99">d</text:span><text:span text:style-name="_31_76">a</text:span><text:span text:style-name="_35_62">z</text:span><text:span text:style-name="_38_00">z</text:span><text:span text:style-name="_32_33">l</text:span><text:span text:style-name="_35_57">i</text:span><text:span text:style-name="_38_72">n</text:span><text:span text:style-name="_32_35">g</text:span><text:span text:style-name="_33_01"> </text:span><text:span text:style-name="_38_81">i</text:span><text:span text:style-name="_32_59">d</text:span><text:span text:style-name="_35_76">e</text:span><text:span text:style-name="_37_40">a</text:span>--<text:span text:style-name="_37_19">h</text:span><text:span text:style-name="_31_17">e</text:span><text:span text:style-name="_33_01"> </text:span><text:span text:style-name="_37_73">f</text:span><text:span text:style-name="_32_93">i</text:span><text:span text:style-name="_34_18">x</text:span><text:span text:style-name="_38_76">e</text:span><text:span text:style-name="_32_57">d</text:span><text:span text:style-name="_33_01"> </text:span><text:span text:style-name="_37_17">t</text:span><text:span text:style-name="_39_1">h</text:span><text:span text:style-name="_34_68">e</text:span><text:span text:style-name="_36_01"> </text:span><text:span text:style-name="_32_69">t</text:span><text:span text:style-name="_34_16">h</text:span><text:span text:style-name="_38_25">i</text:span><text:span text:style-name="_31_51">n</text:span><text:span text:style-name="_34_13">g</text:span><text:span text:style-name="_36_01"> </text:span><text:span text:style-name="_38_2">s</text:span><text:span text:style-name="_35_88">o</text:span><text:span text:style-name="_36_01"> </text:span><text:span text:style-name="_31_13">t</text:span><text:span text:style-name="_34_63">h</text:span><text:span text:style-name="_38_24">a</text:span><text:span text:style-name="_38_9">t</text:span><text:span text:style-name="_33_01"> </text:span><text:span text:style-name="_36_95">o</text:span><text:span text:style-name="_31_04">p</text:span><text:span text:style-name="_34_19">e</text:span><text:span text:style-name="_37_16">n</text:span><text:span text:style-name="_31_13">i</text:span><text:span text:style-name="_35_60">n</text:span><text:span text:style-name="_38_03">g</text:span><text:span text:style-name="_31_"> </text:span><text:span text:style-name="_34_17">t</text:span><text:span text:style-name="_39_00">h</text:span><text:span text:style-name="_39_5">e</text:span><text:span text:style-name="_33_01"> </text:span><text:span text:style-name="_37_40">k</text:span><text:span text:style-name="_32_21">i</text:span><text:span text:style-name="_35_21">t</text:span><text:span text:style-name="_38_94">c</text:span><text:span text:style-name="_31_56">h</text:span><text:span text:style-name="_35_15">e</text:span><text:span text:style-name="_36_93">n</text:span><text:span text:style-name="_31_"> </text:span><text:span text:style-name="_34_40">d</text:span><text:span text:style-name="_36_83">o</text:span><text:span text:style-name="_32_93">o</text:span><text:span text:style-name="_34_05">r</text:span><text:span text:style-name="_36_01"> </text:span><text:span text:style-name="_32_25">w</text:span><text:span text:style-name="_35_87">o</text:span><text:span text:style-name="_38_40">u</text:span><text:span text:style-name="_32_09">l</text:span><text:span text:style-name="_34_65">d</text:span><text:span text:style-name="_36_01"> </text:span><text:span text:style-name="_31_61">t</text:span><text:span text:style-name="_35_84">a</text:span><text:span text:style-name="_37_50">k</text:span><text:span text:style-name="_32_93">e</text:span><text:span text:style-name="_33_01"> </text:span><text:span text:style-name="_38_57">o</text:span><text:span text:style-name="_31_73">f</text:span><text:span text:style-name="_33_77">f</text:span><text:span text:style-name="_36_01"> </text:span><text:span text:style-name="_31_37">t</text:span><text:span text:style-name="_33_96">h</text:span><text:span text:style-name="_37_55">e</text:span><text:span text:style-name="_31_"> </text:span><text:span text:style-name="_33_95">a</text:span><text:span text:style-name="_38_25">l</text:span><text:span text:style-name="_38_0">a</text:span><text:span text:style-name="_34_61">r</text:span><text:span text:style-name="_37_41">m</text:span><text:span text:style-name="_31_97">.</text:span><text:span text:style-name="_33_01"> </text:span><text:span text:style-name="_38_73">I</text:span><text:span text:style-name="_31_61">t</text:span><text:span text:style-name="_33_01"> </text:span><text:span text:style-name="_38_25">w</text:span><text:span text:style-name="_31_51">a</text:span><text:span text:style-name="_34_56">s</text:span><text:span text:style-name="_36_01"> </text:span><text:span text:style-name="_32_85">a</text:span><text:span text:style-name="_33_01"> </text:span><text:span text:style-name="_38_39">n</text:span><text:span text:style-name="_32_60">o</text:span><text:span text:style-name="_35_63">b</text:span><text:span text:style-name="_37_41">l</text:span><text:span text:style-name="_31_76">e</text:span><text:span text:style-name="_33_01"> </text:span><text:span text:style-name="_36_93">i</text:span><text:span text:style-name="_32_64">d</text:span><text:span text:style-name="_33_79">e</text:span><text:span text:style-name="_38_25">a</text:span><text:span text:style-name="_32_09">,</text:span><text:span text:style-name="_33_01"> </text:span><text:span text:style-name="_38_88">a</text:span><text:span text:style-name="_31_55">n</text:span><text:span text:style-name="_34_73">d</text:span><text:span text:style-name="_36_01"> </text:span><text:span text:style-name="_31_68">h</text:span><text:span text:style-name="_35_99">e</text:span><text:span text:style-name="_36_01"> </text:span><text:span text:style-name="_33_00">c</text:span><text:span text:style-name="_35_83">h</text:span><text:span text:style-name="_38_00">a</text:span><text:span text:style-name="_32_93">r</text:span><text:span text:style-name="_35_99">g</text:span><text:span text:style-name="_38_11">e</text:span><text:span text:style-name="_31_44">d</text:span><text:span text:style-name="_33_01"> </text:span><text:span text:style-name="_38_75">a</text:span><text:span text:style-name="_32_16">c</text:span><text:span text:style-name="_34_66">c</text:span><text:span text:style-name="_36_92">o</text:span><text:span text:style-name="_32_97">r</text:span><text:span text:style-name="_35_04">d</text:span><text:span text:style-name="_38_33">i</text:span><text:span text:style-name="_32_11">n</text:span><text:span text:style-name="_34_19">g</text:span><text:span text:style-name="_38_81">l</text:span><text:span text:style-name="_31_76">y</text:span><text:span text:style-name="_34_61">.</text:span><text:span text:style-name="_36_01"> </text:span><text:span text:style-name="_38_1">B</text:span><text:span text:style-name="_34_65">u</text:span><text:span text:style-name="_38_09">t</text:span><text:span text:style-name="_31_"> </text:span><text:span text:style-name="_35_22">y</text:span><text:span text:style-name="_38_00">o</text:span><text:span text:style-name="_32_25">u</text:span><text:span text:style-name="_33_01"> </text:span><text:span text:style-name="_36_84">a</text:span><text:span text:style-name="_31_61">l</text:span><text:span text:style-name="_34_37">r</text:span><text:span text:style-name="_38_23">e</text:span><text:span text:style-name="_32_59">a</text:span><text:span text:style-name="_35_84">d</text:span><text:span text:style-name="_37_37">y</text:span><text:span text:style-name="_31_"> </text:span><text:span text:style-name="_35_61">f</text:span><text:span text:style-name="_38_15">o</text:span><text:span text:style-name="_31_61">r</text:span><text:span text:style-name="_34_52">e</text:span><text:span text:style-name="_38_62">s</text:span><text:span text:style-name="_32_84">e</text:span><text:span text:style-name="_34_61">e</text:span><text:span text:style-name="_36_01"> </text:span><text:span text:style-name="_31_49">t</text:span><text:span text:style-name="_34_55">h</text:span><text:span text:style-name="_37_52">e</text:span><text:span text:style-name="_31_"> </text:span><text:span text:style-name="_35_37">r</text:span><text:span text:style-name="_38_40">e</text:span><text:span text:style-name="_32_58">s</text:span><text:span text:style-name="_35_33">u</text:span><text:span text:style-name="_37_77">l</text:span><text:span text:style-name="_31_65">t</text:span><text:span text:style-name="_35_13">.</text:span><text:span text:style-name="_36_01"> </text:span><text:span text:style-name="_37_7">I</text:span><text:span text:style-name="_33_01"> </text:span><text:span text:style-name="_38_88">s</text:span><text:span text:style-name="_32_37">w</text:span><text:span text:style-name="_35_81">i</text:span><text:span text:style-name="_37_61">t</text:span><text:span text:style-name="_32_22">c</text:span><text:span text:style-name="_35_00">h</text:span><text:span text:style-name="_37_79">e</text:span><text:span text:style-name="_31_13">d</text:span><text:span text:style-name="_33_01"> </text:span><text:span text:style-name="_37_03">o</text:span><text:span text:style-name="_31_64">n</text:span><text:span text:style-name="_33_01"> </text:span><text:span text:style-name="_36_77">t</text:span><text:span text:style-name="_32_87">h</text:span><text:span text:style-name="_36_00">e</text:span><text:span text:style-name="_36_01"> </text:span><text:span text:style-name="_38_0">a</text:span><text:span text:style-name="_34_61">l</text:span><text:span text:style-name="_37_15">a</text:span><text:span text:style-name="_32_21">r</text:span><text:span text:style-name="_35_61">m</text:span><text:span text:style-name="_36_01"> </text:span><text:span text:style-name="_31_56">e</text:span><text:span text:style-name="_35_74">v</text:span><text:span text:style-name="_38_88">e</text:span><text:span text:style-name="_32_85">r</text:span><text:span text:style-name="_35_82">y</text:span><text:span text:style-name="_36_01"> </text:span><text:span text:style-name="_38_4">n</text:span><text:span text:style-name="_34_01">i</text:span><text:span text:style-name="_38_15">g</text:span><text:span text:style-name="_32_93">h</text:span><text:span text:style-name="_34_61">t</text:span><text:span text:style-name="_36_01"> </text:span><text:span text:style-name="_32_01">a</text:span><text:span text:style-name="_34_73">t</text:span><text:span text:style-name="_36_01"> </text:span><text:span text:style-name="_31_16">b</text:span><text:span text:style-name="_34_43">e</text:span><text:span text:style-name="_38_61">d</text:span>-<text:span text:style-name="_33_01"> </text:span><text:span text:style-name="_38_01">t</text:span><text:span text:style-name="_32_69">i</text:span><text:span text:style-name="_35_69">m</text:span><text:span text:style-name="_38_09">e</text:span><text:span text:style-name="_31_65">,</text:span><text:span text:style-name="_33_01"> </text:span><text:span text:style-name="_37_03">n</text:span><text:span text:style-name="_31_16">o</text:span><text:span text:style-name="_33_01"> </text:span><text:span text:style-name="_38_01">l</text:span><text:span text:style-name="_32_75">o</text:span><text:span text:style-name="_34_80">n</text:span><text:span text:style-name="_38_84">g</text:span><text:span text:style-name="_32_11">e</text:span><text:span text:style-name="_35_93">r</text:span><text:span text:style-name="_36_01"> </text:span><text:span text:style-name="_32_25">t</text:span><text:span text:style-name="_34_13">r</text:span><text:span text:style-name="_37_51">u</text:span><text:span text:style-name="_39_2">s</text:span><text:span text:style-name="_35_73">t</text:span><text:span text:style-name="_37_61">i</text:span><text:span text:style-name="_32_96">n</text:span><text:span text:style-name="_33_95">g</text:span><text:span text:style-name="_36_01"> </text:span><text:span text:style-name="_32_00">o</text:span><text:span text:style-name="_34_51">n</text:span><text:span text:style-name="_36_01"> </text:span><text:span text:style-name="_31_05">T</text:span><text:span text:style-name="_34_44">h</text:span><text:span text:style-name="_38_23">o</text:span><text:span text:style-name="_32_09">m</text:span><text:span text:style-name="_34_08">a</text:span><text:span text:style-name="_38_74">s</text:span><text:span text:style-name="_32_25">'</text:span><text:span text:style-name="_34_77">s</text:span><text:span text:style-name="_36_01"> </text:span><text:span text:style-name="_32_97">f</text:span><text:span text:style-name="_34_13">r</text:span><text:span text:style-name="_38_13">a</text:span><text:span text:style-name="_32_73">i</text:span><text:span text:style-name="_34_97">l</text:span><text:span text:style-name="_36_01"> </text:span><text:span text:style-name="_31_73">m</text:span><text:span text:style-name="_35_95">e</text:span><text:span text:style-name="_37_97">m</text:span><text:span text:style-name="_32_72">o</text:span><text:span text:style-name="_35_85">r</text:span><text:span text:style-name="_37_37">y</text:span><text:span text:style-name="_37_7">;</text:span><text:span text:style-name="_33_01"> </text:span><text:span text:style-name="_38_36">a</text:span><text:span text:style-name="_32_83">n</text:span><text:span text:style-name="_33_93">d</text:span><text:span text:style-name="_36_01"> </text:span><text:span text:style-name="_32_83">a</text:span><text:span text:style-name="_34_40">s</text:span><text:span text:style-name="_36_01"> </text:span><text:span text:style-name="_31_52">s</text:span><text:span text:style-name="_33_91">o</text:span><text:span text:style-name="_38_63">o</text:span><text:span text:style-name="_38_4">n</text:span><text:span text:style-name="_33_01"> </text:span><text:span text:style-name="_37_76">a</text:span><text:span text:style-name="_31_50">s</text:span><text:span text:style-name="_33_01"> </text:span><text:span text:style-name="_37_13">t</text:span><text:span text:style-name="_31_43">h</text:span><text:span text:style-name="_34_08">e</text:span><text:span text:style-name="_36_01"> </text:span><text:span text:style-name="_31_73">l</text:span><text:span text:style-name="_35_37">i</text:span><text:span text:style-name="_38_28">g</text:span><text:span text:style-name="_32_39">h</text:span><text:span text:style-name="_34_73">t</text:span><text:span text:style-name="_37_97">s</text:span><text:span text:style-name="_31_"> </text:span><text:span text:style-name="_34_65">w</text:span><text:span text:style-name="_38_64">e</text:span><text:span text:style-name="_31_53">r</text:span><text:span text:style-name="_35_87">e</text:span><text:span text:style-name="_36_01"> </text:span><text:span text:style-name="_33_00">o</text:span><text:span text:style-name="_33_95">u</text:span><text:span text:style-name="_38_85">t</text:span><text:span text:style-name="_31_"> </text:span><text:span text:style-name="_35_25">t</text:span><text:span text:style-name="_38_23">h</text:span><text:span text:style-name="_32_00">e</text:span><text:span text:style-name="_33_01"> </text:span><text:span text:style-name="_37_16">b</text:span><text:span text:style-name="_32_15">u</text:span><text:span text:style-name="_35_81">r</text:span><text:span text:style-name="_36_92">g</text:span><text:span text:style-name="_32_97">l</text:span><text:span text:style-name="_35_83">a</text:span><text:span text:style-name="_38_09">r</text:span><text:span text:style-name="_32_97">s</text:span><text:span text:style-name="_33_01"> </text:span><text:span text:style-name="_38_61">w</text:span><text:span text:style-name="_32_27">a</text:span><text:span text:style-name="_35_81">l</text:span><text:span text:style-name="_38_84">k</text:span><text:span text:style-name="_31_99">e</text:span><text:span text:style-name="_34_04">d</text:span><text:span text:style-name="_36_01"> </text:span><text:span text:style-name="_31_49">i</text:span><text:span text:style-name="_34_17">n</text:span><text:span text:style-name="_36_01"> </text:span><text:span text:style-name="_32_01">a</text:span><text:span text:style-name="_34_73">t</text:span><text:span text:style-name="_36_01"> </text:span><text:span text:style-name="_37_7">t</text:span><text:span text:style-name="_35_84">h</text:span><text:span text:style-name="_37_39">e</text:span><text:span text:style-name="_31_"> </text:span><text:span text:style-name="_35_22">k</text:span><text:span text:style-name="_37_73">i</text:span><text:span text:style-name="_32_73">t</text:span><text:span text:style-name="_34_68">c</text:span><text:span text:style-name="_36_92">h</text:span><text:span text:style-name="_31_07">e</text:span><text:span text:style-name="_34_05">n</text:span><text:span text:style-name="_36_01"> </text:span><text:span text:style-name="_32_99">d</text:span><text:span text:style-name="_34_20">o</text:span><text:span text:style-name="_38_21">o</text:span><text:span text:style-name="_32_13">r</text:span><text:span text:style-name="_34_05">,</text:span><text:span text:style-name="_36_01"> </text:span><text:span text:style-name="_31_77">t</text:span><text:span text:style-name="_34_19">h</text:span><text:span text:style-name="_36_80">u</text:span><text:span text:style-name="_39_3">s</text:span><text:span text:style-name="_33_01"> </text:span><text:span text:style-name="_36_77">t</text:span><text:span text:style-name="_39_6">a</text:span><text:span text:style-name="_34_18">k</text:span><text:span text:style-name="_37_77">i</text:span><text:span text:style-name="_31_52">n</text:span><text:span text:style-name="_35_39">g</text:span><text:span text:style-name="_36_01"> </text:span><text:span text:style-name="_37_7">t</text:span><text:span text:style-name="_35_87">h</text:span><text:span text:style-name="_38_28">e</text:span><text:span text:style-name="_31_"> </text:span><text:span text:style-name="_34_56">a</text:span><text:span text:style-name="_37_77">l</text:span><text:span text:style-name="_39_5">a</text:span><text:span text:style-name="_34_01">r</text:span><text:span text:style-name="_38_97">m</text:span><text:span text:style-name="_31_"> </text:span><text:span text:style-name="_34_49">o</text:span><text:span text:style-name="_38_93">f</text:span><text:span text:style-name="_31_65">f</text:span><text:span text:style-name="_33_01"> </text:span><text:span text:style-name="_37_53">w</text:span><text:span text:style-name="_31_73">i</text:span><text:span text:style-name="_33_89">t</text:span><text:span text:style-name="_38_88">h</text:span><text:span text:style-name="_32_03">o</text:span><text:span text:style-name="_34_65">u</text:span><text:span text:style-name="_36_93">t</text:span><text:span text:style-name="_31_"> </text:span><text:span text:style-name="_35_33">w</text:span><text:span text:style-name="_36_84">a</text:span><text:span text:style-name="_31_37">i</text:span><text:span text:style-name="_35_57">t</text:span><text:span text:style-name="_37_13">i</text:span><text:span text:style-name="_31_03">n</text:span><text:span text:style-name="_35_93">g</text:span><text:span text:style-name="_36_01"> </text:span><text:span text:style-name="_31_53">f</text:span><text:span text:style-name="_34_77">o</text:span><text:span text:style-name="_37_61">r</text:span><text:span text:style-name="_31_"> </text:span><text:span text:style-name="_35_33">t</text:span><text:span text:style-name="_37_56">h</text:span><text:span text:style-name="_32_83">e</text:span><text:span text:style-name="_33_01"> </text:span><text:span text:style-name="_38_38">c</text:span><text:span text:style-name="_32_36">o</text:span><text:span text:style-name="_34_51">o</text:span><text:span text:style-name="_36_84">k</text:span><text:span text:style-name="_31_"> </text:span><text:span text:style-name="_35_13">t</text:span><text:span text:style-name="_38_13">o</text:span><text:span text:style-name="_31_"> </text:span><text:span text:style-name="_35_27">d</text:span><text:span text:style-name="_37_04">o</text:span><text:span text:style-name="_31_"> </text:span><text:span text:style-name="_35_73">i</text:span><text:span text:style-name="_37_73">t</text:span><text:span text:style-name="_31_"> </text:span><text:span text:style-name="_34_73">i</text:span><text:span text:style-name="_38_85">n</text:span><text:span text:style-name="_31_"> </text:span><text:span text:style-name="_35_09">t</text:span><text:span text:style-name="_38_35">h</text:span><text:span text:style-name="_32_16">e</text:span><text:span text:style-name="_33_01"> </text:span><text:span text:style-name="_38_97">m</text:span><text:span text:style-name="_32_99">o</text:span><text:span text:style-name="_35_93">r</text:span><text:span text:style-name="_37_68">n</text:span><text:span text:style-name="_32_09">i</text:span><text:span text:style-name="_35_24">n</text:span><text:span text:style-name="_38_27">g</text:span><text:span text:style-name="_38_1">.</text:span><text:span text:style-name="_33_01"> </text:span><text:span text:style-name="_37_37">Y</text:span><text:span text:style-name="_32_72">o</text:span><text:span text:style-name="_35_39">u</text:span><text:span text:style-name="_36_01"> </text:span><text:span text:style-name="_31_42">s</text:span><text:span text:style-name="_35_72">e</text:span><text:span text:style-name="_37_05">e</text:span><text:span text:style-name="_31_"> </text:span><text:span text:style-name="_35_75">h</text:span><text:span text:style-name="_38_00">o</text:span><text:span text:style-name="_32_09">w</text:span><text:span text:style-name="_33_01"> </text:span><text:span text:style-name="_36_84">a</text:span><text:span text:style-name="_32_83">g</text:span><text:span text:style-name="_33_92">g</text:span><text:span text:style-name="_37_13">r</text:span><text:span text:style-name="_31_43">a</text:span><text:span text:style-name="_35_36">v</text:span><text:span text:style-name="_38_27">a</text:span><text:span text:style-name="_32_57">t</text:span><text:span text:style-name="_34_13">i</text:span><text:span text:style-name="_38_83">n</text:span><text:span text:style-name="_32_88">g</text:span><text:span text:style-name="_35_97">l</text:span><text:span text:style-name="_38_01">y</text:span><text:span text:style-name="_31_"> </text:span><text:span text:style-name="_35_61">w</text:span><text:span text:style-name="_38_01">e</text:span><text:span text:style-name="_31_"> </text:span><text:span text:style-name="_34_73">w</text:span><text:span text:style-name="_38_28">e</text:span><text:span text:style-name="_31_73">r</text:span><text:span text:style-name="_34_39">e</text:span><text:span text:style-name="_36_01"> </text:span><text:span text:style-name="_31_56">s</text:span><text:span text:style-name="_34_53">i</text:span><text:span text:style-name="_38_61">t</text:span><text:span text:style-name="_31_79">u</text:span><text:span text:style-name="_34_03">a</text:span><text:span text:style-name="_38_21">t</text:span><text:span text:style-name="_32_04">e</text:span><text:span text:style-name="_35_33">d</text:span><text:span text:style-name="_37_53">.</text:span><text:span text:style-name="_31_"> </text:span><text:span text:style-name="_35_93">F</text:span><text:span text:style-name="_38_25">o</text:span><text:span text:style-name="_31_41">r</text:span><text:span text:style-name="_33_01"> </text:span><text:span text:style-name="_36_89">m</text:span><text:span text:style-name="_32_15">o</text:span><text:span text:style-name="_35_00">n</text:span><text:span text:style-name="_38_33">t</text:span><text:span text:style-name="_38_4">h</text:span><text:span text:style-name="_35_02">s</text:span><text:span text:style-name="_36_01"> </text:span><text:span text:style-name="_32_01">w</text:span><text:span text:style-name="_35_57">e</text:span><text:span text:style-name="_36_01"> </text:span><text:span text:style-name="_31_66">c</text:span><text:span text:style-name="_35_36">o</text:span><text:span text:style-name="_38_04">u</text:span><text:span text:style-name="_31_01">l</text:span><text:span text:style-name="_33_83">d</text:span><text:span text:style-name="_38_21">n</text:span><text:span text:style-name="_32_37">'</text:span><text:span text:style-name="_34_61">t</text:span><text:span text:style-name="_36_01"> </text:span><text:span text:style-name="_38_3">h</text:span><text:span text:style-name="_35_16">a</text:span><text:span text:style-name="_38_38">v</text:span><text:span text:style-name="_32_96">e</text:span><text:span text:style-name="_33_01"> </text:span><text:span text:style-name="_37_64">a</text:span><text:span text:style-name="_39_5">n</text:span><text:span text:style-name="_35_13">y</text:span><text:span text:style-name="_36_01"> </text:span><text:span text:style-name="_32_34">c</text:span><text:span text:style-name="_34_80">o</text:span><text:span text:style-name="_37_65">m</text:span><text:span text:style-name="_31_44">p</text:span><text:span text:style-name="_34_15">a</text:span><text:span text:style-name="_38_35">n</text:span><text:span text:style-name="_39_2">y</text:span><text:span text:style-name="_35_61">.</text:span><text:span text:style-name="_36_01"> </text:span><text:span text:style-name="_31_41">N</text:span><text:span text:style-name="_35_97">o</text:span><text:span text:style-name="_38_69">t</text:span><text:span text:style-name="_31_"> </text:span><text:span text:style-name="_34_01">a</text:span><text:span text:style-name="_36_01"> </text:span><text:span text:style-name="_31_56">s</text:span><text:span text:style-name="_35_27">p</text:span><text:span text:style-name="_38_16">a</text:span><text:span text:style-name="_32_85">r</text:span><text:span text:style-name="_35_75">e</text:span><text:span text:style-name="_36_01"> </text:span><text:span text:style-name="_31_19">b</text:span><text:span text:style-name="_33_92">e</text:span><text:span text:style-name="_37_05">d</text:span><text:span text:style-name="_31_"> </text:span><text:span text:style-name="_35_69">i</text:span><text:span text:style-name="_36_89">n</text:span><text:span text:style-name="_31_"> </text:span><text:span text:style-name="_35_33">t</text:span><text:span text:style-name="_38_71">h</text:span><text:span text:style-name="_31_52">e</text:span><text:span text:style-name="_33_01"> </text:span><text:span text:style-name="_38_87">h</text:span><text:span text:style-name="_32_60">o</text:span><text:span text:style-name="_35_11">u</text:span><text:span text:style-name="_38_12">s</text:span><text:span text:style-name="_31_61">e</text:span><text:span text:style-name="_35_97">;</text:span><text:span text:style-name="_36_01"> </text:span><text:span text:style-name="_32_85">a</text:span><text:span text:style-name="_33_89">l</text:span><text:span text:style-name="_38_69">l</text:span><text:span text:style-name="_31_"> </text:span><text:span text:style-name="_34_63">o</text:span><text:span text:style-name="_36_96">c</text:span><text:span text:style-name="_32_74">c</text:span><text:span text:style-name="_35_16">u</text:span><text:span text:style-name="_37_67">p</text:span><text:span text:style-name="_31_53">i</text:span><text:span text:style-name="_35_72">e</text:span><text:span text:style-name="_37_73">d</text:span><text:span text:style-name="_31_"> </text:span><text:span text:style-name="_35_15">b</text:span><text:span text:style-name="_37_44">y</text:span><text:span text:style-name="_31_"> </text:span><text:span text:style-name="_35_27">b</text:span><text:span text:style-name="_37_16">u</text:span><text:span text:style-name="_37_7">r</text:span><text:span text:style-name="_33_92">g</text:span><text:span text:style-name="_38_97">l</text:span><text:span text:style-name="_32_23">a</text:span><text:span text:style-name="_35_81">r</text:span><text:span text:style-name="_38_33">s</text:span><text:span text:style-name="_32_01">.</text:span></text:p>
      <text:p text:style-name="P1"><text:span text:style-name="_37_05">"</text:span><text:span text:style-name="_31_05">F</text:span><text:span text:style-name="_35_57">i</text:span><text:span text:style-name="_38_83">n</text:span><text:span text:style-name="_32_96">a</text:span><text:span text:style-name="_34_49">l</text:span><text:span text:style-name="_36_93">l</text:span><text:span text:style-name="_38_9">y</text:span><text:span text:style-name="_34_61">,</text:span><text:span text:style-name="_36_01"> </text:span><text:span text:style-name="_32_61">I</text:span><text:span text:style-name="_33_01"> </text:span><text:span text:style-name="_38_87">g</text:span><text:span text:style-name="_32_16">o</text:span><text:span text:style-name="_35_57">t</text:span><text:span text:style-name="_36_01"> </text:span><text:span text:style-name="_31_52">u</text:span><text:span text:style-name="_34_75">p</text:span><text:span text:style-name="_36_01"> </text:span><text:span text:style-name="_31_01">a</text:span><text:span text:style-name="_33_01"> </text:span><text:span text:style-name="_36_96">c</text:span><text:span text:style-name="_32_35">u</text:span><text:span text:style-name="_34_17">r</text:span><text:span text:style-name="_37_61">e</text:span><text:span text:style-name="_31_"> </text:span><text:span text:style-name="_34_13">o</text:span><text:span text:style-name="_38_37">f</text:span><text:span text:style-name="_31_"> </text:span><text:span text:style-name="_35_81">m</text:span><text:span text:style-name="_38_09">y</text:span><text:span text:style-name="_31_"> </text:span><text:span text:style-name="_35_88">o</text:span><text:span text:style-name="_37_13">w</text:span><text:span text:style-name="_31_75">n</text:span><text:span text:style-name="_33_93">.</text:span><text:span text:style-name="_36_01"> </text:span><text:span text:style-name="_31_37">T</text:span><text:span text:style-name="_34_75">h</text:span><text:span text:style-name="_36_80">e</text:span><text:span text:style-name="_31_"> </text:span><text:span text:style-name="_34_67">e</text:span><text:span text:style-name="_36_92">x</text:span><text:span text:style-name="_31_67">p</text:span><text:span text:style-name="_35_88">e</text:span><text:span text:style-name="_38_93">r</text:span><text:span text:style-name="_31_61">t</text:span><text:span text:style-name="_33_01"> </text:span><text:span text:style-name="_37_15">a</text:span><text:span text:style-name="_32_72">n</text:span><text:span text:style-name="_35_96">s</text:span><text:span text:style-name="_38_69">w</text:span><text:span text:style-name="_31_79">e</text:span><text:span text:style-name="_33_77">r</text:span><text:span text:style-name="_38_71">e</text:span><text:span text:style-name="_32_40">d</text:span><text:span text:style-name="_33_01"> </text:span><text:span text:style-name="_38_01">t</text:span><text:span text:style-name="_31_67">h</text:span><text:span text:style-name="_34_80">e</text:span><text:span text:style-name="_36_01"> </text:span><text:span text:style-name="_32_12">c</text:span><text:span text:style-name="_33_83">a</text:span><text:span text:style-name="_38_37">l</text:span><text:span text:style-name="_32_57">l</text:span><text:span text:style-name="_34_05">,</text:span><text:span text:style-name="_36_01"> </text:span><text:span text:style-name="_31_40">a</text:span><text:span text:style-name="_34_79">n</text:span><text:span text:style-name="_37_53">d</text:span><text:span text:style-name="_31_"> </text:span><text:span text:style-name="_34_17">r</text:span><text:span text:style-name="_37_67">a</text:span><text:span text:style-name="_32_88">n</text:span><text:span text:style-name="_33_01"> </text:span><text:span text:style-name="_38_39">a</text:span><text:span text:style-name="_32_40">n</text:span><text:span text:style-name="_34_76">o</text:span><text:span text:style-name="_37_13">t</text:span><text:span text:style-name="_32_59">h</text:span><text:span text:style-name="_33_93">e</text:span><text:span text:style-name="_38_81">r</text:span><text:span text:style-name="_31_"> </text:span><text:span text:style-name="_35_15">g</text:span><text:span text:style-name="_38_21">r</text:span><text:span text:style-name="_33_00">o</text:span><text:span text:style-name="_34_55">u</text:span><text:span text:style-name="_36_80">n</text:span><text:span text:style-name="_32_61">d</text:span><text:span text:style-name="_33_01"> </text:span><text:span text:style-name="_37_49">w</text:span><text:span text:style-name="_38_9">i</text:span><text:span text:style-name="_35_21">r</text:span><text:span text:style-name="_38_25">e</text:span><text:span text:style-name="_31_"> </text:span><text:span text:style-name="_34_01">t</text:span><text:span text:style-name="_38_21">o</text:span><text:span text:style-name="_31_"> </text:span><text:span text:style-name="_33_93">t</text:span><text:span text:style-name="_38_83">h</text:span><text:span text:style-name="_33_00">e</text:span><text:span text:style-name="_33_01"> </text:span><text:span text:style-name="_38_88">s</text:span><text:span text:style-name="_32_61">t</text:span><text:span text:style-name="_33_95">a</text:span><text:span text:style-name="_37_63">b</text:span><text:span text:style-name="_31_17">l</text:span><text:span text:style-name="_34_80">e</text:span><text:span text:style-name="_36_81">,</text:span><text:span text:style-name="_31_"> </text:span><text:span text:style-name="_34_76">a</text:span><text:span text:style-name="_38_27">n</text:span><text:span text:style-name="_32_21">d</text:span><text:span text:style-name="_33_01"> </text:span><text:span text:style-name="_38_16">e</text:span><text:span text:style-name="_31_54">s</text:span><text:span text:style-name="_35_01">t</text:span><text:span text:style-name="_36_79">a</text:span><text:span text:style-name="_32_36">b</text:span><text:span text:style-name="_34_49">l</text:span><text:span text:style-name="_37_17">i</text:span><text:span text:style-name="_31_66">s</text:span><text:span text:style-name="_34_04">h</text:span><text:span text:style-name="_38_76">e</text:span><text:span text:style-name="_31_75">d</text:span><text:span text:style-name="_33_01"> </text:span><text:span text:style-name="_37_49">a</text:span><text:span text:style-name="_31_"> </text:span><text:span text:style-name="_34_04">s</text:span><text:span text:style-name="_38_97">w</text:span><text:span text:style-name="_32_57">i</text:span><text:span text:style-name="_34_53">t</text:span><text:span text:style-name="_37_14">c</text:span><text:span text:style-name="_37_7">h</text:span><text:span text:style-name="_33_01"> </text:span><text:span text:style-name="_37_37">t</text:span><text:span text:style-name="_32_15">h</text:span><text:span text:style-name="_36_00">e</text:span><text:span text:style-name="_36_89">r</text:span><text:span text:style-name="_31_01">e</text:span><text:span text:style-name="_35_37">,</text:span><text:span text:style-name="_36_01"> </text:span><text:span text:style-name="_31_08">s</text:span><text:span text:style-name="_35_35">o</text:span><text:span text:style-name="_36_01"> </text:span><text:span text:style-name="_32_81">t</text:span><text:span text:style-name="_35_83">h</text:span><text:span text:style-name="_38_36">a</text:span><text:span text:style-name="_32_85">t</text:span><text:span text:style-name="_33_01"> </text:span><text:span text:style-name="_38_85">t</text:span><text:span text:style-name="_31_99">h</text:span><text:span text:style-name="_35_76">e</text:span><text:span text:style-name="_36_01"> </text:span><text:span text:style-name="_31_74">c</text:span><text:span text:style-name="_35_40">o</text:span><text:span text:style-name="_38_36">a</text:span><text:span text:style-name="_32_98">c</text:span><text:span text:style-name="_34_80">h</text:span><text:span text:style-name="_37_13">m</text:span><text:span text:style-name="_31_19">a</text:span><text:span text:style-name="_35_73">n</text:span><text:span text:style-name="_36_01"> </text:span><text:span text:style-name="_39_4">c</text:span><text:span text:style-name="_33_80">o</text:span><text:span text:style-name="_38_24">u</text:span><text:span text:style-name="_31_49">l</text:span><text:span text:style-name="_34_43">d</text:span><text:span text:style-name="_36_01"> </text:span><text:span text:style-name="_32_39">p</text:span><text:span text:style-name="_34_40">u</text:span><text:span text:style-name="_37_53">t</text:span><text:span text:style-name="_31_"> </text:span><text:span text:style-name="_35_00">o</text:span><text:span text:style-name="_38_23">n</text:span><text:span text:style-name="_31_"> </text:span><text:span text:style-name="_34_40">a</text:span><text:span text:style-name="_37_63">n</text:span><text:span text:style-name="_38_9">d</text:span><text:span text:style-name="_33_01"> </text:span><text:span text:style-name="_36_81">t</text:span><text:span text:style-name="_32_60">a</text:span><text:span text:style-name="_34_18">k</text:span><text:span text:style-name="_38_97">e</text:span><text:span text:style-name="_31_"> </text:span><text:span text:style-name="_35_09">o</text:span><text:span text:style-name="_37_05">f</text:span><text:span text:style-name="_32_97">f</text:span><text:span text:style-name="_33_01"> </text:span><text:span text:style-name="_37_53">t</text:span><text:span text:style-name="_32_16">h</text:span><text:span text:style-name="_34_63">e</text:span><text:span text:style-name="_36_01"> </text:span><text:span text:style-name="_32_96">a</text:span><text:span text:style-name="_35_97">l</text:span><text:span text:style-name="_38_03">a</text:span><text:span text:style-name="_31_77">r</text:span><text:span text:style-name="_34_77">m</text:span><text:span text:style-name="_38_09">.</text:span><text:span text:style-name="_31_"> </text:span><text:span text:style-name="_34_01">T</text:span><text:span text:style-name="_37_67">h</text:span><text:span text:style-name="_32_28">a</text:span><text:span text:style-name="_35_85">t</text:span><text:span text:style-name="_36_01"> </text:span><text:span text:style-name="_31_65">w</text:span><text:span text:style-name="_35_75">o</text:span><text:span text:style-name="_36_81">r</text:span><text:span text:style-name="_32_00">k</text:span><text:span text:style-name="_33_91">e</text:span><text:span text:style-name="_37_40">d</text:span><text:span text:style-name="_31_"> </text:span><text:span text:style-name="_34_53">f</text:span><text:span text:style-name="_37_61">i</text:span><text:span text:style-name="_32_37">r</text:span><text:span text:style-name="_34_37">s</text:span><text:span text:style-name="_38_85">t</text:span><text:span text:style-name="_31_"> </text:span><text:span text:style-name="_33_77">r</text:span><text:span text:style-name="_37_08">a</text:span><text:span text:style-name="_32_57">t</text:span><text:span text:style-name="_35_35">e</text:span><text:span text:style-name="_38_69">,</text:span><text:span text:style-name="_31_"> </text:span><text:span text:style-name="_35_39">a</text:span><text:span text:style-name="_37_04">n</text:span><text:span text:style-name="_32_33">d</text:span><text:span text:style-name="_33_01"> </text:span><text:span text:style-name="_38_61">a</text:span><text:span text:style-name="_31_"> </text:span><text:span text:style-name="_35_82">s</text:span><text:span text:style-name="_38_04">e</text:span><text:span text:style-name="_31_03">a</text:span><text:span text:style-name="_36_00">s</text:span><text:span text:style-name="_37_56">o</text:span><text:span text:style-name="_31_19">n</text:span><text:span text:style-name="_33_01"> </text:span><text:span text:style-name="_38_69">o</text:span><text:span text:style-name="_32_01">f</text:span><text:span text:style-name="_33_01"> </text:span><text:span text:style-name="_38_28">p</text:span><text:span text:style-name="_32_27">e</text:span><text:span text:style-name="_33_83">a</text:span><text:span text:style-name="_38_00">c</text:span><text:span text:style-name="_32_13">e</text:span><text:span text:style-name="_33_01"> </text:span><text:span text:style-name="_38_84">e</text:span><text:span text:style-name="_32_03">n</text:span><text:span text:style-name="_34_52">s</text:span><text:span text:style-name="_38_15">u</text:span><text:span text:style-name="_33_00">e</text:span><text:span text:style-name="_35_99">d</text:span><text:span text:style-name="_38_73">,</text:span><text:span text:style-name="_31_"> </text:span><text:span text:style-name="_35_16">d</text:span><text:span text:style-name="_37_15">u</text:span><text:span text:style-name="_31_41">r</text:span><text:span text:style-name="_35_97">i</text:span><text:span text:style-name="_37_40">n</text:span><text:span text:style-name="_32_15">g</text:span><text:span text:style-name="_33_01"> </text:span><text:span text:style-name="_38_81">w</text:span><text:span text:style-name="_31_67">h</text:span><text:span text:style-name="_34_97">i</text:span><text:span text:style-name="_38_96">c</text:span><text:span text:style-name="_31_41">h</text:span><text:span text:style-name="_33_01"> </text:span><text:span text:style-name="_37_65">w</text:span><text:span text:style-name="_31_97">e</text:span><text:span text:style-name="_33_01"> </text:span><text:span text:style-name="_38_63">g</text:span><text:span text:style-name="_32_12">o</text:span><text:span text:style-name="_33_93">t</text:span><text:span text:style-name="_36_01"> </text:span><text:span text:style-name="_31_65">t</text:span><text:span text:style-name="_35_09">o</text:span><text:span text:style-name="_36_01"> </text:span><text:span text:style-name="_32_01">i</text:span><text:span text:style-name="_33_80">n</text:span><text:span text:style-name="_38_34">v</text:span><text:span text:style-name="_32_69">i</text:span><text:span text:style-name="_34_01">t</text:span><text:span text:style-name="_36_81">i</text:span><text:span text:style-name="_32_04">n</text:span><text:span text:style-name="_35_71">g</text:span><text:span text:style-name="_36_01"> </text:span><text:span text:style-name="_39_6">c</text:span><text:span text:style-name="_34_39">o</text:span><text:span text:style-name="_38_13">m</text:span><text:span text:style-name="_32_64">p</text:span><text:span text:style-name="_34_39">a</text:span><text:span text:style-name="_38_24">n</text:span><text:span text:style-name="_31_54">y</text:span><text:span text:style-name="_33_01"> </text:span><text:span text:style-name="_38_63">o</text:span><text:span text:style-name="_31_56">n</text:span><text:span text:style-name="_35_14">c</text:span><text:span text:style-name="_38_40">e</text:span><text:span text:style-name="_31_"> </text:span><text:span text:style-name="_35_33">m</text:span><text:span text:style-name="_37_51">o</text:span><text:span text:style-name="_31_73">r</text:span><text:span text:style-name="_34_68">e</text:span><text:span text:style-name="_36_01"> </text:span><text:span text:style-name="_32_59">a</text:span><text:span text:style-name="_35_64">n</text:span><text:span text:style-name="_37_77">d</text:span><text:span text:style-name="_31_"> </text:span><text:span text:style-name="_34_16">e</text:span><text:span text:style-name="_38_03">n</text:span><text:span text:style-name="_32_13">j</text:span><text:span text:style-name="_35_87">o</text:span><text:span text:style-name="_37_44">y</text:span><text:span text:style-name="_31_41">i</text:span><text:span text:style-name="_34_07">n</text:span><text:span text:style-name="_38_16">g</text:span><text:span text:style-name="_31_"> </text:span><text:span text:style-name="_33_93">l</text:span><text:span text:style-name="_38_61">i</text:span><text:span text:style-name="_31_13">f</text:span><text:span text:style-name="_35_25">e</text:span><text:span text:style-name="_36_93">.</text:span></text:p>
      <text:p text:style-name="P1"><text:span text:style-name="_34_65">"</text:span><text:span text:style-name="_37_37">B</text:span><text:span text:style-name="_37_7">u</text:span><text:span text:style-name="_35_61">t</text:span><text:span text:style-name="_36_01"> </text:span><text:span text:style-name="_31_15">b</text:span><text:span text:style-name="_35_04">y</text:span><text:span text:style-name="_36_01"> </text:span><text:span text:style-name="_31_79">a</text:span><text:span text:style-name="_34_64">n</text:span><text:span text:style-name="_37_49">d</text:span><text:span text:style-name="_31_"> </text:span><text:span text:style-name="_34_07">b</text:span><text:span text:style-name="_38_96">y</text:span><text:span text:style-name="_31_"> </text:span><text:span text:style-name="_35_13">t</text:span><text:span text:style-name="_36_96">h</text:span><text:span text:style-name="_31_07">e</text:span><text:span text:style-name="_33_01"> </text:span><text:span text:style-name="_38_85">i</text:span><text:span text:style-name="_31_65">r</text:span><text:span text:style-name="_35_69">r</text:span><text:span text:style-name="_36_91">e</text:span><text:span text:style-name="_31_20">p</text:span><text:span text:style-name="_34_13">r</text:span><text:span text:style-name="_37_80">e</text:span><text:span text:style-name="_31_62">s</text:span><text:span text:style-name="_34_44">s</text:span><text:span text:style-name="_37_05">i</text:span><text:span text:style-name="_32_35">b</text:span><text:span text:style-name="_35_09">l</text:span><text:span text:style-name="_38_93">e</text:span><text:span text:style-name="_31_"> </text:span><text:span text:style-name="_34_52">a</text:span><text:span text:style-name="_37_05">l</text:span><text:span text:style-name="_32_23">a</text:span><text:span text:style-name="_34_61">r</text:span><text:span text:style-name="_38_01">m</text:span><text:span text:style-name="_31_"> </text:span><text:span text:style-name="_33_81">i</text:span><text:span text:style-name="_37_07">n</text:span><text:span text:style-name="_31_20">v</text:span><text:span text:style-name="_35_15">e</text:span><text:span text:style-name="_36_96">n</text:span><text:span text:style-name="_38_1">t</text:span><text:span text:style-name="_35_71">e</text:span><text:span text:style-name="_38_28">d</text:span><text:span text:style-name="_31_"> </text:span><text:span text:style-name="_34_77">a</text:span><text:span text:style-name="_36_01"> </text:span><text:span text:style-name="_32_24">n</text:span><text:span text:style-name="_35_87">e</text:span><text:span text:style-name="_38_37">w</text:span><text:span text:style-name="_31_"> </text:span><text:span text:style-name="_35_88">k</text:span><text:span text:style-name="_37_49">i</text:span><text:span text:style-name="_37_9">n</text:span><text:span text:style-name="_34_65">k</text:span><text:span text:style-name="_38_93">.</text:span><text:span text:style-name="_31_"> </text:span><text:span text:style-name="_33_89">O</text:span><text:span text:style-name="_38_36">n</text:span><text:span text:style-name="_37_9">e</text:span><text:span text:style-name="_33_01"> </text:span><text:span text:style-name="_36_93">w</text:span><text:span text:style-name="_31_17">i</text:span><text:span text:style-name="_35_27">n</text:span><text:span text:style-name="_38_93">t</text:span><text:span text:style-name="_39_2">e</text:span><text:span text:style-name="_35_73">r</text:span><text:span text:style-name="_37_49">'</text:span><text:span text:style-name="_32_33">s</text:span><text:span text:style-name="_33_01"> </text:span><text:span text:style-name="_37_08">n</text:span><text:span text:style-name="_38_1">i</text:span><text:span text:style-name="_35_83">g</text:span><text:span text:style-name="_36_93">h</text:span><text:span text:style-name="_31_61">t</text:span><text:span text:style-name="_33_01"> </text:span><text:span text:style-name="_38_85">w</text:span><text:span text:style-name="_32_37">e</text:span><text:span text:style-name="_33_01"> </text:span><text:span text:style-name="_37_41">w</text:span><text:span text:style-name="_32_28">e</text:span><text:span text:style-name="_34_37">r</text:span><text:span text:style-name="_38_03">e</text:span><text:span text:style-name="_31_"> </text:span><text:span text:style-name="_34_77">f</text:span><text:span text:style-name="_38_33">l</text:span><text:span text:style-name="_31_75">u</text:span><text:span text:style-name="_34_52">n</text:span><text:span text:style-name="_36_81">g</text:span><text:span text:style-name="_31_"> </text:span><text:span text:style-name="_35_83">o</text:span><text:span text:style-name="_37_16">u</text:span><text:span text:style-name="_31_49">t</text:span><text:span text:style-name="_33_01"> </text:span><text:span text:style-name="_37_53">o</text:span><text:span text:style-name="_38_9">f</text:span><text:span text:style-name="_33_01"> </text:span><text:span text:style-name="_38_36">b</text:span><text:span text:style-name="_31_51">e</text:span><text:span text:style-name="_34_77">d</text:span><text:span text:style-name="_36_01"> </text:span><text:span text:style-name="_32_00">b</text:span><text:span text:style-name="_35_22">y</text:span><text:span text:style-name="_36_01"> </text:span><text:span text:style-name="_38_9">t</text:span><text:span text:style-name="_34_07">h</text:span><text:span text:style-name="_37_56">e</text:span><text:span text:style-name="_31_"> </text:span><text:span text:style-name="_34_54">s</text:span><text:span text:style-name="_38_76">u</text:span><text:span text:style-name="_39_1">d</text:span><text:span text:style-name="_35_00">d</text:span><text:span text:style-name="_36_95">e</text:span><text:span text:style-name="_32_96">n</text:span><text:span text:style-name="_33_01"> </text:span><text:span text:style-name="_37_73">m</text:span><text:span text:style-name="_32_12">u</text:span><text:span text:style-name="_35_34">s</text:span><text:span text:style-name="_38_25">i</text:span><text:span text:style-name="_31_49">c</text:span><text:span text:style-name="_33_01"> </text:span><text:span text:style-name="_36_77">o</text:span><text:span text:style-name="_31_97">f</text:span><text:span text:style-name="_33_01"> </text:span><text:span text:style-name="_37_61">t</text:span><text:span text:style-name="_31_68">h</text:span><text:span text:style-name="_34_79">a</text:span><text:span text:style-name="_38_13">t</text:span><text:span text:style-name="_31_"> </text:span><text:span text:style-name="_35_36">a</text:span><text:span text:style-name="_38_61">w</text:span><text:span text:style-name="_31_65">f</text:span><text:span text:style-name="_35_83">u</text:span><text:span text:style-name="_38_73">l</text:span><text:span text:style-name="_31_"> </text:span><text:span text:style-name="_33_96">g</text:span><text:span text:style-name="_37_99">o</text:span><text:span text:style-name="_32_64">n</text:span><text:span text:style-name="_34_03">g</text:span><text:span text:style-name="_36_77">,</text:span><text:span text:style-name="_31_"> </text:span><text:span text:style-name="_34_64">a</text:span><text:span text:style-name="_38_35">n</text:span><text:span text:style-name="_31_61">d</text:span><text:span text:style-name="_33_01"> </text:span><text:span text:style-name="_37_61">w</text:span><text:span text:style-name="_31_04">h</text:span><text:span text:style-name="_35_87">e</text:span><text:span text:style-name="_37_13">n</text:span><text:span text:style-name="_31_"> </text:span><text:span text:style-name="_34_97">w</text:span><text:span text:style-name="_38_25">e</text:span><text:span text:style-name="_31_"> </text:span><text:span text:style-name="_35_83">h</text:span><text:span text:style-name="_37_64">o</text:span><text:span text:style-name="_31_19">b</text:span><text:span text:style-name="_35_76">b</text:span><text:span text:style-name="_37_53">l</text:span><text:span text:style-name="_32_15">e</text:span><text:span text:style-name="_35_00">d</text:span><text:span text:style-name="_36_01"> </text:span><text:span text:style-name="_32_25">t</text:span><text:span text:style-name="_33_89">o</text:span><text:span text:style-name="_36_01"> </text:span><text:span text:style-name="_38_9">t</text:span><text:span text:style-name="_35_12">h</text:span><text:span text:style-name="_37_75">e</text:span><text:span text:style-name="_31_"> </text:span><text:span text:style-name="_34_04">a</text:span><text:span text:style-name="_37_51">n</text:span><text:span text:style-name="_31_43">n</text:span><text:span text:style-name="_35_00">u</text:span><text:span text:style-name="_38_15">n</text:span><text:span text:style-name="_31_80">c</text:span><text:span text:style-name="_34_13">i</text:span><text:span text:style-name="_36_95">a</text:span><text:span text:style-name="_31_77">t</text:span><text:span text:style-name="_35_60">o</text:span><text:span text:style-name="_38_57">r</text:span><text:span text:style-name="_31_13">,</text:span><text:span text:style-name="_33_01"> </text:span><text:span text:style-name="_38_61">t</text:span><text:span text:style-name="_31_64">u</text:span><text:span text:style-name="_35_93">r</text:span><text:span text:style-name="_37_19">n</text:span><text:span text:style-name="_31_76">e</text:span><text:span text:style-name="_34_39">d</text:span><text:span text:style-name="_36_01"> </text:span><text:span text:style-name="_31_79">u</text:span><text:span text:style-name="_34_04">p</text:span><text:span text:style-name="_36_01"> </text:span><text:span text:style-name="_37_7">t</text:span><text:span text:style-name="_35_64">h</text:span><text:span text:style-name="_37_63">e</text:span><text:span text:style-name="_31_"> </text:span><text:span text:style-name="_35_75">g</text:span><text:span text:style-name="_37_56">a</text:span><text:span text:style-name="_31_97">s</text:span><text:span text:style-name="_34_77">,</text:span><text:span text:style-name="_36_01"> </text:span><text:span text:style-name="_39_2">a</text:span><text:span text:style-name="_34_99">n</text:span><text:span text:style-name="_38_01">d</text:span><text:span text:style-name="_31_"> </text:span><text:span text:style-name="_35_70">s</text:span><text:span text:style-name="_37_20">a</text:span><text:span text:style-name="_32_01">w</text:span><text:span text:style-name="_33_01"> </text:span><text:span text:style-name="_38_81">t</text:span><text:span text:style-name="_31_51">h</text:span><text:span text:style-name="_35_16">e</text:span><text:span text:style-name="_36_01"> </text:span><text:span text:style-name="_38_9">w</text:span><text:span text:style-name="_34_63">o</text:span><text:span text:style-name="_38_69">r</text:span><text:span text:style-name="_31_44">d</text:span><text:span text:style-name="_33_01"> </text:span><text:span text:style-name="_38_33">'</text:span><text:span text:style-name="_31_13">N</text:span><text:span text:style-name="_34_75">u</text:span><text:span text:style-name="_38_97">r</text:span><text:span text:style-name="_31_64">s</text:span><text:span text:style-name="_33_79">e</text:span><text:span text:style-name="_38_33">r</text:span><text:span text:style-name="_31_44">y</text:span><text:span text:style-name="_33_93">'</text:span><text:span text:style-name="_36_01"> </text:span><text:span text:style-name="_32_03">e</text:span><text:span text:style-name="_35_60">x</text:span><text:span text:style-name="_39_00">p</text:span><text:span text:style-name="_32_59">o</text:span><text:span text:style-name="_34_62">s</text:span><text:span text:style-name="_37_56">e</text:span><text:span text:style-name="_31_73">d</text:span><text:span text:style-name="_34_13">,</text:span><text:span text:style-name="_36_01"> </text:span><text:span text:style-name="_31_41">M</text:span><text:span text:style-name="_34_13">r</text:span><text:span text:style-name="_36_77">s</text:span><text:span text:style-name="_38_1">.</text:span><text:span text:style-name="_33_01"> </text:span><text:span text:style-name="_36_81">M</text:span><text:span text:style-name="_39_0">c</text:span><text:span text:style-name="_35_85">W</text:span><text:span text:style-name="_37_17">i</text:span><text:span text:style-name="_31_01">l</text:span><text:span text:style-name="_34_13">l</text:span><text:span text:style-name="_37_53">i</text:span><text:span text:style-name="_31_16">a</text:span><text:span text:style-name="_34_65">m</text:span><text:span text:style-name="_38_01">s</text:span><text:span text:style-name="_31_"> </text:span><text:span text:style-name="_35_93">f</text:span><text:span text:style-name="_37_16">a</text:span><text:span text:style-name="_39_3">i</text:span><text:span text:style-name="_35_39">n</text:span><text:span text:style-name="_37_61">t</text:span><text:span text:style-name="_32_75">e</text:span><text:span text:style-name="_34_08">d</text:span><text:span text:style-name="_36_01"> </text:span><text:span text:style-name="_31_19">d</text:span><text:span text:style-name="_33_80">e</text:span><text:span text:style-name="_37_64">a</text:span><text:span text:style-name="_32_83">d</text:span><text:span text:style-name="_33_01"> </text:span><text:span text:style-name="_38_40">a</text:span><text:span text:style-name="_32_93">w</text:span><text:span text:style-name="_33_95">a</text:span><text:span text:style-name="_38_81">y</text:span><text:span text:style-name="_32_13">,</text:span><text:span text:style-name="_33_01"> </text:span><text:span text:style-name="_37_20">a</text:span><text:span text:style-name="_31_79">n</text:span><text:span text:style-name="_33_93">d</text:span><text:span text:style-name="_36_01"> </text:span><text:span text:style-name="_38_9">I</text:span><text:span text:style-name="_33_01"> </text:span><text:span text:style-name="_38_00">c</text:span><text:span text:style-name="_31_19">a</text:span><text:span text:style-name="_35_73">m</text:span><text:span text:style-name="_38_97">e</text:span><text:span text:style-name="_31_"> </text:span><text:span text:style-name="_33_80">p</text:span><text:span text:style-name="_38_97">r</text:span><text:span text:style-name="_32_03">e</text:span><text:span text:style-name="_35_88">c</text:span><text:span text:style-name="_37_61">i</text:span><text:span text:style-name="_31_55">o</text:span><text:span text:style-name="_33_80">u</text:span><text:span text:style-name="_36_82">s</text:span><text:span text:style-name="_31_"> </text:span><text:span text:style-name="_34_76">n</text:span><text:span text:style-name="_38_23">e</text:span><text:span text:style-name="_32_69">a</text:span><text:span text:style-name="_34_05">r</text:span><text:span text:style-name="_36_01"> </text:span><text:span text:style-name="_32_95">d</text:span><text:span text:style-name="_35_36">o</text:span><text:span text:style-name="_36_93">i</text:span><text:span text:style-name="_32_15">n</text:span><text:span text:style-name="_34_80">g</text:span><text:span text:style-name="_36_01"> </text:span><text:span text:style-name="_38_9">t</text:span><text:span text:style-name="_34_20">h</text:span><text:span text:style-name="_37_99">e</text:span><text:span text:style-name="_31_"> </text:span><text:span text:style-name="_33_84">s</text:span><text:span text:style-name="_37_15">a</text:span><text:span text:style-name="_31_61">m</text:span><text:span text:style-name="_35_13">e</text:span><text:span text:style-name="_36_01"> </text:span><text:span text:style-name="_31_61">t</text:span><text:span text:style-name="_36_00">h</text:span><text:span text:style-name="_38_81">i</text:span><text:span text:style-name="_32_71">n</text:span><text:span text:style-name="_33_81">g</text:span><text:span text:style-name="_36_01"> </text:span><text:span text:style-name="_31_13">m</text:span><text:span text:style-name="_35_60">y</text:span><text:span text:style-name="_37_66">s</text:span><text:span text:style-name="_32_13">e</text:span><text:span text:style-name="_35_01">l</text:span><text:span text:style-name="_38_25">f</text:span><text:span text:style-name="_32_33">.</text:span><text:span text:style-name="_33_01"> </text:span><text:span text:style-name="_37_73">I</text:span><text:span text:style-name="_31_"> </text:span><text:span text:style-name="_35_00">s</text:span><text:span text:style-name="_37_75">e</text:span><text:span text:style-name="_32_33">i</text:span><text:span text:style-name="_35_40">z</text:span><text:span text:style-name="_38_83">e</text:span><text:span text:style-name="_32_61">d</text:span><text:span text:style-name="_33_01"> </text:span><text:span text:style-name="_38_13">m</text:span><text:span text:style-name="_32_25">y</text:span><text:span text:style-name="_33_01"> </text:span><text:span text:style-name="_37_74">s</text:span><text:span text:style-name="_32_28">h</text:span><text:span text:style-name="_34_19">o</text:span><text:span text:style-name="_38_25">t</text:span><text:span text:style-name="_31_56">g</text:span><text:span text:style-name="_33_79">u</text:span><text:span text:style-name="_37_52">n</text:span><text:span text:style-name="_38_1">,</text:span><text:span text:style-name="_33_01"> </text:span><text:span text:style-name="_38_71">a</text:span><text:span text:style-name="_31_76">n</text:span><text:span text:style-name="_35_73">d</text:span><text:span text:style-name="_36_01"> </text:span><text:span text:style-name="_31_56">s</text:span><text:span text:style-name="_34_61">t</text:span><text:span text:style-name="_38_11">o</text:span><text:span text:style-name="_31_67">o</text:span><text:span text:style-name="_33_96">d</text:span><text:span text:style-name="_36_01"> </text:span><text:span text:style-name="_31_53">t</text:span><text:span text:style-name="_34_05">i</text:span><text:span text:style-name="_37_41">m</text:span><text:span text:style-name="_32_13">i</text:span><text:span text:style-name="_34_20">n</text:span><text:span text:style-name="_37_75">g</text:span><text:span text:style-name="_31_"> </text:span><text:span text:style-name="_35_97">t</text:span><text:span text:style-name="_37_39">h</text:span><text:span text:style-name="_31_76">e</text:span><text:span text:style-name="_33_01"> </text:span><text:span text:style-name="_38_74">c</text:span><text:span text:style-name="_38_4">o</text:span><text:span text:style-name="_34_68">a</text:span><text:span text:style-name="_38_26">c</text:span><text:span text:style-name="_32_95">h</text:span><text:span text:style-name="_34_49">m</text:span><text:span text:style-name="_38_88">a</text:span><text:span text:style-name="_32_01">n</text:span><text:span text:style-name="_33_01"> </text:span><text:span text:style-name="_38_13">w</text:span><text:span text:style-name="_32_36">h</text:span><text:span text:style-name="_35_85">i</text:span><text:span text:style-name="_38_33">l</text:span><text:span text:style-name="_32_74">s</text:span><text:span text:style-name="_35_69">t</text:span><text:span text:style-name="_36_01"> </text:span><text:span text:style-name="_32_37">t</text:span><text:span text:style-name="_35_96">h</text:span><text:span text:style-name="_37_55">a</text:span><text:span text:style-name="_32_61">t</text:span><text:span text:style-name="_33_01"> </text:span><text:span text:style-name="_36_91">a</text:span><text:span text:style-name="_32_16">p</text:span><text:span text:style-name="_35_72">p</text:span><text:span text:style-name="_37_15">a</text:span><text:span text:style-name="_32_73">l</text:span><text:span text:style-name="_35_69">l</text:span><text:span text:style-name="_38_69">i</text:span><text:span text:style-name="_32_87">n</text:span><text:span text:style-name="_35_16">g</text:span><text:span text:style-name="_36_01"> </text:span><text:span text:style-name="_31_16">b</text:span><text:span text:style-name="_35_63">u</text:span><text:span text:style-name="_39_00">z</text:span><text:span text:style-name="_31_02">z</text:span><text:span text:style-name="_35_69">i</text:span><text:span text:style-name="_37_79">n</text:span><text:span text:style-name="_38_4">g</text:span><text:span text:style-name="_33_01"> </text:span><text:span text:style-name="_37_05">w</text:span><text:span text:style-name="_32_36">e</text:span><text:span text:style-name="_34_99">n</text:span><text:span text:style-name="_38_93">t</text:span><text:span text:style-name="_31_"> </text:span><text:span text:style-name="_33_91">o</text:span><text:span text:style-name="_38_64">n</text:span><text:span text:style-name="_32_37">.</text:span><text:span text:style-name="_33_01"> </text:span><text:span text:style-name="_36_89">I</text:span><text:span text:style-name="_31_"> </text:span><text:span text:style-name="_35_58">k</text:span><text:span text:style-name="_38_16">n</text:span><text:span text:style-name="_32_13">e</text:span><text:span text:style-name="_35_01">w</text:span><text:span text:style-name="_36_01"> </text:span><text:span text:style-name="_31_41">t</text:span><text:span text:style-name="_35_35">h</text:span><text:span text:style-name="_36_84">a</text:span><text:span text:style-name="_38_1">t</text:span><text:span text:style-name="_33_01"> </text:span><text:span text:style-name="_37_44">h</text:span><text:span text:style-name="_37_7">i</text:span><text:span text:style-name="_34_62">s</text:span><text:span text:style-name="_36_01"> </text:span><text:span text:style-name="_32_83">g</text:span><text:span text:style-name="_34_64">o</text:span><text:span text:style-name="_38_84">n</text:span><text:span text:style-name="_32_71">g</text:span><text:span text:style-name="_33_01"> </text:span><text:span text:style-name="_37_39">h</text:span><text:span text:style-name="_32_96">a</text:span><text:span text:style-name="_35_69">d</text:span><text:span text:style-name="_36_01"> </text:span><text:span text:style-name="_38_1">f</text:span><text:span text:style-name="_35_61">l</text:span><text:span text:style-name="_38_11">u</text:span><text:span text:style-name="_32_40">n</text:span><text:span text:style-name="_34_61">g</text:span><text:span text:style-name="_36_01"> </text:span><text:span text:style-name="_32_97">h</text:span><text:span text:style-name="_34_53">i</text:span><text:span text:style-name="_37_01">m</text:span><text:span text:style-name="_31_"> </text:span><text:span text:style-name="_35_72">o</text:span><text:span text:style-name="_37_03">u</text:span><text:span text:style-name="_37_7">t</text:span><text:span text:style-name="_34_37">,</text:span><text:span text:style-name="_36_01"> </text:span><text:span text:style-name="_32_37">t</text:span><text:span text:style-name="_35_95">o</text:span><text:span text:style-name="_36_92">o</text:span><text:span text:style-name="_31_73">,</text:span><text:span text:style-name="_33_01"> </text:span><text:span text:style-name="_38_23">a</text:span><text:span text:style-name="_31_68">n</text:span><text:span text:style-name="_35_69">d</text:span><text:span text:style-name="_36_01"> </text:span><text:span text:style-name="_31_65">t</text:span><text:span text:style-name="_35_12">h</text:span><text:span text:style-name="_37_67">a</text:span><text:span text:style-name="_31_41">t</text:span><text:span text:style-name="_33_01"> </text:span><text:span text:style-name="_38_72">h</text:span><text:span text:style-name="_32_83">e</text:span><text:span text:style-name="_33_01"> </text:span><text:span text:style-name="_37_77">w</text:span><text:span text:style-name="_32_36">o</text:span><text:span text:style-name="_34_55">u</text:span><text:span text:style-name="_37_01">l</text:span><text:span text:style-name="_38_9">d</text:span><text:span text:style-name="_33_01"> </text:span><text:span text:style-name="_36_96">b</text:span><text:span text:style-name="_32_75">e</text:span><text:span text:style-name="_33_01"> </text:span><text:span text:style-name="_37_43">a</text:span><text:span text:style-name="_32_69">l</text:span><text:span text:style-name="_35_04">o</text:span><text:span text:style-name="_38_15">n</text:span><text:span text:style-name="_32_28">g</text:span><text:span text:style-name="_33_01"> </text:span><text:span text:style-name="_37_61">w</text:span><text:span text:style-name="_32_85">i</text:span><text:span text:style-name="_33_93">t</text:span><text:span text:style-name="_37_17">h</text:span><text:span text:style-name="_31_"> </text:span><text:span text:style-name="_33_83">h</text:span><text:span text:style-name="_38_25">i</text:span><text:span text:style-name="_32_04">s</text:span><text:span text:style-name="_33_01"> </text:span><text:span text:style-name="_37_63">g</text:span><text:span text:style-name="_38_0">u</text:span><text:span text:style-name="_35_37">n</text:span><text:span text:style-name="_36_01"> </text:span><text:span text:style-name="_32_99">a</text:span><text:span text:style-name="_35_60">s</text:span><text:span text:style-name="_36_01"> </text:span><text:span text:style-name="_32_00">s</text:span><text:span text:style-name="_35_11">o</text:span><text:span text:style-name="_38_03">o</text:span><text:span text:style-name="_31_68">n</text:span><text:span text:style-name="_33_01"> </text:span><text:span text:style-name="_38_39">a</text:span><text:span text:style-name="_32_76">s</text:span><text:span text:style-name="_33_01"> </text:span><text:span text:style-name="_38_63">h</text:span><text:span text:style-name="_38_0">e</text:span><text:span text:style-name="_33_01"> </text:span><text:span text:style-name="_38_74">c</text:span><text:span text:style-name="_32_60">o</text:span><text:span text:style-name="_35_35">u</text:span><text:span text:style-name="_37_37">l</text:span><text:span text:style-name="_38_0">d</text:span><text:span text:style-name="_33_01"> </text:span><text:span text:style-name="_37_73">j</text:span><text:span text:style-name="_31_07">u</text:span><text:span text:style-name="_34_05">m</text:span><text:span text:style-name="_38_60">p</text:span><text:span text:style-name="_31_"> </text:span><text:span text:style-name="_34_01">i</text:span><text:span text:style-name="_37_99">n</text:span><text:span text:style-name="_32_25">t</text:span><text:span text:style-name="_34_20">o</text:span><text:span text:style-name="_36_01"> </text:span><text:span text:style-name="_31_75">h</text:span><text:span text:style-name="_33_77">i</text:span><text:span text:style-name="_38_24">s</text:span><text:span text:style-name="_31_"> </text:span><text:span text:style-name="_34_04">c</text:span><text:span text:style-name="_37_37">l</text:span><text:span text:style-name="_32_63">o</text:span><text:span text:style-name="_35_37">t</text:span><text:span text:style-name="_36_84">h</text:span><text:span text:style-name="_31_63">e</text:span><text:span text:style-name="_34_61">s</text:span><text:span text:style-name="_37_37">.</text:span><text:span text:style-name="_31_"> </text:span><text:span text:style-name="_34_73">W</text:span><text:span text:style-name="_38_83">h</text:span><text:span text:style-name="_31_52">e</text:span><text:span text:style-name="_34_65">n</text:span><text:span text:style-name="_36_01"> </text:span><text:span text:style-name="_31_37">I</text:span><text:span text:style-name="_33_01"> </text:span><text:span text:style-name="_37_13">j</text:span><text:span text:style-name="_31_55">u</text:span><text:span text:style-name="_35_36">d</text:span><text:span text:style-name="_37_39">g</text:span><text:span text:style-name="_32_16">e</text:span><text:span text:style-name="_35_13">d</text:span><text:span text:style-name="_36_01"> </text:span><text:span text:style-name="_32_69">t</text:span><text:span text:style-name="_34_44">h</text:span><text:span text:style-name="_37_39">a</text:span><text:span text:style-name="_31_49">t</text:span><text:span text:style-name="_33_01"> </text:span><text:span text:style-name="_38_33">t</text:span><text:span text:style-name="_32_35">h</text:span><text:span text:style-name="_35_04">e</text:span><text:span text:style-name="_36_01"> </text:span><text:span text:style-name="_32_13">t</text:span><text:span text:style-name="_34_61">i</text:span><text:span text:style-name="_38_37">m</text:span><text:span text:style-name="_37_7">e</text:span><text:span text:style-name="_33_01"> </text:span><text:span text:style-name="_38_61">w</text:span><text:span text:style-name="_32_15">a</text:span><text:span text:style-name="_35_24">s</text:span><text:span text:style-name="_36_01"> </text:span><text:span text:style-name="_32_97">r</text:span><text:span text:style-name="_34_77">i</text:span><text:span text:style-name="_38_04">p</text:span><text:span text:style-name="_31_19">e</text:span><text:span text:style-name="_34_61">,</text:span><text:span text:style-name="_36_01"> </text:span><text:span text:style-name="_32_81">I</text:span><text:span text:style-name="_33_01"> </text:span><text:span text:style-name="_38_00">c</text:span><text:span text:style-name="_32_81">r</text:span><text:span text:style-name="_35_71">e</text:span><text:span text:style-name="_38_97">p</text:span><text:span text:style-name="_32_01">t</text:span><text:span text:style-name="_33_01"> </text:span><text:span text:style-name="_36_89">t</text:span><text:span text:style-name="_32_33">o</text:span><text:span text:style-name="_33_01"> </text:span><text:span text:style-name="_38_01">t</text:span><text:span text:style-name="_31_07">h</text:span><text:span text:style-name="_34_16">e</text:span><text:span text:style-name="_36_01"> </text:span><text:span text:style-name="_39_3">r</text:span><text:span text:style-name="_35_95">o</text:span><text:span text:style-name="_38_00">o</text:span><text:span text:style-name="_37_7">m</text:span><text:span text:style-name="_33_01"> </text:span><text:span text:style-name="_38_75">n</text:span><text:span text:style-name="_33_00">e</text:span><text:span text:style-name="_33_93">x</text:span><text:span text:style-name="_38_69">t</text:span><text:span text:style-name="_31_"> </text:span><text:span text:style-name="_35_81">t</text:span><text:span text:style-name="_38_28">h</text:span><text:span text:style-name="_31_55">e</text:span><text:span text:style-name="_33_01"> </text:span><text:span text:style-name="_38_87">n</text:span><text:span text:style-name="_31_04">u</text:span><text:span text:style-name="_34_13">r</text:span><text:span text:style-name="_37_42">s</text:span><text:span text:style-name="_32_64">e</text:span><text:span text:style-name="_34_05">r</text:span><text:span text:style-name="_38_73">y</text:span><text:span text:style-name="_32_97">,</text:span><text:span text:style-name="_33_01"> </text:span><text:span text:style-name="_37_80">g</text:span><text:span text:style-name="_31_01">l</text:span><text:span text:style-name="_35_59">a</text:span><text:span text:style-name="_37_44">n</text:span><text:span text:style-name="_32_22">c</text:span><text:span text:style-name="_35_71">e</text:span><text:span text:style-name="_38_24">d</text:span><text:span text:style-name="_31_"> </text:span><text:span text:style-name="_35_37">t</text:span><text:span text:style-name="_37_79">h</text:span><text:span text:style-name="_32_21">r</text:span><text:span text:style-name="_34_16">o</text:span><text:span text:style-name="_36_83">u</text:span><text:span text:style-name="_32_16">g</text:span><text:span text:style-name="_34_77">h</text:span><text:span text:style-name="_36_01"> </text:span><text:span text:style-name="_32_97">t</text:span><text:span text:style-name="_34_43">h</text:span><text:span text:style-name="_37_52">e</text:span><text:span text:style-name="_31_"> </text:span><text:span text:style-name="_35_33">w</text:span><text:span text:style-name="_37_77">i</text:span><text:span text:style-name="_31_43">n</text:span><text:span text:style-name="_35_40">d</text:span><text:span text:style-name="_37_13">o</text:span><text:span text:style-name="_31_97">w</text:span><text:span text:style-name="_34_49">,</text:span><text:span text:style-name="_36_01"> </text:span><text:span text:style-name="_31_40">a</text:span><text:span text:style-name="_35_95">n</text:span><text:span text:style-name="_36_93">d</text:span><text:span text:style-name="_31_"> </text:span><text:span text:style-name="_35_88">s</text:span><text:span text:style-name="_38_23">a</text:span><text:span text:style-name="_37_7">w</text:span><text:span text:style-name="_33_01"> </text:span><text:span text:style-name="_36_81">t</text:span><text:span text:style-name="_31_07">h</text:span><text:span text:style-name="_35_24">e</text:span><text:span text:style-name="_36_01"> </text:span><text:span text:style-name="_32_73">d</text:span><text:span text:style-name="_34_17">i</text:span><text:span text:style-name="_38_93">m</text:span><text:span text:style-name="_31_"> </text:span><text:span text:style-name="_34_79">o</text:span><text:span text:style-name="_37_80">u</text:span><text:span text:style-name="_31_01">t</text:span><text:span text:style-name="_34_73">l</text:span><text:span text:style-name="_38_01">i</text:span><text:span text:style-name="_32_04">n</text:span><text:span text:style-name="_34_03">e</text:span><text:span text:style-name="_36_01"> </text:span><text:span text:style-name="_32_85">o</text:span><text:span text:style-name="_35_13">f</text:span><text:span text:style-name="_36_01"> </text:span><text:span text:style-name="_32_73">t</text:span><text:span text:style-name="_35_71">h</text:span><text:span text:style-name="_38_40">e</text:span><text:span text:style-name="_31_"> </text:span><text:span text:style-name="_35_22">c</text:span><text:span text:style-name="_37_20">o</text:span><text:span text:style-name="_32_63">a</text:span><text:span text:style-name="_35_40">c</text:span><text:span text:style-name="_37_76">h</text:span><text:span text:style-name="_32_81">m</text:span><text:span text:style-name="_35_71">a</text:span><text:span text:style-name="_37_61">n</text:span><text:span text:style-name="_31_"> </text:span><text:span text:style-name="_35_73">i</text:span><text:span text:style-name="_36_77">n</text:span><text:span text:style-name="_31_"> </text:span><text:span text:style-name="_34_17">t</text:span><text:span text:style-name="_38_35">h</text:span><text:span text:style-name="_32_16">e</text:span><text:span text:style-name="_33_01"> </text:span><text:span text:style-name="_38_82">y</text:span><text:span text:style-name="_31_56">a</text:span><text:span text:style-name="_35_01">r</text:span><text:span text:style-name="_36_93">d</text:span><text:span text:style-name="_31_"> </text:span><text:span text:style-name="_35_72">b</text:span><text:span text:style-name="_38_95">e</text:span><text:span text:style-name="_38_9">l</text:span><text:span text:style-name="_35_73">o</text:span><text:span text:style-name="_37_13">w</text:span><text:span text:style-name="_31_65">,</text:span><text:span text:style-name="_33_01"> </text:span><text:span text:style-name="_38_24">s</text:span><text:span text:style-name="_31_17">t</text:span><text:span text:style-name="_35_75">a</text:span><text:span text:style-name="_36_84">n</text:span><text:span text:style-name="_31_43">d</text:span><text:span text:style-name="_34_77">i</text:span><text:span text:style-name="_37_63">n</text:span><text:span text:style-name="_38_0">g</text:span><text:span text:style-name="_33_01"> </text:span><text:span text:style-name="_38_09">a</text:span><text:span text:style-name="_31_17">t</text:span><text:span text:style-name="_33_01"> </text:span><text:span text:style-name="_37_43">p</text:span><text:span text:style-name="_32_13">r</text:span><text:span text:style-name="_36_00">e</text:span><text:span text:style-name="_38_04">s</text:span><text:span text:style-name="_32_71">e</text:span><text:span text:style-name="_35_35">n</text:span><text:span text:style-name="_37_05">t</text:span>-<text:span text:style-name="_34_08">a</text:span><text:span text:style-name="_36_77">r</text:span><text:span text:style-name="_32_69">m</text:span><text:span text:style-name="_34_05">s</text:span><text:span text:style-name="_36_01"> </text:span><text:span text:style-name="_31_03">a</text:span><text:span text:style-name="_35_88">n</text:span><text:span text:style-name="_37_53">d</text:span><text:span text:style-name="_31_"> </text:span><text:span text:style-name="_33_81">w</text:span><text:span text:style-name="_37_56">a</text:span><text:span text:style-name="_32_97">i</text:span><text:span text:style-name="_35_93">t</text:span><text:span text:style-name="_37_05">i</text:span><text:span text:style-name="_32_35">n</text:span><text:span text:style-name="_35_97">g</text:span><text:span text:style-name="_36_01"> </text:span><text:span text:style-name="_31_01">f</text:span><text:span text:style-name="_34_73">o</text:span><text:span text:style-name="_36_89">r</text:span><text:span text:style-name="_31_"> </text:span><text:span text:style-name="_35_69">a</text:span><text:span text:style-name="_36_01"> </text:span><text:span text:style-name="_39_0">c</text:span><text:span text:style-name="_34_64">h</text:span><text:span text:style-name="_37_07">a</text:span><text:span text:style-name="_31_04">n</text:span><text:span text:style-name="_34_80">c</text:span><text:span text:style-name="_38_71">e</text:span><text:span text:style-name="_37_7">.</text:span><text:span text:style-name="_33_01"> </text:span><text:span text:style-name="_37_61">T</text:span><text:span text:style-name="_31_15">h</text:span><text:span text:style-name="_36_00">e</text:span><text:span text:style-name="_37_05">n</text:span><text:span text:style-name="_31_"> </text:span><text:span text:style-name="_34_17">I</text:span><text:span text:style-name="_36_01"> </text:span><text:span text:style-name="_31_75">h</text:span><text:span text:style-name="_34_16">o</text:span><text:span text:style-name="_38_24">p</text:span><text:span text:style-name="_38_3">p</text:span><text:span text:style-name="_33_79">e</text:span><text:span text:style-name="_36_92">d</text:span><text:span text:style-name="_31_"> </text:span><text:span text:style-name="_35_61">i</text:span><text:span text:style-name="_38_72">n</text:span><text:span text:style-name="_32_01">t</text:span><text:span text:style-name="_33_95">o</text:span><text:span text:style-name="_36_01"> </text:span><text:span text:style-name="_31_05">t</text:span><text:span text:style-name="_34_80">h</text:span><text:span text:style-name="_37_67">e</text:span><text:span text:style-name="_31_"> </text:span><text:span text:style-name="_33_83">n</text:span><text:span text:style-name="_37_16">u</text:span><text:span text:style-name="_32_57">r</text:span><text:span text:style-name="_34_42">s</text:span><text:span text:style-name="_39_00">e</text:span><text:span text:style-name="_32_97">r</text:span><text:span text:style-name="_34_01">y</text:span><text:span text:style-name="_36_01"> </text:span><text:span text:style-name="_31_04">a</text:span><text:span text:style-name="_34_15">n</text:span><text:span text:style-name="_38_73">d</text:span><text:span text:style-name="_31_"> </text:span><text:span text:style-name="_34_73">f</text:span><text:span text:style-name="_38_13">i</text:span><text:span text:style-name="_31_65">r</text:span><text:span text:style-name="_35_63">e</text:span><text:span text:style-name="_38_84">d</text:span><text:span text:style-name="_32_33">,</text:span><text:span text:style-name="_33_01"> </text:span><text:span text:style-name="_37_04">a</text:span><text:span text:style-name="_39_1">n</text:span><text:span text:style-name="_34_17">d</text:span><text:span text:style-name="_36_01"> </text:span><text:span text:style-name="_31_53">i</text:span><text:span text:style-name="_34_17">n</text:span><text:span text:style-name="_36_01"> </text:span><text:span text:style-name="_32_69">t</text:span><text:span text:style-name="_35_28">h</text:span><text:span text:style-name="_37_67">e</text:span><text:span text:style-name="_31_"> </text:span><text:span text:style-name="_34_80">s</text:span><text:span text:style-name="_38_99">a</text:span><text:span text:style-name="_39_3">m</text:span><text:span text:style-name="_35_33">e</text:span><text:span text:style-name="_36_01"> </text:span><text:span text:style-name="_32_13">i</text:span><text:span text:style-name="_35_35">n</text:span><text:span text:style-name="_38_28">s</text:span><text:span text:style-name="_39_3">t</text:span><text:span text:style-name="_33_91">a</text:span><text:span text:style-name="_37_44">n</text:span><text:span text:style-name="_38_9">t</text:span><text:span text:style-name="_33_01"> </text:span><text:span text:style-name="_37_97">t</text:span><text:span text:style-name="_32_76">h</text:span><text:span text:style-name="_35_75">e</text:span><text:span text:style-name="_36_01"> </text:span><text:span text:style-name="_39_2">c</text:span><text:span text:style-name="_34_19">o</text:span><text:span text:style-name="_37_15">a</text:span><text:span text:style-name="_38_0">c</text:span><text:span text:style-name="_35_83">h</text:span><text:span text:style-name="_37_17">m</text:span><text:span text:style-name="_32_16">a</text:span><text:span text:style-name="_35_69">n</text:span><text:span text:style-name="_36_01"> </text:span><text:span text:style-name="_31_05">f</text:span><text:span text:style-name="_34_77">i</text:span><text:span text:style-name="_37_01">r</text:span><text:span text:style-name="_31_52">e</text:span><text:span text:style-name="_34_75">d</text:span><text:span text:style-name="_36_01"> </text:span><text:span text:style-name="_32_13">a</text:span><text:span text:style-name="_34_41">t</text:span><text:span text:style-name="_36_01"> </text:span><text:span text:style-name="_31_49">t</text:span><text:span text:style-name="_34_19">h</text:span><text:span text:style-name="_37_52">e</text:span><text:span text:style-name="_31_"> </text:span><text:span text:style-name="_35_21">r</text:span><text:span text:style-name="_37_63">e</text:span><text:span text:style-name="_31_20">d</text:span><text:span text:style-name="_33_01"> </text:span><text:span text:style-name="_38_57">f</text:span><text:span text:style-name="_32_97">l</text:span><text:span text:style-name="_34_68">a</text:span><text:span text:style-name="_38_70">s</text:span><text:span text:style-name="_32_69">h</text:span><text:span text:style-name="_33_01"> </text:span><text:span text:style-name="_37_73">o</text:span><text:span text:style-name="_31_37">f</text:span><text:span text:style-name="_33_01"> </text:span><text:span text:style-name="_37_97">m</text:span><text:span text:style-name="_32_13">y</text:span><text:span text:style-name="_33_01"> </text:span><text:span text:style-name="_38_24">g</text:span><text:span text:style-name="_32_95">u</text:span><text:span text:style-name="_35_57">n</text:span><text:span text:style-name="_36_93">.</text:span><text:span text:style-name="_31_"> </text:span><text:span text:style-name="_35_09">B</text:span><text:span text:style-name="_38_23">o</text:span><text:span text:style-name="_31_17">t</text:span><text:span text:style-name="_34_20">h</text:span><text:span text:style-name="_36_01"> </text:span><text:span text:style-name="_32_81">o</text:span><text:span text:style-name="_35_33">f</text:span><text:span text:style-name="_36_01"> </text:span><text:span text:style-name="_31_07">u</text:span><text:span text:style-name="_36_00">s</text:span><text:span text:style-name="_36_01"> </text:span><text:span text:style-name="_32_93">w</text:span><text:span text:style-name="_35_72">e</text:span><text:span text:style-name="_37_05">r</text:span><text:span text:style-name="_31_39">e</text:span><text:span text:style-name="_33_01"> </text:span><text:span text:style-name="_36_80">s</text:span><text:span text:style-name="_31_07">u</text:span><text:span text:style-name="_34_78">c</text:span><text:span text:style-name="_38_04">c</text:span><text:span text:style-name="_38_4">e</text:span><text:span text:style-name="_35_74">s</text:span><text:span text:style-name="_37_76">s</text:span><text:span text:style-name="_31_65">f</text:span><text:span text:style-name="_35_03">u</text:span><text:span text:style-name="_37_73">l</text:span><text:span text:style-name="_31_05">;</text:span><text:span text:style-name="_33_01"> </text:span><text:span text:style-name="_37_49">I</text:span><text:span text:style-name="_31_"> </text:span><text:span text:style-name="_35_34">c</text:span><text:span text:style-name="_37_13">r</text:span><text:span text:style-name="_32_25">i</text:span><text:span text:style-name="_35_84">p</text:span><text:span text:style-name="_38_75">p</text:span><text:span text:style-name="_32_57">l</text:span><text:span text:style-name="_34_04">e</text:span><text:span text:style-name="_37_53">d</text:span><text:span text:style-name="_31_"> </text:span><text:span text:style-name="_34_41">a</text:span><text:span text:style-name="_36_01"> </text:span><text:span text:style-name="_32_95">n</text:span><text:span text:style-name="_35_12">u</text:span><text:span text:style-name="_38_97">r</text:span><text:span text:style-name="_31_38">s</text:span><text:span text:style-name="_35_36">e</text:span><text:span text:style-name="_38_09">,</text:span><text:span text:style-name="_31_"> </text:span><text:span text:style-name="_35_60">a</text:span><text:span text:style-name="_38_95">n</text:span><text:span text:style-name="_32_61">d</text:span><text:span text:style-name="_33_01"> </text:span><text:span text:style-name="_38_72">h</text:span><text:span text:style-name="_32_71">e</text:span><text:span text:style-name="_33_01"> </text:span><text:span text:style-name="_36_82">s</text:span><text:span text:style-name="_38_4">h</text:span><text:span text:style-name="_35_73">o</text:span><text:span text:style-name="_38_13">t</text:span><text:span text:style-name="_31_"> </text:span><text:span text:style-name="_34_65">o</text:span><text:span text:style-name="_36_81">f</text:span><text:span text:style-name="_31_65">f</text:span><text:span text:style-name="_33_01"> </text:span><text:span text:style-name="_38_69">a</text:span><text:span text:style-name="_32_25">l</text:span><text:span text:style-name="_34_05">l</text:span><text:span text:style-name="_36_01"> </text:span><text:span text:style-name="_32_61">m</text:span><text:span text:style-name="_34_73">y</text:span><text:span text:style-name="_36_01"> </text:span><text:span text:style-name="_32_04">b</text:span><text:span text:style-name="_35_87">a</text:span><text:span text:style-name="_37_20">c</text:span><text:span text:style-name="_31_06">k</text:span><text:span text:style-name="_33_01"> </text:span><text:span text:style-name="_37_76">h</text:span><text:span text:style-name="_32_63">a</text:span><text:span text:style-name="_34_01">i</text:span><text:span text:style-name="_37_77">r</text:span><text:span text:style-name="_31_53">.</text:span><text:span text:style-name="_33_01"> </text:span><text:span text:style-name="_37_49">W</text:span><text:span text:style-name="_38_9">e</text:span><text:span text:style-name="_33_01"> </text:span><text:span text:style-name="_37_73">t</text:span><text:span text:style-name="_31_56">u</text:span><text:span text:style-name="_35_97">r</text:span><text:span text:style-name="_37_51">n</text:span><text:span text:style-name="_31_67">e</text:span><text:span text:style-name="_34_64">d</text:span><text:span text:style-name="_36_01"> </text:span><text:span text:style-name="_32_76">u</text:span><text:span text:style-name="_35_23">p</text:span><text:span text:style-name="_36_01"> </text:span><text:span text:style-name="_31_73">t</text:span><text:span text:style-name="_35_63">h</text:span><text:span text:style-name="_37_20">e</text:span><text:span text:style-name="_31_"> </text:span><text:span text:style-name="_35_16">g</text:span><text:span text:style-name="_38_59">a</text:span><text:span text:style-name="_32_69">s</text:span><text:span text:style-name="_34_97">,</text:span><text:span text:style-name="_36_01"> </text:span><text:span text:style-name="_31_04">a</text:span><text:span text:style-name="_33_83">n</text:span><text:span text:style-name="_37_17">d</text:span><text:span text:style-name="_31_"> </text:span><text:span text:style-name="_34_53">t</text:span><text:span text:style-name="_36_91">e</text:span><text:span text:style-name="_32_97">l</text:span><text:span text:style-name="_35_12">e</text:span><text:span text:style-name="_38_15">p</text:span><text:span text:style-name="_31_68">h</text:span><text:span text:style-name="_35_16">o</text:span><text:span text:style-name="_37_67">n</text:span><text:span text:style-name="_31_76">e</text:span><text:span text:style-name="_34_19">d</text:span><text:span text:style-name="_36_01"> </text:span><text:span text:style-name="_31_73">f</text:span><text:span text:style-name="_34_97">o</text:span><text:span text:style-name="_36_81">r</text:span><text:span text:style-name="_31_"> </text:span><text:span text:style-name="_34_01">a</text:span><text:span text:style-name="_36_01"> </text:span><text:span text:style-name="_37_8">s</text:span><text:span text:style-name="_35_12">u</text:span><text:span text:style-name="_38_69">r</text:span><text:span text:style-name="_32_99">g</text:span><text:span text:style-name="_33_84">e</text:span><text:span text:style-name="_37_15">o</text:span><text:span text:style-name="_31_64">n</text:span><text:span text:style-name="_35_21">.</text:span><text:span text:style-name="_36_01"> </text:span><text:span text:style-name="_32_57">T</text:span><text:span text:style-name="_33_91">h</text:span><text:span text:style-name="_36_92">e</text:span><text:span text:style-name="_32_09">r</text:span><text:span text:style-name="_34_53">e</text:span><text:span text:style-name="_36_01"> </text:span><text:span text:style-name="_32_01">w</text:span><text:span text:style-name="_34_07">a</text:span><text:span text:style-name="_37_44">s</text:span><text:span text:style-name="_31_"> </text:span><text:span text:style-name="_35_59">n</text:span><text:span text:style-name="_37_76">o</text:span><text:span text:style-name="_32_13">t</text:span><text:span text:style-name="_33_01"> </text:span><text:span text:style-name="_37_65">a</text:span><text:span text:style-name="_31_"> </text:span><text:span text:style-name="_34_38">s</text:span><text:span text:style-name="_38_13">i</text:span><text:span text:style-name="_32_16">g</text:span><text:span text:style-name="_34_13">n</text:span><text:span text:style-name="_36_01"> </text:span><text:span text:style-name="_31_41">o</text:span><text:span text:style-name="_33_81">f</text:span><text:span text:style-name="_36_01"> </text:span><text:span text:style-name="_32_09">a</text:span><text:span text:style-name="_33_01"> </text:span><text:span text:style-name="_38_87">b</text:span><text:span text:style-name="_31_40">u</text:span><text:span text:style-name="_35_85">r</text:span><text:span text:style-name="_38_40">g</text:span><text:span text:style-name="_32_93">l</text:span><text:span text:style-name="_35_99">a</text:span><text:span text:style-name="_38_81">r</text:span><text:span text:style-name="_32_69">,</text:span><text:span text:style-name="_33_01"> </text:span><text:span text:style-name="_37_43">a</text:span><text:span text:style-name="_32_60">n</text:span><text:span text:style-name="_35_21">d</text:span><text:span text:style-name="_36_01"> </text:span><text:span text:style-name="_31_40">n</text:span><text:span text:style-name="_35_11">o</text:span><text:span text:style-name="_36_01"> </text:span><text:span text:style-name="_32_93">w</text:span><text:span text:style-name="_35_97">i</text:span><text:span text:style-name="_37_64">n</text:span><text:span text:style-name="_31_63">d</text:span><text:span text:style-name="_35_21">o</text:span><text:span text:style-name="_36_81">w</text:span><text:span text:style-name="_31_"> </text:span><text:span text:style-name="_34_67">h</text:span><text:span text:style-name="_37_44">a</text:span><text:span text:style-name="_32_33">d</text:span><text:span text:style-name="_33_01"> </text:span><text:span text:style-name="_38_36">b</text:span><text:span text:style-name="_31_39">e</text:span><text:span text:style-name="_35_24">e</text:span><text:span text:style-name="_37_67">n</text:span><text:span text:style-name="_31_"> </text:span><text:span text:style-name="_34_73">r</text:span><text:span text:style-name="_37_43">a</text:span><text:span text:style-name="_31_49">i</text:span><text:span text:style-name="_35_60">s</text:span><text:span text:style-name="_36_92">e</text:span><text:span text:style-name="_38_3">d</text:span><text:span text:style-name="_35_85">.</text:span><text:span text:style-name="_36_01"> </text:span><text:span text:style-name="_38_1">O</text:span><text:span text:style-name="_34_64">n</text:span><text:span text:style-name="_36_95">e</text:span><text:span text:style-name="_31_"> </text:span><text:span text:style-name="_35_11">g</text:span><text:span text:style-name="_36_89">l</text:span><text:span text:style-name="_32_12">a</text:span><text:span text:style-name="_33_82">s</text:span><text:span text:style-name="_37_20">s</text:span><text:span text:style-name="_31_"> </text:span><text:span text:style-name="_34_73">w</text:span><text:span text:style-name="_38_88">a</text:span><text:span text:style-name="_32_02">s</text:span><text:span text:style-name="_33_01"> </text:span><text:span text:style-name="_38_11">a</text:span><text:span text:style-name="_38_4">b</text:span><text:span text:style-name="_33_90">s</text:span><text:span text:style-name="_37_44">e</text:span><text:span text:style-name="_31_37">n</text:span><text:span text:style-name="_33_77">t</text:span><text:span text:style-name="_37_53">,</text:span><text:span text:style-name="_31_"> </text:span><text:span text:style-name="_35_71">b</text:span><text:span text:style-name="_38_76">u</text:span><text:span text:style-name="_31_01">t</text:span><text:span text:style-name="_33_01"> </text:span><text:span text:style-name="_38_13">t</text:span><text:span text:style-name="_31_40">h</text:span><text:span text:style-name="_34_15">a</text:span><text:span text:style-name="_38_61">t</text:span><text:span text:style-name="_31_"> </text:span><text:span text:style-name="_34_05">w</text:span><text:span text:style-name="_38_88">a</text:span><text:span text:style-name="_32_22">s</text:span><text:span text:style-name="_33_01"> </text:span><text:span text:style-name="_37_37">w</text:span><text:span text:style-name="_39_2">h</text:span><text:span text:style-name="_35_99">e</text:span><text:span text:style-name="_37_01">r</text:span><text:span text:style-name="_31_13">e</text:span><text:span text:style-name="_33_01"> </text:span><text:span text:style-name="_38_81">t</text:span><text:span text:style-name="_31_51">h</text:span><text:span text:style-name="_35_24">e</text:span><text:span text:style-name="_36_01"> </text:span><text:span text:style-name="_39_0">c</text:span><text:span text:style-name="_35_96">o</text:span><text:span text:style-name="_38_60">a</text:span><text:span text:style-name="_32_62">c</text:span><text:span text:style-name="_35_04">h</text:span><text:span text:style-name="_37_73">m</text:span><text:span text:style-name="_32_39">a</text:span><text:span text:style-name="_35_12">n</text:span><text:span text:style-name="_36_81">'</text:span><text:span text:style-name="_31_14">s</text:span><text:span text:style-name="_33_01"> </text:span><text:span text:style-name="_38_84">c</text:span><text:span text:style-name="_31_55">h</text:span><text:span text:style-name="_34_39">a</text:span><text:span text:style-name="_36_93">r</text:span><text:span text:style-name="_32_40">g</text:span><text:span text:style-name="_34_65">e</text:span><text:span text:style-name="_36_01"> </text:span><text:span text:style-name="_32_28">h</text:span><text:span text:style-name="_34_19">a</text:span><text:span text:style-name="_37_77">d</text:span><text:span text:style-name="_31_"> </text:span><text:span text:style-name="_35_34">c</text:span><text:span text:style-name="_38_16">o</text:span><text:span text:style-name="_32_73">m</text:span><text:span text:style-name="_33_89">e</text:span><text:span text:style-name="_36_01"> </text:span><text:span text:style-name="_31_65">t</text:span><text:span text:style-name="_34_64">h</text:span><text:span text:style-name="_37_61">r</text:span><text:span text:style-name="_31_39">o</text:span><text:span text:style-name="_35_12">u</text:span><text:span text:style-name="_38_63">g</text:span><text:span text:style-name="_38_1">h</text:span><text:span text:style-name="_35_13">.</text:span><text:span text:style-name="_36_01"> </text:span><text:span text:style-name="_32_25">H</text:span><text:span text:style-name="_33_83">e</text:span><text:span text:style-name="_38_73">r</text:span><text:span text:style-name="_32_72">e</text:span><text:span text:style-name="_33_01"> </text:span><text:span text:style-name="_37_61">w</text:span><text:span text:style-name="_31_51">a</text:span><text:span text:style-name="_35_36">s</text:span><text:span text:style-name="_36_01"> </text:span><text:span text:style-name="_31_49">a</text:span><text:span text:style-name="_33_01"> </text:span><text:span text:style-name="_37_13">f</text:span><text:span text:style-name="_38_9">i</text:span><text:span text:style-name="_35_95">n</text:span><text:span text:style-name="_39_00">e</text:span><text:span text:style-name="_31_"> </text:span><text:span text:style-name="_34_37">m</text:span><text:span text:style-name="_38_88">y</text:span><text:span text:style-name="_32_10">s</text:span><text:span text:style-name="_34_05">t</text:span><text:span text:style-name="_38_11">e</text:span><text:span text:style-name="_32_69">r</text:span><text:span text:style-name="_34_52">y</text:span>--<text:span text:style-name="_35_25">a</text:span><text:span text:style-name="_36_01"> </text:span><text:span text:style-name="_32_96">b</text:span><text:span text:style-name="_35_71">u</text:span><text:span text:style-name="_38_85">r</text:span><text:span text:style-name="_33_00">g</text:span><text:span text:style-name="_34_13">l</text:span><text:span text:style-name="_37_19">a</text:span><text:span text:style-name="_32_21">r</text:span><text:span text:style-name="_33_01"> </text:span><text:span text:style-name="_37_16">a</text:span><text:span text:style-name="_39_3">l</text:span><text:span text:style-name="_34_19">a</text:span><text:span text:style-name="_37_05">r</text:span><text:span text:style-name="_31_97">m</text:span><text:span text:style-name="_33_01"> </text:span><text:span text:style-name="_38_57">'</text:span><text:span text:style-name="_32_60">g</text:span><text:span text:style-name="_34_43">o</text:span><text:span text:style-name="_38_93">i</text:span><text:span text:style-name="_31_19">n</text:span><text:span text:style-name="_35_72">g</text:span><text:span text:style-name="_36_01"> </text:span><text:span text:style-name="_37_7">o</text:span><text:span text:style-name="_35_57">f</text:span><text:span text:style-name="_36_89">f</text:span><text:span text:style-name="_32_69">'</text:span><text:span text:style-name="_33_01"> </text:span><text:span text:style-name="_36_77">a</text:span><text:span text:style-name="_37_7">t</text:span><text:span text:style-name="_33_01"> </text:span><text:span text:style-name="_38_61">m</text:span><text:span text:style-name="_32_37">i</text:span><text:span text:style-name="_35_35">d</text:span><text:span text:style-name="_37_04">n</text:span><text:span text:style-name="_32_21">i</text:span><text:span text:style-name="_33_92">g</text:span><text:span text:style-name="_37_75">h</text:span><text:span text:style-name="_37_7">t</text:span><text:span text:style-name="_33_01"> </text:span><text:span text:style-name="_37_37">o</text:span><text:span text:style-name="_31_53">f</text:span><text:span text:style-name="_33_01"> </text:span><text:span text:style-name="_37_77">i</text:span><text:span text:style-name="_31_13">t</text:span><text:span text:style-name="_35_37">s</text:span><text:span text:style-name="_36_01"> </text:span><text:span text:style-name="_32_95">o</text:span><text:span text:style-name="_33_93">w</text:span><text:span text:style-name="_38_60">n</text:span><text:span text:style-name="_31_"> </text:span><text:span text:style-name="_35_23">a</text:span><text:span text:style-name="_37_52">c</text:span><text:span text:style-name="_31_38">c</text:span><text:span text:style-name="_35_24">o</text:span><text:span text:style-name="_37_05">r</text:span><text:span text:style-name="_32_33">d</text:span><text:span text:style-name="_34_05">,</text:span><text:span text:style-name="_36_01"> </text:span><text:span text:style-name="_32_88">a</text:span><text:span text:style-name="_35_27">n</text:span><text:span text:style-name="_38_85">d</text:span><text:span text:style-name="_31_"> </text:span><text:span text:style-name="_34_03">n</text:span><text:span text:style-name="_36_96">o</text:span><text:span text:style-name="_32_09">t</text:span><text:span text:style-name="_33_01"> </text:span><text:span text:style-name="_37_73">a</text:span><text:span text:style-name="_31_"> </text:span><text:span text:style-name="_34_08">b</text:span><text:span text:style-name="_38_15">u</text:span><text:span text:style-name="_31_49">r</text:span><text:span text:style-name="_35_71">g</text:span><text:span text:style-name="_38_57">l</text:span><text:span text:style-name="_31_52">a</text:span><text:span text:style-name="_35_81">r</text:span><text:span text:style-name="_36_01"> </text:span><text:span text:style-name="_32_13">i</text:span><text:span text:style-name="_34_61">n</text:span><text:span text:style-name="_36_01"> </text:span><text:span text:style-name="_32_61">t</text:span><text:span text:style-name="_34_03">h</text:span><text:span text:style-name="_37_80">e</text:span><text:span text:style-name="_31_"> </text:span><text:span text:style-name="_34_67">n</text:span><text:span text:style-name="_38_36">e</text:span><text:span text:style-name="_32_09">i</text:span><text:span text:style-name="_34_56">g</text:span><text:span text:style-name="_37_39">h</text:span><text:span text:style-name="_31_20">b</text:span><text:span text:style-name="_34_03">o</text:span><text:span text:style-name="_36_81">r</text:span><text:span text:style-name="_31_15">h</text:span><text:span text:style-name="_33_80">o</text:span><text:span text:style-name="_38_11">o</text:span><text:span text:style-name="_32_72">d</text:span><text:span text:style-name="_35_81">!</text:span></text:p>
      <text:p text:style-name="P1"><text:span text:style-name="_38_1">"</text:span><text:span text:style-name="_34_65">T</text:span><text:span text:style-name="_38_71">h</text:span><text:span text:style-name="_32_36">e</text:span><text:span text:style-name="_33_01"> </text:span><text:span text:style-name="_37_20">e</text:span><text:span text:style-name="_32_10">x</text:span><text:span text:style-name="_35_27">p</text:span><text:span text:style-name="_38_36">e</text:span><text:span text:style-name="_31_01">r</text:span><text:span text:style-name="_34_41">t</text:span><text:span text:style-name="_36_01"> </text:span><text:span text:style-name="_32_76">a</text:span><text:span text:style-name="_35_95">n</text:span><text:span text:style-name="_37_04">s</text:span><text:span text:style-name="_38_9">w</text:span><text:span text:style-name="_33_95">e</text:span><text:span text:style-name="_38_13">r</text:span><text:span text:style-name="_31_51">e</text:span><text:span text:style-name="_35_40">d</text:span><text:span text:style-name="_36_01"> </text:span><text:span text:style-name="_32_09">t</text:span><text:span text:style-name="_35_87">h</text:span><text:span text:style-name="_38_96">e</text:span><text:span text:style-name="_31_"> </text:span><text:span text:style-name="_35_27">u</text:span><text:span text:style-name="_38_76">s</text:span><text:span text:style-name="_32_95">u</text:span><text:span text:style-name="_35_00">a</text:span><text:span text:style-name="_37_65">l</text:span><text:span text:style-name="_31_"> </text:span><text:span text:style-name="_34_40">c</text:span><text:span text:style-name="_37_51">a</text:span><text:span text:style-name="_31_49">l</text:span><text:span text:style-name="_34_53">l</text:span><text:span text:style-name="_38_81">,</text:span><text:span text:style-name="_31_"> </text:span><text:span text:style-name="_34_99">a</text:span><text:span text:style-name="_37_56">n</text:span><text:span text:style-name="_31_73">d</text:span><text:span text:style-name="_33_01"> </text:span><text:span text:style-name="_37_44">e</text:span><text:span text:style-name="_32_10">x</text:span><text:span text:style-name="_35_63">p</text:span><text:span text:style-name="_37_77">l</text:span><text:span text:style-name="_32_28">a</text:span><text:span text:style-name="_33_89">i</text:span><text:span text:style-name="_38_63">n</text:span><text:span text:style-name="_32_40">e</text:span><text:span text:style-name="_35_09">d</text:span><text:span text:style-name="_36_01"> </text:span><text:span text:style-name="_31_73">t</text:span><text:span text:style-name="_34_40">h</text:span><text:span text:style-name="_38_15">a</text:span><text:span text:style-name="_31_53">t</text:span><text:span text:style-name="_33_01"> </text:span><text:span text:style-name="_36_77">i</text:span><text:span text:style-name="_31_77">t</text:span><text:span text:style-name="_33_01"> </text:span><text:span text:style-name="_37_17">w</text:span><text:span text:style-name="_39_2">a</text:span><text:span text:style-name="_35_26">s</text:span><text:span text:style-name="_36_01"> </text:span><text:span text:style-name="_32_37">a</text:span><text:span text:style-name="_33_01"> </text:span><text:span text:style-name="_38_97">'</text:span><text:span text:style-name="_32_85">F</text:span><text:span text:style-name="_35_16">a</text:span><text:span text:style-name="_38_25">l</text:span><text:span text:style-name="_31_38">s</text:span><text:span text:style-name="_34_97">e</text:span><text:span text:style-name="_36_01"> </text:span><text:span text:style-name="_31_99">a</text:span><text:span text:style-name="_35_93">l</text:span><text:span text:style-name="_37_40">a</text:span><text:span text:style-name="_32_73">r</text:span><text:span text:style-name="_35_37">m</text:span><text:span text:style-name="_38_01">.</text:span><text:span text:style-name="_32_81">'</text:span><text:span text:style-name="_33_01"> </text:span><text:span text:style-name="_37_01">S</text:span><text:span text:style-name="_32_27">a</text:span><text:span text:style-name="_35_21">i</text:span><text:span text:style-name="_36_84">d</text:span><text:span text:style-name="_31_"> </text:span><text:span text:style-name="_35_61">i</text:span><text:span text:style-name="_38_09">t</text:span><text:span text:style-name="_31_"> </text:span><text:span text:style-name="_35_69">w</text:span><text:span text:style-name="_38_99">a</text:span><text:span text:style-name="_32_40">s</text:span><text:span text:style-name="_33_01"> </text:span><text:span text:style-name="_37_07">e</text:span><text:span text:style-name="_31_40">a</text:span><text:span text:style-name="_33_80">s</text:span><text:span text:style-name="_38_57">i</text:span><text:span text:style-name="_37_7">l</text:span><text:span text:style-name="_35_86">y</text:span><text:span text:style-name="_36_01"> </text:span><text:span text:style-name="_31_37">f</text:span><text:span text:style-name="_33_81">i</text:span><text:span text:style-name="_37_50">x</text:span><text:span text:style-name="_31_76">e</text:span><text:span text:style-name="_34_13">d</text:span><text:span text:style-name="_37_37">.</text:span><text:span text:style-name="_31_"> </text:span><text:span text:style-name="_35_57">S</text:span><text:span text:style-name="_37_77">o</text:span><text:span text:style-name="_31_"> </text:span><text:span text:style-name="_35_24">h</text:span><text:span text:style-name="_38_95">e</text:span><text:span text:style-name="_31_"> </text:span><text:span text:style-name="_35_95">o</text:span><text:span text:style-name="_36_80">v</text:span><text:span text:style-name="_31_76">e</text:span><text:span text:style-name="_33_89">r</text:span><text:span text:style-name="_37_67">h</text:span><text:span text:style-name="_32_12">a</text:span><text:span text:style-name="_35_75">u</text:span><text:span text:style-name="_38_37">l</text:span><text:span text:style-name="_32_75">e</text:span><text:span text:style-name="_35_72">d</text:span><text:span text:style-name="_36_01"> </text:span><text:span text:style-name="_32_01">t</text:span><text:span text:style-name="_35_75">h</text:span><text:span text:style-name="_36_92">e</text:span><text:span text:style-name="_31_"> </text:span><text:span text:style-name="_35_11">n</text:span><text:span text:style-name="_36_80">u</text:span><text:span text:style-name="_32_09">r</text:span><text:span text:style-name="_34_18">s</text:span><text:span text:style-name="_36_92">e</text:span><text:span text:style-name="_31_37">r</text:span><text:span text:style-name="_35_85">y</text:span><text:span text:style-name="_36_01"> </text:span><text:span text:style-name="_32_73">w</text:span><text:span text:style-name="_35_93">i</text:span><text:span text:style-name="_37_16">n</text:span><text:span text:style-name="_32_35">d</text:span><text:span text:style-name="_34_53">o</text:span><text:span text:style-name="_37_73">w</text:span><text:span text:style-name="_32_13">,</text:span><text:span text:style-name="_33_01"> </text:span><text:span text:style-name="_36_96">c</text:span><text:span text:style-name="_32_99">h</text:span><text:span text:style-name="_34_07">a</text:span><text:span text:style-name="_36_89">r</text:span><text:span text:style-name="_39_6">g</text:span><text:span text:style-name="_34_76">e</text:span><text:span text:style-name="_37_03">d</text:span><text:span text:style-name="_31_"> </text:span><text:span text:style-name="_34_37">a</text:span><text:span text:style-name="_36_01"> </text:span><text:span text:style-name="_32_93">r</text:span><text:span text:style-name="_35_35">e</text:span><text:span text:style-name="_37_01">m</text:span><text:span text:style-name="_32_72">u</text:span><text:span text:style-name="_35_24">n</text:span><text:span text:style-name="_38_27">e</text:span><text:span text:style-name="_32_93">r</text:span><text:span text:style-name="_35_59">a</text:span><text:span text:style-name="_38_81">t</text:span><text:span text:style-name="_32_37">i</text:span><text:span text:style-name="_35_76">v</text:span><text:span text:style-name="_38_97">e</text:span><text:span text:style-name="_31_"> </text:span><text:span text:style-name="_33_81">f</text:span><text:span text:style-name="_38_85">i</text:span><text:span text:style-name="_32_71">g</text:span><text:span text:style-name="_35_88">u</text:span><text:span text:style-name="_38_57">r</text:span><text:span text:style-name="_32_61">e</text:span><text:span text:style-name="_33_01"> </text:span><text:span text:style-name="_37_41">f</text:span><text:span text:style-name="_32_25">o</text:span><text:span text:style-name="_35_61">r</text:span><text:span text:style-name="_36_01"> </text:span><text:span text:style-name="_32_73">i</text:span><text:span text:style-name="_34_13">t</text:span><text:span text:style-name="_38_69">,</text:span><text:span text:style-name="_31_"> </text:span><text:span text:style-name="_34_15">a</text:span><text:span text:style-name="_38_64">n</text:span><text:span text:style-name="_32_25">d</text:span><text:span text:style-name="_33_01"> </text:span><text:span text:style-name="_38_04">d</text:span><text:span text:style-name="_32_63">e</text:span><text:span text:style-name="_35_28">p</text:span><text:span text:style-name="_38_75">a</text:span><text:span text:style-name="_31_17">r</text:span><text:span text:style-name="_35_37">t</text:span><text:span text:style-name="_37_03">e</text:span><text:span text:style-name="_32_64">d</text:span><text:span text:style-name="_33_89">.</text:span></text:p>
      <text:p text:style-name="P1"><text:span text:style-name="_32_25">"</text:span><text:span text:style-name="_34_41">W</text:span><text:span text:style-name="_37_56">h</text:span><text:span text:style-name="_32_75">a</text:span><text:span text:style-name="_34_17">t</text:span><text:span text:style-name="_36_01"> </text:span><text:span text:style-name="_31_61">w</text:span><text:span text:style-name="_35_25">e</text:span><text:span text:style-name="_36_01"> </text:span><text:span text:style-name="_33_00">s</text:span><text:span text:style-name="_33_95">u</text:span><text:span text:style-name="_37_05">f</text:span><text:span text:style-name="_31_05">f</text:span><text:span text:style-name="_35_04">e</text:span><text:span text:style-name="_38_81">r</text:span><text:span text:style-name="_38_3">e</text:span><text:span text:style-name="_34_65">d</text:span><text:span text:style-name="_36_01"> </text:span><text:span text:style-name="_31_73">f</text:span><text:span text:style-name="_34_01">r</text:span><text:span text:style-name="_37_41">o</text:span><text:span text:style-name="_32_61">m</text:span><text:span text:style-name="_33_01"> </text:span><text:span text:style-name="_37_13">f</text:span><text:span text:style-name="_39_6">a</text:span><text:span text:style-name="_35_57">l</text:span><text:span text:style-name="_36_78">s</text:span><text:span text:style-name="_31_41">e</text:span><text:span text:style-name="_33_01"> </text:span><text:span text:style-name="_38_64">a</text:span><text:span text:style-name="_32_25">l</text:span><text:span text:style-name="_34_15">a</text:span><text:span text:style-name="_38_61">r</text:span><text:span text:style-name="_32_93">m</text:span><text:span text:style-name="_35_81">s</text:span><text:span text:style-name="_36_01"> </text:span><text:span text:style-name="_38_9">f</text:span><text:span text:style-name="_34_05">o</text:span><text:span text:style-name="_38_13">r</text:span><text:span text:style-name="_31_"> </text:span><text:span text:style-name="_35_13">t</text:span><text:span text:style-name="_38_36">h</text:span><text:span text:style-name="_39_5">e</text:span><text:span text:style-name="_33_01"> </text:span><text:span text:style-name="_37_56">n</text:span><text:span text:style-name="_39_5">e</text:span><text:span text:style-name="_33_81">x</text:span><text:span text:style-name="_38_61">t</text:span><text:span text:style-name="_31_"> </text:span><text:span text:style-name="_34_41">t</text:span><text:span text:style-name="_38_63">h</text:span><text:span text:style-name="_31_37">r</text:span><text:span text:style-name="_34_04">e</text:span><text:span text:style-name="_38_97">e</text:span><text:span text:style-name="_31_"> </text:span><text:span text:style-name="_36_00">y</text:span><text:span text:style-name="_38_87">e</text:span><text:span text:style-name="_32_28">a</text:span><text:span text:style-name="_35_09">r</text:span><text:span text:style-name="_38_38">s</text:span><text:span text:style-name="_31_"> </text:span><text:span text:style-name="_35_35">n</text:span><text:span text:style-name="_36_80">o</text:span><text:span text:style-name="_31_"> </text:span><text:span text:style-name="_34_62">s</text:span><text:span text:style-name="_38_25">t</text:span><text:span text:style-name="_32_36">y</text:span><text:span text:style-name="_34_05">l</text:span><text:span text:style-name="_38_87">o</text:span><text:span text:style-name="_32_36">g</text:span><text:span text:style-name="_34_01">r</text:span><text:span text:style-name="_36_79">a</text:span><text:span text:style-name="_31_80">p</text:span><text:span text:style-name="_33_84">h</text:span><text:span text:style-name="_38_73">i</text:span><text:span text:style-name="_39_4">c</text:span><text:span text:style-name="_33_01"> </text:span><text:span text:style-name="_37_55">p</text:span><text:span text:style-name="_31_68">e</text:span><text:span text:style-name="_35_33">n</text:span><text:span text:style-name="_36_01"> </text:span><text:span text:style-name="_32_84">c</text:span><text:span text:style-name="_34_43">a</text:span><text:span text:style-name="_38_61">n</text:span><text:span text:style-name="_31_"> </text:span><text:span text:style-name="_34_08">d</text:span><text:span text:style-name="_37_39">e</text:span><text:span text:style-name="_39_2">s</text:span><text:span text:style-name="_33_94">c</text:span><text:span text:style-name="_37_77">r</text:span><text:span text:style-name="_32_85">i</text:span><text:span text:style-name="_35_12">b</text:span><text:span text:style-name="_38_95">e</text:span><text:span text:style-name="_31_37">.</text:span><text:span text:style-name="_33_01"> </text:span><text:span text:style-name="_37_61">D</text:span><text:span text:style-name="_37_9">u</text:span><text:span text:style-name="_35_85">r</text:span><text:span text:style-name="_37_41">i</text:span><text:span text:style-name="_32_04">n</text:span><text:span text:style-name="_35_81">g</text:span><text:span text:style-name="_36_01"> </text:span><text:span text:style-name="_32_97">t</text:span><text:span text:style-name="_35_11">h</text:span><text:span text:style-name="_36_92">e</text:span><text:span text:style-name="_31_"> </text:span><text:span text:style-name="_34_16">n</text:span><text:span text:style-name="_37_63">e</text:span><text:span text:style-name="_32_69">x</text:span><text:span text:style-name="_35_93">t</text:span><text:span text:style-name="_36_01"> </text:span><text:span text:style-name="_32_21">t</text:span><text:span text:style-name="_35_72">h</text:span><text:span text:style-name="_36_93">r</text:span><text:span text:style-name="_31_15">e</text:span><text:span text:style-name="_34_37">e</text:span><text:span text:style-name="_36_01"> </text:span><text:span text:style-name="_32_37">m</text:span><text:span text:style-name="_35_87">o</text:span><text:span text:style-name="_38_12">n</text:span><text:span text:style-name="_31_73">t</text:span><text:span text:style-name="_33_80">h</text:span><text:span text:style-name="_38_70">s</text:span><text:span text:style-name="_31_"> </text:span><text:span text:style-name="_34_17">I</text:span><text:span text:style-name="_36_01"> </text:span><text:span text:style-name="_32_88">a</text:span><text:span text:style-name="_34_61">l</text:span><text:span text:style-name="_38_85">w</text:span><text:span text:style-name="_32_27">a</text:span><text:span text:style-name="_34_14">y</text:span><text:span text:style-name="_39_00">s</text:span><text:span text:style-name="_31_"> </text:span><text:span text:style-name="_35_09">f</text:span><text:span text:style-name="_36_77">l</text:span><text:span text:style-name="_32_73">e</text:span><text:span text:style-name="_35_61">w</text:span><text:span text:style-name="_36_01"> </text:span><text:span text:style-name="_31_61">w</text:span><text:span text:style-name="_33_93">i</text:span><text:span text:style-name="_38_09">t</text:span><text:span text:style-name="_39_3">h</text:span><text:span text:style-name="_33_01"> </text:span><text:span text:style-name="_38_01">m</text:span><text:span text:style-name="_31_01">y</text:span><text:span text:style-name="_33_01"> </text:span><text:span text:style-name="_37_99">g</text:span><text:span text:style-name="_32_64">u</text:span><text:span text:style-name="_35_73">n</text:span><text:span text:style-name="_36_01"> </text:span><text:span text:style-name="_31_53">t</text:span><text:span text:style-name="_34_65">o</text:span><text:span text:style-name="_36_01"> </text:span><text:span text:style-name="_31_53">t</text:span><text:span text:style-name="_34_16">h</text:span><text:span text:style-name="_36_79">e</text:span><text:span text:style-name="_31_"> </text:span><text:span text:style-name="_34_61">r</text:span><text:span text:style-name="_38_39">o</text:span><text:span text:style-name="_31_16">o</text:span><text:span text:style-name="_34_65">m</text:span><text:span text:style-name="_36_01"> </text:span><text:span text:style-name="_32_85">i</text:span><text:span text:style-name="_35_84">n</text:span><text:span text:style-name="_37_51">d</text:span><text:span text:style-name="_31_61">i</text:span><text:span text:style-name="_34_38">c</text:span><text:span text:style-name="_37_44">a</text:span><text:span text:style-name="_32_81">t</text:span><text:span text:style-name="_34_79">e</text:span><text:span text:style-name="_37_40">d</text:span><text:span text:style-name="_32_81">,</text:span><text:span text:style-name="_33_01"> </text:span><text:span text:style-name="_36_92">a</text:span><text:span text:style-name="_38_3">n</text:span><text:span text:style-name="_34_61">d</text:span><text:span text:style-name="_36_01"> </text:span><text:span text:style-name="_32_37">t</text:span><text:span text:style-name="_35_63">h</text:span><text:span text:style-name="_39_00">e</text:span><text:span text:style-name="_31_"> </text:span><text:span text:style-name="_35_26">c</text:span><text:span text:style-name="_38_84">o</text:span><text:span text:style-name="_31_99">a</text:span><text:span text:style-name="_33_92">c</text:span><text:span text:style-name="_38_59">h</text:span><text:span text:style-name="_31_37">m</text:span><text:span text:style-name="_33_80">a</text:span><text:span text:style-name="_37_77">n</text:span><text:span text:style-name="_31_"> </text:span><text:span text:style-name="_35_00">a</text:span><text:span text:style-name="_37_73">l</text:span><text:span text:style-name="_32_09">w</text:span><text:span text:style-name="_33_83">a</text:span><text:span text:style-name="_38_34">y</text:span><text:span text:style-name="_31_16">s</text:span><text:span text:style-name="_33_01"> </text:span><text:span text:style-name="_36_78">s</text:span><text:span text:style-name="_39_6">a</text:span><text:span text:style-name="_33_77">l</text:span><text:span text:style-name="_38_81">l</text:span><text:span text:style-name="_31_73">i</text:span><text:span text:style-name="_35_59">e</text:span><text:span text:style-name="_37_76">d</text:span><text:span text:style-name="_31_"> </text:span><text:span text:style-name="_34_61">f</text:span><text:span text:style-name="_37_75">o</text:span><text:span text:style-name="_39_3">r</text:span><text:span text:style-name="_35_09">t</text:span><text:span text:style-name="_38_00">h</text:span><text:span text:style-name="_31_"> </text:span><text:span text:style-name="_35_69">w</text:span><text:span text:style-name="_37_77">i</text:span><text:span text:style-name="_32_21">t</text:span><text:span text:style-name="_33_77">h</text:span><text:span text:style-name="_36_01"> </text:span><text:span text:style-name="_38_4">h</text:span><text:span text:style-name="_35_13">i</text:span><text:span text:style-name="_37_50">s</text:span><text:span text:style-name="_31_"> </text:span><text:span text:style-name="_35_87">b</text:span><text:span text:style-name="_38_12">a</text:span><text:span text:style-name="_32_13">t</text:span><text:span text:style-name="_33_77">t</text:span><text:span text:style-name="_38_12">e</text:span><text:span text:style-name="_32_37">r</text:span><text:span text:style-name="_34_06">y</text:span><text:span text:style-name="_36_01"> </text:span><text:span text:style-name="_32_09">t</text:span><text:span text:style-name="_33_77">o</text:span><text:span text:style-name="_36_01"> </text:span><text:span text:style-name="_31_76">s</text:span><text:span text:style-name="_35_03">u</text:span><text:span text:style-name="_38_95">p</text:span><text:span text:style-name="_33_00">p</text:span><text:span text:style-name="_34_97">o</text:span><text:span text:style-name="_37_97">r</text:span><text:span text:style-name="_32_13">t</text:span><text:span text:style-name="_33_01"> </text:span><text:span text:style-name="_38_37">m</text:span><text:span text:style-name="_31_05">e</text:span><text:span text:style-name="_35_85">.</text:span><text:span text:style-name="_36_01"> </text:span><text:span text:style-name="_32_37">B</text:span><text:span text:style-name="_35_13">u</text:span><text:span text:style-name="_38_13">t</text:span><text:span text:style-name="_31_"> </text:span><text:span text:style-name="_35_69">t</text:span><text:span text:style-name="_38_95">h</text:span><text:span text:style-name="_32_24">e</text:span><text:span text:style-name="_34_77">r</text:span><text:span text:style-name="_36_77">e</text:span><text:span text:style-name="_31_"> </text:span><text:span text:style-name="_35_09">w</text:span><text:span text:style-name="_38_40">a</text:span><text:span text:style-name="_31_50">s</text:span><text:span text:style-name="_33_01"> </text:span><text:span text:style-name="_38_83">n</text:span><text:span text:style-name="_31_56">e</text:span><text:span text:style-name="_34_02">v</text:span><text:span text:style-name="_37_20">e</text:span><text:span text:style-name="_31_61">r</text:span><text:span text:style-name="_33_01"> </text:span><text:span text:style-name="_37_19">a</text:span><text:span text:style-name="_31_44">n</text:span><text:span text:style-name="_35_36">y</text:span><text:span text:style-name="_38_21">t</text:span><text:span text:style-name="_32_75">h</text:span><text:span text:style-name="_35_69">i</text:span><text:span text:style-name="_37_19">n</text:span><text:span text:style-name="_32_72">g</text:span><text:span text:style-name="_33_01"> </text:span><text:span text:style-name="_38_81">t</text:span><text:span text:style-name="_32_69">o</text:span><text:span text:style-name="_33_01"> </text:span><text:span text:style-name="_38_28">s</text:span><text:span text:style-name="_31_63">h</text:span><text:span text:style-name="_34_99">o</text:span><text:span text:style-name="_38_76">o</text:span><text:span text:style-name="_32_01">t</text:span><text:span text:style-name="_33_01"> </text:span><text:span text:style-name="_37_76">a</text:span><text:span text:style-name="_38_9">t</text:span>--<text:span text:style-name="_32_61">w</text:span><text:span text:style-name="_34_53">i</text:span><text:span text:style-name="_38_39">n</text:span><text:span text:style-name="_32_04">d</text:span><text:span text:style-name="_34_43">o</text:span><text:span text:style-name="_36_81">w</text:span><text:span text:style-name="_32_69">s</text:span><text:span text:style-name="_33_01"> </text:span><text:span text:style-name="_36_93">a</text:span><text:span text:style-name="_31_65">l</text:span><text:span text:style-name="_35_37">l</text:span><text:span text:style-name="_36_01"> </text:span><text:span text:style-name="_32_33">t</text:span><text:span text:style-name="_34_37">i</text:span><text:span text:style-name="_37_52">g</text:span><text:span text:style-name="_31_15">h</text:span><text:span text:style-name="_35_85">t</text:span><text:span text:style-name="_36_01"> </text:span><text:span text:style-name="_32_23">a</text:span><text:span text:style-name="_35_64">n</text:span><text:span text:style-name="_38_81">d</text:span><text:span text:style-name="_31_"> </text:span><text:span text:style-name="_35_58">s</text:span><text:span text:style-name="_37_76">e</text:span><text:span text:style-name="_31_76">c</text:span><text:span text:style-name="_34_39">u</text:span><text:span text:style-name="_37_73">r</text:span><text:span text:style-name="_32_01">e</text:span><text:span text:style-name="_34_61">.</text:span><text:span text:style-name="_36_01"> </text:span><text:span text:style-name="_32_81">W</text:span><text:span text:style-name="_33_81">e</text:span><text:span text:style-name="_36_01"> </text:span><text:span text:style-name="_32_27">a</text:span><text:span text:style-name="_35_69">l</text:span><text:span text:style-name="_37_13">w</text:span><text:span text:style-name="_31_04">a</text:span><text:span text:style-name="_33_80">y</text:span><text:span text:style-name="_38_34">s</text:span><text:span text:style-name="_31_"> </text:span><text:span text:style-name="_35_14">s</text:span><text:span text:style-name="_38_84">e</text:span><text:span text:style-name="_32_57">n</text:span><text:span text:style-name="_33_81">t</text:span><text:span text:style-name="_36_01"> </text:span><text:span text:style-name="_32_83">d</text:span><text:span text:style-name="_34_64">o</text:span><text:span text:style-name="_37_01">w</text:span><text:span text:style-name="_31_61">n</text:span><text:span text:style-name="_33_01"> </text:span><text:span text:style-name="_38_33">f</text:span><text:span text:style-name="_31_49">o</text:span><text:span text:style-name="_34_37">r</text:span><text:span text:style-name="_36_01"> </text:span><text:span text:style-name="_31_17">t</text:span><text:span text:style-name="_35_27">h</text:span><text:span text:style-name="_37_08">e</text:span><text:span text:style-name="_31_"> </text:span><text:span text:style-name="_34_40">e</text:span><text:span text:style-name="_36_82">x</text:span><text:span text:style-name="_32_71">p</text:span><text:span text:style-name="_36_00">e</text:span><text:span text:style-name="_36_81">r</text:span><text:span text:style-name="_31_77">t</text:span><text:span text:style-name="_33_01"> </text:span><text:span text:style-name="_37_76">n</text:span><text:span text:style-name="_31_07">e</text:span><text:span text:style-name="_34_13">x</text:span><text:span text:style-name="_38_33">t</text:span><text:span text:style-name="_31_"> </text:span><text:span text:style-name="_34_43">d</text:span><text:span text:style-name="_37_80">a</text:span><text:span text:style-name="_31_13">y</text:span><text:span text:style-name="_34_73">,</text:span><text:span text:style-name="_36_01"> </text:span><text:span text:style-name="_39_5">a</text:span><text:span text:style-name="_35_84">n</text:span><text:span text:style-name="_38_21">d</text:span><text:span text:style-name="_31_"> </text:span><text:span text:style-name="_35_23">h</text:span><text:span text:style-name="_38_64">e</text:span><text:span text:style-name="_31_"> </text:span><text:span text:style-name="_35_85">f</text:span><text:span text:style-name="_38_81">i</text:span><text:span text:style-name="_31_68">x</text:span><text:span text:style-name="_34_79">e</text:span><text:span text:style-name="_37_41">d</text:span><text:span text:style-name="_31_"> </text:span><text:span text:style-name="_35_73">t</text:span><text:span text:style-name="_38_63">h</text:span><text:span text:style-name="_39_6">o</text:span><text:span text:style-name="_34_76">s</text:span><text:span text:style-name="_36_79">e</text:span><text:span text:style-name="_31_"> </text:span><text:span text:style-name="_35_39">p</text:span><text:span text:style-name="_37_64">a</text:span><text:span text:style-name="_32_97">r</text:span><text:span text:style-name="_35_81">t</text:span><text:span text:style-name="_37_77">i</text:span><text:span text:style-name="_31_68">c</text:span><text:span text:style-name="_34_07">u</text:span><text:span text:style-name="_38_81">l</text:span><text:span text:style-name="_31_17">a</text:span><text:span text:style-name="_35_21">r</text:span><text:span text:style-name="_36_01"> </text:span><text:span text:style-name="_31_37">w</text:span><text:span text:style-name="_35_37">i</text:span><text:span text:style-name="_38_64">n</text:span><text:span text:style-name="_32_71">d</text:span><text:span text:style-name="_34_44">o</text:span><text:span text:style-name="_36_81">w</text:span><text:span text:style-name="_32_62">s</text:span><text:span text:style-name="_33_01"> </text:span><text:span text:style-name="_38_10">s</text:span><text:span text:style-name="_32_36">o</text:span><text:span text:style-name="_33_01"> </text:span><text:span text:style-name="_37_17">t</text:span><text:span text:style-name="_32_84">h</text:span><text:span text:style-name="_34_75">e</text:span><text:span text:style-name="_37_53">y</text:span><text:span text:style-name="_31_"> </text:span><text:span text:style-name="_34_49">w</text:span><text:span text:style-name="_37_08">o</text:span><text:span text:style-name="_32_15">u</text:span><text:span text:style-name="_35_69">l</text:span><text:span text:style-name="_38_25">d</text:span><text:span text:style-name="_31_"> </text:span><text:span text:style-name="_33_84">k</text:span><text:span text:style-name="_37_39">e</text:span><text:span text:style-name="_31_80">e</text:span><text:span text:style-name="_35_95">p</text:span><text:span text:style-name="_36_01"> </text:span><text:span text:style-name="_38_3">q</text:span><text:span text:style-name="_34_44">u</text:span><text:span text:style-name="_38_93">i</text:span><text:span text:style-name="_32_93">e</text:span><text:span text:style-name="_35_37">t</text:span><text:span text:style-name="_36_01"> </text:span><text:span text:style-name="_31_37">a</text:span><text:span text:style-name="_33_01"> </text:span><text:span text:style-name="_37_17">w</text:span><text:span text:style-name="_32_15">e</text:span><text:span text:style-name="_33_92">e</text:span><text:span text:style-name="_37_13">k</text:span><text:span text:style-name="_31_"> </text:span><text:span text:style-name="_35_73">o</text:span><text:span text:style-name="_37_05">r</text:span><text:span text:style-name="_31_"> </text:span><text:span text:style-name="_33_80">s</text:span><text:span text:style-name="_38_11">o</text:span><text:span text:style-name="_32_01">,</text:span><text:span text:style-name="_33_01"> </text:span><text:span text:style-name="_37_56">a</text:span><text:span text:style-name="_31_75">n</text:span><text:span text:style-name="_35_13">d</text:span><text:span text:style-name="_36_01"> </text:span><text:span text:style-name="_31_39">a</text:span><text:span text:style-name="_34_17">l</text:span><text:span text:style-name="_38_85">w</text:span><text:span text:style-name="_32_64">a</text:span><text:span text:style-name="_33_92">y</text:span><text:span text:style-name="_37_54">s</text:span><text:span text:style-name="_31_"> </text:span><text:span text:style-name="_34_73">r</text:span><text:span text:style-name="_37_67">e</text:span><text:span text:style-name="_31_37">m</text:span><text:span text:style-name="_35_12">e</text:span><text:span text:style-name="_36_77">m</text:span><text:span text:style-name="_31_20">b</text:span><text:span text:style-name="_33_95">e</text:span><text:span text:style-name="_37_53">r</text:span><text:span text:style-name="_31_03">e</text:span><text:span text:style-name="_35_76">d</text:span><text:span text:style-name="_36_01"> </text:span><text:span text:style-name="_38_1">t</text:span><text:span text:style-name="_35_93">o</text:span><text:span text:style-name="_36_01"> </text:span><text:span text:style-name="_31_38">s</text:span><text:span text:style-name="_33_80">e</text:span><text:span text:style-name="_38_36">n</text:span><text:span text:style-name="_39_5">d</text:span><text:span text:style-name="_33_01"> </text:span><text:span text:style-name="_37_64">u</text:span><text:span text:style-name="_38_2">s</text:span><text:span text:style-name="_33_01"> </text:span><text:span text:style-name="_37_61">a</text:span><text:span text:style-name="_31_"> </text:span><text:span text:style-name="_33_81">b</text:span><text:span text:style-name="_38_33">i</text:span><text:span text:style-name="_31_97">l</text:span><text:span text:style-name="_34_37">l</text:span><text:span text:style-name="_36_01"> </text:span><text:span text:style-name="_32_88">a</text:span><text:span text:style-name="_34_03">b</text:span><text:span text:style-name="_38_23">o</text:span><text:span text:style-name="_32_24">u</text:span><text:span text:style-name="_34_37">t</text:span><text:span text:style-name="_36_01"> </text:span><text:span text:style-name="_38_1">l</text:span><text:span text:style-name="_35_37">i</text:span><text:span text:style-name="_38_70">k</text:span><text:span text:style-name="_31_44">e</text:span><text:span text:style-name="_33_01"> </text:span><text:span text:style-name="_36_81">t</text:span><text:span text:style-name="_31_75">h</text:span><text:span text:style-name="_34_49">i</text:span><text:span text:style-name="_38_72">s</text:span><text:span text:style-name="_38_1">:</text:span></text:p>
      <text:p text:style-name="P1"><text:span text:style-name="_38_57">W</text:span><text:span text:style-name="_32_57">i</text:span><text:span text:style-name="_35_81">r</text:span><text:span text:style-name="_38_09">e</text:span><text:span text:style-name="_31_"> </text:span><text:span text:style-name="_35_81">$</text:span><text:span text:style-name="_38_81">2</text:span><text:span text:style-name="_31_65">.</text:span><text:span text:style-name="_33_77">1</text:span><text:span text:style-name="_38_37">5</text:span></text:p>
      <text:p text:style-name="P1"><text:span text:style-name="_35_85">N</text:span><text:span text:style-name="_37_49">i</text:span><text:span text:style-name="_32_83">p</text:span><text:span text:style-name="_35_84">p</text:span><text:span text:style-name="_37_49">l</text:span><text:span text:style-name="_37_7">e</text:span><text:span text:style-name="_33_01"> </text:span><text:span text:style-name="_37_01">.</text:span><text:span text:style-name="_32_61">7</text:span><text:span text:style-name="_35_85">5</text:span></text:p>
      <text:p text:style-name="P1"><text:span text:style-name="_31_01">T</text:span><text:span text:style-name="_35_37">w</text:span><text:span text:style-name="_37_13">o</text:span><text:span text:style-name="_31_"> </text:span><text:span text:style-name="_34_15">h</text:span><text:span text:style-name="_38_64">o</text:span><text:span text:style-name="_32_04">u</text:span><text:span text:style-name="_34_05">r</text:span><text:span text:style-name="_37_98">s</text:span><text:span text:style-name="_31_05">'</text:span><text:span text:style-name="_33_01"> </text:span><text:span text:style-name="_37_77">l</text:span><text:span text:style-name="_31_51">a</text:span><text:span text:style-name="_35_88">b</text:span><text:span text:style-name="_38_97">o</text:span><text:span text:style-name="_32_81">r</text:span><text:span text:style-name="_33_01"> </text:span><text:span text:style-name="_37_37">1</text:span><text:span text:style-name="_32_13">.</text:span><text:span text:style-name="_35_13">5</text:span><text:span text:style-name="_38_61">0</text:span></text:p>
      <text:p text:style-name="P1"><text:span text:style-name="_34_37">W</text:span><text:span text:style-name="_37_03">a</text:span><text:span text:style-name="_31_04">x</text:span><text:span text:style-name="_33_01"> </text:span><text:span text:style-name="_38_13">.</text:span><text:span text:style-name="_31_41">4</text:span><text:span text:style-name="_35_09">7</text:span></text:p>
      <text:p text:style-name="P1"><text:span text:style-name="_31_73">T</text:span><text:span text:style-name="_35_03">a</text:span><text:span text:style-name="_36_80">p</text:span><text:span text:style-name="_31_97">e</text:span><text:span text:style-name="_33_01"> </text:span><text:span text:style-name="_37_05">.</text:span><text:span text:style-name="_31_65">3</text:span><text:span text:style-name="_34_37">4</text:span></text:p>
      <text:p text:style-name="P1"><text:span text:style-name="_31_97">S</text:span><text:span text:style-name="_33_80">c</text:span><text:span text:style-name="_38_85">r</text:span><text:span text:style-name="_39_1">e</text:span><text:span text:style-name="_34_61">w</text:span><text:span text:style-name="_38_09">s</text:span><text:span text:style-name="_31_"> </text:span><text:span text:style-name="_33_77">.</text:span><text:span text:style-name="_36_93">1</text:span><text:span text:style-name="_32_37">5</text:span></text:p>
      <text:p text:style-name="P1"><text:span text:style-name="_38_37">R</text:span><text:span text:style-name="_32_11">e</text:span><text:span text:style-name="_33_92">c</text:span><text:span text:style-name="_37_39">h</text:span><text:span text:style-name="_31_80">a</text:span><text:span text:style-name="_34_13">r</text:span><text:span text:style-name="_38_64">g</text:span><text:span text:style-name="_32_09">i</text:span><text:span text:style-name="_33_91">n</text:span><text:span text:style-name="_38_57">g</text:span><text:span text:style-name="_31_"> </text:span><text:span text:style-name="_34_63">b</text:span><text:span text:style-name="_37_56">a</text:span><text:span text:style-name="_32_37">t</text:span><text:span text:style-name="_35_13">t</text:span><text:span text:style-name="_38_83">e</text:span><text:span text:style-name="_37_7">r</text:span><text:span text:style-name="_35_76">y</text:span><text:span text:style-name="_36_01"> </text:span><text:span text:style-name="_31_13">.</text:span><text:span text:style-name="_35_13">9</text:span><text:span text:style-name="_37_97">8</text:span></text:p>
      <text:p text:style-name="P1"><text:span text:style-name="_35_57">T</text:span><text:span text:style-name="_38_40">h</text:span><text:span text:style-name="_32_93">r</text:span><text:span text:style-name="_35_11">e</text:span><text:span text:style-name="_38_69">e</text:span><text:span text:style-name="_31_"> </text:span><text:span text:style-name="_34_51">h</text:span><text:span text:style-name="_38_60">o</text:span><text:span text:style-name="_39_6">u</text:span><text:span text:style-name="_33_89">r</text:span><text:span text:style-name="_37_18">s</text:span><text:span text:style-name="_31_41">'</text:span><text:span text:style-name="_33_01"> </text:span><text:span text:style-name="_36_93">l</text:span><text:span text:style-name="_31_07">a</text:span><text:span text:style-name="_35_76">b</text:span><text:span text:style-name="_37_73">o</text:span><text:span text:style-name="_31_01">r</text:span><text:span text:style-name="_33_01"> </text:span><text:span text:style-name="_37_53">2</text:span><text:span text:style-name="_31_17">.</text:span><text:span text:style-name="_34_77">2</text:span><text:span text:style-name="_38_09">5</text:span></text:p>
      <text:p text:style-name="P1"><text:span text:style-name="_34_01">S</text:span><text:span text:style-name="_37_01">t</text:span><text:span text:style-name="_32_85">r</text:span><text:span text:style-name="_34_97">i</text:span><text:span text:style-name="_38_15">n</text:span><text:span text:style-name="_38_4">g</text:span><text:span text:style-name="_33_01"> </text:span><text:span text:style-name="_38_13">.</text:span><text:span text:style-name="_32_81">0</text:span><text:span text:style-name="_34_65">2</text:span></text:p>
      <text:p text:style-name="P1"><text:span text:style-name="_32_01">L</text:span><text:span text:style-name="_33_79">a</text:span><text:span text:style-name="_37_01">r</text:span><text:span text:style-name="_32_64">d</text:span><text:span text:style-name="_33_01"> </text:span><text:span text:style-name="_38_73">.</text:span><text:span text:style-name="_31_41">6</text:span><text:span text:style-name="_35_85">6</text:span></text:p>
      <text:p text:style-name="P1"><text:span text:style-name="_38_1">P</text:span><text:span text:style-name="_33_80">o</text:span><text:span text:style-name="_38_15">n</text:span><text:span text:style-name="_32_40">d</text:span><text:span text:style-name="_35_69">'</text:span><text:span text:style-name="_38_86">s</text:span><text:span text:style-name="_31_"> </text:span><text:span text:style-name="_35_93">E</text:span><text:span text:style-name="_37_14">x</text:span><text:span text:style-name="_31_73">t</text:span><text:span text:style-name="_34_37">r</text:span><text:span text:style-name="_38_00">a</text:span><text:span text:style-name="_31_73">c</text:span><text:span text:style-name="_35_21">t</text:span><text:span text:style-name="_38_73">.</text:span><text:span text:style-name="_31_"> </text:span><text:span text:style-name="_34_41">1</text:span><text:span text:style-name="_38_61">.</text:span><text:span text:style-name="_32_57">2</text:span><text:span text:style-name="_34_77">5</text:span></text:p>
      <text:p text:style-name="P1"><text:span text:style-name="_32_81">S</text:span><text:span text:style-name="_35_96">p</text:span><text:span text:style-name="_38_13">r</text:span><text:span text:style-name="_32_01">i</text:span><text:span text:style-name="_34_99">n</text:span><text:span text:style-name="_38_99">g</text:span><text:span text:style-name="_31_64">s</text:span><text:span text:style-name="_33_01"> </text:span><text:span text:style-name="_38_81">a</text:span><text:span text:style-name="_31_61">t</text:span><text:span text:style-name="_33_01"> </text:span><text:span text:style-name="_38_81">5</text:span><text:span text:style-name="_31_61">0</text:span><text:span text:style-name="_33_01"> </text:span><text:span text:style-name="_37_53">2</text:span><text:span text:style-name="_31_37">.</text:span><text:span text:style-name="_35_01">0</text:span><text:span text:style-name="_37_13">0</text:span></text:p>
      <text:p text:style-name="P1"><text:span text:style-name="_35_85">R</text:span><text:span text:style-name="_37_99">a</text:span><text:span text:style-name="_32_81">i</text:span><text:span text:style-name="_34_97">l</text:span><text:span text:style-name="_38_69">r</text:span><text:span text:style-name="_39_6">o</text:span><text:span text:style-name="_35_12">a</text:span><text:span text:style-name="_38_87">d</text:span><text:span text:style-name="_31_"> </text:span><text:span text:style-name="_35_01">f</text:span><text:span text:style-name="_38_88">a</text:span><text:span text:style-name="_32_01">r</text:span><text:span text:style-name="_35_75">e</text:span><text:span text:style-name="_38_57">s</text:span><text:span text:style-name="_31_"> </text:span><text:span text:style-name="_35_61">7</text:span><text:span text:style-name="_37_05">.</text:span><text:span text:style-name="_32_61">2</text:span><text:span text:style-name="_34_65">5</text:span></text:p>
      <text:p text:style-name="P1"><text:span text:style-name="_31_61">"</text:span><text:span text:style-name="_35_85">A</text:span><text:span text:style-name="_36_81">t</text:span><text:span text:style-name="_31_"> </text:span><text:span text:style-name="_33_81">l</text:span><text:span text:style-name="_38_63">e</text:span><text:span text:style-name="_32_04">n</text:span><text:span text:style-name="_34_52">g</text:span><text:span text:style-name="_37_77">t</text:span><text:span text:style-name="_32_75">h</text:span><text:span text:style-name="_33_01"> </text:span><text:span text:style-name="_38_85">a</text:span><text:span text:style-name="_31_"> </text:span><text:span text:style-name="_34_51">p</text:span><text:span text:style-name="_38_84">e</text:span><text:span text:style-name="_32_37">r</text:span><text:span text:style-name="_34_37">f</text:span><text:span text:style-name="_38_03">e</text:span><text:span text:style-name="_32_12">c</text:span><text:span text:style-name="_34_53">t</text:span><text:span text:style-name="_37_17">l</text:span><text:span text:style-name="_32_73">y</text:span><text:span text:style-name="_33_01"> </text:span><text:span text:style-name="_37_15">n</text:span><text:span text:style-name="_31_64">a</text:span><text:span text:style-name="_34_97">t</text:span><text:span text:style-name="_37_63">u</text:span><text:span text:style-name="_32_61">r</text:span><text:span text:style-name="_33_92">a</text:span><text:span text:style-name="_38_93">l</text:span><text:span text:style-name="_31_"> </text:span><text:span text:style-name="_34_37">t</text:span><text:span text:style-name="_38_16">h</text:span><text:span text:style-name="_31_01">i</text:span><text:span text:style-name="_35_63">n</text:span><text:span text:style-name="_38_85">g</text:span><text:span text:style-name="_31_"> </text:span><text:span text:style-name="_35_72">c</text:span><text:span text:style-name="_38_35">a</text:span><text:span text:style-name="_32_33">m</text:span><text:span text:style-name="_34_01">e</text:span><text:span text:style-name="_36_01"> </text:span><text:span text:style-name="_39_1">a</text:span><text:span text:style-name="_35_00">b</text:span><text:span text:style-name="_38_64">o</text:span><text:span text:style-name="_32_83">u</text:span><text:span text:style-name="_35_93">t</text:span>--<text:span text:style-name="_35_11">a</text:span><text:span text:style-name="_37_49">f</text:span><text:span text:style-name="_31_41">t</text:span><text:span text:style-name="_35_24">e</text:span><text:span text:style-name="_38_61">r</text:span><text:span text:style-name="_31_"> </text:span><text:span text:style-name="_35_81">w</text:span><text:span text:style-name="_37_17">e</text:span><text:span text:style-name="_31_"> </text:span><text:span text:style-name="_34_56">h</text:span><text:span text:style-name="_37_67">a</text:span><text:span text:style-name="_31_53">d</text:span><text:span text:style-name="_33_01"> </text:span><text:span text:style-name="_36_95">a</text:span><text:span text:style-name="_33_00">n</text:span><text:span text:style-name="_34_52">s</text:span><text:span text:style-name="_38_01">w</text:span><text:span text:style-name="_32_35">e</text:span><text:span text:style-name="_34_41">r</text:span><text:span text:style-name="_37_44">e</text:span><text:span text:style-name="_32_87">d</text:span><text:span text:style-name="_33_01"> </text:span><text:span text:style-name="_37_73">t</text:span><text:span text:style-name="_31_40">h</text:span><text:span text:style-name="_34_97">r</text:span><text:span text:style-name="_38_95">e</text:span><text:span text:style-name="_31_17">e</text:span><text:span text:style-name="_33_01"> </text:span><text:span text:style-name="_38_61">o</text:span><text:span text:style-name="_31_53">r</text:span><text:span text:style-name="_33_01"> </text:span><text:span text:style-name="_36_93">f</text:span><text:span text:style-name="_39_6">o</text:span><text:span text:style-name="_34_03">u</text:span><text:span text:style-name="_38_69">r</text:span><text:span text:style-name="_31_"> </text:span><text:span text:style-name="_35_35">h</text:span><text:span text:style-name="_36_96">u</text:span><text:span text:style-name="_31_08">n</text:span><text:span text:style-name="_33_79">d</text:span><text:span text:style-name="_36_89">r</text:span><text:span text:style-name="_32_76">e</text:span><text:span text:style-name="_35_15">d</text:span><text:span text:style-name="_36_01"> </text:span><text:span text:style-name="_32_81">f</text:span><text:span text:style-name="_35_88">a</text:span><text:span text:style-name="_38_69">l</text:span><text:span text:style-name="_31_50">s</text:span><text:span text:style-name="_35_85">e</text:span><text:span text:style-name="_36_01"> </text:span><text:span text:style-name="_32_24">a</text:span><text:span text:style-name="_34_65">l</text:span><text:span text:style-name="_37_67">a</text:span><text:span text:style-name="_32_61">r</text:span><text:span text:style-name="_35_57">m</text:span><text:span text:style-name="_38_86">s</text:span>--<text:span text:style-name="_38_09">t</text:span><text:span text:style-name="_31_52">o</text:span><text:span text:style-name="_33_01"> </text:span><text:span text:style-name="_36_89">w</text:span><text:span text:style-name="_37_7">i</text:span><text:span text:style-name="_34_41">t</text:span><text:span text:style-name="_38_69">,</text:span><text:span text:style-name="_31_"> </text:span><text:span text:style-name="_35_97">w</text:span><text:span text:style-name="_38_21">e</text:span><text:span text:style-name="_31_"> </text:span><text:span text:style-name="_35_12">s</text:span><text:span text:style-name="_37_97">t</text:span><text:span text:style-name="_31_79">o</text:span><text:span text:style-name="_35_23">p</text:span><text:span text:style-name="_38_36">p</text:span><text:span text:style-name="_31_67">e</text:span><text:span text:style-name="_34_80">d</text:span><text:span text:style-name="_36_01"> </text:span><text:span text:style-name="_31_64">a</text:span><text:span text:style-name="_35_35">n</text:span><text:span text:style-name="_37_16">s</text:span><text:span text:style-name="_31_73">w</text:span><text:span text:style-name="_34_39">e</text:span><text:span text:style-name="_37_17">r</text:span><text:span text:style-name="_32_69">i</text:span><text:span text:style-name="_33_96">n</text:span><text:span text:style-name="_37_63">g</text:span><text:span text:style-name="_31_"> </text:span><text:span text:style-name="_34_77">t</text:span><text:span text:style-name="_36_92">h</text:span><text:span text:style-name="_32_27">e</text:span><text:span text:style-name="_35_97">m</text:span><text:span text:style-name="_37_73">.</text:span><text:span text:style-name="_31_"> </text:span><text:span text:style-name="_34_13">Y</text:span><text:span text:style-name="_37_75">e</text:span><text:span text:style-name="_38_4">s</text:span><text:span text:style-name="_34_41">,</text:span><text:span text:style-name="_36_01"> </text:span><text:span text:style-name="_32_25">I</text:span><text:span text:style-name="_33_01"> </text:span><text:span text:style-name="_38_96">s</text:span><text:span text:style-name="_31_01">i</text:span><text:span text:style-name="_33_89">m</text:span><text:span text:style-name="_37_07">p</text:span><text:span text:style-name="_38_1">l</text:span><text:span text:style-name="_34_61">y</text:span><text:span text:style-name="_36_01"> </text:span><text:span text:style-name="_39_3">r</text:span><text:span text:style-name="_34_40">o</text:span><text:span text:style-name="_38_98">s</text:span><text:span text:style-name="_31_73">e</text:span><text:span text:style-name="_33_01"> </text:span><text:span text:style-name="_38_40">u</text:span><text:span text:style-name="_32_39">p</text:span><text:span text:style-name="_33_01"> </text:span><text:span text:style-name="_37_02">c</text:span><text:span text:style-name="_38_4">a</text:span><text:span text:style-name="_35_25">l</text:span><text:span text:style-name="_37_17">m</text:span><text:span text:style-name="_31_13">l</text:span><text:span text:style-name="_35_93">y</text:span><text:span text:style-name="_38_13">,</text:span><text:span text:style-name="_31_"> </text:span><text:span text:style-name="_33_77">w</text:span><text:span text:style-name="_38_15">h</text:span><text:span text:style-name="_31_52">e</text:span><text:span text:style-name="_34_13">n</text:span><text:span text:style-name="_36_01"> </text:span><text:span text:style-name="_38_2">s</text:span><text:span text:style-name="_35_09">l</text:span><text:span text:style-name="_38_60">a</text:span><text:span text:style-name="_31_53">m</text:span><text:span text:style-name="_33_77">m</text:span><text:span text:style-name="_38_12">e</text:span><text:span text:style-name="_31_75">d</text:span><text:span text:style-name="_33_01"> </text:span><text:span text:style-name="_38_03">a</text:span><text:span text:style-name="_32_40">c</text:span><text:span text:style-name="_34_53">r</text:span><text:span text:style-name="_38_04">o</text:span><text:span text:style-name="_31_98">s</text:span><text:span text:style-name="_35_37">s</text:span><text:span text:style-name="_36_01"> </text:span><text:span text:style-name="_32_33">t</text:span><text:span text:style-name="_35_72">h</text:span><text:span text:style-name="_38_39">e</text:span><text:span text:style-name="_31_"> </text:span><text:span text:style-name="_35_23">h</text:span><text:span text:style-name="_36_84">o</text:span><text:span text:style-name="_39_2">u</text:span><text:span text:style-name="_35_98">s</text:span><text:span text:style-name="_37_53">e</text:span><text:span text:style-name="_31_"> </text:span><text:span text:style-name="_33_83">b</text:span><text:span text:style-name="_38_84">y</text:span><text:span text:style-name="_31_"> </text:span><text:span text:style-name="_33_77">t</text:span><text:span text:style-name="_37_55">h</text:span><text:span text:style-name="_39_2">e</text:span><text:span text:style-name="_33_01"> </text:span><text:span text:style-name="_38_76">a</text:span><text:span text:style-name="_31_37">l</text:span><text:span text:style-name="_34_39">a</text:span><text:span text:style-name="_37_77">r</text:span><text:span text:style-name="_38_9">m</text:span><text:span text:style-name="_35_85">,</text:span><text:span text:style-name="_36_01"> </text:span><text:span text:style-name="_38_0">c</text:span><text:span text:style-name="_34_03">a</text:span><text:span text:style-name="_38_61">l</text:span><text:span text:style-name="_32_37">m</text:span><text:span text:style-name="_33_89">l</text:span><text:span text:style-name="_38_13">y</text:span><text:span text:style-name="_31_"> </text:span><text:span text:style-name="_35_21">i</text:span><text:span text:style-name="_38_87">n</text:span><text:span text:style-name="_31_56">s</text:span><text:span text:style-name="_35_12">p</text:span><text:span text:style-name="_38_87">e</text:span><text:span text:style-name="_32_70">c</text:span><text:span text:style-name="_34_37">t</text:span><text:span text:style-name="_38_72">e</text:span><text:span text:style-name="_38_9">d</text:span><text:span text:style-name="_33_01"> </text:span><text:span text:style-name="_38_69">t</text:span><text:span text:style-name="_32_40">h</text:span><text:span text:style-name="_35_23">e</text:span><text:span text:style-name="_36_01"> </text:span><text:span text:style-name="_32_00">a</text:span><text:span text:style-name="_34_03">n</text:span><text:span text:style-name="_37_76">n</text:span><text:span text:style-name="_31_39">u</text:span><text:span text:style-name="_35_76">n</text:span><text:span text:style-name="_37_18">c</text:span><text:span text:style-name="_32_01">i</text:span><text:span text:style-name="_34_19">a</text:span><text:span text:style-name="_36_89">t</text:span><text:span text:style-name="_32_96">o</text:span><text:span text:style-name="_35_69">r</text:span><text:span text:style-name="_36_93">,</text:span><text:span text:style-name="_31_"> </text:span><text:span text:style-name="_35_13">t</text:span><text:span text:style-name="_36_95">o</text:span><text:span text:style-name="_32_96">o</text:span><text:span text:style-name="_35_21">k</text:span><text:span text:style-name="_36_01"> </text:span><text:span text:style-name="_31_43">n</text:span><text:span text:style-name="_35_96">o</text:span><text:span text:style-name="_38_57">t</text:span><text:span text:style-name="_32_33">e</text:span><text:span text:style-name="_33_01"> </text:span><text:span text:style-name="_38_93">o</text:span><text:span text:style-name="_32_21">f</text:span><text:span text:style-name="_33_01"> </text:span><text:span text:style-name="_37_73">t</text:span><text:span text:style-name="_32_23">h</text:span><text:span text:style-name="_34_08">e</text:span><text:span text:style-name="_36_01"> </text:span><text:span text:style-name="_32_93">r</text:span><text:span text:style-name="_35_36">o</text:span><text:span text:style-name="_38_39">o</text:span><text:span text:style-name="_31_61">m</text:span><text:span text:style-name="_33_01"> </text:span><text:span text:style-name="_38_69">i</text:span><text:span text:style-name="_38_4">n</text:span><text:span text:style-name="_35_99">d</text:span><text:span text:style-name="_38_25">i</text:span><text:span text:style-name="_32_16">c</text:span><text:span text:style-name="_35_23">a</text:span><text:span text:style-name="_37_61">t</text:span><text:span text:style-name="_38_4">e</text:span><text:span text:style-name="_34_75">d</text:span><text:span text:style-name="_36_89">;</text:span><text:span text:style-name="_31_"> </text:span><text:span text:style-name="_33_84">a</text:span><text:span text:style-name="_36_95">n</text:span><text:span text:style-name="_32_25">d</text:span><text:span text:style-name="_33_01"> </text:span><text:span text:style-name="_38_37">t</text:span><text:span text:style-name="_31_39">h</text:span><text:span text:style-name="_35_60">e</text:span><text:span text:style-name="_37_97">n</text:span><text:span text:style-name="_31_"> </text:span><text:span text:style-name="_34_54">c</text:span><text:span text:style-name="_37_76">a</text:span><text:span text:style-name="_32_57">l</text:span><text:span text:style-name="_35_97">m</text:span><text:span text:style-name="_37_65">l</text:span><text:span text:style-name="_31_77">y</text:span><text:span text:style-name="_33_01"> </text:span><text:span text:style-name="_38_88">d</text:span><text:span text:style-name="_31_01">i</text:span><text:span text:style-name="_34_06">s</text:span><text:span text:style-name="_38_02">c</text:span><text:span text:style-name="_31_40">o</text:span><text:span text:style-name="_35_99">n</text:span><text:span text:style-name="_37_20">n</text:span><text:span text:style-name="_31_03">e</text:span><text:span text:style-name="_34_40">c</text:span><text:span text:style-name="_37_13">t</text:span><text:span text:style-name="_32_28">e</text:span><text:span text:style-name="_34_19">d</text:span><text:span text:style-name="_36_01"> </text:span><text:span text:style-name="_37_7">t</text:span><text:span text:style-name="_35_60">h</text:span><text:span text:style-name="_38_95">a</text:span><text:span text:style-name="_38_1">t</text:span><text:span text:style-name="_33_01"> </text:span><text:span text:style-name="_37_53">r</text:span><text:span text:style-name="_31_16">o</text:span><text:span text:style-name="_34_19">o</text:span><text:span text:style-name="_37_37">m</text:span><text:span text:style-name="_31_"> </text:span><text:span text:style-name="_35_61">f</text:span><text:span text:style-name="_38_57">r</text:span><text:span text:style-name="_32_81">o</text:span><text:span text:style-name="_35_61">m</text:span><text:span text:style-name="_36_01"> </text:span><text:span text:style-name="_31_41">t</text:span><text:span text:style-name="_34_80">h</text:span><text:span text:style-name="_38_27">e</text:span><text:span text:style-name="_31_"> </text:span><text:span text:style-name="_35_00">a</text:span><text:span text:style-name="_38_97">l</text:span><text:span text:style-name="_32_99">a</text:span><text:span text:style-name="_34_37">r</text:span><text:span text:style-name="_38_85">m</text:span><text:span text:style-name="_31_05">,</text:span><text:span text:style-name="_33_01"> </text:span><text:span text:style-name="_38_63">a</text:span><text:span text:style-name="_32_28">n</text:span><text:span text:style-name="_35_01">d</text:span><text:span text:style-name="_36_01"> </text:span><text:span text:style-name="_31_13">w</text:span><text:span text:style-name="_34_67">e</text:span><text:span text:style-name="_37_76">n</text:span><text:span text:style-name="_32_57">t</text:span><text:span text:style-name="_33_01"> </text:span><text:span text:style-name="_38_27">b</text:span><text:span text:style-name="_31_08">a</text:span><text:span text:style-name="_34_56">c</text:span><text:span text:style-name="_38_34">k</text:span><text:span text:style-name="_31_"> </text:span><text:span text:style-name="_35_85">t</text:span><text:span text:style-name="_38_37">o</text:span><text:span text:style-name="_31_"> </text:span><text:span text:style-name="_34_56">b</text:span><text:span text:style-name="_38_03">e</text:span><text:span text:style-name="_32_09">d</text:span><text:span text:style-name="_33_01"> </text:span><text:span text:style-name="_37_20">a</text:span><text:span text:style-name="_31_50">s</text:span><text:span text:style-name="_33_01"> </text:span><text:span text:style-name="_36_81">i</text:span><text:span text:style-name="_31_61">f</text:span><text:span text:style-name="_33_01"> </text:span><text:span text:style-name="_37_56">n</text:span><text:span text:style-name="_31_79">o</text:span><text:span text:style-name="_34_61">t</text:span><text:span text:style-name="_38_59">h</text:span><text:span text:style-name="_31_41">i</text:span><text:span text:style-name="_35_16">n</text:span><text:span text:style-name="_37_49">g</text:span><text:span text:style-name="_31_"> </text:span><text:span text:style-name="_34_52">h</text:span><text:span text:style-name="_37_39">a</text:span><text:span text:style-name="_32_93">d</text:span><text:span text:style-name="_33_01"> </text:span><text:span text:style-name="_37_16">h</text:span><text:span text:style-name="_32_27">a</text:span><text:span text:style-name="_36_00">p</text:span><text:span text:style-name="_37_63">p</text:span><text:span text:style-name="_31_75">e</text:span><text:span text:style-name="_33_84">n</text:span><text:span text:style-name="_37_52">e</text:span><text:span text:style-name="_31_19">d</text:span><text:span text:style-name="_34_73">.</text:span><text:span text:style-name="_36_01"> </text:span><text:span text:style-name="_38_1">M</text:span><text:span text:style-name="_35_83">o</text:span><text:span text:style-name="_38_81">r</text:span><text:span text:style-name="_32_72">e</text:span><text:span text:style-name="_35_99">o</text:span><text:span text:style-name="_37_56">v</text:span><text:span text:style-name="_38_9">e</text:span><text:span text:style-name="_34_17">r</text:span><text:span text:style-name="_38_57">,</text:span><text:span text:style-name="_31_"> </text:span><text:span text:style-name="_34_61">I</text:span><text:span text:style-name="_36_01"> </text:span><text:span text:style-name="_32_73">l</text:span><text:span text:style-name="_34_37">e</text:span><text:span text:style-name="_37_53">f</text:span><text:span text:style-name="_32_13">t</text:span><text:span text:style-name="_33_01"> </text:span><text:span text:style-name="_37_37">t</text:span><text:span text:style-name="_38_4">h</text:span><text:span text:style-name="_35_63">a</text:span><text:span text:style-name="_37_17">t</text:span><text:span text:style-name="_31_"> </text:span><text:span text:style-name="_35_21">r</text:span><text:span text:style-name="_36_95">o</text:span><text:span text:style-name="_32_00">o</text:span><text:span text:style-name="_35_13">m</text:span><text:span text:style-name="_36_01"> </text:span><text:span text:style-name="_31_41">o</text:span><text:span text:style-name="_35_09">f</text:span><text:span text:style-name="_38_69">f</text:span><text:span text:style-name="_31_"> </text:span><text:span text:style-name="_34_55">p</text:span><text:span text:style-name="_38_60">e</text:span><text:span text:style-name="_31_01">r</text:span><text:span text:style-name="_34_49">m</text:span><text:span text:style-name="_36_80">a</text:span><text:span text:style-name="_32_75">n</text:span><text:span text:style-name="_35_60">e</text:span><text:span text:style-name="_37_51">n</text:span><text:span text:style-name="_32_85">t</text:span><text:span text:style-name="_35_57">l</text:span><text:span text:style-name="_37_37">y</text:span><text:span text:style-name="_32_33">,</text:span><text:span text:style-name="_33_01"> </text:span><text:span text:style-name="_38_71">a</text:span><text:span text:style-name="_31_20">n</text:span><text:span text:style-name="_35_61">d</text:span><text:span text:style-name="_36_01"> </text:span><text:span text:style-name="_32_99">d</text:span><text:span text:style-name="_34_49">i</text:span><text:span text:style-name="_37_76">d</text:span><text:span text:style-name="_31_"> </text:span><text:span text:style-name="_35_95">n</text:span><text:span text:style-name="_38_72">o</text:span><text:span text:style-name="_32_73">t</text:span><text:span text:style-name="_33_01"> </text:span><text:span text:style-name="_37_62">s</text:span><text:span text:style-name="_32_84">e</text:span><text:span text:style-name="_35_23">n</text:span><text:span text:style-name="_37_64">d</text:span><text:span text:style-name="_31_"> </text:span><text:span text:style-name="_35_01">f</text:span><text:span text:style-name="_37_37">o</text:span><text:span text:style-name="_31_17">r</text:span><text:span text:style-name="_33_01"> </text:span><text:span text:style-name="_36_93">t</text:span><text:span text:style-name="_32_04">h</text:span><text:span text:style-name="_34_03">e</text:span><text:span text:style-name="_36_01"> </text:span><text:span text:style-name="_32_16">e</text:span><text:span text:style-name="_34_02">x</text:span><text:span text:style-name="_37_39">p</text:span><text:span text:style-name="_32_72">e</text:span><text:span text:style-name="_35_81">r</text:span><text:span text:style-name="_38_01">t</text:span><text:span text:style-name="_32_97">.</text:span><text:span text:style-name="_33_01"> </text:span><text:span text:style-name="_36_93">W</text:span><text:span text:style-name="_32_69">e</text:span><text:span text:style-name="_35_01">l</text:span><text:span text:style-name="_38_21">l</text:span><text:span text:style-name="_31_01">,</text:span><text:span text:style-name="_33_01"> </text:span><text:span text:style-name="_37_49">i</text:span><text:span text:style-name="_32_09">t</text:span><text:span text:style-name="_33_01"> </text:span><text:span text:style-name="_38_27">g</text:span><text:span text:style-name="_32_40">o</text:span><text:span text:style-name="_35_40">e</text:span><text:span text:style-name="_37_62">s</text:span><text:span text:style-name="_31_"> </text:span><text:span text:style-name="_35_73">w</text:span><text:span text:style-name="_37_37">i</text:span><text:span text:style-name="_31_97">t</text:span><text:span text:style-name="_35_96">h</text:span><text:span text:style-name="_38_15">o</text:span><text:span text:style-name="_32_13">u</text:span><text:span text:style-name="_34_13">t</text:span><text:span text:style-name="_36_01"> </text:span><text:span text:style-name="_31_66">s</text:span><text:span text:style-name="_35_72">a</text:span><text:span text:style-name="_38_28">y</text:span><text:span text:style-name="_31_73">i</text:span><text:span text:style-name="_35_03">n</text:span><text:span text:style-name="_36_93">g</text:span><text:span text:style-name="_31_"> </text:span><text:span text:style-name="_35_57">t</text:span><text:span text:style-name="_38_28">h</text:span><text:span text:style-name="_37_9">a</text:span><text:span text:style-name="_35_93">t</text:span><text:span text:style-name="_36_01"> </text:span><text:span text:style-name="_32_13">i</text:span><text:span text:style-name="_35_13">n</text:span><text:span text:style-name="_36_01"> </text:span><text:span text:style-name="_31_41">t</text:span><text:span text:style-name="_35_39">h</text:span><text:span text:style-name="_37_04">e</text:span><text:span text:style-name="_31_"> </text:span><text:span text:style-name="_35_26">c</text:span><text:span text:style-name="_37_64">o</text:span><text:span text:style-name="_31_08">u</text:span><text:span text:style-name="_35_61">r</text:span><text:span text:style-name="_38_86">s</text:span><text:span text:style-name="_32_13">e</text:span><text:span text:style-name="_33_01"> </text:span><text:span text:style-name="_38_73">o</text:span><text:span text:style-name="_31_01">f</text:span><text:span text:style-name="_33_01"> </text:span><text:span text:style-name="_38_97">t</text:span><text:span text:style-name="_38_9">i</text:span><text:span text:style-name="_34_37">m</text:span><text:span text:style-name="_38_01">e</text:span><text:span text:style-name="_31_"> </text:span><text:span text:style-name="_35_97">a</text:span><text:span text:style-name="_38_57">l</text:span><text:span text:style-name="_32_93">l</text:span><text:span text:style-name="_33_01"> </text:span><text:span text:style-name="_38_57">t</text:span><text:span text:style-name="_32_84">h</text:span><text:span text:style-name="_35_23">e</text:span><text:span text:style-name="_36_01"> </text:span><text:span text:style-name="_32_57">r</text:span><text:span text:style-name="_35_40">o</text:span><text:span text:style-name="_38_59">o</text:span><text:span text:style-name="_32_09">m</text:span><text:span text:style-name="_35_09">s</text:span><text:span text:style-name="_36_01"> </text:span><text:span text:style-name="_39_3">w</text:span><text:span text:style-name="_34_44">e</text:span><text:span text:style-name="_38_69">r</text:span><text:span text:style-name="_32_23">e</text:span><text:span text:style-name="_33_01"> </text:span><text:span text:style-name="_38_33">t</text:span><text:span text:style-name="_31_51">a</text:span><text:span text:style-name="_35_04">k</text:span><text:span text:style-name="_38_35">e</text:span><text:span text:style-name="_31_04">n</text:span><text:span text:style-name="_33_01"> </text:span><text:span text:style-name="_38_61">o</text:span><text:span text:style-name="_32_73">f</text:span><text:span text:style-name="_34_17">f</text:span><text:span text:style-name="_38_85">,</text:span><text:span text:style-name="_31_"> </text:span><text:span text:style-name="_35_88">a</text:span><text:span text:style-name="_38_95">n</text:span><text:span text:style-name="_31_37">d</text:span><text:span text:style-name="_33_01"> </text:span><text:span text:style-name="_38_69">t</text:span><text:span text:style-name="_32_72">h</text:span><text:span text:style-name="_33_83">e</text:span><text:span text:style-name="_36_01"> </text:span><text:span text:style-name="_32_00">e</text:span><text:span text:style-name="_35_11">n</text:span><text:span text:style-name="_38_33">t</text:span><text:span text:style-name="_32_57">i</text:span><text:span text:style-name="_35_37">r</text:span><text:span text:style-name="_37_53">e</text:span><text:span text:style-name="_31_"> </text:span><text:span text:style-name="_33_77">m</text:span><text:span text:style-name="_36_84">a</text:span><text:span text:style-name="_31_18">c</text:span><text:span text:style-name="_35_39">h</text:span><text:span text:style-name="_37_49">i</text:span><text:span text:style-name="_31_16">n</text:span><text:span text:style-name="_34_41">e</text:span><text:span text:style-name="_36_01"> </text:span><text:span text:style-name="_31_53">w</text:span><text:span text:style-name="_34_63">a</text:span><text:span text:style-name="_38_72">s</text:span><text:span text:style-name="_31_"> </text:span><text:span text:style-name="_35_83">o</text:span><text:span text:style-name="_37_68">u</text:span><text:span text:style-name="_32_69">t</text:span><text:span text:style-name="_33_01"> </text:span><text:span text:style-name="_37_53">o</text:span><text:span text:style-name="_31_01">f</text:span><text:span text:style-name="_33_01"> </text:span><text:span text:style-name="_38_00">s</text:span><text:span text:style-name="_31_39">e</text:span><text:span text:style-name="_34_97">r</text:span><text:span text:style-name="_37_98">v</text:span><text:span text:style-name="_32_69">i</text:span><text:span text:style-name="_35_76">c</text:span><text:span text:style-name="_36_77">e</text:span><text:span text:style-name="_32_33">.</text:span></text:p>
      <text:p text:style-name="P1"><text:span text:style-name="_37_73">"</text:span><text:span text:style-name="_32_69">I</text:span><text:span text:style-name="_35_93">t</text:span><text:span text:style-name="_36_01"> </text:span><text:span text:style-name="_31_49">w</text:span><text:span text:style-name="_35_64">a</text:span><text:span text:style-name="_37_50">s</text:span><text:span text:style-name="_31_"> </text:span><text:span text:style-name="_35_73">a</text:span><text:span text:style-name="_38_01">t</text:span><text:span text:style-name="_31_"> </text:span><text:span text:style-name="_33_93">t</text:span><text:span text:style-name="_38_40">h</text:span><text:span text:style-name="_31_17">i</text:span><text:span text:style-name="_35_94">s</text:span><text:span text:style-name="_36_01"> </text:span><text:span text:style-name="_32_16">u</text:span><text:span text:style-name="_35_87">n</text:span><text:span text:style-name="_37_67">p</text:span><text:span text:style-name="_31_13">r</text:span><text:span text:style-name="_35_76">o</text:span><text:span text:style-name="_38_73">t</text:span><text:span text:style-name="_39_5">e</text:span><text:span text:style-name="_35_36">c</text:span><text:span text:style-name="_37_61">t</text:span><text:span text:style-name="_32_23">e</text:span><text:span text:style-name="_34_08">d</text:span><text:span text:style-name="_36_01"> </text:span><text:span text:style-name="_32_21">t</text:span><text:span text:style-name="_35_81">i</text:span><text:span text:style-name="_37_73">m</text:span><text:span text:style-name="_32_25">e</text:span><text:span text:style-name="_33_01"> </text:span><text:span text:style-name="_37_41">t</text:span><text:span text:style-name="_32_36">h</text:span><text:span text:style-name="_34_51">a</text:span><text:span text:style-name="_37_97">t</text:span><text:span text:style-name="_31_"> </text:span><text:span text:style-name="_35_97">t</text:span><text:span text:style-name="_36_92">h</text:span><text:span text:style-name="_32_11">e</text:span><text:span text:style-name="_33_01"> </text:span><text:span text:style-name="_37_99">h</text:span><text:span text:style-name="_32_76">e</text:span><text:span text:style-name="_35_75">a</text:span><text:span text:style-name="_36_80">v</text:span><text:span text:style-name="_31_97">i</text:span><text:span text:style-name="_34_43">e</text:span><text:span text:style-name="_38_72">s</text:span><text:span text:style-name="_32_85">t</text:span><text:span text:style-name="_33_01"> </text:span><text:span text:style-name="_37_56">c</text:span><text:span text:style-name="_32_87">a</text:span><text:span text:style-name="_35_33">l</text:span><text:span text:style-name="_38_96">a</text:span><text:span text:style-name="_31_17">m</text:span><text:span text:style-name="_35_93">i</text:span><text:span text:style-name="_38_01">t</text:span><text:span text:style-name="_32_98">y</text:span><text:span text:style-name="_33_01"> </text:span><text:span text:style-name="_37_53">o</text:span><text:span text:style-name="_31_61">f</text:span><text:span text:style-name="_33_01"> </text:span><text:span text:style-name="_38_37">a</text:span><text:span text:style-name="_31_97">l</text:span><text:span text:style-name="_33_89">l</text:span><text:span text:style-name="_36_01"> </text:span><text:span text:style-name="_32_00">h</text:span><text:span text:style-name="_34_15">a</text:span><text:span text:style-name="_37_52">p</text:span><text:span text:style-name="_31_43">p</text:span><text:span text:style-name="_34_39">e</text:span><text:span text:style-name="_37_20">n</text:span><text:span text:style-name="_31_79">e</text:span><text:span text:style-name="_35_96">d</text:span><text:span text:style-name="_38_01">.</text:span><text:span text:style-name="_31_"> </text:span><text:span text:style-name="_34_05">T</text:span><text:span text:style-name="_38_64">h</text:span><text:span text:style-name="_31_03">e</text:span><text:span text:style-name="_33_01"> </text:span><text:span text:style-name="_37_08">b</text:span><text:span text:style-name="_31_07">u</text:span><text:span text:style-name="_35_25">r</text:span><text:span text:style-name="_37_75">g</text:span><text:span text:style-name="_32_33">l</text:span><text:span text:style-name="_35_40">a</text:span><text:span text:style-name="_38_69">r</text:span><text:span text:style-name="_32_85">s</text:span><text:span text:style-name="_33_01"> </text:span><text:span text:style-name="_38_85">w</text:span><text:span text:style-name="_32_60">a</text:span><text:span text:style-name="_35_97">l</text:span><text:span text:style-name="_38_26">k</text:span><text:span text:style-name="_31_55">e</text:span><text:span text:style-name="_34_16">d</text:span><text:span text:style-name="_36_01"> </text:span><text:span text:style-name="_31_01">i</text:span><text:span text:style-name="_33_81">n</text:span><text:span text:style-name="_36_01"> </text:span><text:span text:style-name="_39_6">o</text:span><text:span text:style-name="_35_23">n</text:span><text:span text:style-name="_36_77">e</text:span><text:span text:style-name="_31_"> </text:span><text:span text:style-name="_33_80">n</text:span><text:span text:style-name="_37_37">i</text:span><text:span text:style-name="_39_1">g</text:span><text:span text:style-name="_35_69">h</text:span><text:span text:style-name="_38_69">t</text:span><text:span text:style-name="_31_"> </text:span><text:span text:style-name="_34_64">a</text:span><text:span text:style-name="_37_75">n</text:span><text:span text:style-name="_31_73">d</text:span><text:span text:style-name="_33_01"> </text:span><text:span text:style-name="_37_98">c</text:span><text:span text:style-name="_32_04">a</text:span><text:span text:style-name="_35_73">r</text:span><text:span text:style-name="_37_01">r</text:span><text:span text:style-name="_38_1">i</text:span><text:span text:style-name="_34_43">e</text:span><text:span text:style-name="_36_96">d</text:span><text:span text:style-name="_31_"> </text:span><text:span text:style-name="_35_13">o</text:span><text:span text:style-name="_37_49">f</text:span><text:span text:style-name="_32_37">f</text:span><text:span text:style-name="_33_01"> </text:span><text:span text:style-name="_38_93">t</text:span><text:span text:style-name="_32_16">h</text:span><text:span text:style-name="_35_23">e</text:span><text:span text:style-name="_36_01"> </text:span><text:span text:style-name="_31_80">b</text:span><text:span text:style-name="_33_95">u</text:span><text:span text:style-name="_38_73">r</text:span><text:span text:style-name="_31_80">g</text:span><text:span text:style-name="_34_49">l</text:span><text:span text:style-name="_38_95">a</text:span><text:span text:style-name="_31_61">r</text:span><text:span text:style-name="_33_01"> </text:span><text:span text:style-name="_36_95">a</text:span><text:span text:style-name="_32_33">l</text:span><text:span text:style-name="_35_36">a</text:span><text:span text:style-name="_37_73">r</text:span><text:span text:style-name="_32_81">m</text:span><text:span text:style-name="_35_85">!</text:span><text:span text:style-name="_36_01"> </text:span><text:span text:style-name="_32_00">y</text:span><text:span text:style-name="_35_27">e</text:span><text:span text:style-name="_37_01">s</text:span><text:span text:style-name="_37_7">,</text:span><text:span text:style-name="_33_01"> </text:span><text:span text:style-name="_37_49">s</text:span><text:span text:style-name="_32_61">i</text:span><text:span text:style-name="_35_13">r</text:span><text:span text:style-name="_37_13">,</text:span><text:span text:style-name="_31_"> </text:span><text:span text:style-name="_35_39">e</text:span><text:span text:style-name="_38_00">v</text:span><text:span text:style-name="_31_08">e</text:span><text:span text:style-name="_35_09">r</text:span><text:span text:style-name="_37_02">y</text:span><text:span text:style-name="_31_"> </text:span><text:span text:style-name="_35_04">h</text:span><text:span text:style-name="_38_81">i</text:span><text:span text:style-name="_31_63">d</text:span><text:span text:style-name="_34_77">e</text:span><text:span text:style-name="_36_01"> </text:span><text:span text:style-name="_32_72">a</text:span><text:span text:style-name="_34_63">n</text:span><text:span text:style-name="_38_25">d</text:span><text:span text:style-name="_31_"> </text:span><text:span text:style-name="_35_88">h</text:span><text:span text:style-name="_38_99">a</text:span><text:span text:style-name="_32_69">i</text:span><text:span text:style-name="_35_13">r</text:span><text:span text:style-name="_36_01"> </text:span><text:span text:style-name="_31_37">o</text:span><text:span text:style-name="_35_81">f</text:span><text:span text:style-name="_36_01"> </text:span><text:span text:style-name="_31_05">i</text:span><text:span text:style-name="_35_85">t</text:span><text:span text:style-name="_38_57">:</text:span><text:span text:style-name="_31_"> </text:span><text:span text:style-name="_35_73">r</text:span><text:span text:style-name="_37_53">i</text:span><text:span text:style-name="_31_75">p</text:span><text:span text:style-name="_34_80">p</text:span><text:span text:style-name="_38_12">e</text:span><text:span text:style-name="_31_03">d</text:span><text:span text:style-name="_33_01"> </text:span><text:span text:style-name="_38_73">i</text:span><text:span text:style-name="_31_97">t</text:span><text:span text:style-name="_33_01"> </text:span><text:span text:style-name="_36_79">o</text:span><text:span text:style-name="_31_08">u</text:span><text:span text:style-name="_34_61">t</text:span><text:span text:style-name="_38_33">,</text:span><text:span text:style-name="_31_"> </text:span><text:span text:style-name="_34_97">t</text:span><text:span text:style-name="_36_96">o</text:span><text:span text:style-name="_32_75">o</text:span><text:span text:style-name="_34_17">t</text:span><text:span text:style-name="_37_49">h</text:span><text:span text:style-name="_31_"> </text:span><text:span text:style-name="_34_20">a</text:span><text:span text:style-name="_38_15">n</text:span><text:span text:style-name="_31_65">d</text:span><text:span text:style-name="_33_01"> </text:span><text:span text:style-name="_37_43">n</text:span><text:span text:style-name="_31_52">a</text:span><text:span text:style-name="_34_17">i</text:span><text:span text:style-name="_38_85">l</text:span><text:span text:style-name="_32_97">;</text:span><text:span text:style-name="_33_01"> </text:span><text:span text:style-name="_39_00">s</text:span><text:span text:style-name="_31_55">p</text:span><text:span text:style-name="_35_93">r</text:span><text:span text:style-name="_36_81">i</text:span><text:span text:style-name="_32_87">n</text:span><text:span text:style-name="_35_64">g</text:span><text:span text:style-name="_37_17">s</text:span><text:span text:style-name="_32_85">,</text:span><text:span text:style-name="_33_01"> </text:span><text:span text:style-name="_38_72">b</text:span><text:span text:style-name="_32_11">e</text:span><text:span text:style-name="_35_09">l</text:span><text:span text:style-name="_37_13">l</text:span><text:span text:style-name="_31_01">s</text:span><text:span text:style-name="_35_25">,</text:span><text:span text:style-name="_36_01"> </text:span><text:span text:style-name="_37_9">g</text:span><text:span text:style-name="_34_68">o</text:span><text:span text:style-name="_37_16">n</text:span><text:span text:style-name="_32_39">g</text:span><text:span text:style-name="_33_93">s</text:span><text:span text:style-name="_37_53">,</text:span><text:span text:style-name="_31_"> </text:span><text:span text:style-name="_34_79">b</text:span><text:span text:style-name="_37_16">a</text:span><text:span text:style-name="_38_1">t</text:span><text:span text:style-name="_35_09">t</text:span><text:span text:style-name="_38_76">e</text:span><text:span text:style-name="_31_65">r</text:span><text:span text:style-name="_35_82">y</text:span><text:span text:style-name="_38_61">,</text:span><text:span text:style-name="_31_"> </text:span><text:span text:style-name="_33_83">a</text:span><text:span text:style-name="_37_80">n</text:span><text:span text:style-name="_32_69">d</text:span><text:span text:style-name="_33_01"> </text:span><text:span text:style-name="_37_41">a</text:span><text:span text:style-name="_32_21">l</text:span><text:span text:style-name="_34_65">l</text:span><text:span text:style-name="_37_77">;</text:span><text:span text:style-name="_31_"> </text:span><text:span text:style-name="_35_81">t</text:span><text:span text:style-name="_38_39">h</text:span><text:span text:style-name="_32_64">e</text:span><text:span text:style-name="_34_37">y</text:span><text:span text:style-name="_36_01"> </text:span><text:span text:style-name="_32_61">t</text:span><text:span text:style-name="_34_63">o</text:span><text:span text:style-name="_38_28">o</text:span><text:span text:style-name="_32_73">k</text:span><text:span text:style-name="_33_01"> </text:span><text:span text:style-name="_38_09">a</text:span><text:span text:style-name="_31_"> </text:span><text:span text:style-name="_33_95">h</text:span><text:span text:style-name="_38_60">u</text:span><text:span text:style-name="_32_12">n</text:span><text:span text:style-name="_35_11">d</text:span><text:span text:style-name="_37_73">r</text:span><text:span text:style-name="_31_15">e</text:span><text:span text:style-name="_34_76">d</text:span><text:span text:style-name="_36_01"> </text:span><text:span text:style-name="_33_00">a</text:span><text:span text:style-name="_33_79">n</text:span><text:span text:style-name="_37_49">d</text:span><text:span text:style-name="_31_"> </text:span><text:span text:style-name="_35_73">f</text:span><text:span text:style-name="_38_37">i</text:span><text:span text:style-name="_32_37">f</text:span><text:span text:style-name="_34_41">t</text:span><text:span text:style-name="_36_89">y</text:span><text:span text:style-name="_31_"> </text:span><text:span text:style-name="_33_89">m</text:span><text:span text:style-name="_37_05">i</text:span><text:span text:style-name="_32_25">l</text:span><text:span text:style-name="_35_84">e</text:span><text:span text:style-name="_37_06">s</text:span><text:span text:style-name="_31_"> </text:span><text:span text:style-name="_35_93">o</text:span><text:span text:style-name="_37_97">f</text:span><text:span text:style-name="_31_"> </text:span><text:span text:style-name="_34_98">c</text:span><text:span text:style-name="_37_20">o</text:span><text:span text:style-name="_32_00">p</text:span><text:span text:style-name="_34_51">p</text:span><text:span text:style-name="_36_77">e</text:span><text:span text:style-name="_31_53">r</text:span><text:span text:style-name="_33_01"> </text:span><text:span text:style-name="_37_77">w</text:span><text:span text:style-name="_32_33">i</text:span><text:span text:style-name="_35_09">r</text:span><text:span text:style-name="_37_13">e</text:span><text:span text:style-name="_39_3">;</text:span><text:span text:style-name="_33_01"> </text:span><text:span text:style-name="_38_57">t</text:span><text:span text:style-name="_39_6">h</text:span><text:span text:style-name="_35_95">e</text:span><text:span text:style-name="_38_73">y</text:span><text:span text:style-name="_31_"> </text:span><text:span text:style-name="_35_57">j</text:span><text:span text:style-name="_38_83">u</text:span><text:span text:style-name="_32_60">s</text:span><text:span text:style-name="_33_89">t</text:span><text:span text:style-name="_36_01"> </text:span><text:span text:style-name="_32_94">c</text:span><text:span text:style-name="_34_49">l</text:span><text:span text:style-name="_38_00">e</text:span><text:span text:style-name="_32_15">a</text:span><text:span text:style-name="_35_00">n</text:span><text:span text:style-name="_38_71">e</text:span><text:span text:style-name="_32_88">d</text:span><text:span text:style-name="_33_01"> </text:span><text:span text:style-name="_37_40">h</text:span><text:span text:style-name="_32_23">e</text:span><text:span text:style-name="_33_89">r</text:span><text:span text:style-name="_36_01"> </text:span><text:span text:style-name="_31_44">o</text:span><text:span text:style-name="_34_51">u</text:span><text:span text:style-name="_36_81">t</text:span><text:span text:style-name="_31_73">,</text:span><text:span text:style-name="_33_01"> </text:span><text:span text:style-name="_38_96">b</text:span><text:span text:style-name="_31_55">a</text:span><text:span text:style-name="_35_97">g</text:span><text:span text:style-name="_36_01"> </text:span><text:span text:style-name="_32_60">a</text:span><text:span text:style-name="_34_15">n</text:span><text:span text:style-name="_38_81">d</text:span><text:span text:style-name="_31_"> </text:span><text:span text:style-name="_33_95">b</text:span><text:span text:style-name="_38_28">a</text:span><text:span text:style-name="_32_12">g</text:span><text:span text:style-name="_35_35">g</text:span><text:span text:style-name="_38_99">a</text:span><text:span text:style-name="_32_16">g</text:span><text:span text:style-name="_34_61">e</text:span><text:span text:style-name="_38_37">,</text:span><text:span text:style-name="_31_"> </text:span><text:span text:style-name="_35_59">a</text:span><text:span text:style-name="_38_72">n</text:span><text:span text:style-name="_37_7">d</text:span><text:span text:style-name="_33_01"> </text:span><text:span text:style-name="_36_91">n</text:span><text:span text:style-name="_32_84">e</text:span><text:span text:style-name="_35_70">v</text:span><text:span text:style-name="_38_12">e</text:span><text:span text:style-name="_38_9">r</text:span><text:span text:style-name="_33_01"> </text:span><text:span text:style-name="_38_33">l</text:span><text:span text:style-name="_31_17">e</text:span><text:span text:style-name="_34_77">f</text:span><text:span text:style-name="_38_57">t</text:span><text:span text:style-name="_31_"> </text:span><text:span text:style-name="_34_64">u</text:span><text:span text:style-name="_37_66">s</text:span><text:span text:style-name="_31_"> </text:span><text:span text:style-name="_34_41">a</text:span><text:span text:style-name="_36_01"> </text:span><text:span text:style-name="_31_78">v</text:span><text:span text:style-name="_35_24">e</text:span><text:span text:style-name="_38_86">s</text:span><text:span text:style-name="_37_7">t</text:span><text:span text:style-name="_35_13">i</text:span><text:span text:style-name="_38_88">g</text:span><text:span text:style-name="_37_7">e</text:span><text:span text:style-name="_33_01"> </text:span><text:span text:style-name="_37_17">o</text:span><text:span text:style-name="_31_49">f</text:span><text:span text:style-name="_33_01"> </text:span><text:span text:style-name="_38_36">h</text:span><text:span text:style-name="_32_39">e</text:span><text:span text:style-name="_34_77">r</text:span><text:span text:style-name="_36_01"> </text:span><text:span text:style-name="_31_17">t</text:span><text:span text:style-name="_35_21">o</text:span><text:span text:style-name="_36_01"> </text:span><text:span text:style-name="_31_78">s</text:span><text:span text:style-name="_34_17">w</text:span><text:span text:style-name="_39_00">e</text:span><text:span text:style-name="_31_53">a</text:span><text:span text:style-name="_35_33">r</text:span><text:span text:style-name="_36_01"> </text:span><text:span text:style-name="_31_43">a</text:span><text:span text:style-name="_35_97">t</text:span>--<text:span text:style-name="_35_00">s</text:span><text:span text:style-name="_38_61">w</text:span><text:span text:style-name="_32_83">e</text:span><text:span text:style-name="_34_16">a</text:span><text:span text:style-name="_37_77">r</text:span><text:span text:style-name="_31_"> </text:span><text:span text:style-name="_35_40">b</text:span><text:span text:style-name="_37_62">y</text:span><text:span text:style-name="_31_05">,</text:span><text:span text:style-name="_33_01"> </text:span><text:span text:style-name="_38_73">I</text:span><text:span text:style-name="_31_"> </text:span><text:span text:style-name="_35_97">m</text:span><text:span text:style-name="_38_99">e</text:span><text:span text:style-name="_31_52">a</text:span><text:span text:style-name="_35_69">n</text:span><text:span text:style-name="_38_21">.</text:span></text:p>
      <text:p text:style-name="P1"><text:span text:style-name="_35_01">"</text:span><text:span text:style-name="_38_09">W</text:span><text:span text:style-name="_31_41">e</text:span><text:span text:style-name="_33_01"> </text:span><text:span text:style-name="_38_76">h</text:span><text:span text:style-name="_31_55">a</text:span><text:span text:style-name="_34_49">d</text:span><text:span text:style-name="_36_01"> </text:span><text:span text:style-name="_32_25">a</text:span><text:span text:style-name="_33_01"> </text:span><text:span text:style-name="_37_65">t</text:span><text:span text:style-name="_31_53">i</text:span><text:span text:style-name="_34_17">m</text:span><text:span text:style-name="_37_73">e</text:span><text:span text:style-name="_31_"> </text:span><text:span text:style-name="_35_33">o</text:span><text:span text:style-name="_38_69">f</text:span><text:span text:style-name="_31_"> </text:span><text:span text:style-name="_35_33">i</text:span><text:span text:style-name="_36_93">t</text:span><text:span text:style-name="_31_"> </text:span><text:span text:style-name="_33_77">t</text:span><text:span text:style-name="_38_69">o</text:span><text:span text:style-name="_31_"> </text:span><text:span text:style-name="_34_68">g</text:span><text:span text:style-name="_38_99">e</text:span><text:span text:style-name="_31_77">t</text:span><text:span text:style-name="_33_01"> </text:span><text:span text:style-name="_38_96">h</text:span><text:span text:style-name="_32_39">e</text:span><text:span text:style-name="_35_69">r</text:span><text:span text:style-name="_36_01"> </text:span><text:span text:style-name="_31_75">b</text:span><text:span text:style-name="_35_16">a</text:span><text:span text:style-name="_37_74">c</text:span><text:span text:style-name="_31_40">k</text:span><text:span text:style-name="_35_21">;</text:span><text:span text:style-name="_36_01"> </text:span><text:span text:style-name="_32_76">b</text:span><text:span text:style-name="_35_63">u</text:span><text:span text:style-name="_38_85">t</text:span><text:span text:style-name="_31_"> </text:span><text:span text:style-name="_35_37">w</text:span><text:span text:style-name="_37_97">e</text:span><text:span text:style-name="_31_"> </text:span><text:span text:style-name="_34_16">a</text:span><text:span text:style-name="_37_42">c</text:span><text:span text:style-name="_32_64">c</text:span><text:span text:style-name="_34_99">o</text:span><text:span text:style-name="_38_01">m</text:span><text:span text:style-name="_31_52">p</text:span><text:span text:style-name="_34_73">l</text:span><text:span text:style-name="_38_33">i</text:span><text:span text:style-name="_32_62">s</text:span><text:span text:style-name="_35_36">h</text:span><text:span text:style-name="_37_63">e</text:span><text:span text:style-name="_31_65">d</text:span><text:span text:style-name="_33_01"> </text:span><text:span text:style-name="_37_65">i</text:span><text:span text:style-name="_31_49">t</text:span><text:span text:style-name="_33_01"> </text:span><text:span text:style-name="_37_97">f</text:span><text:span text:style-name="_32_81">i</text:span><text:span text:style-name="_34_16">n</text:span><text:span text:style-name="_38_63">a</text:span><text:span text:style-name="_37_7">l</text:span><text:span text:style-name="_34_13">l</text:span><text:span text:style-name="_37_73">y</text:span><text:span text:style-name="_32_97">,</text:span><text:span text:style-name="_33_01"> </text:span><text:span text:style-name="_37_37">f</text:span><text:span text:style-name="_31_73">o</text:span><text:span text:style-name="_34_97">r</text:span><text:span text:style-name="_36_01"> </text:span><text:span text:style-name="_31_77">m</text:span><text:span text:style-name="_34_79">o</text:span><text:span text:style-name="_36_96">n</text:span><text:span text:style-name="_31_68">e</text:span><text:span text:style-name="_35_22">y</text:span><text:span text:style-name="_37_61">.</text:span><text:span text:style-name="_31_"> </text:span><text:span text:style-name="_34_97">T</text:span><text:span text:style-name="_38_28">h</text:span><text:span text:style-name="_32_23">e</text:span><text:span text:style-name="_33_01"> </text:span><text:span text:style-name="_36_95">a</text:span><text:span text:style-name="_31_97">l</text:span><text:span text:style-name="_35_60">a</text:span><text:span text:style-name="_37_97">r</text:span><text:span text:style-name="_32_97">m</text:span><text:span text:style-name="_33_01"> </text:span><text:span text:style-name="_37_37">f</text:span><text:span text:style-name="_32_25">i</text:span><text:span text:style-name="_34_73">r</text:span><text:span text:style-name="_38_09">m</text:span><text:span text:style-name="_31_"> </text:span><text:span text:style-name="_34_74">s</text:span><text:span text:style-name="_38_84">a</text:span><text:span text:style-name="_31_13">i</text:span><text:span text:style-name="_35_09">d</text:span><text:span text:style-name="_36_01"> </text:span><text:span text:style-name="_32_69">t</text:span><text:span text:style-name="_35_27">h</text:span><text:span text:style-name="_37_80">a</text:span><text:span text:style-name="_32_33">t</text:span><text:span text:style-name="_33_01"> </text:span><text:span text:style-name="_37_65">w</text:span><text:span text:style-name="_31_56">h</text:span><text:span text:style-name="_35_35">a</text:span><text:span text:style-name="_38_69">t</text:span><text:span text:style-name="_31_"> </text:span><text:span text:style-name="_34_65">w</text:span><text:span text:style-name="_38_81">e</text:span><text:span text:style-name="_31_"> </text:span><text:span text:style-name="_35_12">n</text:span><text:span text:style-name="_38_83">e</text:span><text:span text:style-name="_39_6">e</text:span><text:span text:style-name="_34_63">d</text:span><text:span text:style-name="_37_79">e</text:span><text:span text:style-name="_31_16">d</text:span><text:span text:style-name="_33_01"> </text:span><text:span text:style-name="_37_20">n</text:span><text:span text:style-name="_39_5">o</text:span><text:span text:style-name="_34_65">w</text:span><text:span text:style-name="_36_01"> </text:span><text:span text:style-name="_32_25">w</text:span><text:span text:style-name="_35_96">a</text:span><text:span text:style-name="_36_94">s</text:span><text:span text:style-name="_31_"> </text:span><text:span text:style-name="_34_77">t</text:span><text:span text:style-name="_38_57">o</text:span><text:span text:style-name="_31_"> </text:span><text:span text:style-name="_34_75">h</text:span><text:span text:style-name="_37_52">a</text:span><text:span text:style-name="_38_2">v</text:span><text:span text:style-name="_35_84">e</text:span><text:span text:style-name="_36_01"> </text:span><text:span text:style-name="_31_16">h</text:span><text:span text:style-name="_34_63">e</text:span><text:span text:style-name="_37_05">r</text:span><text:span text:style-name="_31_"> </text:span><text:span text:style-name="_35_00">p</text:span><text:span text:style-name="_38_87">u</text:span><text:span text:style-name="_32_61">t</text:span><text:span text:style-name="_33_01"> </text:span><text:span text:style-name="_37_01">i</text:span><text:span text:style-name="_32_21">n</text:span><text:span text:style-name="_33_01"> </text:span><text:span text:style-name="_38_73">r</text:span><text:span text:style-name="_32_33">i</text:span><text:span text:style-name="_34_75">g</text:span><text:span text:style-name="_38_72">h</text:span><text:span text:style-name="_32_01">t</text:span>--<text:span text:style-name="_32_01">w</text:span><text:span text:style-name="_35_97">i</text:span><text:span text:style-name="_38_33">t</text:span><text:span text:style-name="_32_61">h</text:span><text:span text:style-name="_33_01"> </text:span><text:span text:style-name="_37_73">t</text:span><text:span text:style-name="_32_75">h</text:span><text:span text:style-name="_35_24">e</text:span><text:span text:style-name="_37_97">i</text:span><text:span text:style-name="_31_17">r</text:span><text:span text:style-name="_33_01"> </text:span><text:span text:style-name="_38_60">n</text:span><text:span text:style-name="_32_35">e</text:span><text:span text:style-name="_35_61">w</text:span><text:span text:style-name="_36_01"> </text:span><text:span text:style-name="_32_15">p</text:span><text:span text:style-name="_34_64">a</text:span><text:span text:style-name="_37_61">t</text:span><text:span text:style-name="_39_5">e</text:span><text:span text:style-name="_34_16">n</text:span><text:span text:style-name="_37_73">t</text:span><text:span text:style-name="_31_"> </text:span><text:span text:style-name="_35_12">s</text:span><text:span text:style-name="_37_07">p</text:span><text:span text:style-name="_31_61">r</text:span><text:span text:style-name="_35_33">i</text:span><text:span text:style-name="_38_12">n</text:span><text:span text:style-name="_32_59">g</text:span><text:span text:style-name="_34_17">s</text:span><text:span text:style-name="_36_01"> </text:span><text:span text:style-name="_32_01">i</text:span><text:span text:style-name="_35_33">n</text:span><text:span text:style-name="_36_01"> </text:span><text:span text:style-name="_32_93">t</text:span><text:span text:style-name="_33_96">h</text:span><text:span text:style-name="_37_15">e</text:span><text:span text:style-name="_31_"> </text:span><text:span text:style-name="_35_09">w</text:span><text:span text:style-name="_37_41">i</text:span><text:span text:style-name="_32_15">n</text:span><text:span text:style-name="_34_08">d</text:span><text:span text:style-name="_37_44">o</text:span><text:span text:style-name="_38_9">w</text:span><text:span text:style-name="_35_14">s</text:span><text:span text:style-name="_36_01"> </text:span><text:span text:style-name="_31_05">t</text:span><text:span text:style-name="_33_93">o</text:span><text:span text:style-name="_36_01"> </text:span><text:span text:style-name="_37_7">m</text:span><text:span text:style-name="_35_87">a</text:span><text:span text:style-name="_38_96">k</text:span><text:span text:style-name="_31_17">e</text:span><text:span text:style-name="_33_01"> </text:span><text:span text:style-name="_38_61">f</text:span><text:span text:style-name="_31_19">a</text:span><text:span text:style-name="_35_09">l</text:span><text:span text:style-name="_38_36">s</text:span><text:span text:style-name="_38_9">e</text:span><text:span text:style-name="_33_01"> </text:span><text:span text:style-name="_37_76">a</text:span><text:span text:style-name="_31_01">l</text:span><text:span text:style-name="_35_11">a</text:span><text:span text:style-name="_38_81">r</text:span><text:span text:style-name="_32_57">m</text:span><text:span text:style-name="_35_61">s</text:span><text:span text:style-name="_36_01"> </text:span><text:span text:style-name="_32_97">i</text:span><text:span text:style-name="_35_09">m</text:span><text:span text:style-name="_37_19">p</text:span><text:span text:style-name="_32_28">o</text:span><text:span text:style-name="_35_88">s</text:span><text:span text:style-name="_38_62">s</text:span><text:span text:style-name="_32_13">i</text:span><text:span text:style-name="_35_36">b</text:span><text:span text:style-name="_36_81">l</text:span><text:span text:style-name="_32_35">e</text:span><text:span text:style-name="_35_25">,</text:span><text:span text:style-name="_36_01"> </text:span><text:span text:style-name="_31_44">a</text:span><text:span text:style-name="_35_75">n</text:span><text:span text:style-name="_38_57">d</text:span><text:span text:style-name="_31_"> </text:span><text:span text:style-name="_35_57">t</text:span><text:span text:style-name="_38_16">h</text:span><text:span text:style-name="_31_07">e</text:span><text:span text:style-name="_35_61">i</text:span><text:span text:style-name="_36_93">r</text:span><text:span text:style-name="_31_"> </text:span><text:span text:style-name="_35_28">n</text:span><text:span text:style-name="_37_07">e</text:span><text:span text:style-name="_32_01">w</text:span><text:span text:style-name="_33_01"> </text:span><text:span text:style-name="_37_79">p</text:span><text:span text:style-name="_38_0">a</text:span><text:span text:style-name="_35_21">t</text:span><text:span text:style-name="_37_99">e</text:span><text:span text:style-name="_32_96">n</text:span><text:span text:style-name="_34_73">t</text:span><text:span text:style-name="_36_01"> </text:span><text:span text:style-name="_32_62">c</text:span><text:span text:style-name="_33_77">l</text:span><text:span text:style-name="_37_40">o</text:span><text:span text:style-name="_31_08">c</text:span><text:span text:style-name="_34_02">k</text:span><text:span text:style-name="_36_01"> </text:span><text:span text:style-name="_32_04">a</text:span><text:span text:style-name="_35_57">t</text:span><text:span text:style-name="_38_25">t</text:span><text:span text:style-name="_31_15">a</text:span><text:span text:style-name="_34_20">c</text:span><text:span text:style-name="_37_03">h</text:span><text:span text:style-name="_31_79">e</text:span><text:span text:style-name="_35_24">d</text:span><text:span text:style-name="_36_01"> </text:span><text:span text:style-name="_31_77">t</text:span><text:span text:style-name="_35_69">o</text:span><text:span text:style-name="_36_01"> </text:span><text:span text:style-name="_32_09">t</text:span><text:span text:style-name="_35_39">a</text:span><text:span text:style-name="_37_56">k</text:span><text:span text:style-name="_31_61">e</text:span><text:span text:style-name="_33_01"> </text:span><text:span text:style-name="_38_37">o</text:span><text:span text:style-name="_31_41">f</text:span><text:span text:style-name="_35_81">f</text:span><text:span text:style-name="_36_01"> </text:span><text:span text:style-name="_32_84">a</text:span><text:span text:style-name="_34_43">n</text:span><text:span text:style-name="_37_37">d</text:span><text:span text:style-name="_31_"> </text:span><text:span text:style-name="_33_91">p</text:span><text:span text:style-name="_36_92">u</text:span><text:span text:style-name="_32_81">t</text:span><text:span text:style-name="_33_01"> </text:span><text:span text:style-name="_38_95">o</text:span><text:span text:style-name="_32_28">n</text:span><text:span text:style-name="_33_01"> </text:span><text:span text:style-name="_37_41">t</text:span><text:span text:style-name="_31_64">h</text:span><text:span text:style-name="_34_19">e</text:span><text:span text:style-name="_36_01"> </text:span><text:span text:style-name="_32_75">a</text:span><text:span text:style-name="_35_69">l</text:span><text:span text:style-name="_38_88">a</text:span><text:span text:style-name="_32_01">r</text:span><text:span text:style-name="_35_81">m</text:span><text:span text:style-name="_36_01"> </text:span><text:span text:style-name="_32_81">m</text:span><text:span text:style-name="_34_79">o</text:span><text:span text:style-name="_37_65">r</text:span><text:span text:style-name="_31_04">n</text:span><text:span text:style-name="_33_93">i</text:span><text:span text:style-name="_38_16">n</text:span><text:span text:style-name="_39_1">g</text:span><text:span text:style-name="_33_01"> </text:span><text:span text:style-name="_37_03">a</text:span><text:span text:style-name="_32_84">n</text:span><text:span text:style-name="_35_69">d</text:span><text:span text:style-name="_36_01"> </text:span><text:span text:style-name="_38_3">n</text:span><text:span text:style-name="_34_05">i</text:span><text:span text:style-name="_37_80">g</text:span><text:span text:style-name="_32_93">h</text:span><text:span text:style-name="_35_21">t</text:span><text:span text:style-name="_36_01"> </text:span><text:span text:style-name="_31_17">w</text:span><text:span text:style-name="_34_65">i</text:span><text:span text:style-name="_36_93">t</text:span><text:span text:style-name="_39_5">h</text:span><text:span text:style-name="_35_00">o</text:span><text:span text:style-name="_37_65">u</text:span><text:span text:style-name="_32_21">t</text:span><text:span text:style-name="_33_01"> </text:span><text:span text:style-name="_38_84">h</text:span><text:span text:style-name="_31_55">u</text:span><text:span text:style-name="_34_01">m</text:span><text:span text:style-name="_38_00">a</text:span><text:span text:style-name="_32_27">n</text:span><text:span text:style-name="_33_01"> </text:span><text:span text:style-name="_38_63">a</text:span><text:span text:style-name="_32_36">s</text:span><text:span text:style-name="_34_06">s</text:span><text:span text:style-name="_37_65">i</text:span><text:span text:style-name="_31_56">s</text:span><text:span text:style-name="_35_73">t</text:span><text:span text:style-name="_37_44">a</text:span><text:span text:style-name="_32_95">n</text:span><text:span text:style-name="_35_86">c</text:span><text:span text:style-name="_37_40">e</text:span><text:span text:style-name="_38_9">.</text:span><text:span text:style-name="_33_01"> </text:span><text:span text:style-name="_37_49">T</text:span><text:span text:style-name="_32_00">h</text:span><text:span text:style-name="_35_27">a</text:span><text:span text:style-name="_37_61">t</text:span><text:span text:style-name="_31_"> </text:span><text:span text:style-name="_35_58">s</text:span><text:span text:style-name="_37_80">e</text:span><text:span text:style-name="_32_35">e</text:span><text:span text:style-name="_35_37">m</text:span><text:span text:style-name="_37_64">e</text:span><text:span text:style-name="_32_33">d</text:span><text:span text:style-name="_33_01"> </text:span><text:span text:style-name="_38_81">a</text:span><text:span text:style-name="_31_"> </text:span><text:span text:style-name="_34_64">g</text:span><text:span text:style-name="_38_11">o</text:span><text:span text:style-name="_32_88">o</text:span><text:span text:style-name="_34_79">d</text:span><text:span text:style-name="_36_01"> </text:span><text:span text:style-name="_31_54">s</text:span><text:span text:style-name="_34_76">c</text:span><text:span text:style-name="_38_15">h</text:span><text:span text:style-name="_31_20">e</text:span><text:span text:style-name="_35_61">m</text:span><text:span text:style-name="_37_13">e</text:span><text:span text:style-name="_32_73">.</text:span><text:span text:style-name="_33_01"> </text:span><text:span text:style-name="_38_73">T</text:span><text:span text:style-name="_38_0">h</text:span><text:span text:style-name="_34_75">e</text:span><text:span text:style-name="_38_93">y</text:span><text:span text:style-name="_31_"> </text:span><text:span text:style-name="_33_96">p</text:span><text:span text:style-name="_38_33">r</text:span><text:span text:style-name="_32_59">o</text:span><text:span text:style-name="_33_81">m</text:span><text:span text:style-name="_37_17">i</text:span><text:span text:style-name="_32_14">s</text:span><text:span text:style-name="_34_64">e</text:span><text:span text:style-name="_36_89">d</text:span><text:span text:style-name="_31_"> </text:span><text:span text:style-name="_35_69">t</text:span><text:span text:style-name="_38_93">o</text:span><text:span text:style-name="_31_"> </text:span><text:span text:style-name="_35_60">h</text:span><text:span text:style-name="_38_35">a</text:span><text:span text:style-name="_31_42">v</text:span><text:span text:style-name="_35_04">e</text:span><text:span text:style-name="_36_01"> </text:span><text:span text:style-name="_32_97">t</text:span><text:span text:style-name="_35_83">h</text:span><text:span text:style-name="_37_08">e</text:span><text:span text:style-name="_31_"> </text:span><text:span text:style-name="_35_93">w</text:span><text:span text:style-name="_38_99">h</text:span><text:span text:style-name="_32_04">o</text:span><text:span text:style-name="_34_05">l</text:span><text:span text:style-name="_38_81">e</text:span><text:span text:style-name="_31_"> </text:span><text:span text:style-name="_33_89">t</text:span><text:span text:style-name="_38_12">h</text:span><text:span text:style-name="_31_13">i</text:span><text:span text:style-name="_35_27">n</text:span><text:span text:style-name="_38_73">g</text:span><text:span text:style-name="_31_"> </text:span><text:span text:style-name="_35_97">f</text:span><text:span text:style-name="_37_77">i</text:span><text:span text:style-name="_31_76">n</text:span><text:span text:style-name="_35_01">i</text:span><text:span text:style-name="_36_94">s</text:span><text:span text:style-name="_31_52">h</text:span><text:span text:style-name="_34_15">e</text:span><text:span text:style-name="_38_81">d</text:span><text:span text:style-name="_31_"> </text:span><text:span text:style-name="_34_17">i</text:span><text:span text:style-name="_37_49">n</text:span><text:span text:style-name="_31_"> </text:span><text:span text:style-name="_33_81">t</text:span><text:span text:style-name="_37_08">e</text:span><text:span text:style-name="_32_87">n</text:span><text:span text:style-name="_33_01"> </text:span><text:span text:style-name="_38_76">d</text:span><text:span text:style-name="_32_39">a</text:span><text:span text:style-name="_34_80">y</text:span><text:span text:style-name="_36_82">s</text:span><text:span text:style-name="_32_85">.</text:span><text:span text:style-name="_33_01"> </text:span><text:span text:style-name="_37_65">T</text:span><text:span text:style-name="_32_83">h</text:span><text:span text:style-name="_35_64">e</text:span><text:span text:style-name="_38_25">y</text:span><text:span text:style-name="_31_"> </text:span><text:span text:style-name="_34_16">b</text:span><text:span text:style-name="_37_43">e</text:span><text:span text:style-name="_31_55">g</text:span><text:span text:style-name="_35_76">a</text:span><text:span text:style-name="_38_93">n</text:span><text:span text:style-name="_31_"> </text:span><text:span text:style-name="_34_17">w</text:span><text:span text:style-name="_36_84">o</text:span><text:span text:style-name="_31_65">r</text:span><text:span text:style-name="_33_82">k</text:span><text:span text:style-name="_38_25">,</text:span><text:span text:style-name="_31_"> </text:span><text:span text:style-name="_33_84">a</text:span><text:span text:style-name="_38_83">n</text:span><text:span text:style-name="_32_61">d</text:span><text:span text:style-name="_33_01"> </text:span><text:span text:style-name="_37_49">w</text:span><text:span text:style-name="_32_81">e</text:span><text:span text:style-name="_33_01"> </text:span><text:span text:style-name="_38_93">l</text:span><text:span text:style-name="_32_21">e</text:span><text:span text:style-name="_34_65">f</text:span><text:span text:style-name="_36_77">t</text:span><text:span text:style-name="_31_"> </text:span><text:span text:style-name="_34_41">f</text:span><text:span text:style-name="_38_57">o</text:span><text:span text:style-name="_31_65">r</text:span><text:span text:style-name="_33_01"> </text:span><text:span text:style-name="_36_89">t</text:span><text:span text:style-name="_31_68">h</text:span><text:span text:style-name="_34_19">e</text:span><text:span text:style-name="_36_01"> </text:span><text:span text:style-name="_32_72">s</text:span><text:span text:style-name="_34_75">u</text:span><text:span text:style-name="_36_89">m</text:span><text:span text:style-name="_32_25">m</text:span><text:span text:style-name="_35_25">e</text:span><text:span text:style-name="_37_61">r</text:span><text:span text:style-name="_39_3">.</text:span><text:span text:style-name="_33_01"> </text:span><text:span text:style-name="_37_01">T</text:span><text:span text:style-name="_31_80">h</text:span><text:span text:style-name="_35_95">e</text:span><text:span text:style-name="_37_61">y</text:span><text:span text:style-name="_31_"> </text:span><text:span text:style-name="_35_61">w</text:span><text:span text:style-name="_37_19">o</text:span><text:span text:style-name="_31_17">r</text:span><text:span text:style-name="_35_00">k</text:span><text:span text:style-name="_38_84">e</text:span><text:span text:style-name="_31_63">d</text:span><text:span text:style-name="_33_01"> </text:span><text:span text:style-name="_37_37">a</text:span><text:span text:style-name="_31_"> </text:span><text:span text:style-name="_35_38">c</text:span><text:span text:style-name="_39_00">o</text:span><text:span text:style-name="_32_03">u</text:span><text:span text:style-name="_36_00">p</text:span><text:span text:style-name="_37_77">l</text:span><text:span text:style-name="_38_9">e</text:span><text:span text:style-name="_33_01"> </text:span><text:span text:style-name="_37_65">o</text:span><text:span text:style-name="_32_73">f</text:span><text:span text:style-name="_33_01"> </text:span><text:span text:style-name="_38_39">d</text:span><text:span text:style-name="_31_64">a</text:span><text:span text:style-name="_33_94">y</text:span><text:span text:style-name="_37_16">s</text:span><text:span text:style-name="_31_97">;</text:span><text:span text:style-name="_33_01"> </text:span><text:span text:style-name="_38_21">t</text:span><text:span text:style-name="_32_88">h</text:span><text:span text:style-name="_34_55">e</text:span><text:span text:style-name="_38_13">n</text:span><text:span text:style-name="_31_"> </text:span><text:span text:style-name="_35_73">t</text:span><text:span text:style-name="_38_88">h</text:span><text:span text:style-name="_31_67">e</text:span><text:span text:style-name="_35_33">y</text:span><text:span text:style-name="_36_01"> </text:span><text:span text:style-name="_32_21">l</text:span><text:span text:style-name="_35_21">e</text:span><text:span text:style-name="_38_21">f</text:span><text:span text:style-name="_32_09">t</text:span><text:span text:style-name="_33_01"> </text:span><text:span text:style-name="_37_77">f</text:span><text:span text:style-name="_32_09">o</text:span><text:span text:style-name="_35_73">r</text:span><text:span text:style-name="_36_01"> </text:span><text:span text:style-name="_31_53">t</text:span><text:span text:style-name="_35_59">h</text:span><text:span text:style-name="_36_84">e</text:span><text:span text:style-name="_31_"> </text:span><text:span text:style-name="_35_24">s</text:span><text:span text:style-name="_37_79">u</text:span><text:span text:style-name="_37_7">m</text:span><text:span text:style-name="_35_81">m</text:span><text:span text:style-name="_37_41">e</text:span><text:span text:style-name="_32_33">r</text:span><text:span text:style-name="_35_73">.</text:span><text:span text:style-name="_36_01"> </text:span><text:span text:style-name="_31_01">A</text:span><text:span text:style-name="_34_37">f</text:span><text:span text:style-name="_38_33">t</text:span><text:span text:style-name="_32_25">e</text:span><text:span text:style-name="_35_69">r</text:span><text:span text:style-name="_36_01"> </text:span><text:span text:style-name="_31_05">w</text:span><text:span text:style-name="_34_43">h</text:span><text:span text:style-name="_38_09">i</text:span><text:span text:style-name="_32_36">c</text:span><text:span text:style-name="_34_53">h</text:span><text:span text:style-name="_36_01"> </text:span><text:span text:style-name="_32_73">t</text:span><text:span text:style-name="_33_80">h</text:span><text:span text:style-name="_38_87">e</text:span><text:span text:style-name="_31_"> </text:span><text:span text:style-name="_35_39">b</text:span><text:span text:style-name="_37_40">u</text:span><text:span text:style-name="_32_21">r</text:span><text:span text:style-name="_33_80">g</text:span><text:span text:style-name="_38_25">l</text:span><text:span text:style-name="_31_19">a</text:span><text:span text:style-name="_35_69">r</text:span><text:span text:style-name="_38_37">s</text:span><text:span text:style-name="_31_"> </text:span><text:span text:style-name="_33_93">m</text:span><text:span text:style-name="_36_80">o</text:span><text:span text:style-name="_32_26">v</text:span><text:span text:style-name="_35_03">e</text:span><text:span text:style-name="_38_36">d</text:span><text:span text:style-name="_31_"> </text:span><text:span text:style-name="_35_81">i</text:span><text:span text:style-name="_37_13">n</text:span><text:span text:style-name="_32_13">,</text:span><text:span text:style-name="_33_01"> </text:span><text:span text:style-name="_37_76">a</text:span><text:span text:style-name="_31_75">n</text:span><text:span text:style-name="_35_09">d</text:span><text:span text:style-name="_36_01"> </text:span><text:span text:style-name="_32_71">b</text:span><text:span text:style-name="_34_52">e</text:span><text:span text:style-name="_37_80">g</text:span><text:span text:style-name="_31_67">a</text:span><text:span text:style-name="_34_01">n</text:span><text:span text:style-name="_36_01"> </text:span><text:span text:style-name="_32_69">t</text:span><text:span text:style-name="_36_00">h</text:span><text:span text:style-name="_36_79">e</text:span><text:span text:style-name="_32_85">i</text:span><text:span text:style-name="_34_61">r</text:span><text:span text:style-name="_36_01"> </text:span><text:span text:style-name="_32_00">s</text:span><text:span text:style-name="_35_03">u</text:span><text:span text:style-name="_38_93">m</text:span><text:span text:style-name="_32_33">m</text:span><text:span text:style-name="_35_09">e</text:span><text:span text:style-name="_37_37">r</text:span><text:span text:style-name="_31_"> </text:span><text:span text:style-name="_33_82">v</text:span><text:span text:style-name="_38_00">a</text:span><text:span text:style-name="_32_70">c</text:span><text:span text:style-name="_33_80">a</text:span><text:span text:style-name="_37_01">t</text:span><text:span text:style-name="_39_3">i</text:span><text:span text:style-name="_34_55">o</text:span><text:span text:style-name="_37_04">n</text:span><text:span text:style-name="_32_81">.</text:span><text:span text:style-name="_33_01"> </text:span><text:span text:style-name="_37_73">W</text:span><text:span text:style-name="_31_63">h</text:span><text:span text:style-name="_34_44">e</text:span><text:span text:style-name="_38_21">n</text:span><text:span text:style-name="_31_"> </text:span><text:span text:style-name="_34_37">w</text:span><text:span text:style-name="_37_37">e</text:span><text:span text:style-name="_31_"> </text:span><text:span text:style-name="_35_13">r</text:span><text:span text:style-name="_36_79">e</text:span><text:span text:style-name="_32_21">t</text:span><text:span text:style-name="_35_84">u</text:span><text:span text:style-name="_36_89">r</text:span><text:span text:style-name="_38_4">n</text:span><text:span text:style-name="_35_75">e</text:span><text:span text:style-name="_37_37">d</text:span><text:span text:style-name="_31_"> </text:span><text:span text:style-name="_33_89">i</text:span><text:span text:style-name="_36_89">n</text:span><text:span text:style-name="_31_"> </text:span><text:span text:style-name="_35_09">t</text:span><text:span text:style-name="_37_67">h</text:span><text:span text:style-name="_33_00">e</text:span><text:span text:style-name="_33_01"> </text:span><text:span text:style-name="_38_81">f</text:span><text:span text:style-name="_32_73">a</text:span><text:span text:style-name="_33_89">l</text:span><text:span text:style-name="_38_57">l</text:span><text:span text:style-name="_31_65">,</text:span><text:span text:style-name="_33_01"> </text:span><text:span text:style-name="_38_69">t</text:span><text:span text:style-name="_31_99">h</text:span><text:span text:style-name="_36_00">e</text:span><text:span text:style-name="_36_01"> </text:span><text:span text:style-name="_32_99">h</text:span><text:span text:style-name="_34_68">o</text:span><text:span text:style-name="_37_55">u</text:span><text:span text:style-name="_33_00">s</text:span><text:span text:style-name="_35_01">e</text:span><text:span text:style-name="_36_01"> </text:span><text:span text:style-name="_31_97">w</text:span><text:span text:style-name="_34_76">a</text:span><text:span text:style-name="_38_86">s</text:span><text:span text:style-name="_31_"> </text:span><text:span text:style-name="_34_03">a</text:span><text:span text:style-name="_38_04">s</text:span><text:span text:style-name="_31_"> </text:span><text:span text:style-name="_34_07">e</text:span><text:span text:style-name="_36_81">m</text:span><text:span text:style-name="_31_56">p</text:span><text:span text:style-name="_35_21">t</text:span><text:span text:style-name="_37_01">y</text:span><text:span text:style-name="_31_"> </text:span><text:span text:style-name="_34_39">a</text:span><text:span text:style-name="_37_20">s</text:span><text:span text:style-name="_31_"> </text:span><text:span text:style-name="_34_77">a</text:span><text:span text:style-name="_36_01"> </text:span><text:span text:style-name="_32_23">b</text:span><text:span text:style-name="_35_96">e</text:span><text:span text:style-name="_38_69">e</text:span><text:span text:style-name="_32_97">r</text:span><text:span text:style-name="_33_01"> </text:span><text:span text:style-name="_37_16">c</text:span><text:span text:style-name="_32_73">l</text:span><text:span text:style-name="_35_23">o</text:span><text:span text:style-name="_38_36">s</text:span><text:span text:style-name="_31_43">e</text:span><text:span text:style-name="_34_97">t</text:span><text:span text:style-name="_36_01"> </text:span><text:span text:style-name="_31_73">i</text:span><text:span text:style-name="_35_85">n</text:span><text:span text:style-name="_36_01"> </text:span><text:span text:style-name="_32_99">p</text:span><text:span text:style-name="_35_37">r</text:span><text:span text:style-name="_38_04">e</text:span><text:span text:style-name="_37_7">m</text:span><text:span text:style-name="_35_21">i</text:span><text:span text:style-name="_38_76">s</text:span><text:span text:style-name="_32_23">e</text:span><text:span text:style-name="_34_73">s</text:span><text:span text:style-name="_36_01"> </text:span><text:span text:style-name="_32_33">w</text:span><text:span text:style-name="_35_16">h</text:span><text:span text:style-name="_37_03">e</text:span><text:span text:style-name="_32_73">r</text:span><text:span text:style-name="_33_93">e</text:span><text:span text:style-name="_36_01"> </text:span><text:span text:style-name="_39_5">p</text:span><text:span text:style-name="_35_72">a</text:span><text:span text:style-name="_37_41">i</text:span><text:span text:style-name="_32_84">n</text:span><text:span text:style-name="_33_93">t</text:span><text:span text:style-name="_38_39">e</text:span><text:span text:style-name="_32_25">r</text:span><text:span text:style-name="_35_57">s</text:span><text:span text:style-name="_36_01"> </text:span><text:span text:style-name="_31_99">h</text:span><text:span text:style-name="_34_08">a</text:span><text:span text:style-name="_37_18">v</text:span><text:span text:style-name="_32_60">e</text:span><text:span text:style-name="_33_01"> </text:span><text:span text:style-name="_38_12">b</text:span><text:span text:style-name="_32_27">e</text:span><text:span text:style-name="_33_95">e</text:span><text:span text:style-name="_38_64">n</text:span><text:span text:style-name="_31_"> </text:span><text:span text:style-name="_34_49">a</text:span><text:span text:style-name="_38_21">t</text:span><text:span text:style-name="_31_"> </text:span><text:span text:style-name="_33_89">w</text:span><text:span text:style-name="_37_76">o</text:span><text:span text:style-name="_31_65">r</text:span><text:span text:style-name="_34_42">k</text:span><text:span text:style-name="_37_41">.</text:span><text:span text:style-name="_31_"> </text:span><text:span text:style-name="_34_01">W</text:span><text:span text:style-name="_38_25">e</text:span><text:span text:style-name="_31_"> </text:span><text:span text:style-name="_35_85">r</text:span><text:span text:style-name="_38_40">e</text:span><text:span text:style-name="_31_53">f</text:span><text:span text:style-name="_34_79">u</text:span><text:span text:style-name="_38_69">r</text:span><text:span text:style-name="_32_15">n</text:span><text:span text:style-name="_35_69">i</text:span><text:span text:style-name="_38_64">s</text:span><text:span text:style-name="_31_44">h</text:span><text:span text:style-name="_34_79">e</text:span><text:span text:style-name="_38_13">d</text:span><text:span text:style-name="_32_09">,</text:span><text:span text:style-name="_33_01"> </text:span><text:span text:style-name="_38_76">a</text:span><text:span text:style-name="_31_67">n</text:span><text:span text:style-name="_35_97">d</text:span><text:span text:style-name="_36_01"> </text:span><text:span text:style-name="_32_73">t</text:span><text:span text:style-name="_33_91">h</text:span><text:span text:style-name="_37_64">e</text:span><text:span text:style-name="_31_41">n</text:span><text:span text:style-name="_33_01"> </text:span><text:span text:style-name="_37_64">s</text:span><text:span text:style-name="_32_95">e</text:span><text:span text:style-name="_34_17">n</text:span><text:span text:style-name="_37_49">t</text:span><text:span text:style-name="_31_"> </text:span><text:span text:style-name="_34_79">d</text:span><text:span text:style-name="_39_00">o</text:span><text:span text:style-name="_32_57">w</text:span><text:span text:style-name="_33_77">n</text:span><text:span text:style-name="_36_01"> </text:span><text:span text:style-name="_31_13">t</text:span><text:span text:style-name="_35_61">o</text:span><text:span text:style-name="_36_01"> </text:span><text:span text:style-name="_32_12">h</text:span><text:span text:style-name="_35_83">u</text:span><text:span text:style-name="_37_13">r</text:span><text:span text:style-name="_37_7">r</text:span><text:span text:style-name="_34_01">y</text:span><text:span text:style-name="_36_01"> </text:span><text:span text:style-name="_31_16">u</text:span><text:span text:style-name="_34_51">p</text:span><text:span text:style-name="_36_01"> </text:span><text:span text:style-name="_32_25">t</text:span><text:span text:style-name="_35_64">h</text:span><text:span text:style-name="_37_67">e</text:span><text:span text:style-name="_31_"> </text:span><text:span text:style-name="_35_27">e</text:span><text:span text:style-name="_38_88">x</text:span><text:span text:style-name="_32_27">p</text:span><text:span text:style-name="_34_52">e</text:span><text:span text:style-name="_36_89">r</text:span><text:span text:style-name="_32_09">t</text:span><text:span text:style-name="_35_61">.</text:span><text:span text:style-name="_36_01"> </text:span><text:span text:style-name="_32_01">H</text:span><text:span text:style-name="_34_49">e</text:span><text:span text:style-name="_36_01"> </text:span><text:span text:style-name="_32_22">c</text:span><text:span text:style-name="_35_12">a</text:span><text:span text:style-name="_38_21">m</text:span><text:span text:style-name="_32_73">e</text:span><text:span text:style-name="_33_01"> </text:span><text:span text:style-name="_36_84">u</text:span><text:span text:style-name="_31_99">p</text:span><text:span text:style-name="_33_01"> </text:span><text:span text:style-name="_37_64">a</text:span><text:span text:style-name="_31_51">n</text:span><text:span text:style-name="_33_93">d</text:span><text:span text:style-name="_36_01"> </text:span><text:span text:style-name="_38_9">f</text:span><text:span text:style-name="_35_09">i</text:span><text:span text:style-name="_38_04">n</text:span><text:span text:style-name="_32_25">i</text:span><text:span text:style-name="_34_74">s</text:span><text:span text:style-name="_37_79">h</text:span><text:span text:style-name="_31_08">e</text:span><text:span text:style-name="_34_53">d</text:span><text:span text:style-name="_36_01"> </text:span><text:span text:style-name="_31_61">t</text:span><text:span text:style-name="_35_96">h</text:span><text:span text:style-name="_38_87">e</text:span><text:span text:style-name="_31_"> </text:span><text:span text:style-name="_35_37">j</text:span><text:span text:style-name="_36_91">o</text:span><text:span text:style-name="_31_40">b</text:span><text:span text:style-name="_35_25">,</text:span><text:span text:style-name="_36_01"> </text:span><text:span text:style-name="_32_16">a</text:span><text:span text:style-name="_34_79">n</text:span><text:span text:style-name="_38_09">d</text:span><text:span text:style-name="_31_"> </text:span><text:span text:style-name="_33_78">s</text:span><text:span text:style-name="_38_36">a</text:span><text:span text:style-name="_31_37">i</text:span><text:span text:style-name="_35_13">d</text:span><text:span text:style-name="_37_05">:</text:span><text:span text:style-name="_31_"> </text:span><text:span text:style-name="_34_73">'</text:span><text:span text:style-name="_38_93">N</text:span><text:span text:style-name="_31_49">o</text:span><text:span text:style-name="_34_13">w</text:span><text:span text:style-name="_36_01"> </text:span><text:span text:style-name="_31_73">t</text:span><text:span text:style-name="_34_80">h</text:span><text:span text:style-name="_38_57">i</text:span><text:span text:style-name="_32_14">s</text:span><text:span text:style-name="_33_01"> </text:span><text:span text:style-name="_38_84">c</text:span><text:span text:style-name="_31_01">l</text:span><text:span text:style-name="_35_39">o</text:span><text:span text:style-name="_36_84">c</text:span><text:span text:style-name="_31_50">k</text:span><text:span text:style-name="_33_01"> </text:span><text:span text:style-name="_38_21">i</text:span><text:span text:style-name="_31_37">s</text:span><text:span text:style-name="_33_01"> </text:span><text:span text:style-name="_37_80">s</text:span><text:span text:style-name="_32_27">e</text:span><text:span text:style-name="_35_37">t</text:span><text:span text:style-name="_36_01"> </text:span><text:span text:style-name="_31_05">t</text:span><text:span text:style-name="_35_21">o</text:span><text:span text:style-name="_36_01"> </text:span><text:span text:style-name="_31_40">p</text:span><text:span text:style-name="_35_27">u</text:span><text:span text:style-name="_38_13">t</text:span><text:span text:style-name="_31_"> </text:span><text:span text:style-name="_35_39">o</text:span><text:span text:style-name="_38_12">n</text:span><text:span text:style-name="_31_"> </text:span><text:span text:style-name="_34_41">t</text:span><text:span text:style-name="_38_15">h</text:span><text:span text:style-name="_31_56">e</text:span><text:span text:style-name="_33_01"> </text:span><text:span text:style-name="_37_40">a</text:span><text:span text:style-name="_32_69">l</text:span><text:span text:style-name="_35_11">a</text:span><text:span text:style-name="_37_41">r</text:span><text:span text:style-name="_39_3">m</text:span><text:span text:style-name="_33_01"> </text:span><text:span text:style-name="_37_03">e</text:span><text:span text:style-name="_38_4">v</text:span><text:span text:style-name="_35_27">e</text:span><text:span text:style-name="_37_73">r</text:span><text:span text:style-name="_31_56">y</text:span><text:span text:style-name="_33_01"> </text:span><text:span text:style-name="_36_83">n</text:span><text:span text:style-name="_38_9">i</text:span><text:span text:style-name="_34_20">g</text:span><text:span text:style-name="_38_97">h</text:span><text:span text:style-name="_31_65">t</text:span><text:span text:style-name="_33_01"> </text:span><text:span text:style-name="_36_93">a</text:span><text:span text:style-name="_31_17">t</text:span><text:span text:style-name="_33_01"> </text:span><text:span text:style-name="_37_17">1</text:span><text:span text:style-name="_31_49">0</text:span><text:span text:style-name="_35_93">,</text:span><text:span text:style-name="_36_01"> </text:span><text:span text:style-name="_31_63">a</text:span><text:span text:style-name="_34_20">n</text:span><text:span text:style-name="_38_57">d</text:span><text:span text:style-name="_31_"> </text:span><text:span text:style-name="_33_93">t</text:span><text:span text:style-name="_38_24">a</text:span><text:span text:style-name="_32_34">k</text:span><text:span text:style-name="_35_25">e</text:span><text:span text:style-name="_36_01"> </text:span><text:span text:style-name="_31_97">i</text:span><text:span text:style-name="_34_41">t</text:span><text:span text:style-name="_36_01"> </text:span><text:span text:style-name="_32_81">o</text:span><text:span text:style-name="_35_69">f</text:span><text:span text:style-name="_38_37">f</text:span><text:span text:style-name="_31_"> </text:span><text:span text:style-name="_34_16">e</text:span><text:span text:style-name="_37_98">v</text:span><text:span text:style-name="_31_80">e</text:span><text:span text:style-name="_34_61">r</text:span><text:span text:style-name="_36_82">y</text:span><text:span text:style-name="_31_"> </text:span><text:span text:style-name="_34_13">m</text:span><text:span text:style-name="_38_83">o</text:span><text:span text:style-name="_32_85">r</text:span><text:span text:style-name="_34_64">n</text:span><text:span text:style-name="_38_33">i</text:span><text:span text:style-name="_31_99">n</text:span><text:span text:style-name="_35_28">g</text:span><text:span text:style-name="_36_01"> </text:span><text:span text:style-name="_31_17">a</text:span><text:span text:style-name="_34_97">t</text:span><text:span text:style-name="_36_01"> </text:span><text:span text:style-name="_31_61">5</text:span><text:span text:style-name="_34_01">:</text:span><text:span text:style-name="_37_97">4</text:span><text:span text:style-name="_32_61">5</text:span><text:span text:style-name="_35_97">.</text:span><text:span text:style-name="_36_01"> </text:span><text:span text:style-name="_31_13">A</text:span><text:span text:style-name="_34_13">l</text:span><text:span text:style-name="_37_97">l</text:span><text:span text:style-name="_31_"> </text:span><text:span text:style-name="_33_82">y</text:span><text:span text:style-name="_36_80">o</text:span><text:span text:style-name="_31_64">u</text:span><text:span text:style-name="_35_21">'</text:span><text:span text:style-name="_38_22">v</text:span><text:span text:style-name="_31_97">e</text:span><text:span text:style-name="_33_01"> </text:span><text:span text:style-name="_38_39">g</text:span><text:span text:style-name="_39_2">o</text:span><text:span text:style-name="_34_97">t</text:span><text:span text:style-name="_36_01"> </text:span><text:span text:style-name="_32_57">t</text:span><text:span text:style-name="_34_49">o</text:span><text:span text:style-name="_36_01"> </text:span><text:span text:style-name="_32_15">d</text:span><text:span text:style-name="_35_12">o</text:span><text:span text:style-name="_36_01"> </text:span><text:span text:style-name="_32_21">i</text:span><text:span text:style-name="_34_41">s</text:span><text:span text:style-name="_36_01"> </text:span><text:span text:style-name="_31_61">t</text:span><text:span text:style-name="_35_73">o</text:span><text:span text:style-name="_36_01"> </text:span><text:span text:style-name="_32_09">w</text:span><text:span text:style-name="_35_61">i</text:span><text:span text:style-name="_38_16">n</text:span><text:span text:style-name="_31_39">d</text:span><text:span text:style-name="_33_01"> </text:span><text:span text:style-name="_37_75">h</text:span><text:span text:style-name="_32_40">e</text:span><text:span text:style-name="_34_73">r</text:span><text:span text:style-name="_36_01"> </text:span><text:span text:style-name="_32_88">u</text:span><text:span text:style-name="_35_63">p</text:span><text:span text:style-name="_36_01"> </text:span><text:span text:style-name="_31_40">e</text:span><text:span text:style-name="_34_42">v</text:span><text:span text:style-name="_36_83">e</text:span><text:span text:style-name="_31_49">r</text:span><text:span text:style-name="_34_44">y</text:span><text:span text:style-name="_36_01"> </text:span><text:span text:style-name="_32_37">w</text:span><text:span text:style-name="_34_40">e</text:span><text:span text:style-name="_38_71">e</text:span><text:span text:style-name="_32_33">k</text:span><text:span text:style-name="_34_41">,</text:span><text:span text:style-name="_36_01"> </text:span><text:span text:style-name="_32_64">a</text:span><text:span text:style-name="_35_27">n</text:span><text:span text:style-name="_38_01">d</text:span><text:span text:style-name="_31_"> </text:span><text:span text:style-name="_34_13">t</text:span><text:span text:style-name="_38_24">h</text:span><text:span text:style-name="_38_3">e</text:span><text:span text:style-name="_33_81">n</text:span><text:span text:style-name="_36_01"> </text:span><text:span text:style-name="_31_73">l</text:span><text:span text:style-name="_35_95">e</text:span><text:span text:style-name="_38_76">a</text:span><text:span text:style-name="_32_04">v</text:span><text:span text:style-name="_34_51">e</text:span><text:span text:style-name="_36_01"> </text:span><text:span text:style-name="_32_72">h</text:span><text:span text:style-name="_34_63">e</text:span><text:span text:style-name="_37_17">r</text:span><text:span text:style-name="_31_"> </text:span><text:span text:style-name="_35_71">a</text:span><text:span text:style-name="_37_53">l</text:span><text:span text:style-name="_33_00">o</text:span><text:span text:style-name="_35_75">n</text:span><text:span text:style-name="_38_64">e</text:span>--<text:span text:style-name="_36_01"> </text:span><text:span text:style-name="_31_74">s</text:span><text:span text:style-name="_34_44">h</text:span><text:span text:style-name="_38_01">e</text:span><text:span text:style-name="_31_"> </text:span><text:span text:style-name="_35_93">w</text:span><text:span text:style-name="_38_61">i</text:span><text:span text:style-name="_39_3">l</text:span><text:span text:style-name="_35_13">l</text:span><text:span text:style-name="_36_01"> </text:span><text:span text:style-name="_31_37">t</text:span><text:span text:style-name="_34_79">a</text:span><text:span text:style-name="_37_68">k</text:span><text:span text:style-name="_32_25">e</text:span><text:span text:style-name="_33_01"> </text:span><text:span text:style-name="_38_74">c</text:span><text:span text:style-name="_32_24">a</text:span><text:span text:style-name="_35_85">r</text:span><text:span text:style-name="_37_61">e</text:span><text:span text:style-name="_31_"> </text:span><text:span text:style-name="_35_97">o</text:span><text:span text:style-name="_38_93">f</text:span><text:span text:style-name="_31_"> </text:span><text:span text:style-name="_35_01">t</text:span><text:span text:style-name="_38_16">h</text:span><text:span text:style-name="_31_67">e</text:span><text:span text:style-name="_33_01"> </text:span><text:span text:style-name="_36_80">a</text:span><text:span text:style-name="_31_73">l</text:span><text:span text:style-name="_35_59">a</text:span><text:span text:style-name="_38_69">r</text:span><text:span text:style-name="_38_9">m</text:span><text:span text:style-name="_33_01"> </text:span><text:span text:style-name="_38_40">h</text:span><text:span text:style-name="_32_15">e</text:span><text:span text:style-name="_33_93">r</text:span><text:span text:style-name="_38_00">s</text:span><text:span text:style-name="_32_11">e</text:span><text:span text:style-name="_33_89">l</text:span><text:span text:style-name="_37_13">f</text:span><text:span text:style-name="_31_13">.</text:span><text:span text:style-name="_35_25">'</text:span></text:p>
      <text:p text:style-name="P1"><text:span text:style-name="_31_65">"</text:span><text:span text:style-name="_34_53">A</text:span><text:span text:style-name="_36_89">f</text:span><text:span text:style-name="_39_3">t</text:span><text:span text:style-name="_35_97">e</text:span><text:span text:style-name="_37_97">r</text:span><text:span text:style-name="_31_"> </text:span><text:span text:style-name="_34_01">t</text:span><text:span text:style-name="_37_43">h</text:span><text:span text:style-name="_31_04">a</text:span><text:span text:style-name="_34_37">t</text:span><text:span text:style-name="_36_01"> </text:span><text:span text:style-name="_38_1">w</text:span><text:span text:style-name="_34_13">e</text:span><text:span text:style-name="_36_01"> </text:span><text:span text:style-name="_32_03">h</text:span><text:span text:style-name="_34_64">a</text:span><text:span text:style-name="_36_77">d</text:span><text:span text:style-name="_31_"> </text:span><text:span text:style-name="_35_85">a</text:span><text:span text:style-name="_36_01"> </text:span><text:span text:style-name="_31_53">m</text:span><text:span text:style-name="_35_75">o</text:span><text:span text:style-name="_36_96">s</text:span><text:span text:style-name="_31_53">t</text:span><text:span text:style-name="_33_01"> </text:span><text:span text:style-name="_36_81">t</text:span><text:span text:style-name="_37_7">r</text:span><text:span text:style-name="_34_08">a</text:span><text:span text:style-name="_37_67">n</text:span><text:span text:style-name="_32_63">q</text:span><text:span text:style-name="_35_00">u</text:span><text:span text:style-name="_38_69">i</text:span><text:span text:style-name="_31_37">l</text:span><text:span text:style-name="_33_01"> </text:span><text:span text:style-name="_36_96">s</text:span><text:span text:style-name="_31_99">e</text:span><text:span text:style-name="_34_39">a</text:span><text:span text:style-name="_37_44">s</text:span><text:span text:style-name="_32_88">o</text:span><text:span text:style-name="_35_11">n</text:span><text:span text:style-name="_36_01"> </text:span><text:span text:style-name="_32_35">d</text:span><text:span text:style-name="_35_36">u</text:span><text:span text:style-name="_36_81">r</text:span><text:span text:style-name="_31_01">i</text:span><text:span text:style-name="_35_27">n</text:span><text:span text:style-name="_38_88">g</text:span><text:span text:style-name="_31_"> </text:span><text:span text:style-name="_34_01">t</text:span><text:span text:style-name="_38_40">h</text:span><text:span text:style-name="_37_7">r</text:span><text:span text:style-name="_35_03">e</text:span><text:span text:style-name="_38_81">e</text:span><text:span text:style-name="_31_"> </text:span><text:span text:style-name="_35_93">m</text:span><text:span text:style-name="_37_80">o</text:span><text:span text:style-name="_32_39">n</text:span><text:span text:style-name="_34_97">t</text:span><text:span text:style-name="_38_83">h</text:span><text:span text:style-name="_32_76">s</text:span><text:span text:style-name="_35_73">.</text:span><text:span text:style-name="_36_01"> </text:span><text:span text:style-name="_32_73">T</text:span><text:span text:style-name="_35_12">h</text:span><text:span text:style-name="_38_15">e</text:span><text:span text:style-name="_31_"> </text:span><text:span text:style-name="_34_37">b</text:span><text:span text:style-name="_37_17">i</text:span><text:span text:style-name="_31_77">l</text:span><text:span text:style-name="_34_53">l</text:span><text:span text:style-name="_36_01"> </text:span><text:span text:style-name="_31_65">w</text:span><text:span text:style-name="_34_52">a</text:span><text:span text:style-name="_37_66">s</text:span><text:span text:style-name="_31_"> </text:span><text:span text:style-name="_34_67">p</text:span><text:span text:style-name="_38_85">r</text:span><text:span text:style-name="_39_2">o</text:span><text:span text:style-name="_34_51">d</text:span><text:span text:style-name="_38_13">i</text:span><text:span text:style-name="_31_16">g</text:span><text:span text:style-name="_34_17">i</text:span><text:span text:style-name="_37_04">o</text:span><text:span text:style-name="_32_35">u</text:span><text:span text:style-name="_34_13">s</text:span><text:span text:style-name="_38_09">,</text:span><text:span text:style-name="_31_"> </text:span><text:span text:style-name="_34_73">o</text:span><text:span text:style-name="_38_85">f</text:span><text:span text:style-name="_31_"> </text:span><text:span text:style-name="_35_88">c</text:span><text:span text:style-name="_38_23">o</text:span><text:span text:style-name="_31_75">u</text:span><text:span text:style-name="_35_61">r</text:span><text:span text:style-name="_38_88">s</text:span><text:span text:style-name="_32_69">e</text:span><text:span text:style-name="_35_33">,</text:span><text:span text:style-name="_36_01"> </text:span><text:span text:style-name="_31_04">a</text:span><text:span text:style-name="_35_27">n</text:span><text:span text:style-name="_38_25">d</text:span><text:span text:style-name="_31_"> </text:span><text:span text:style-name="_35_73">I</text:span><text:span text:style-name="_36_01"> </text:span><text:span text:style-name="_32_88">h</text:span><text:span text:style-name="_34_99">a</text:span><text:span text:style-name="_36_89">d</text:span><text:span text:style-name="_31_"> </text:span><text:span text:style-name="_35_14">s</text:span><text:span text:style-name="_38_28">a</text:span><text:span text:style-name="_31_53">i</text:span><text:span text:style-name="_34_05">d</text:span><text:span text:style-name="_36_01"> </text:span><text:span text:style-name="_31_65">I</text:span><text:span text:style-name="_33_01"> </text:span><text:span text:style-name="_36_93">w</text:span><text:span text:style-name="_31_75">o</text:span><text:span text:style-name="_33_96">u</text:span><text:span text:style-name="_38_97">l</text:span><text:span text:style-name="_32_01">d</text:span><text:span text:style-name="_33_01"> </text:span><text:span text:style-name="_38_64">n</text:span><text:span text:style-name="_32_11">o</text:span><text:span text:style-name="_34_77">t</text:span><text:span text:style-name="_36_01"> </text:span><text:span text:style-name="_32_35">p</text:span><text:span text:style-name="_34_04">a</text:span><text:span text:style-name="_38_73">y</text:span><text:span text:style-name="_31_"> </text:span><text:span text:style-name="_33_93">i</text:span><text:span text:style-name="_36_89">t</text:span><text:span text:style-name="_31_"> </text:span><text:span text:style-name="_33_91">u</text:span><text:span text:style-name="_39_00">n</text:span><text:span text:style-name="_31_13">t</text:span><text:span text:style-name="_35_57">i</text:span><text:span text:style-name="_37_73">l</text:span><text:span text:style-name="_31_"> </text:span><text:span text:style-name="_35_85">t</text:span><text:span text:style-name="_36_96">h</text:span><text:span text:style-name="_31_51">e</text:span><text:span text:style-name="_33_01"> </text:span><text:span text:style-name="_38_76">n</text:span><text:span text:style-name="_32_95">e</text:span><text:span text:style-name="_34_73">w</text:span><text:span text:style-name="_36_01"> </text:span><text:span text:style-name="_31_13">m</text:span><text:span text:style-name="_34_51">a</text:span><text:span text:style-name="_38_12">c</text:span><text:span text:style-name="_31_16">h</text:span><text:span text:style-name="_34_01">i</text:span><text:span text:style-name="_37_79">n</text:span><text:span text:style-name="_31_40">e</text:span><text:span text:style-name="_34_61">r</text:span><text:span text:style-name="_37_62">y</text:span><text:span text:style-name="_31_"> </text:span><text:span text:style-name="_34_75">h</text:span><text:span text:style-name="_37_76">a</text:span><text:span text:style-name="_31_73">d</text:span><text:span text:style-name="_33_01"> </text:span><text:span text:style-name="_37_16">p</text:span><text:span text:style-name="_32_97">r</text:span><text:span text:style-name="_35_27">o</text:span><text:span text:style-name="_38_96">v</text:span><text:span text:style-name="_38_3">e</text:span><text:span text:style-name="_33_93">d</text:span><text:span text:style-name="_36_01"> </text:span><text:span text:style-name="_38_1">i</text:span><text:span text:style-name="_33_77">t</text:span><text:span text:style-name="_37_74">s</text:span><text:span text:style-name="_32_36">e</text:span><text:span text:style-name="_35_13">l</text:span><text:span text:style-name="_37_05">f</text:span><text:span text:style-name="_31_"> </text:span><text:span text:style-name="_34_17">t</text:span><text:span text:style-name="_38_57">o</text:span><text:span text:style-name="_31_"> </text:span><text:span text:style-name="_33_91">b</text:span><text:span text:style-name="_38_16">e</text:span><text:span text:style-name="_31_"> </text:span><text:span text:style-name="_34_13">f</text:span><text:span text:style-name="_37_61">l</text:span><text:span text:style-name="_32_60">a</text:span><text:span text:style-name="_34_01">w</text:span><text:span text:style-name="_37_17">l</text:span><text:span text:style-name="_32_35">e</text:span><text:span text:style-name="_34_54">s</text:span><text:span text:style-name="_38_00">s</text:span><text:span text:style-name="_32_37">.</text:span><text:span text:style-name="_33_01"> </text:span><text:span text:style-name="_36_93">T</text:span><text:span text:style-name="_31_63">h</text:span><text:span text:style-name="_34_52">e</text:span><text:span text:style-name="_36_01"> </text:span><text:span text:style-name="_32_69">t</text:span><text:span text:style-name="_34_65">i</text:span><text:span text:style-name="_37_77">m</text:span><text:span text:style-name="_32_25">e</text:span><text:span text:style-name="_33_01"> </text:span><text:span text:style-name="_38_88">s</text:span><text:span text:style-name="_32_73">t</text:span><text:span text:style-name="_34_17">i</text:span><text:span text:style-name="_37_79">p</text:span><text:span text:style-name="_38_0">u</text:span><text:span text:style-name="_34_65">l</text:span><text:span text:style-name="_38_11">a</text:span><text:span text:style-name="_31_53">t</text:span><text:span text:style-name="_35_96">e</text:span><text:span text:style-name="_38_35">d</text:span><text:span text:style-name="_31_"> </text:span><text:span text:style-name="_35_01">w</text:span><text:span text:style-name="_37_56">a</text:span><text:span text:style-name="_31_62">s</text:span><text:span text:style-name="_33_01"> </text:span><text:span text:style-name="_38_57">t</text:span><text:span text:style-name="_32_75">h</text:span><text:span text:style-name="_34_41">r</text:span><text:span text:style-name="_38_96">e</text:span><text:span text:style-name="_31_41">e</text:span><text:span text:style-name="_33_01"> </text:span><text:span text:style-name="_38_57">m</text:span><text:span text:style-name="_31_43">o</text:span><text:span text:style-name="_35_72">n</text:span><text:span text:style-name="_36_89">t</text:span><text:span text:style-name="_39_5">h</text:span><text:span text:style-name="_35_72">s</text:span><text:span text:style-name="_37_73">.</text:span><text:span text:style-name="_31_"> </text:span><text:span text:style-name="_35_69">S</text:span><text:span text:style-name="_38_85">o</text:span><text:span text:style-name="_31_"> </text:span><text:span text:style-name="_33_89">I</text:span><text:span text:style-name="_36_01"> </text:span><text:span text:style-name="_31_44">p</text:span><text:span text:style-name="_33_91">a</text:span><text:span text:style-name="_36_77">i</text:span><text:span text:style-name="_32_13">d</text:span><text:span text:style-name="_33_01"> </text:span><text:span text:style-name="_38_97">t</text:span><text:span text:style-name="_32_11">h</text:span><text:span text:style-name="_35_28">e</text:span><text:span text:style-name="_36_01"> </text:span><text:span text:style-name="_32_09">b</text:span><text:span text:style-name="_33_81">i</text:span><text:span text:style-name="_37_17">l</text:span><text:span text:style-name="_37_7">l</text:span><text:span text:style-name="_35_97">,</text:span><text:span text:style-name="_36_01"> </text:span><text:span text:style-name="_31_51">a</text:span><text:span text:style-name="_34_44">n</text:span><text:span text:style-name="_37_01">d</text:span><text:span text:style-name="_31_"> </text:span><text:span text:style-name="_34_13">t</text:span><text:span text:style-name="_38_00">h</text:span><text:span text:style-name="_32_95">e</text:span><text:span text:style-name="_33_01"> </text:span><text:span text:style-name="_36_96">v</text:span><text:span text:style-name="_31_67">e</text:span><text:span text:style-name="_33_89">r</text:span><text:span text:style-name="_38_81">y</text:span><text:span text:style-name="_31_"> </text:span><text:span text:style-name="_34_67">n</text:span><text:span text:style-name="_38_40">e</text:span><text:span text:style-name="_31_65">x</text:span><text:span text:style-name="_34_65">t</text:span><text:span text:style-name="_36_01"> </text:span><text:span text:style-name="_32_35">d</text:span><text:span text:style-name="_34_76">a</text:span><text:span text:style-name="_38_85">y</text:span><text:span text:style-name="_31_"> </text:span><text:span text:style-name="_35_37">t</text:span><text:span text:style-name="_37_08">h</text:span><text:span text:style-name="_31_79">e</text:span><text:span text:style-name="_33_01"> </text:span><text:span text:style-name="_38_40">a</text:span><text:span text:style-name="_32_81">l</text:span><text:span text:style-name="_35_03">a</text:span><text:span text:style-name="_36_77">r</text:span><text:span text:style-name="_32_61">m</text:span><text:span text:style-name="_33_01"> </text:span><text:span text:style-name="_37_41">w</text:span><text:span text:style-name="_32_04">e</text:span><text:span text:style-name="_35_59">n</text:span><text:span text:style-name="_38_73">t</text:span><text:span text:style-name="_31_"> </text:span><text:span text:style-name="_34_77">t</text:span><text:span text:style-name="_37_49">o</text:span><text:span text:style-name="_31_"> </text:span><text:span text:style-name="_34_55">b</text:span><text:span text:style-name="_36_84">u</text:span><text:span text:style-name="_32_98">z</text:span><text:span text:style-name="_34_44">z</text:span><text:span text:style-name="_37_17">i</text:span><text:span text:style-name="_39_1">n</text:span><text:span text:style-name="_35_12">g</text:span><text:span text:style-name="_36_01"> </text:span><text:span text:style-name="_39_3">l</text:span><text:span text:style-name="_33_81">i</text:span><text:span text:style-name="_38_28">k</text:span><text:span text:style-name="_39_5">e</text:span><text:span text:style-name="_33_01"> </text:span><text:span text:style-name="_37_37">t</text:span><text:span text:style-name="_31_51">e</text:span><text:span text:style-name="_35_64">n</text:span><text:span text:style-name="_36_01"> </text:span><text:span text:style-name="_32_01">t</text:span><text:span text:style-name="_35_64">h</text:span><text:span text:style-name="_37_63">o</text:span><text:span text:style-name="_31_56">u</text:span><text:span text:style-name="_35_14">s</text:span><text:span text:style-name="_37_68">a</text:span><text:span text:style-name="_31_63">n</text:span><text:span text:style-name="_34_01">d</text:span><text:span text:style-name="_36_01"> </text:span><text:span text:style-name="_31_76">b</text:span><text:span text:style-name="_35_35">e</text:span><text:span text:style-name="_38_93">e</text:span><text:span text:style-name="_31_"> </text:span><text:span text:style-name="_35_76">s</text:span><text:span text:style-name="_37_61">w</text:span><text:span text:style-name="_32_75">a</text:span><text:span text:style-name="_34_77">r</text:span><text:span text:style-name="_38_01">m</text:span><text:span text:style-name="_37_7">s</text:span><text:span text:style-name="_33_01"> </text:span><text:span text:style-name="_38_37">a</text:span><text:span text:style-name="_32_25">t</text:span><text:span text:style-name="_33_01"> </text:span><text:span text:style-name="_37_01">t</text:span><text:span text:style-name="_32_12">e</text:span><text:span text:style-name="_34_19">n</text:span><text:span text:style-name="_36_01"> </text:span><text:span text:style-name="_32_39">o</text:span><text:span text:style-name="_34_01">'</text:span><text:span text:style-name="_38_00">c</text:span><text:span text:style-name="_32_33">l</text:span><text:span text:style-name="_34_68">o</text:span><text:span text:style-name="_38_26">c</text:span><text:span text:style-name="_31_17">k</text:span><text:span text:style-name="_33_01"> </text:span><text:span text:style-name="_37_37">i</text:span><text:span text:style-name="_32_57">n</text:span><text:span text:style-name="_33_01"> </text:span><text:span text:style-name="_38_37">t</text:span><text:span text:style-name="_31_68">h</text:span><text:span text:style-name="_35_03">e</text:span><text:span text:style-name="_36_01"> </text:span><text:span text:style-name="_31_53">m</text:span><text:span text:style-name="_35_60">o</text:span><text:span text:style-name="_38_93">r</text:span><text:span text:style-name="_31_03">n</text:span><text:span text:style-name="_34_05">i</text:span><text:span text:style-name="_38_39">n</text:span><text:span text:style-name="_31_40">g</text:span><text:span text:style-name="_34_37">.</text:span><text:span text:style-name="_36_01"> </text:span><text:span text:style-name="_31_49">I</text:span><text:span text:style-name="_33_01"> </text:span><text:span text:style-name="_37_05">t</text:span><text:span text:style-name="_32_15">u</text:span><text:span text:style-name="_34_73">r</text:span><text:span text:style-name="_38_76">n</text:span><text:span text:style-name="_31_04">e</text:span><text:span text:style-name="_35_95">d</text:span><text:span text:style-name="_36_01"> </text:span><text:span text:style-name="_32_01">t</text:span><text:span text:style-name="_35_84">h</text:span><text:span text:style-name="_38_83">e</text:span><text:span text:style-name="_31_"> </text:span><text:span text:style-name="_35_99">h</text:span><text:span text:style-name="_38_00">a</text:span><text:span text:style-name="_32_35">n</text:span><text:span text:style-name="_35_04">d</text:span><text:span text:style-name="_36_81">s</text:span><text:span text:style-name="_31_"> </text:span><text:span text:style-name="_34_79">a</text:span><text:span text:style-name="_36_77">r</text:span><text:span text:style-name="_32_88">o</text:span><text:span text:style-name="_35_15">u</text:span><text:span text:style-name="_38_00">n</text:span><text:span text:style-name="_32_57">d</text:span><text:span text:style-name="_33_01"> </text:span><text:span text:style-name="_38_13">t</text:span><text:span text:style-name="_32_73">w</text:span><text:span text:style-name="_35_88">e</text:span><text:span text:style-name="_37_65">l</text:span><text:span text:style-name="_31_02">v</text:span><text:span text:style-name="_34_01">e</text:span><text:span text:style-name="_36_01"> </text:span><text:span text:style-name="_39_2">h</text:span><text:span text:style-name="_35_87">o</text:span><text:span text:style-name="_36_80">u</text:span><text:span text:style-name="_32_21">r</text:span><text:span text:style-name="_35_58">s</text:span><text:span text:style-name="_38_33">,</text:span><text:span text:style-name="_31_"> </text:span><text:span text:style-name="_35_83">a</text:span><text:span text:style-name="_38_64">c</text:span><text:span text:style-name="_31_02">c</text:span><text:span text:style-name="_35_88">o</text:span><text:span text:style-name="_37_37">r</text:span><text:span text:style-name="_31_76">d</text:span><text:span text:style-name="_35_69">i</text:span><text:span text:style-name="_37_75">n</text:span><text:span text:style-name="_31_49">g</text:span><text:span text:style-name="_33_01"> </text:span><text:span text:style-name="_37_97">t</text:span><text:span text:style-name="_31_01">o</text:span><text:span text:style-name="_33_01"> </text:span><text:span text:style-name="_36_89">i</text:span><text:span text:style-name="_31_80">n</text:span><text:span text:style-name="_33_78">s</text:span><text:span text:style-name="_37_77">t</text:span><text:span text:style-name="_31_61">r</text:span><text:span text:style-name="_33_79">u</text:span><text:span text:style-name="_37_16">c</text:span><text:span text:style-name="_38_1">t</text:span><text:span text:style-name="_35_69">i</text:span><text:span text:style-name="_38_96">o</text:span><text:span text:style-name="_38_3">n</text:span><text:span text:style-name="_33_93">s</text:span><text:span text:style-name="_37_73">,</text:span><text:span text:style-name="_31_"> </text:span><text:span text:style-name="_35_27">a</text:span><text:span text:style-name="_37_20">n</text:span><text:span text:style-name="_31_53">d</text:span><text:span text:style-name="_33_01"> </text:span><text:span text:style-name="_38_81">t</text:span><text:span text:style-name="_31_75">h</text:span><text:span text:style-name="_35_69">i</text:span><text:span text:style-name="_37_64">s</text:span><text:span text:style-name="_31_"> </text:span><text:span text:style-name="_34_13">t</text:span><text:span text:style-name="_37_03">o</text:span><text:span text:style-name="_39_6">o</text:span><text:span text:style-name="_34_41">k</text:span><text:span text:style-name="_36_01"> </text:span><text:span text:style-name="_32_01">o</text:span><text:span text:style-name="_35_69">f</text:span><text:span text:style-name="_36_93">f</text:span><text:span text:style-name="_31_"> </text:span><text:span text:style-name="_34_41">t</text:span><text:span text:style-name="_38_27">h</text:span><text:span text:style-name="_32_36">e</text:span><text:span text:style-name="_33_01"> </text:span><text:span text:style-name="_37_07">a</text:span><text:span text:style-name="_31_65">l</text:span><text:span text:style-name="_34_52">a</text:span><text:span text:style-name="_37_17">r</text:span><text:span text:style-name="_32_57">m</text:span><text:span text:style-name="_34_13">;</text:span><text:span text:style-name="_36_01"> </text:span><text:span text:style-name="_32_12">b</text:span><text:span text:style-name="_34_15">u</text:span><text:span text:style-name="_38_21">t</text:span><text:span text:style-name="_31_"> </text:span><text:span text:style-name="_35_01">t</text:span><text:span text:style-name="_38_03">h</text:span><text:span text:style-name="_33_00">e</text:span><text:span text:style-name="_35_37">r</text:span><text:span text:style-name="_38_97">e</text:span><text:span text:style-name="_31_"> </text:span><text:span text:style-name="_34_53">w</text:span><text:span text:style-name="_38_27">a</text:span><text:span text:style-name="_39_2">s</text:span><text:span text:style-name="_33_01"> </text:span><text:span text:style-name="_38_15">a</text:span><text:span text:style-name="_32_28">n</text:span><text:span text:style-name="_35_84">o</text:span><text:span text:style-name="_37_65">t</text:span><text:span text:style-name="_32_63">h</text:span><text:span text:style-name="_33_77">e</text:span><text:span text:style-name="_36_77">r</text:span><text:span text:style-name="_31_"> </text:span><text:span text:style-name="_35_11">h</text:span><text:span text:style-name="_38_09">i</text:span><text:span text:style-name="_31_73">t</text:span><text:span text:style-name="_34_44">c</text:span><text:span text:style-name="_37_37">h</text:span><text:span text:style-name="_31_"> </text:span><text:span text:style-name="_34_65">a</text:span><text:span text:style-name="_36_77">t</text:span><text:span text:style-name="_31_"> </text:span><text:span text:style-name="_35_16">n</text:span><text:span text:style-name="_38_97">i</text:span><text:span text:style-name="_32_71">g</text:span><text:span text:style-name="_34_13">h</text:span><text:span text:style-name="_37_05">t</text:span><text:span text:style-name="_31_65">,</text:span><text:span text:style-name="_33_01"> </text:span><text:span text:style-name="_37_64">a</text:span><text:span text:style-name="_31_39">n</text:span><text:span text:style-name="_35_37">d</text:span><text:span text:style-name="_36_01"> </text:span><text:span text:style-name="_32_09">I</text:span><text:span text:style-name="_33_01"> </text:span><text:span text:style-name="_38_36">h</text:span><text:span text:style-name="_32_95">a</text:span><text:span text:style-name="_34_73">d</text:span><text:span text:style-name="_36_01"> </text:span><text:span text:style-name="_32_85">t</text:span><text:span text:style-name="_33_77">o</text:span><text:span text:style-name="_36_01"> </text:span><text:span text:style-name="_32_96">s</text:span><text:span text:style-name="_34_03">e</text:span><text:span text:style-name="_38_09">t</text:span><text:span text:style-name="_31_"> </text:span><text:span text:style-name="_35_64">h</text:span><text:span text:style-name="_37_15">e</text:span><text:span text:style-name="_31_53">r</text:span><text:span text:style-name="_33_01"> </text:span><text:span text:style-name="_38_72">a</text:span><text:span text:style-name="_31_75">h</text:span><text:span text:style-name="_34_16">e</text:span><text:span text:style-name="_38_59">a</text:span><text:span text:style-name="_32_81">d</text:span><text:span text:style-name="_33_01"> </text:span><text:span text:style-name="_38_33">t</text:span><text:span text:style-name="_31_13">w</text:span><text:span text:style-name="_34_80">e</text:span><text:span text:style-name="_37_01">l</text:span><text:span text:style-name="_31_02">v</text:span><text:span text:style-name="_35_73">e</text:span><text:span text:style-name="_36_01"> </text:span><text:span text:style-name="_31_44">h</text:span><text:span text:style-name="_35_63">o</text:span><text:span text:style-name="_38_59">u</text:span><text:span text:style-name="_31_17">r</text:span><text:span text:style-name="_35_96">s</text:span><text:span text:style-name="_36_01"> </text:span><text:span text:style-name="_31_08">o</text:span><text:span text:style-name="_35_39">n</text:span><text:span text:style-name="_38_76">c</text:span><text:span text:style-name="_32_63">e</text:span><text:span text:style-name="_33_01"> </text:span><text:span text:style-name="_38_01">m</text:span><text:span text:style-name="_31_56">o</text:span><text:span text:style-name="_34_65">r</text:span><text:span text:style-name="_37_63">e</text:span><text:span text:style-name="_31_"> </text:span><text:span text:style-name="_34_41">t</text:span><text:span text:style-name="_37_61">o</text:span><text:span text:style-name="_31_"> </text:span><text:span text:style-name="_34_51">g</text:span><text:span text:style-name="_37_40">e</text:span><text:span text:style-name="_32_13">t</text:span><text:span text:style-name="_33_01"> </text:span><text:span text:style-name="_38_40">h</text:span><text:span text:style-name="_32_75">e</text:span><text:span text:style-name="_35_33">r</text:span><text:span text:style-name="_36_01"> </text:span><text:span text:style-name="_39_3">t</text:span><text:span text:style-name="_35_33">o</text:span><text:span text:style-name="_36_01"> </text:span><text:span text:style-name="_31_76">p</text:span><text:span text:style-name="_33_79">u</text:span><text:span text:style-name="_37_49">t</text:span><text:span text:style-name="_31_"> </text:span><text:span text:style-name="_33_89">t</text:span><text:span text:style-name="_37_03">h</text:span><text:span text:style-name="_31_52">e</text:span><text:span text:style-name="_33_01"> </text:span><text:span text:style-name="_37_63">a</text:span><text:span text:style-name="_31_37">l</text:span><text:span text:style-name="_35_36">a</text:span><text:span text:style-name="_38_85">r</text:span><text:span text:style-name="_31_01">m</text:span><text:span text:style-name="_33_01"> </text:span><text:span text:style-name="_37_44">o</text:span><text:span text:style-name="_32_23">n</text:span><text:span text:style-name="_33_01"> </text:span><text:span text:style-name="_38_99">a</text:span><text:span text:style-name="_32_16">g</text:span><text:span text:style-name="_33_79">a</text:span><text:span text:style-name="_37_37">i</text:span><text:span text:style-name="_31_40">n</text:span><text:span text:style-name="_34_41">.</text:span><text:span text:style-name="_36_01"> </text:span><text:span text:style-name="_31_53">T</text:span><text:span text:style-name="_35_64">h</text:span><text:span text:style-name="_38_11">a</text:span><text:span text:style-name="_32_01">t</text:span><text:span text:style-name="_33_01"> </text:span><text:span text:style-name="_36_80">s</text:span><text:span text:style-name="_32_71">o</text:span><text:span text:style-name="_35_13">r</text:span><text:span text:style-name="_37_65">t</text:span><text:span text:style-name="_31_"> </text:span><text:span text:style-name="_35_01">o</text:span><text:span text:style-name="_38_97">f</text:span><text:span text:style-name="_31_"> </text:span><text:span text:style-name="_35_84">n</text:span><text:span text:style-name="_38_11">o</text:span><text:span text:style-name="_39_2">n</text:span><text:span text:style-name="_33_94">s</text:span><text:span text:style-name="_38_96">e</text:span><text:span text:style-name="_32_63">n</text:span><text:span text:style-name="_33_94">s</text:span><text:span text:style-name="_37_04">e</text:span><text:span text:style-name="_31_"> </text:span><text:span text:style-name="_35_81">w</text:span><text:span text:style-name="_37_79">e</text:span><text:span text:style-name="_32_24">n</text:span><text:span text:style-name="_35_09">t</text:span><text:span text:style-name="_36_01"> </text:span><text:span text:style-name="_32_64">o</text:span><text:span text:style-name="_35_35">n</text:span><text:span text:style-name="_36_01"> </text:span><text:span text:style-name="_31_01">a</text:span><text:span text:style-name="_33_01"> </text:span><text:span text:style-name="_37_13">w</text:span><text:span text:style-name="_32_88">e</text:span><text:span text:style-name="_35_83">e</text:span><text:span text:style-name="_37_73">k</text:span><text:span text:style-name="_31_"> </text:span><text:span text:style-name="_33_77">o</text:span><text:span text:style-name="_37_77">r</text:span><text:span text:style-name="_31_"> </text:span><text:span text:style-name="_35_09">t</text:span><text:span text:style-name="_37_01">w</text:span><text:span text:style-name="_32_97">o</text:span><text:span text:style-name="_35_25">,</text:span><text:span text:style-name="_36_01"> </text:span><text:span text:style-name="_31_77">t</text:span><text:span text:style-name="_34_67">h</text:span><text:span text:style-name="_39_00">e</text:span><text:span text:style-name="_32_81">n</text:span><text:span text:style-name="_33_01"> </text:span><text:span text:style-name="_37_01">t</text:span><text:span text:style-name="_32_28">h</text:span><text:span text:style-name="_35_35">e</text:span><text:span text:style-name="_36_01"> </text:span><text:span text:style-name="_32_60">e</text:span><text:span text:style-name="_35_38">x</text:span><text:span text:style-name="_37_68">p</text:span><text:span text:style-name="_32_27">e</text:span><text:span text:style-name="_34_97">r</text:span><text:span text:style-name="_37_65">t</text:span><text:span text:style-name="_31_"> </text:span><text:span text:style-name="_35_58">c</text:span><text:span text:style-name="_37_08">a</text:span><text:span text:style-name="_32_73">m</text:span><text:span text:style-name="_35_85">e</text:span><text:span text:style-name="_36_01"> </text:span><text:span text:style-name="_31_79">u</text:span><text:span text:style-name="_34_44">p</text:span><text:span text:style-name="_36_01"> </text:span><text:span text:style-name="_39_2">a</text:span><text:span text:style-name="_35_99">n</text:span><text:span text:style-name="_38_25">d</text:span><text:span text:style-name="_31_"> </text:span><text:span text:style-name="_34_39">p</text:span><text:span text:style-name="_38_60">u</text:span><text:span text:style-name="_39_3">t</text:span><text:span text:style-name="_33_01"> </text:span><text:span text:style-name="_37_77">i</text:span><text:span text:style-name="_32_21">n</text:span><text:span text:style-name="_33_01"> </text:span><text:span text:style-name="_38_69">a</text:span><text:span text:style-name="_31_"> </text:span><text:span text:style-name="_35_60">n</text:span><text:span text:style-name="_36_95">e</text:span><text:span text:style-name="_32_97">w</text:span><text:span text:style-name="_33_01"> </text:span><text:span text:style-name="_37_02">c</text:span><text:span text:style-name="_31_01">l</text:span><text:span text:style-name="_35_04">o</text:span><text:span text:style-name="_38_94">c</text:span><text:span text:style-name="_32_88">k</text:span><text:span text:style-name="_34_49">.</text:span><text:span text:style-name="_36_01"> </text:span><text:span text:style-name="_31_17">H</text:span><text:span text:style-name="_34_41">e</text:span><text:span text:style-name="_36_01"> </text:span><text:span text:style-name="_38_4">c</text:span><text:span text:style-name="_34_55">a</text:span><text:span text:style-name="_38_09">m</text:span><text:span text:style-name="_31_97">e</text:span><text:span text:style-name="_33_01"> </text:span><text:span text:style-name="_38_64">u</text:span><text:span text:style-name="_32_63">p</text:span><text:span text:style-name="_33_01"> </text:span><text:span text:style-name="_37_68">e</text:span><text:span text:style-name="_32_86">v</text:span><text:span text:style-name="_34_75">e</text:span><text:span text:style-name="_38_01">r</text:span><text:span text:style-name="_32_96">y</text:span><text:span text:style-name="_33_01"> </text:span><text:span text:style-name="_38_33">t</text:span><text:span text:style-name="_32_72">h</text:span><text:span text:style-name="_34_73">r</text:span><text:span text:style-name="_38_35">e</text:span><text:span text:style-name="_32_09">e</text:span><text:span text:style-name="_33_01"> </text:span><text:span text:style-name="_37_61">m</text:span><text:span text:style-name="_32_60">o</text:span><text:span text:style-name="_34_67">n</text:span><text:span text:style-name="_37_97">t</text:span><text:span text:style-name="_31_68">h</text:span><text:span text:style-name="_34_66">s</text:span><text:span text:style-name="_36_01"> </text:span><text:span text:style-name="_31_63">d</text:span><text:span text:style-name="_34_40">u</text:span><text:span text:style-name="_37_73">r</text:span><text:span text:style-name="_31_01">i</text:span><text:span text:style-name="_33_83">n</text:span><text:span text:style-name="_38_40">g</text:span><text:span text:style-name="_31_"> </text:span><text:span text:style-name="_34_61">t</text:span><text:span text:style-name="_38_84">h</text:span><text:span text:style-name="_31_15">e</text:span><text:span text:style-name="_33_01"> </text:span><text:span text:style-name="_38_96">n</text:span><text:span text:style-name="_32_11">e</text:span><text:span text:style-name="_35_85">x</text:span><text:span text:style-name="_36_89">t</text:span><text:span text:style-name="_31_"> </text:span><text:span text:style-name="_35_97">t</text:span><text:span text:style-name="_38_88">h</text:span><text:span text:style-name="_32_93">r</text:span><text:span text:style-name="_35_87">e</text:span><text:span text:style-name="_37_17">e</text:span><text:span text:style-name="_31_"> </text:span><text:span text:style-name="_34_40">y</text:span><text:span text:style-name="_38_11">e</text:span><text:span text:style-name="_32_75">a</text:span><text:span text:style-name="_33_81">r</text:span><text:span text:style-name="_39_00">s</text:span><text:span text:style-name="_31_05">,</text:span><text:span text:style-name="_33_01"> </text:span><text:span text:style-name="_37_07">a</text:span><text:span text:style-name="_32_72">n</text:span><text:span text:style-name="_34_77">d</text:span><text:span text:style-name="_36_01"> </text:span><text:span text:style-name="_31_63">p</text:span><text:span text:style-name="_35_40">u</text:span><text:span text:style-name="_38_69">t</text:span><text:span text:style-name="_31_"> </text:span><text:span text:style-name="_35_69">i</text:span><text:span text:style-name="_38_37">n</text:span><text:span text:style-name="_31_"> </text:span><text:span text:style-name="_34_73">a</text:span><text:span text:style-name="_36_01"> </text:span><text:span text:style-name="_32_71">n</text:span><text:span text:style-name="_33_84">e</text:span><text:span text:style-name="_36_81">w</text:span><text:span text:style-name="_31_"> </text:span><text:span text:style-name="_35_36">c</text:span><text:span text:style-name="_38_33">l</text:span><text:span text:style-name="_32_87">o</text:span><text:span text:style-name="_34_06">c</text:span><text:span text:style-name="_36_80">k</text:span><text:span text:style-name="_32_69">.</text:span><text:span text:style-name="_33_01"> </text:span><text:span text:style-name="_38_93">B</text:span><text:span text:style-name="_31_65">u</text:span><text:span text:style-name="_35_21">t</text:span><text:span text:style-name="_36_01"> </text:span><text:span text:style-name="_32_21">i</text:span><text:span text:style-name="_33_77">t</text:span><text:span text:style-name="_36_01"> </text:span><text:span text:style-name="_38_1">w</text:span><text:span text:style-name="_35_40">a</text:span><text:span text:style-name="_37_42">s</text:span><text:span text:style-name="_31_"> </text:span><text:span text:style-name="_34_55">a</text:span><text:span text:style-name="_38_61">l</text:span><text:span text:style-name="_32_01">w</text:span><text:span text:style-name="_35_12">a</text:span><text:span text:style-name="_38_76">y</text:span><text:span text:style-name="_32_94">s</text:span><text:span text:style-name="_33_01"> </text:span><text:span text:style-name="_38_37">a</text:span><text:span text:style-name="_31_"> </text:span><text:span text:style-name="_35_97">f</text:span><text:span text:style-name="_37_43">a</text:span><text:span text:style-name="_32_21">i</text:span><text:span text:style-name="_34_97">l</text:span><text:span text:style-name="_37_80">u</text:span><text:span text:style-name="_31_97">r</text:span><text:span text:style-name="_35_09">e</text:span><text:span text:style-name="_38_33">.</text:span><text:span text:style-name="_31_"> </text:span><text:span text:style-name="_33_93">H</text:span><text:span text:style-name="_38_73">i</text:span><text:span text:style-name="_31_97">s</text:span><text:span text:style-name="_33_01"> </text:span><text:span text:style-name="_38_28">c</text:span><text:span text:style-name="_32_81">l</text:span><text:span text:style-name="_34_99">o</text:span><text:span text:style-name="_37_50">c</text:span><text:span text:style-name="_31_56">k</text:span><text:span text:style-name="_34_37">s</text:span><text:span text:style-name="_36_01"> </text:span><text:span text:style-name="_31_13">a</text:span><text:span text:style-name="_35_73">l</text:span><text:span text:style-name="_38_61">l</text:span><text:span text:style-name="_31_"> </text:span><text:span text:style-name="_35_00">h</text:span><text:span text:style-name="_37_15">a</text:span><text:span text:style-name="_32_37">d</text:span><text:span text:style-name="_33_01"> </text:span><text:span text:style-name="_37_13">t</text:span><text:span text:style-name="_31_99">h</text:span><text:span text:style-name="_35_88">e</text:span><text:span text:style-name="_36_01"> </text:span><text:span text:style-name="_32_74">s</text:span><text:span text:style-name="_34_64">a</text:span><text:span text:style-name="_36_81">m</text:span><text:span text:style-name="_31_53">e</text:span><text:span text:style-name="_33_01"> </text:span><text:span text:style-name="_38_35">p</text:span><text:span text:style-name="_31_08">e</text:span><text:span text:style-name="_34_05">r</text:span><text:span text:style-name="_37_18">v</text:span><text:span text:style-name="_32_72">e</text:span><text:span text:style-name="_34_65">r</text:span><text:span text:style-name="_37_02">s</text:span><text:span text:style-name="_31_68">e</text:span><text:span text:style-name="_33_01"> </text:span><text:span text:style-name="_38_16">d</text:span><text:span text:style-name="_31_43">e</text:span><text:span text:style-name="_33_77">f</text:span><text:span text:style-name="_38_40">e</text:span><text:span text:style-name="_31_66">c</text:span><text:span text:style-name="_35_57">t</text:span><text:span text:style-name="_38_13">:</text:span><text:span text:style-name="_31_"> </text:span><text:span text:style-name="_34_01">t</text:span><text:span text:style-name="_37_75">h</text:span><text:span text:style-name="_31_56">e</text:span><text:span text:style-name="_35_69">y</text:span><text:span text:style-name="_36_01"> </text:span><text:span text:style-name="_39_3">w</text:span><text:span text:style-name="_35_27">o</text:span><text:span text:style-name="_37_08">u</text:span><text:span text:style-name="_32_25">l</text:span><text:span text:style-name="_33_93">d</text:span><text:span text:style-name="_36_01"> </text:span><text:span text:style-name="_31_39">p</text:span><text:span text:style-name="_35_40">u</text:span><text:span text:style-name="_37_13">t</text:span><text:span text:style-name="_31_"> </text:span><text:span text:style-name="_35_85">t</text:span><text:span text:style-name="_36_79">h</text:span><text:span text:style-name="_32_24">e</text:span><text:span text:style-name="_33_01"> </text:span><text:span text:style-name="_38_75">a</text:span><text:span text:style-name="_31_13">l</text:span><text:span text:style-name="_35_16">a</text:span><text:span text:style-name="_38_25">r</text:span><text:span text:style-name="_31_13">m</text:span><text:span text:style-name="_33_01"> </text:span><text:span text:style-name="_38_71">o</text:span><text:span text:style-name="_31_68">n</text:span><text:span text:style-name="_33_01"> </text:span><text:span text:style-name="_38_97">i</text:span><text:span text:style-name="_31_73">n</text:span><text:span text:style-name="_33_01"> </text:span><text:span text:style-name="_38_85">t</text:span><text:span text:style-name="_32_87">h</text:span><text:span text:style-name="_34_04">e</text:span><text:span text:style-name="_36_01"> </text:span><text:span text:style-name="_39_5">d</text:span><text:span text:style-name="_33_92">a</text:span><text:span text:style-name="_38_24">y</text:span><text:span text:style-name="_32_37">t</text:span><text:span text:style-name="_35_33">i</text:span><text:span text:style-name="_37_41">m</text:span><text:span text:style-name="_31_43">e</text:span><text:span text:style-name="_35_21">,</text:span><text:span text:style-name="_36_01"> </text:span><text:span text:style-name="_38_0">a</text:span><text:span text:style-name="_35_03">n</text:span><text:span text:style-name="_38_25">d</text:span><text:span text:style-name="_31_"> </text:span><text:span text:style-name="_35_57">t</text:span><text:span text:style-name="_36_79">h</text:span><text:span text:style-name="_38_4">e</text:span><text:span text:style-name="_34_05">y</text:span><text:span text:style-name="_36_01"> </text:span><text:span text:style-name="_31_77">w</text:span><text:span text:style-name="_33_83">o</text:span><text:span text:style-name="_38_28">u</text:span><text:span text:style-name="_32_33">l</text:span><text:span text:style-name="_33_81">d</text:span><text:span text:style-name="_36_01"> </text:span><text:span text:style-name="_31_39">n</text:span><text:span text:style-name="_35_76">o</text:span><text:span text:style-name="_36_89">t</text:span><text:span text:style-name="_31_"> </text:span><text:span text:style-name="_34_56">p</text:span><text:span text:style-name="_38_23">u</text:span><text:span text:style-name="_31_61">t</text:span><text:span text:style-name="_33_01"> </text:span><text:span text:style-name="_38_93">i</text:span><text:span text:style-name="_32_57">t</text:span><text:span text:style-name="_33_01"> </text:span><text:span text:style-name="_37_52">o</text:span><text:span text:style-name="_38_3">n</text:span><text:span text:style-name="_33_01"> </text:span><text:span text:style-name="_38_21">a</text:span><text:span text:style-name="_31_61">t</text:span><text:span text:style-name="_33_01"> </text:span><text:span text:style-name="_38_11">n</text:span><text:span text:style-name="_32_73">i</text:span><text:span text:style-name="_35_76">g</text:span><text:span text:style-name="_37_41">h</text:span><text:span text:style-name="_32_69">t</text:span><text:span text:style-name="_35_61">;</text:span><text:span text:style-name="_36_01"> </text:span><text:span text:style-name="_31_55">a</text:span><text:span text:style-name="_34_44">n</text:span><text:span text:style-name="_37_97">d</text:span><text:span text:style-name="_31_"> </text:span><text:span text:style-name="_34_73">i</text:span><text:span text:style-name="_38_93">f</text:span><text:span text:style-name="_31_"> </text:span><text:span text:style-name="_35_60">y</text:span><text:span text:style-name="_38_83">o</text:span><text:span text:style-name="_32_09">u</text:span><text:span text:style-name="_33_01"> </text:span><text:span text:style-name="_38_69">f</text:span><text:span text:style-name="_31_55">o</text:span><text:span text:style-name="_35_97">r</text:span><text:span text:style-name="_38_04">c</text:span><text:span text:style-name="_31_63">e</text:span><text:span text:style-name="_35_76">d</text:span><text:span text:style-name="_36_01"> </text:span><text:span text:style-name="_38_9">i</text:span><text:span text:style-name="_35_21">t</text:span><text:span text:style-name="_36_01"> </text:span><text:span text:style-name="_31_43">o</text:span><text:span text:style-name="_34_40">n</text:span><text:span text:style-name="_36_01"> </text:span><text:span text:style-name="_32_40">y</text:span><text:span text:style-name="_35_71">o</text:span><text:span text:style-name="_37_52">u</text:span><text:span text:style-name="_39_3">r</text:span><text:span text:style-name="_34_98">s</text:span><text:span text:style-name="_38_57">e</text:span><text:span text:style-name="_32_85">l</text:span><text:span text:style-name="_35_37">f</text:span><text:span text:style-name="_38_69">,</text:span><text:span text:style-name="_31_"> </text:span><text:span text:style-name="_35_61">t</text:span><text:span text:style-name="_37_63">h</text:span><text:span text:style-name="_32_60">e</text:span><text:span text:style-name="_35_01">y</text:span><text:span text:style-name="_36_01"> </text:span><text:span text:style-name="_32_09">w</text:span><text:span text:style-name="_34_52">o</text:span><text:span text:style-name="_38_27">u</text:span><text:span text:style-name="_31_17">l</text:span><text:span text:style-name="_34_73">d</text:span><text:span text:style-name="_36_01"> </text:span><text:span text:style-name="_31_41">t</text:span><text:span text:style-name="_34_55">a</text:span><text:span text:style-name="_37_44">k</text:span><text:span text:style-name="_32_69">e</text:span><text:span text:style-name="_33_01"> </text:span><text:span text:style-name="_37_17">i</text:span><text:span text:style-name="_32_33">t</text:span><text:span text:style-name="_33_01"> </text:span><text:span text:style-name="_38_33">o</text:span><text:span text:style-name="_31_61">f</text:span><text:span text:style-name="_35_01">f</text:span><text:span text:style-name="_36_01"> </text:span><text:span text:style-name="_32_00">a</text:span><text:span text:style-name="_35_83">g</text:span><text:span text:style-name="_37_75">a</text:span><text:span text:style-name="_32_61">i</text:span><text:span text:style-name="_34_40">n</text:span><text:span text:style-name="_36_01"> </text:span><text:span text:style-name="_32_21">t</text:span><text:span text:style-name="_34_08">h</text:span><text:span text:style-name="_37_19">e</text:span><text:span text:style-name="_31_"> </text:span><text:span text:style-name="_35_09">m</text:span><text:span text:style-name="_38_09">i</text:span><text:span text:style-name="_32_36">n</text:span><text:span text:style-name="_34_07">u</text:span><text:span text:style-name="_38_93">t</text:span><text:span text:style-name="_31_05">e</text:span><text:span text:style-name="_33_01"> </text:span><text:span text:style-name="_38_84">y</text:span><text:span text:style-name="_31_55">o</text:span><text:span text:style-name="_34_01">u</text:span><text:span text:style-name="_37_73">r</text:span><text:span text:style-name="_31_"> </text:span><text:span text:style-name="_34_07">b</text:span><text:span text:style-name="_38_40">a</text:span><text:span text:style-name="_31_04">c</text:span><text:span text:style-name="_35_34">k</text:span><text:span text:style-name="_36_01"> </text:span><text:span text:style-name="_31_49">w</text:span><text:span text:style-name="_35_28">a</text:span><text:span text:style-name="_37_18">s</text:span><text:span text:style-name="_31_"> </text:span><text:span text:style-name="_33_77">t</text:span><text:span text:style-name="_38_72">u</text:span><text:span text:style-name="_32_37">r</text:span><text:span text:style-name="_35_95">n</text:span><text:span text:style-name="_37_75">e</text:span><text:span text:style-name="_32_36">d</text:span><text:span text:style-name="_34_77">.</text:span></text:p>
      <text:p text:style-name="P1"><text:span text:style-name="_31_61">"</text:span><text:span text:style-name="_35_33">N</text:span><text:span text:style-name="_37_49">o</text:span><text:span text:style-name="_31_73">w</text:span><text:span text:style-name="_33_01"> </text:span><text:span text:style-name="_37_53">t</text:span><text:span text:style-name="_37_9">h</text:span><text:span text:style-name="_34_80">e</text:span><text:span text:style-name="_37_53">r</text:span><text:span text:style-name="_31_17">e</text:span><text:span text:style-name="_33_01"> </text:span><text:span text:style-name="_38_85">i</text:span><text:span text:style-name="_32_73">s</text:span><text:span text:style-name="_33_01"> </text:span><text:span text:style-name="_36_77">t</text:span><text:span text:style-name="_32_72">h</text:span><text:span text:style-name="_34_99">e</text:span><text:span text:style-name="_36_01"> </text:span><text:span text:style-name="_38_4">h</text:span><text:span text:style-name="_34_73">i</text:span><text:span text:style-name="_37_74">s</text:span><text:span text:style-name="_32_57">t</text:span><text:span text:style-name="_35_59">o</text:span><text:span text:style-name="_38_25">r</text:span><text:span text:style-name="_31_08">y</text:span><text:span text:style-name="_33_01"> </text:span><text:span text:style-name="_37_77">o</text:span><text:span text:style-name="_32_25">f</text:span><text:span text:style-name="_33_01"> </text:span><text:span text:style-name="_37_77">t</text:span><text:span text:style-name="_32_75">h</text:span><text:span text:style-name="_33_80">a</text:span><text:span text:style-name="_38_97">t</text:span><text:span text:style-name="_31_"> </text:span><text:span text:style-name="_33_92">b</text:span><text:span text:style-name="_37_63">u</text:span><text:span text:style-name="_31_37">r</text:span><text:span text:style-name="_35_35">g</text:span><text:span text:style-name="_37_41">l</text:span><text:span text:style-name="_31_76">a</text:span><text:span text:style-name="_35_13">r</text:span><text:span text:style-name="_36_01"> </text:span><text:span text:style-name="_39_5">a</text:span><text:span text:style-name="_35_25">l</text:span><text:span text:style-name="_37_08">a</text:span><text:span text:style-name="_32_33">r</text:span><text:span text:style-name="_35_33">m</text:span>--<text:span text:style-name="_35_99">e</text:span><text:span text:style-name="_38_96">v</text:span><text:span text:style-name="_31_56">e</text:span><text:span text:style-name="_33_93">r</text:span><text:span text:style-name="_37_54">y</text:span><text:span text:style-name="_31_41">t</text:span><text:span text:style-name="_34_75">h</text:span><text:span text:style-name="_37_49">i</text:span><text:span text:style-name="_31_08">n</text:span><text:span text:style-name="_34_49">g</text:span><text:span text:style-name="_36_01"> </text:span><text:span text:style-name="_32_21">j</text:span><text:span text:style-name="_35_35">u</text:span><text:span text:style-name="_37_04">s</text:span><text:span text:style-name="_31_61">t</text:span><text:span text:style-name="_33_01"> </text:span><text:span text:style-name="_37_79">a</text:span><text:span text:style-name="_32_12">s</text:span><text:span text:style-name="_33_01"> </text:span><text:span text:style-name="_37_01">i</text:span><text:span text:style-name="_32_93">t</text:span><text:span text:style-name="_33_01"> </text:span><text:span text:style-name="_37_76">h</text:span><text:span text:style-name="_32_39">a</text:span><text:span text:style-name="_34_16">p</text:span><text:span text:style-name="_38_59">p</text:span><text:span text:style-name="_31_04">e</text:span><text:span text:style-name="_34_19">n</text:span><text:span text:style-name="_36_91">e</text:span><text:span text:style-name="_33_00">d</text:span><text:span text:style-name="_35_93">;</text:span><text:span text:style-name="_36_01"> </text:span><text:span text:style-name="_31_52">n</text:span><text:span text:style-name="_33_91">o</text:span><text:span text:style-name="_37_41">t</text:span><text:span text:style-name="_32_87">h</text:span><text:span text:style-name="_35_09">i</text:span><text:span text:style-name="_37_16">n</text:span><text:span text:style-name="_32_61">g</text:span><text:span text:style-name="_33_01"> </text:span><text:span text:style-name="_37_52">e</text:span><text:span text:style-name="_31_62">x</text:span><text:span text:style-name="_35_81">t</text:span><text:span text:style-name="_37_80">e</text:span><text:span text:style-name="_31_55">n</text:span><text:span text:style-name="_34_40">u</text:span><text:span text:style-name="_37_39">a</text:span><text:span text:style-name="_31_49">t</text:span><text:span text:style-name="_33_95">e</text:span><text:span text:style-name="_38_16">d</text:span><text:span text:style-name="_32_25">,</text:span><text:span text:style-name="_33_01"> </text:span><text:span text:style-name="_37_39">a</text:span><text:span text:style-name="_32_04">n</text:span><text:span text:style-name="_35_13">d</text:span><text:span text:style-name="_36_01"> </text:span><text:span text:style-name="_31_75">n</text:span><text:span text:style-name="_34_80">a</text:span><text:span text:style-name="_38_75">u</text:span><text:span text:style-name="_32_16">g</text:span><text:span text:style-name="_34_65">h</text:span><text:span text:style-name="_37_97">t</text:span><text:span text:style-name="_31_"> </text:span><text:span text:style-name="_34_98">s</text:span><text:span text:style-name="_37_76">e</text:span><text:span text:style-name="_31_61">t</text:span><text:span text:style-name="_33_01"> </text:span><text:span text:style-name="_38_60">d</text:span><text:span text:style-name="_32_87">o</text:span><text:span text:style-name="_35_93">w</text:span><text:span text:style-name="_36_77">n</text:span><text:span text:style-name="_31_"> </text:span><text:span text:style-name="_34_49">i</text:span><text:span text:style-name="_37_53">n</text:span><text:span text:style-name="_31_"> </text:span><text:span text:style-name="_34_61">m</text:span><text:span text:style-name="_38_71">a</text:span><text:span text:style-name="_31_73">l</text:span><text:span text:style-name="_33_77">i</text:span><text:span text:style-name="_37_20">c</text:span><text:span text:style-name="_32_37">e</text:span><text:span text:style-name="_34_61">.</text:span><text:span text:style-name="_36_01"> </text:span><text:span text:style-name="_31_41">Y</text:span><text:span text:style-name="_35_95">e</text:span><text:span text:style-name="_37_64">s</text:span><text:span text:style-name="_32_21">,</text:span><text:span text:style-name="_33_01"> </text:span><text:span text:style-name="_38_37">s</text:span><text:span text:style-name="_32_01">i</text:span><text:span text:style-name="_35_09">r</text:span><text:span text:style-name="_36_89">,</text:span>--<text:span text:style-name="_36_01"> </text:span><text:span text:style-name="_39_2">a</text:span><text:span text:style-name="_34_55">n</text:span><text:span text:style-name="_38_97">d</text:span><text:span text:style-name="_31_"> </text:span><text:span text:style-name="_34_97">w</text:span><text:span text:style-name="_38_28">h</text:span><text:span text:style-name="_31_99">e</text:span><text:span text:style-name="_34_13">n</text:span><text:span text:style-name="_36_01"> </text:span><text:span text:style-name="_38_9">I</text:span><text:span text:style-name="_33_01"> </text:span><text:span text:style-name="_37_52">h</text:span><text:span text:style-name="_31_75">a</text:span><text:span text:style-name="_35_13">d</text:span><text:span text:style-name="_36_01"> </text:span><text:span text:style-name="_32_88">s</text:span><text:span text:style-name="_35_73">l</text:span><text:span text:style-name="_37_75">e</text:span><text:span text:style-name="_32_97">p</text:span><text:span text:style-name="_35_01">t</text:span><text:span text:style-name="_36_01"> </text:span><text:span text:style-name="_31_56">n</text:span><text:span text:style-name="_35_97">i</text:span><text:span text:style-name="_38_39">n</text:span><text:span text:style-name="_31_01">e</text:span><text:span text:style-name="_33_01"> </text:span><text:span text:style-name="_38_34">y</text:span><text:span text:style-name="_32_96">e</text:span><text:span text:style-name="_34_08">a</text:span><text:span text:style-name="_36_89">r</text:span><text:span text:style-name="_32_98">s</text:span><text:span text:style-name="_33_01"> </text:span><text:span text:style-name="_38_81">w</text:span><text:span text:style-name="_32_09">i</text:span><text:span text:style-name="_34_61">t</text:span><text:span text:style-name="_37_65">h</text:span><text:span text:style-name="_31_"> </text:span><text:span text:style-name="_34_16">b</text:span><text:span text:style-name="_37_15">u</text:span><text:span text:style-name="_32_09">r</text:span><text:span text:style-name="_35_71">g</text:span><text:span text:style-name="_37_53">l</text:span><text:span text:style-name="_32_64">a</text:span><text:span text:style-name="_35_73">r</text:span><text:span text:style-name="_38_25">s</text:span><text:span text:style-name="_31_01">,</text:span><text:span text:style-name="_33_01"> </text:span><text:span text:style-name="_38_75">a</text:span><text:span text:style-name="_31_68">n</text:span><text:span text:style-name="_33_89">d</text:span><text:span text:style-name="_36_01"> </text:span><text:span text:style-name="_31_05">m</text:span><text:span text:style-name="_34_76">a</text:span><text:span text:style-name="_37_05">i</text:span><text:span text:style-name="_32_99">n</text:span><text:span text:style-name="_34_41">t</text:span><text:span text:style-name="_37_16">a</text:span><text:span text:style-name="_31_37">i</text:span><text:span text:style-name="_34_07">n</text:span><text:span text:style-name="_38_72">e</text:span><text:span text:style-name="_31_67">d</text:span><text:span text:style-name="_33_01"> </text:span><text:span text:style-name="_36_84">a</text:span><text:span text:style-name="_31_15">n</text:span><text:span text:style-name="_33_01"> </text:span><text:span text:style-name="_38_15">e</text:span><text:span text:style-name="_31_04">x</text:span><text:span text:style-name="_33_83">p</text:span><text:span text:style-name="_38_84">e</text:span><text:span text:style-name="_32_28">n</text:span><text:span text:style-name="_34_06">s</text:span><text:span text:style-name="_36_89">i</text:span><text:span text:style-name="_32_94">v</text:span><text:span text:style-name="_35_76">e</text:span><text:span text:style-name="_36_01"> </text:span><text:span text:style-name="_32_04">b</text:span><text:span text:style-name="_34_19">u</text:span><text:span text:style-name="_37_05">r</text:span><text:span text:style-name="_38_4">g</text:span><text:span text:style-name="_34_13">l</text:span><text:span text:style-name="_36_91">a</text:span><text:span text:style-name="_31_65">r</text:span><text:span text:style-name="_33_01"> </text:span><text:span text:style-name="_38_96">a</text:span><text:span text:style-name="_31_01">l</text:span><text:span text:style-name="_34_43">a</text:span><text:span text:style-name="_37_37">r</text:span><text:span text:style-name="_31_53">m</text:span><text:span text:style-name="_33_01"> </text:span><text:span text:style-name="_37_49">t</text:span><text:span text:style-name="_32_84">h</text:span><text:span text:style-name="_35_27">e</text:span><text:span text:style-name="_36_01"> </text:span><text:span text:style-name="_32_93">w</text:span><text:span text:style-name="_34_75">h</text:span><text:span text:style-name="_37_52">o</text:span><text:span text:style-name="_32_73">l</text:span><text:span text:style-name="_35_21">e</text:span><text:span text:style-name="_36_01"> </text:span><text:span text:style-name="_31_37">t</text:span><text:span text:style-name="_35_69">i</text:span><text:span text:style-name="_37_97">m</text:span><text:span text:style-name="_31_49">e</text:span><text:span text:style-name="_33_93">,</text:span><text:span text:style-name="_36_01"> </text:span><text:span text:style-name="_31_13">f</text:span><text:span text:style-name="_35_09">o</text:span><text:span text:style-name="_37_37">r</text:span><text:span text:style-name="_31_"> </text:span><text:span text:style-name="_35_93">t</text:span><text:span text:style-name="_38_72">h</text:span><text:span text:style-name="_32_71">e</text:span><text:span text:style-name="_35_97">i</text:span><text:span text:style-name="_38_69">r</text:span><text:span text:style-name="_31_"> </text:span><text:span text:style-name="_34_76">p</text:span><text:span text:style-name="_38_81">r</text:span><text:span text:style-name="_38_3">o</text:span><text:span text:style-name="_34_41">t</text:span><text:span text:style-name="_37_80">e</text:span><text:span text:style-name="_31_50">c</text:span><text:span text:style-name="_35_85">t</text:span><text:span text:style-name="_38_85">i</text:span><text:span text:style-name="_31_56">o</text:span><text:span text:style-name="_33_79">n</text:span><text:span text:style-name="_38_01">,</text:span><text:span text:style-name="_31_"> </text:span><text:span text:style-name="_34_16">n</text:span><text:span text:style-name="_36_83">o</text:span><text:span text:style-name="_37_7">t</text:span><text:span text:style-name="_33_01"> </text:span><text:span text:style-name="_38_25">m</text:span><text:span text:style-name="_32_37">i</text:span><text:span text:style-name="_33_91">n</text:span><text:span text:style-name="_38_12">e</text:span><text:span text:style-name="_32_09">,</text:span><text:span text:style-name="_33_01"> </text:span><text:span text:style-name="_38_23">a</text:span><text:span text:style-name="_31_20">n</text:span><text:span text:style-name="_34_73">d</text:span><text:span text:style-name="_36_01"> </text:span><text:span text:style-name="_31_13">a</text:span><text:span text:style-name="_35_57">t</text:span><text:span text:style-name="_36_01"> </text:span><text:span text:style-name="_32_09">m</text:span><text:span text:style-name="_34_05">y</text:span><text:span text:style-name="_36_01"> </text:span><text:span text:style-name="_32_40">s</text:span><text:span text:style-name="_35_27">o</text:span><text:span text:style-name="_36_93">l</text:span><text:span text:style-name="_31_77">e</text:span><text:span text:style-name="_33_01"> </text:span><text:span text:style-name="_38_02">c</text:span><text:span text:style-name="_32_36">o</text:span><text:span text:style-name="_35_84">s</text:span><text:span text:style-name="_37_37">t</text:span>--<text:span text:style-name="_38_81">f</text:span><text:span text:style-name="_32_11">o</text:span><text:span text:style-name="_35_13">r</text:span><text:span text:style-name="_36_01"> </text:span><text:span text:style-name="_32_28">n</text:span><text:span text:style-name="_35_11">o</text:span><text:span text:style-name="_38_13">t</text:span><text:span text:style-name="_31_"> </text:span><text:span text:style-name="_34_97">a</text:span><text:span text:style-name="_36_01"> </text:span><text:span text:style-name="_31_68">d</text:span>---<text:span text:style-name="_34_39">d</text:span><text:span text:style-name="_36_01"> </text:span><text:span text:style-name="_32_82">c</text:span><text:span text:style-name="_34_20">e</text:span><text:span text:style-name="_36_89">n</text:span><text:span text:style-name="_31_41">t</text:span><text:span text:style-name="_33_01"> </text:span><text:span text:style-name="_38_86">c</text:span><text:span text:style-name="_32_36">o</text:span><text:span text:style-name="_33_92">u</text:span><text:span text:style-name="_37_13">l</text:span><text:span text:style-name="_32_15">d</text:span><text:span text:style-name="_33_01"> </text:span><text:span text:style-name="_38_13">I</text:span><text:span text:style-name="_31_"> </text:span><text:span text:style-name="_34_15">e</text:span><text:span text:style-name="_36_92">v</text:span><text:span text:style-name="_32_01">e</text:span><text:span text:style-name="_35_09">r</text:span><text:span text:style-name="_36_01"> </text:span><text:span text:style-name="_31_43">g</text:span><text:span text:style-name="_33_84">e</text:span><text:span text:style-name="_38_33">t</text:span><text:span text:style-name="_31_"> </text:span><text:span text:style-name="_34_01">T</text:span><text:span text:style-name="_38_85">H</text:span><text:span text:style-name="_32_57">E</text:span><text:span text:style-name="_34_77">M</text:span><text:span text:style-name="_36_01"> </text:span><text:span text:style-name="_31_61">t</text:span><text:span text:style-name="_33_93">o</text:span><text:span text:style-name="_36_01"> </text:span><text:span text:style-name="_32_22">c</text:span><text:span text:style-name="_33_96">o</text:span><text:span text:style-name="_38_04">n</text:span><text:span text:style-name="_31_65">t</text:span><text:span text:style-name="_34_37">r</text:span><text:span text:style-name="_37_61">i</text:span><text:span text:style-name="_32_75">b</text:span><text:span text:style-name="_34_04">u</text:span><text:span text:style-name="_37_53">t</text:span><text:span text:style-name="_32_15">e</text:span>--<text:span text:style-name="_38_1">I</text:span><text:span text:style-name="_33_01"> </text:span><text:span text:style-name="_38_61">j</text:span><text:span text:style-name="_31_63">u</text:span><text:span text:style-name="_35_12">s</text:span><text:span text:style-name="_37_77">t</text:span><text:span text:style-name="_31_"> </text:span><text:span text:style-name="_35_14">s</text:span><text:span text:style-name="_36_96">a</text:span><text:span text:style-name="_31_61">i</text:span><text:span text:style-name="_34_49">d</text:span><text:span text:style-name="_36_01"> </text:span><text:span text:style-name="_31_97">t</text:span><text:span text:style-name="_35_37">o</text:span><text:span text:style-name="_36_01"> </text:span><text:span text:style-name="_32_81">M</text:span><text:span text:style-name="_35_81">r</text:span><text:span text:style-name="_37_53">s</text:span><text:span text:style-name="_38_9">.</text:span><text:span text:style-name="_33_01"> </text:span><text:span text:style-name="_37_13">M</text:span><text:span text:style-name="_32_02">c</text:span><text:span text:style-name="_35_85">W</text:span><text:span text:style-name="_38_97">i</text:span><text:span text:style-name="_37_7">l</text:span><text:span text:style-name="_35_21">l</text:span><text:span text:style-name="_37_05">i</text:span><text:span text:style-name="_32_76">a</text:span><text:span text:style-name="_34_61">m</text:span><text:span text:style-name="_37_65">s</text:span><text:span text:style-name="_31_"> </text:span><text:span text:style-name="_35_85">t</text:span><text:span text:style-name="_38_03">h</text:span><text:span text:style-name="_31_16">a</text:span><text:span text:style-name="_34_41">t</text:span><text:span text:style-name="_36_01"> </text:span><text:span text:style-name="_32_25">I</text:span><text:span text:style-name="_33_01"> </text:span><text:span text:style-name="_38_96">h</text:span><text:span text:style-name="_32_15">a</text:span><text:span text:style-name="_33_81">d</text:span><text:span text:style-name="_36_01"> </text:span><text:span text:style-name="_31_15">h</text:span><text:span text:style-name="_35_04">a</text:span><text:span text:style-name="_38_01">d</text:span><text:span text:style-name="_31_"> </text:span><text:span text:style-name="_35_27">e</text:span><text:span text:style-name="_37_16">n</text:span><text:span text:style-name="_32_88">o</text:span><text:span text:style-name="_34_15">u</text:span><text:span text:style-name="_38_40">g</text:span><text:span text:style-name="_31_63">h</text:span><text:span text:style-name="_33_01"> </text:span><text:span text:style-name="_37_49">o</text:span><text:span text:style-name="_32_73">f</text:span><text:span text:style-name="_33_01"> </text:span><text:span text:style-name="_38_33">t</text:span><text:span text:style-name="_38_0">h</text:span><text:span text:style-name="_35_15">a</text:span><text:span text:style-name="_38_09">t</text:span><text:span text:style-name="_31_"> </text:span><text:span text:style-name="_33_84">k</text:span><text:span text:style-name="_38_09">i</text:span><text:span text:style-name="_32_99">n</text:span><text:span text:style-name="_34_41">d</text:span><text:span text:style-name="_36_01"> </text:span><text:span text:style-name="_39_3">o</text:span><text:span text:style-name="_34_17">f</text:span><text:span text:style-name="_36_01"> </text:span><text:span text:style-name="_31_68">p</text:span><text:span text:style-name="_33_89">i</text:span><text:span text:style-name="_37_43">e</text:span><text:span text:style-name="_32_73">;</text:span><text:span text:style-name="_33_01"> </text:span><text:span text:style-name="_38_76">s</text:span><text:span text:style-name="_31_51">o</text:span><text:span text:style-name="_33_01"> </text:span><text:span text:style-name="_37_05">w</text:span><text:span text:style-name="_31_37">i</text:span><text:span text:style-name="_35_37">t</text:span><text:span text:style-name="_38_09">h</text:span><text:span text:style-name="_31_"> </text:span><text:span text:style-name="_34_16">h</text:span><text:span text:style-name="_38_71">e</text:span><text:span text:style-name="_31_13">r</text:span><text:span text:style-name="_33_01"> </text:span><text:span text:style-name="_38_09">f</text:span><text:span text:style-name="_39_3">u</text:span><text:span text:style-name="_35_09">l</text:span><text:span text:style-name="_37_41">l</text:span><text:span text:style-name="_31_"> </text:span><text:span text:style-name="_35_84">c</text:span><text:span text:style-name="_36_91">o</text:span><text:span text:style-name="_32_88">n</text:span><text:span text:style-name="_34_62">s</text:span><text:span text:style-name="_36_92">e</text:span><text:span text:style-name="_39_1">n</text:span><text:span text:style-name="_34_61">t</text:span><text:span text:style-name="_36_01"> </text:span><text:span text:style-name="_31_05">I</text:span><text:span text:style-name="_33_01"> </text:span><text:span text:style-name="_38_57">t</text:span><text:span text:style-name="_39_2">o</text:span><text:span text:style-name="_35_71">o</text:span><text:span text:style-name="_37_13">k</text:span><text:span text:style-name="_31_"> </text:span><text:span text:style-name="_34_73">t</text:span><text:span text:style-name="_37_16">h</text:span><text:span text:style-name="_38_3">e</text:span><text:span text:style-name="_33_01"> </text:span><text:span text:style-name="_38_09">w</text:span><text:span text:style-name="_32_96">h</text:span><text:span text:style-name="_33_95">o</text:span><text:span text:style-name="_38_93">l</text:span><text:span text:style-name="_31_97">e</text:span><text:span text:style-name="_33_01"> </text:span><text:span text:style-name="_38_69">t</text:span><text:span text:style-name="_32_35">h</text:span><text:span text:style-name="_35_09">i</text:span><text:span text:style-name="_38_88">n</text:span><text:span text:style-name="_39_3">g</text:span><text:span text:style-name="_33_01"> </text:span><text:span text:style-name="_37_56">o</text:span><text:span text:style-name="_31_15">u</text:span><text:span text:style-name="_34_05">t</text:span><text:span text:style-name="_36_01"> </text:span><text:span text:style-name="_32_11">a</text:span><text:span text:style-name="_34_76">n</text:span><text:span text:style-name="_36_93">d</text:span><text:span text:style-name="_31_"> </text:span><text:span text:style-name="_35_09">t</text:span><text:span text:style-name="_37_65">r</text:span><text:span text:style-name="_32_39">a</text:span><text:span text:style-name="_35_36">d</text:span><text:span text:style-name="_38_84">e</text:span><text:span text:style-name="_31_99">d</text:span><text:span text:style-name="_33_01"> </text:span><text:span text:style-name="_38_97">i</text:span><text:span text:style-name="_31_61">t</text:span><text:span text:style-name="_33_01"> </text:span><text:span text:style-name="_38_57">o</text:span><text:span text:style-name="_32_85">f</text:span><text:span text:style-name="_34_37">f</text:span><text:span text:style-name="_36_01"> </text:span><text:span text:style-name="_32_33">f</text:span><text:span text:style-name="_35_93">o</text:span><text:span text:style-name="_38_61">r</text:span><text:span text:style-name="_31_"> </text:span><text:span text:style-name="_35_61">a</text:span><text:span text:style-name="_36_01"> </text:span><text:span text:style-name="_31_44">d</text:span><text:span text:style-name="_34_39">o</text:span><text:span text:style-name="_38_33">g</text:span><text:span text:style-name="_31_49">,</text:span><text:span text:style-name="_33_01"> </text:span><text:span text:style-name="_37_56">a</text:span><text:span text:style-name="_32_39">n</text:span><text:span text:style-name="_35_93">d</text:span><text:span text:style-name="_36_01"> </text:span><text:span text:style-name="_31_98">s</text:span><text:span text:style-name="_34_40">h</text:span><text:span text:style-name="_37_61">o</text:span><text:span text:style-name="_31_37">t</text:span><text:span text:style-name="_33_01"> </text:span><text:span text:style-name="_38_57">t</text:span><text:span text:style-name="_32_28">h</text:span><text:span text:style-name="_34_15">e</text:span><text:span text:style-name="_36_01"> </text:span><text:span text:style-name="_31_67">d</text:span><text:span text:style-name="_35_40">o</text:span><text:span text:style-name="_38_25">g</text:span><text:span text:style-name="_31_73">.</text:span><text:span text:style-name="_33_01"> </text:span><text:span text:style-name="_37_41">I</text:span><text:span text:style-name="_31_"> </text:span><text:span text:style-name="_33_80">d</text:span><text:span text:style-name="_36_91">o</text:span><text:span text:style-name="_32_69">n</text:span><text:span text:style-name="_34_13">'</text:span><text:span text:style-name="_37_05">t</text:span><text:span text:style-name="_31_"> </text:span><text:span text:style-name="_34_08">k</text:span><text:span text:style-name="_38_39">n</text:span><text:span text:style-name="_31_97">o</text:span><text:span text:style-name="_35_37">w</text:span><text:span text:style-name="_36_01"> </text:span><text:span text:style-name="_38_9">w</text:span><text:span text:style-name="_35_15">h</text:span><text:span text:style-name="_38_88">a</text:span><text:span text:style-name="_31_49">t</text:span><text:span text:style-name="_33_01"> </text:span><text:span text:style-name="_36_80">y</text:span><text:span text:style-name="_31_07">o</text:span><text:span text:style-name="_35_09">u</text:span><text:span text:style-name="_36_01"> </text:span><text:span text:style-name="_32_81">t</text:span><text:span text:style-name="_35_36">h</text:span><text:span text:style-name="_38_33">i</text:span><text:span text:style-name="_31_75">n</text:span><text:span text:style-name="_35_57">k</text:span><text:span text:style-name="_36_01"> </text:span><text:span text:style-name="_32_59">a</text:span><text:span text:style-name="_35_24">b</text:span><text:span text:style-name="_38_60">o</text:span><text:span text:style-name="_31_55">u</text:span><text:span text:style-name="_34_17">t</text:span><text:span text:style-name="_36_01"> </text:span><text:span text:style-name="_39_3">i</text:span><text:span text:style-name="_34_13">t</text:span><text:span text:style-name="_37_61">,</text:span><text:span text:style-name="_31_"> </text:span><text:span text:style-name="_34_97">M</text:span><text:span text:style-name="_38_13">r</text:span><text:span text:style-name="_32_69">.</text:span><text:span text:style-name="_33_01"> </text:span><text:span text:style-name="_37_41">T</text:span><text:span text:style-name="_32_25">w</text:span><text:span text:style-name="_34_16">a</text:span><text:span text:style-name="_37_61">i</text:span><text:span text:style-name="_32_95">n</text:span><text:span text:style-name="_34_01">;</text:span><text:span text:style-name="_36_01"> </text:span><text:span text:style-name="_31_39">b</text:span><text:span text:style-name="_34_76">u</text:span><text:span text:style-name="_37_37">t</text:span><text:span text:style-name="_31_"> </text:span><text:span text:style-name="_35_57">I</text:span><text:span text:style-name="_36_01"> </text:span><text:span text:style-name="_31_61">t</text:span><text:span text:style-name="_33_92">h</text:span><text:span text:style-name="_37_97">i</text:span><text:span text:style-name="_37_9">n</text:span><text:span text:style-name="_34_77">k</text:span><text:span text:style-name="_36_01"> </text:span><text:span text:style-name="_31_41">t</text:span><text:span text:style-name="_34_55">h</text:span><text:span text:style-name="_36_96">o</text:span><text:span text:style-name="_31_04">s</text:span><text:span text:style-name="_35_75">e</text:span><text:span text:style-name="_36_01"> </text:span><text:span text:style-name="_32_09">t</text:span><text:span text:style-name="_35_95">h</text:span><text:span text:style-name="_38_93">i</text:span><text:span text:style-name="_32_24">n</text:span><text:span text:style-name="_35_83">g</text:span><text:span text:style-name="_38_28">s</text:span><text:span text:style-name="_31_"> </text:span><text:span text:style-name="_36_00">a</text:span><text:span text:style-name="_37_01">r</text:span><text:span text:style-name="_32_39">e</text:span><text:span text:style-name="_33_01"> </text:span><text:span text:style-name="_38_97">m</text:span><text:span text:style-name="_31_63">a</text:span><text:span text:style-name="_34_04">d</text:span><text:span text:style-name="_36_77">e</text:span><text:span text:style-name="_31_"> </text:span><text:span text:style-name="_36_00">s</text:span><text:span text:style-name="_37_55">o</text:span><text:span text:style-name="_31_65">l</text:span><text:span text:style-name="_34_19">e</text:span><text:span text:style-name="_38_61">l</text:span><text:span text:style-name="_39_6">y</text:span><text:span text:style-name="_33_01"> </text:span><text:span text:style-name="_38_33">i</text:span><text:span text:style-name="_31_73">n</text:span><text:span text:style-name="_33_01"> </text:span><text:span text:style-name="_38_21">t</text:span><text:span text:style-name="_32_83">h</text:span><text:span text:style-name="_33_84">e</text:span><text:span text:style-name="_36_01"> </text:span><text:span text:style-name="_31_65">i</text:span><text:span text:style-name="_35_76">n</text:span><text:span text:style-name="_38_73">t</text:span><text:span text:style-name="_39_1">e</text:span><text:span text:style-name="_34_77">r</text:span><text:span text:style-name="_38_39">e</text:span><text:span text:style-name="_31_20">s</text:span><text:span text:style-name="_34_17">t</text:span><text:span text:style-name="_36_01"> </text:span><text:span text:style-name="_32_25">o</text:span><text:span text:style-name="_33_93">f</text:span><text:span text:style-name="_36_01"> </text:span><text:span text:style-name="_37_7">t</text:span><text:span text:style-name="_35_96">h</text:span><text:span text:style-name="_37_07">e</text:span><text:span text:style-name="_31_"> </text:span><text:span text:style-name="_34_79">b</text:span><text:span text:style-name="_38_12">u</text:span><text:span text:style-name="_31_17">r</text:span><text:span text:style-name="_35_03">g</text:span><text:span text:style-name="_37_49">l</text:span><text:span text:style-name="_32_04">a</text:span><text:span text:style-name="_34_05">r</text:span><text:span text:style-name="_37_17">s</text:span><text:span text:style-name="_32_13">.</text:span><text:span text:style-name="_33_01"> </text:span><text:span text:style-name="_38_25">Y</text:span><text:span text:style-name="_31_68">e</text:span><text:span text:style-name="_35_70">s</text:span><text:span text:style-name="_37_65">,</text:span><text:span text:style-name="_31_"> </text:span><text:span text:style-name="_34_77">s</text:span><text:span text:style-name="_38_01">i</text:span><text:span text:style-name="_32_13">r</text:span><text:span text:style-name="_34_97">,</text:span><text:span text:style-name="_36_01"> </text:span><text:span text:style-name="_32_25">a</text:span><text:span text:style-name="_33_01"> </text:span><text:span text:style-name="_38_71">b</text:span><text:span text:style-name="_32_88">u</text:span><text:span text:style-name="_35_13">r</text:span><text:span text:style-name="_36_95">g</text:span><text:span text:style-name="_31_97">l</text:span><text:span text:style-name="_33_80">a</text:span><text:span text:style-name="_37_13">r</text:span><text:span text:style-name="_31_"> </text:span><text:span text:style-name="_35_12">a</text:span><text:span text:style-name="_38_61">l</text:span><text:span text:style-name="_32_99">a</text:span><text:span text:style-name="_35_25">r</text:span><text:span text:style-name="_38_73">m</text:span><text:span text:style-name="_31_"> </text:span><text:span text:style-name="_35_86">c</text:span><text:span text:style-name="_38_40">o</text:span><text:span text:style-name="_32_33">m</text:span><text:span text:style-name="_35_16">b</text:span><text:span text:style-name="_37_37">i</text:span><text:span text:style-name="_39_1">n</text:span><text:span text:style-name="_34_80">e</text:span><text:span text:style-name="_37_42">s</text:span><text:span text:style-name="_31_"> </text:span><text:span text:style-name="_34_97">i</text:span><text:span text:style-name="_38_97">n</text:span><text:span text:style-name="_31_"> </text:span><text:span text:style-name="_35_33">i</text:span><text:span text:style-name="_38_97">t</text:span><text:span text:style-name="_32_73">s</text:span><text:span text:style-name="_33_01"> </text:span><text:span text:style-name="_36_80">p</text:span><text:span text:style-name="_32_83">e</text:span><text:span text:style-name="_35_21">r</text:span><text:span text:style-name="_38_86">s</text:span><text:span text:style-name="_32_64">o</text:span><text:span text:style-name="_35_33">n</text:span><text:span text:style-name="_36_01"> </text:span><text:span text:style-name="_37_7">a</text:span><text:span text:style-name="_33_77">l</text:span><text:span text:style-name="_37_01">l</text:span><text:span text:style-name="_31_"> </text:span><text:span text:style-name="_34_41">t</text:span><text:span text:style-name="_38_63">h</text:span><text:span text:style-name="_31_16">a</text:span><text:span text:style-name="_34_53">t</text:span><text:span text:style-name="_36_01"> </text:span><text:span text:style-name="_31_61">i</text:span><text:span text:style-name="_35_73">s</text:span><text:span text:style-name="_36_01"> </text:span><text:span text:style-name="_32_27">o</text:span><text:span text:style-name="_35_64">b</text:span><text:span text:style-name="_38_69">j</text:span><text:span text:style-name="_31_64">e</text:span><text:span text:style-name="_33_94">c</text:span><text:span text:style-name="_38_61">t</text:span><text:span text:style-name="_31_17">i</text:span><text:span text:style-name="_35_87">o</text:span><text:span text:style-name="_38_36">n</text:span><text:span text:style-name="_31_64">a</text:span><text:span text:style-name="_35_99">b</text:span><text:span text:style-name="_36_81">l</text:span><text:span text:style-name="_31_41">e</text:span><text:span text:style-name="_33_01"> </text:span><text:span text:style-name="_38_83">a</text:span><text:span text:style-name="_31_20">b</text:span><text:span text:style-name="_34_75">o</text:span><text:span text:style-name="_36_92">u</text:span><text:span text:style-name="_31_73">t</text:span><text:span text:style-name="_33_01"> </text:span><text:span text:style-name="_38_13">a</text:span><text:span text:style-name="_31_"> </text:span><text:span text:style-name="_33_89">f</text:span><text:span text:style-name="_38_37">i</text:span><text:span text:style-name="_39_3">r</text:span><text:span text:style-name="_34_13">e</text:span><text:span text:style-name="_38_81">,</text:span><text:span text:style-name="_31_"> </text:span><text:span text:style-name="_35_01">a</text:span><text:span text:style-name="_36_01"> </text:span><text:span text:style-name="_32_57">r</text:span><text:span text:style-name="_34_53">i</text:span><text:span text:style-name="_38_01">o</text:span><text:span text:style-name="_32_37">t</text:span><text:span text:style-name="_33_77">,</text:span><text:span text:style-name="_36_01"> </text:span><text:span text:style-name="_32_88">a</text:span><text:span text:style-name="_34_99">n</text:span><text:span text:style-name="_37_65">d</text:span><text:span text:style-name="_31_"> </text:span><text:span text:style-name="_34_77">a</text:span><text:span text:style-name="_36_01"> </text:span><text:span text:style-name="_31_04">h</text:span><text:span text:style-name="_34_43">a</text:span><text:span text:style-name="_38_57">r</text:span><text:span text:style-name="_32_97">e</text:span><text:span text:style-name="_35_73">m</text:span><text:span text:style-name="_37_17">,</text:span><text:span text:style-name="_31_"> </text:span><text:span text:style-name="_35_00">a</text:span><text:span text:style-name="_38_87">n</text:span><text:span text:style-name="_31_37">d</text:span><text:span text:style-name="_33_01"> </text:span><text:span text:style-name="_38_01">a</text:span><text:span text:style-name="_32_01">t</text:span><text:span text:style-name="_33_01"> </text:span><text:span text:style-name="_38_81">t</text:span><text:span text:style-name="_32_24">h</text:span><text:span text:style-name="_35_83">e</text:span><text:span text:style-name="_36_01"> </text:span><text:span text:style-name="_31_42">s</text:span><text:span text:style-name="_35_64">a</text:span><text:span text:style-name="_37_73">m</text:span><text:span text:style-name="_31_37">e</text:span><text:span text:style-name="_33_01"> </text:span><text:span text:style-name="_37_73">t</text:span><text:span text:style-name="_31_37">i</text:span><text:span text:style-name="_35_57">m</text:span><text:span text:style-name="_37_49">e</text:span><text:span text:style-name="_31_"> </text:span><text:span text:style-name="_35_64">h</text:span><text:span text:style-name="_38_15">a</text:span><text:span text:style-name="_32_85">d</text:span><text:span text:style-name="_33_01"> </text:span><text:span text:style-name="_37_44">n</text:span><text:span text:style-name="_32_99">o</text:span><text:span text:style-name="_35_71">n</text:span><text:span text:style-name="_39_00">e</text:span><text:span text:style-name="_31_"> </text:span><text:span text:style-name="_34_49">o</text:span><text:span text:style-name="_37_61">f</text:span><text:span text:style-name="_31_"> </text:span><text:span text:style-name="_35_33">t</text:span><text:span text:style-name="_37_64">h</text:span><text:span text:style-name="_32_99">e</text:span><text:span text:style-name="_33_01"> </text:span><text:span text:style-name="_38_58">c</text:span><text:span text:style-name="_31_52">o</text:span><text:span text:style-name="_34_17">m</text:span><text:span text:style-name="_37_04">p</text:span><text:span text:style-name="_32_15">e</text:span><text:span text:style-name="_34_04">n</text:span><text:span text:style-name="_38_70">s</text:span><text:span text:style-name="_32_39">a</text:span><text:span text:style-name="_34_49">t</text:span><text:span text:style-name="_36_81">i</text:span><text:span text:style-name="_31_08">n</text:span><text:span text:style-name="_35_93">g</text:span><text:span text:style-name="_36_01"> </text:span><text:span text:style-name="_32_12">a</text:span><text:span text:style-name="_34_51">d</text:span><text:span text:style-name="_38_26">v</text:span><text:span text:style-name="_31_64">a</text:span><text:span text:style-name="_34_44">n</text:span><text:span text:style-name="_37_73">t</text:span><text:span text:style-name="_31_63">a</text:span><text:span text:style-name="_34_04">g</text:span><text:span text:style-name="_37_15">e</text:span><text:span text:style-name="_31_73">s</text:span><text:span text:style-name="_34_17">,</text:span><text:span text:style-name="_36_01"> </text:span><text:span text:style-name="_32_69">o</text:span><text:span text:style-name="_34_97">f</text:span><text:span text:style-name="_36_01"> </text:span><text:span text:style-name="_31_67">o</text:span><text:span text:style-name="_34_40">n</text:span><text:span text:style-name="_36_77">e</text:span><text:span text:style-name="_31_"> </text:span><text:span text:style-name="_33_80">s</text:span><text:span text:style-name="_38_99">o</text:span><text:span text:style-name="_32_37">r</text:span><text:span text:style-name="_35_21">t</text:span><text:span text:style-name="_36_01"> </text:span><text:span text:style-name="_32_69">o</text:span><text:span text:style-name="_35_37">r</text:span><text:span text:style-name="_36_01"> </text:span><text:span text:style-name="_32_72">a</text:span><text:span text:style-name="_34_99">n</text:span><text:span text:style-name="_36_84">o</text:span><text:span text:style-name="_32_09">t</text:span><text:span text:style-name="_35_11">h</text:span><text:span text:style-name="_38_97">e</text:span><text:span text:style-name="_32_21">r</text:span><text:span text:style-name="_35_33">,</text:span><text:span text:style-name="_36_01"> </text:span><text:span text:style-name="_39_3">t</text:span><text:span text:style-name="_33_83">h</text:span><text:span text:style-name="_39_00">a</text:span><text:span text:style-name="_32_09">t</text:span><text:span text:style-name="_33_01"> </text:span><text:span text:style-name="_38_10">c</text:span><text:span text:style-name="_32_96">u</text:span><text:span text:style-name="_33_96">s</text:span><text:span text:style-name="_38_57">t</text:span><text:span text:style-name="_31_55">o</text:span><text:span text:style-name="_34_49">m</text:span><text:span text:style-name="_38_16">a</text:span><text:span text:style-name="_38_9">r</text:span><text:span text:style-name="_34_73">i</text:span><text:span text:style-name="_38_33">l</text:span><text:span text:style-name="_31_78">y</text:span><text:span text:style-name="_33_01"> </text:span><text:span text:style-name="_38_84">b</text:span><text:span text:style-name="_32_59">e</text:span><text:span text:style-name="_34_17">l</text:span><text:span text:style-name="_37_07">o</text:span><text:span text:style-name="_32_36">n</text:span><text:span text:style-name="_33_89">g</text:span><text:span text:style-name="_36_01"> </text:span><text:span text:style-name="_31_73">w</text:span><text:span text:style-name="_34_61">i</text:span><text:span text:style-name="_37_05">t</text:span><text:span text:style-name="_31_77">h</text:span><text:span text:style-name="_33_01"> </text:span><text:span text:style-name="_38_57">t</text:span><text:span text:style-name="_32_88">h</text:span><text:span text:style-name="_35_83">a</text:span><text:span text:style-name="_38_09">t</text:span><text:span text:style-name="_31_"> </text:span><text:span text:style-name="_35_40">c</text:span><text:span text:style-name="_38_99">o</text:span><text:span text:style-name="_31_05">m</text:span><text:span text:style-name="_35_16">b</text:span><text:span text:style-name="_38_37">i</text:span><text:span text:style-name="_32_15">n</text:span><text:span text:style-name="_35_71">a</text:span><text:span text:style-name="_38_81">t</text:span><text:span text:style-name="_39_3">i</text:span><text:span text:style-name="_35_76">o</text:span><text:span text:style-name="_38_85">n</text:span><text:span text:style-name="_32_85">.</text:span><text:span text:style-name="_33_01"> </text:span><text:span text:style-name="_37_65">G</text:span><text:span text:style-name="_31_51">o</text:span><text:span text:style-name="_33_84">o</text:span><text:span text:style-name="_37_79">d</text:span>-<text:span text:style-name="_34_68">b</text:span><text:span text:style-name="_38_33">y</text:span><text:span text:style-name="_32_81">:</text:span><text:span text:style-name="_33_01"> </text:span><text:span text:style-name="_37_65">I</text:span><text:span text:style-name="_31_"> </text:span><text:span text:style-name="_34_55">g</text:span><text:span text:style-name="_38_60">e</text:span><text:span text:style-name="_31_17">t</text:span><text:span text:style-name="_33_01"> </text:span><text:span text:style-name="_37_37">o</text:span><text:span text:style-name="_38_1">f</text:span><text:span text:style-name="_34_05">f</text:span><text:span text:style-name="_36_01"> </text:span><text:span text:style-name="_37_9">h</text:span><text:span text:style-name="_33_80">e</text:span><text:span text:style-name="_38_33">r</text:span><text:span text:style-name="_32_37">e</text:span><text:span text:style-name="_33_77">.</text:span><text:span text:style-name="_37_53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28"/>
    <meta:generator>OpenOffice/4.0.1$Win32 OpenOffice.org_project/401m5$Build-9714</meta:generator>
  </office:meta>
</office:document-meta>
</file>